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32.66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1.1pt"/>
    </style:style>
    <style:style style:name="co19" style:family="table-column">
      <style:table-column-properties fo:break-before="auto" style:column-width="41.9pt"/>
    </style:style>
    <style:style style:name="co20" style:family="table-column">
      <style:table-column-properties fo:break-before="auto" style:column-width="39.6pt"/>
    </style:style>
    <style:style style:name="co21" style:family="table-column">
      <style:table-column-properties fo:break-before="auto" style:column-width="31.86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INDIRECT_baremetal" table:style-name="ta1">
        <table:shapes>
          <draw:frame draw:z-index="0" draw:style-name="gr1" draw:text-style-name="P1" svg:width="452.92pt" svg:height="255.26pt" svg:x="911.23pt" svg:y="2353.69pt">
            <loext:p draw:notify-on-update-of-ranges="WINDOWS64_INDIRECT_baremetal.C187:WINDOWS64_INDIRECT_baremetal.C187 WINDOWS64_INDIRECT_baremetal.C188:WINDOWS64_INDIRECT_baremetal.C204 WINDOWS64_INDIRECT_baremetal.D187:WINDOWS64_INDIRECT_baremetal.D187 WINDOWS64_INDIRECT_baremetal.D188:WINDOWS64_INDIRECT_baremetal.D204 WINDOWS64_INDIRECT_baremetal.E187:WINDOWS64_INDIRECT_baremetal.E187 WINDOWS64_INDIRECT_baremetal.E188:WINDOWS64_INDIRECT_baremetal.E204 WINDOWS64_INDIRECT_baremetal.F187:WINDOWS64_INDIRECT_baremetal.F187 WINDOWS64_INDIRECT_baremetal.F188:WINDOWS64_INDIRECT_baremetal.F204 WINDOWS64_INDIRECT_baremetal.G187:WINDOWS64_INDIRECT_baremetal.G187 WINDOWS64_INDIRECT_baremetal.G188:WINDOWS64_INDIRECT_baremetal.G204 WINDOWS64_INDIRECT_baremetal.H187:WINDOWS64_INDIRECT_baremetal.H187 WINDOWS64_INDIRECT_baremetal.H188:WINDOWS64_INDIRECT_baremetal.H204 WINDOWS64_INDIRECT_baremetal.I187:WINDOWS64_INDIRECT_baremetal.I187 WINDOWS64_INDIRECT_baremetal.I188:WINDOWS64_INDIRECT_baremetal.I204 WINDOWS64_INDIRECT_baremetal.J187:WINDOWS64_INDIRECT_baremetal.J187 WINDOWS64_INDIRECT_baremetal.J188:WINDOWS64_INDIRECT_baremetal.J204 WINDOWS64_INDIRECT_baremetal.K187:WINDOWS64_INDIRECT_baremetal.K187 WINDOWS64_INDIRECT_baremetal.K188:WINDOWS64_INDIRECT_baremetal.K204 WINDOWS64_INDIRECT_baremetal.L187:WINDOWS64_INDIRECT_baremetal.L187 WINDOWS64_INDIRECT_baremetal.L188:WINDOWS64_INDIRECT_baremetal.L204 WINDOWS64_INDIRECT_baremetal.M187:WINDOWS64_INDIRECT_baremetal.M187 WINDOWS64_INDIRECT_baremetal.M188:WINDOWS64_INDIRECT_baremetal.M204 WINDOWS64_INDIRECT_baremetal.N187:WINDOWS64_INDIRECT_baremetal.N187 WINDOWS64_INDIRECT_baremetal.N188:WINDOWS64_INDIRECT_baremetal.N204 WINDOWS64_INDIRECT_baremetal.O187:WINDOWS64_INDIRECT_baremetal.O187 WINDOWS64_INDIRECT_baremetal.O188:WINDOWS64_INDIRECT_baremetal.O204 WINDOWS64_INDIRECT_baremetal.P187:WINDOWS64_INDIRECT_baremetal.P187 WINDOWS64_INDIRECT_baremetal.P188:WINDOWS64_INDIRECT_baremetal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2.89pt" svg:height="255.26pt" svg:x="910.46pt" svg:y="2880pt">
            <loext:p draw:notify-on-update-of-ranges="WINDOWS64_INDIRECT_baremetal.C227:WINDOWS64_INDIRECT_baremetal.C227 WINDOWS64_INDIRECT_baremetal.C228:WINDOWS64_INDIRECT_baremetal.C244 WINDOWS64_INDIRECT_baremetal.D227:WINDOWS64_INDIRECT_baremetal.D227 WINDOWS64_INDIRECT_baremetal.D228:WINDOWS64_INDIRECT_baremetal.D244 WINDOWS64_INDIRECT_baremetal.E227:WINDOWS64_INDIRECT_baremetal.E227 WINDOWS64_INDIRECT_baremetal.E228:WINDOWS64_INDIRECT_baremetal.E244 WINDOWS64_INDIRECT_baremetal.F227:WINDOWS64_INDIRECT_baremetal.F227 WINDOWS64_INDIRECT_baremetal.F228:WINDOWS64_INDIRECT_baremetal.F244 WINDOWS64_INDIRECT_baremetal.G227:WINDOWS64_INDIRECT_baremetal.G227 WINDOWS64_INDIRECT_baremetal.G228:WINDOWS64_INDIRECT_baremetal.G244 WINDOWS64_INDIRECT_baremetal.H227:WINDOWS64_INDIRECT_baremetal.H227 WINDOWS64_INDIRECT_baremetal.H228:WINDOWS64_INDIRECT_baremetal.H244 WINDOWS64_INDIRECT_baremetal.I227:WINDOWS64_INDIRECT_baremetal.I227 WINDOWS64_INDIRECT_baremetal.I228:WINDOWS64_INDIRECT_baremetal.I244 WINDOWS64_INDIRECT_baremetal.J227:WINDOWS64_INDIRECT_baremetal.J227 WINDOWS64_INDIRECT_baremetal.J228:WINDOWS64_INDIRECT_baremetal.J244 WINDOWS64_INDIRECT_baremetal.K227:WINDOWS64_INDIRECT_baremetal.K227 WINDOWS64_INDIRECT_baremetal.K228:WINDOWS64_INDIRECT_baremetal.K244 WINDOWS64_INDIRECT_baremetal.L227:WINDOWS64_INDIRECT_baremetal.L227 WINDOWS64_INDIRECT_baremetal.L228:WINDOWS64_INDIRECT_baremetal.L244 WINDOWS64_INDIRECT_baremetal.M227:WINDOWS64_INDIRECT_baremetal.M227 WINDOWS64_INDIRECT_baremetal.M228:WINDOWS64_INDIRECT_baremetal.M244 WINDOWS64_INDIRECT_baremetal.N227:WINDOWS64_INDIRECT_baremetal.N227 WINDOWS64_INDIRECT_baremetal.N228:WINDOWS64_INDIRECT_baremetal.N244 WINDOWS64_INDIRECT_baremetal.O227:WINDOWS64_INDIRECT_baremetal.O227 WINDOWS64_INDIRECT_baremetal.O228:WINDOWS64_INDIRECT_baremetal.O244 WINDOWS64_INDIRECT_baremetal.P227:WINDOWS64_INDIRECT_baremetal.P227 WINDOWS64_INDIRECT_baremetal.P228:WINDOWS64_INDIRECT_baremetal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15" table:default-cell-style-name="Default"/>
        <table:table-column table:style-name="co8" table:number-columns-repeated="11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2" table:default-cell-style-name="Default"/>
        <table:table-column table:style-name="co19" table:default-cell-style-name="Default"/>
        <table:table-column table:style-name="co9" table:number-columns-repeated="4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6:32:12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1950" calcext:value-type="float">
            <text:p>321950</text:p>
          </table:table-cell>
          <table:table-cell table:number-columns-repeated="2"/>
          <table:table-cell office:value-type="float" office:value="705881" calcext:value-type="float">
            <text:p>705881</text:p>
          </table:table-cell>
          <table:table-cell/>
          <table:table-cell office:value-type="float" office:value="1450548" calcext:value-type="float">
            <text:p>1450548</text:p>
          </table:table-cell>
          <table:table-cell/>
          <table:table-cell office:value-type="float" office:value="1970147" calcext:value-type="float">
            <text:p>1970147</text:p>
          </table:table-cell>
          <table:table-cell/>
          <table:table-cell office:value-type="float" office:value="1450548" calcext:value-type="float">
            <text:p>1450548</text:p>
          </table:table-cell>
          <table:table-cell table:number-columns-repeated="2"/>
          <table:table-cell office:value-type="float" office:value="737429" calcext:value-type="float">
            <text:p>737429</text:p>
          </table:table-cell>
          <table:table-cell table:number-columns-repeated="2"/>
          <table:table-cell office:value-type="float" office:value="717390" calcext:value-type="float">
            <text:p>717390</text:p>
          </table:table-cell>
          <table:table-cell table:number-columns-repeated="3"/>
          <table:table-cell office:value-type="float" office:value="540983" calcext:value-type="float">
            <text:p>540983</text:p>
          </table:table-cell>
          <table:table-cell table:number-columns-repeated="2"/>
          <table:table-cell office:value-type="float" office:value="1450548" calcext:value-type="float">
            <text:p>1450548</text:p>
          </table:table-cell>
          <table:table-cell table:number-columns-repeated="2"/>
          <table:table-cell office:value-type="float" office:value="705881" calcext:value-type="float">
            <text:p>705881</text:p>
          </table:table-cell>
          <table:table-cell/>
          <table:table-cell office:value-type="float" office:value="1099998" calcext:value-type="float">
            <text:p>1099998</text:p>
          </table:table-cell>
          <table:table-cell/>
          <table:table-cell office:value-type="float" office:value="1294116" calcext:value-type="float">
            <text:p>1294116</text:p>
          </table:table-cell>
          <table:table-cell/>
          <table:table-cell office:value-type="float" office:value="1609754" calcext:value-type="float">
            <text:p>1609754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3720" calcext:value-type="float">
            <text:p>383720</text:p>
          </table:table-cell>
          <table:table-cell table:number-columns-repeated="2"/>
          <table:table-cell office:value-type="float" office:value="840763" calcext:value-type="float">
            <text:p>840763</text:p>
          </table:table-cell>
          <table:table-cell/>
          <table:table-cell office:value-type="float" office:value="3142854" calcext:value-type="float">
            <text:p>3142854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2444442" calcext:value-type="float">
            <text:p>2444442</text:p>
          </table:table-cell>
          <table:table-cell/>
          <table:table-cell office:value-type="float" office:value="1168140" calcext:value-type="float">
            <text:p>1168140</text:p>
          </table:table-cell>
          <table:table-cell table:number-columns-repeated="2"/>
          <table:table-cell office:value-type="float" office:value="936169" calcext:value-type="float">
            <text:p>936169</text:p>
          </table:table-cell>
          <table:table-cell table:number-columns-repeated="3"/>
          <table:table-cell office:value-type="float" office:value="725274" calcext:value-type="float">
            <text:p>725274</text:p>
          </table:table-cell>
          <table:table-cell table:number-columns-repeated="2"/>
          <table:table-cell office:value-type="float" office:value="2399997" calcext:value-type="float">
            <text:p>2399997</text:p>
          </table:table-cell>
          <table:table-cell/>
          <table:table-cell office:value-type="float" office:value="1090908" calcext:value-type="float">
            <text:p>1090908</text:p>
          </table:table-cell>
          <table:table-cell/>
          <table:table-cell office:value-type="float" office:value="1090908" calcext:value-type="float">
            <text:p>1090908</text:p>
          </table:table-cell>
          <table:table-cell/>
          <table:table-cell office:value-type="float" office:value="2275859" calcext:value-type="float">
            <text:p>2275859</text:p>
          </table:table-cell>
          <table:table-cell/>
          <table:table-cell office:value-type="float" office:value="2749997" calcext:value-type="float">
            <text:p>2749997</text:p>
          </table:table-cell>
          <table:table-cell table:number-columns-repeated="2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09652" calcext:value-type="float">
            <text:p>509652</text:p>
          </table:table-cell>
          <table:table-cell/>
          <table:table-cell office:value-type="float" office:value="1081966" calcext:value-type="float">
            <text:p>1081966</text:p>
          </table:table-cell>
          <table:table-cell/>
          <table:table-cell office:value-type="float" office:value="4888884" calcext:value-type="float">
            <text:p>4888884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1609754" calcext:value-type="float">
            <text:p>1609754</text:p>
          </table:table-cell>
          <table:table-cell table:number-columns-repeated="2"/>
          <table:table-cell office:value-type="float" office:value="956520" calcext:value-type="float">
            <text:p>956520</text:p>
          </table:table-cell>
          <table:table-cell table:number-columns-repeated="2"/>
          <table:table-cell office:value-type="float" office:value="1031249" calcext:value-type="float">
            <text:p>1031249</text:p>
          </table:table-cell>
          <table:table-cell table:number-columns-repeated="2"/>
          <table:table-cell office:value-type="float" office:value="3473680" calcext:value-type="float">
            <text:p>3473680</text:p>
          </table:table-cell>
          <table:table-cell/>
          <table:table-cell office:value-type="float" office:value="1199998" calcext:value-type="float">
            <text:p>1199998</text:p>
          </table:table-cell>
          <table:table-cell/>
          <table:table-cell office:value-type="float" office:value="1222221" calcext:value-type="float">
            <text:p>1222221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3771424" calcext:value-type="float">
            <text:p>3771424</text:p>
          </table:table-cell>
          <table:table-cell table:number-columns-repeated="2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54621" calcext:value-type="float">
            <text:p>554621</text:p>
          </table:table-cell>
          <table:table-cell/>
          <table:table-cell office:value-type="float" office:value="1294116" calcext:value-type="float">
            <text:p>1294116</text:p>
          </table:table-cell>
          <table:table-cell/>
          <table:table-cell office:value-type="float" office:value="7333326" calcext:value-type="float">
            <text:p>7333326</text:p>
          </table:table-cell>
          <table:table-cell/>
          <table:table-cell office:value-type="float" office:value="9428562" calcext:value-type="float">
            <text:p>9428562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2163932" calcext:value-type="float">
            <text:p>2163932</text:p>
          </table:table-cell>
          <table:table-cell/>
          <table:table-cell office:value-type="float" office:value="1233643" calcext:value-type="float">
            <text:p>1233643</text:p>
          </table:table-cell>
          <table:table-cell table:number-columns-repeated="2"/>
          <table:table-cell office:value-type="float" office:value="1346937" calcext:value-type="float">
            <text:p>1346937</text:p>
          </table:table-cell>
          <table:table-cell table:number-columns-repeated="2"/>
          <table:table-cell office:value-type="float" office:value="4714281" calcext:value-type="float">
            <text:p>4714281</text:p>
          </table:table-cell>
          <table:table-cell/>
          <table:table-cell office:value-type="float" office:value="1450548" calcext:value-type="float">
            <text:p>1450548</text:p>
          </table:table-cell>
          <table:table-cell/>
          <table:table-cell office:value-type="float" office:value="1419353" calcext:value-type="float">
            <text:p>1419353</text:p>
          </table:table-cell>
          <table:table-cell/>
          <table:table-cell office:value-type="float" office:value="3473680" calcext:value-type="float">
            <text:p>3473680</text:p>
          </table:table-cell>
          <table:table-cell/>
          <table:table-cell office:value-type="float" office:value="5076918" calcext:value-type="float">
            <text:p>5076918</text:p>
          </table:table-cell>
          <table:table-cell table:number-columns-repeated="3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015383" calcext:value-type="float">
            <text:p>1015383</text:p>
          </table:table-cell>
          <table:table-cell/>
          <table:table-cell office:value-type="float" office:value="2095236" calcext:value-type="float">
            <text:p>2095236</text:p>
          </table:table-cell>
          <table:table-cell office:value-type="float" office:value="10153836" calcext:value-type="float">
            <text:p>10153836</text:p>
          </table:table-cell>
          <table:table-cell office:value-type="float" office:value="11999988" calcext:value-type="float">
            <text:p>11999988</text:p>
          </table:table-cell>
          <table:table-cell/>
          <table:table-cell office:value-type="float" office:value="6285708" calcext:value-type="float">
            <text:p>6285708</text:p>
          </table:table-cell>
          <table:table-cell/>
          <table:table-cell office:value-type="float" office:value="1404253" calcext:value-type="float">
            <text:p>1404253</text:p>
          </table:table-cell>
          <table:table-cell/>
          <table:table-cell office:value-type="float" office:value="1199998" calcext:value-type="float">
            <text:p>1199998</text:p>
          </table:table-cell>
          <table:table-cell table:number-columns-repeated="2"/>
          <table:table-cell office:value-type="float" office:value="2639997" calcext:value-type="float">
            <text:p>2639997</text:p>
          </table:table-cell>
          <table:table-cell table:number-columns-repeated="2"/>
          <table:table-cell office:value-type="float" office:value="4888884" calcext:value-type="float">
            <text:p>4888884</text:p>
          </table:table-cell>
          <table:table-cell/>
          <table:table-cell office:value-type="float" office:value="2693874" calcext:value-type="float">
            <text:p>2693874</text:p>
          </table:table-cell>
          <table:table-cell/>
          <table:table-cell office:value-type="float" office:value="2639997" calcext:value-type="float">
            <text:p>2639997</text:p>
          </table:table-cell>
          <table:table-cell/>
          <table:table-cell office:value-type="float" office:value="2869562" calcext:value-type="float">
            <text:p>2869562</text:p>
          </table:table-cell>
          <table:table-cell/>
          <table:table-cell office:value-type="float" office:value="5999994" calcext:value-type="float">
            <text:p>5999994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8888" calcext:value-type="float">
            <text:p>488888</text:p>
          </table:table-cell>
          <table:table-cell table:number-columns-repeated="2"/>
          <table:table-cell office:value-type="float" office:value="771929" calcext:value-type="float">
            <text:p>771929</text:p>
          </table:table-cell>
          <table:table-cell/>
          <table:table-cell office:value-type="float" office:value="1885712" calcext:value-type="float">
            <text:p>1885712</text:p>
          </table:table-cell>
          <table:table-cell/>
          <table:table-cell office:value-type="float" office:value="2015265" calcext:value-type="float">
            <text:p>2015265</text:p>
          </table:table-cell>
          <table:table-cell/>
          <table:table-cell office:value-type="float" office:value="1526010" calcext:value-type="float">
            <text:p>1526010</text:p>
          </table:table-cell>
          <table:table-cell table:number-columns-repeated="2"/>
          <table:table-cell office:value-type="float" office:value="809815" calcext:value-type="float">
            <text:p>809815</text:p>
          </table:table-cell>
          <table:table-cell table:number-columns-repeated="2"/>
          <table:table-cell office:value-type="float" office:value="946235" calcext:value-type="float">
            <text:p>946235</text:p>
          </table:table-cell>
          <table:table-cell table:number-columns-repeated="3"/>
          <table:table-cell office:value-type="float" office:value="692912" calcext:value-type="float">
            <text:p>692912</text:p>
          </table:table-cell>
          <table:table-cell table:number-columns-repeated="2"/>
          <table:table-cell office:value-type="float" office:value="1483144" calcext:value-type="float">
            <text:p>1483144</text:p>
          </table:table-cell>
          <table:table-cell/>
          <table:table-cell office:value-type="float" office:value="1007632" calcext:value-type="float">
            <text:p>1007632</text:p>
          </table:table-cell>
          <table:table-cell/>
          <table:table-cell office:value-type="float" office:value="1007632" calcext:value-type="float">
            <text:p>1007632</text:p>
          </table:table-cell>
          <table:table-cell/>
          <table:table-cell office:value-type="float" office:value="1609754" calcext:value-type="float">
            <text:p>1609754</text:p>
          </table:table-cell>
          <table:table-cell/>
          <table:table-cell office:value-type="float" office:value="1725488" calcext:value-type="float">
            <text:p>1725488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10637" calcext:value-type="float">
            <text:p>510637</text:p>
          </table:table-cell>
          <table:table-cell/>
          <table:table-cell office:value-type="float" office:value="1251183" calcext:value-type="float">
            <text:p>1251183</text:p>
          </table:table-cell>
          <table:table-cell/>
          <table:table-cell office:value-type="float" office:value="3219509" calcext:value-type="float">
            <text:p>3219509</text:p>
          </table:table-cell>
          <table:table-cell/>
          <table:table-cell office:value-type="float" office:value="3616434" calcext:value-type="float">
            <text:p>3616434</text:p>
          </table:table-cell>
          <table:table-cell/>
          <table:table-cell office:value-type="float" office:value="2721646" calcext:value-type="float">
            <text:p>2721646</text:p>
          </table:table-cell>
          <table:table-cell/>
          <table:table-cell office:value-type="float" office:value="1396824" calcext:value-type="float">
            <text:p>1396824</text:p>
          </table:table-cell>
          <table:table-cell/>
          <table:table-cell office:value-type="float" office:value="1367874" calcext:value-type="float">
            <text:p>1367874</text:p>
          </table:table-cell>
          <table:table-cell table:number-columns-repeated="2"/>
          <table:table-cell office:value-type="float" office:value="1019304" calcext:value-type="float">
            <text:p>1019304</text:p>
          </table:table-cell>
          <table:table-cell table:number-columns-repeated="2"/>
          <table:table-cell office:value-type="float" office:value="2721646" calcext:value-type="float">
            <text:p>2721646</text:p>
          </table:table-cell>
          <table:table-cell/>
          <table:table-cell office:value-type="float" office:value="1346937" calcext:value-type="float">
            <text:p>1346937</text:p>
          </table:table-cell>
          <table:table-cell/>
          <table:table-cell office:value-type="float" office:value="1353844" calcext:value-type="float">
            <text:p>1353844</text:p>
          </table:table-cell>
          <table:table-cell/>
          <table:table-cell office:value-type="float" office:value="2588232" calcext:value-type="float">
            <text:p>2588232</text:p>
          </table:table-cell>
          <table:table-cell/>
          <table:table-cell office:value-type="float" office:value="2933330" calcext:value-type="float">
            <text:p>2933330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71755" calcext:value-type="float">
            <text:p>671755</text:p>
          </table:table-cell>
          <table:table-cell/>
          <table:table-cell office:value-type="float" office:value="1411763" calcext:value-type="float">
            <text:p>1411763</text:p>
          </table:table-cell>
          <table:table-cell/>
          <table:table-cell office:value-type="float" office:value="4888884" calcext:value-type="float">
            <text:p>4888884</text:p>
          </table:table-cell>
          <table:table-cell/>
          <table:table-cell office:value-type="float" office:value="6139528" calcext:value-type="float">
            <text:p>6139528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2129030" calcext:value-type="float">
            <text:p>2129030</text:p>
          </table:table-cell>
          <table:table-cell/>
          <table:table-cell office:value-type="float" office:value="1771810" calcext:value-type="float">
            <text:p>1771810</text:p>
          </table:table-cell>
          <table:table-cell table:number-columns-repeated="2"/>
          <table:table-cell office:value-type="float" office:value="1382197" calcext:value-type="float">
            <text:p>1382197</text:p>
          </table:table-cell>
          <table:table-cell table:number-columns-repeated="2"/>
          <table:table-cell office:value-type="float" office:value="4327864" calcext:value-type="float">
            <text:p>4327864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3069764" calcext:value-type="float">
            <text:p>3069764</text:p>
          </table:table-cell>
          <table:table-cell/>
          <table:table-cell office:value-type="float" office:value="3826083" calcext:value-type="float">
            <text:p>382608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59934" calcext:value-type="float">
            <text:p>859934</text:p>
          </table:table-cell>
          <table:table-cell/>
          <table:table-cell office:value-type="float" office:value="1955553" calcext:value-type="float">
            <text:p>1955553</text:p>
          </table:table-cell>
          <table:table-cell/>
          <table:table-cell office:value-type="float" office:value="7333326" calcext:value-type="float">
            <text:p>7333326</text:p>
          </table:table-cell>
          <table:table-cell/>
          <table:table-cell office:value-type="float" office:value="9428562" calcext:value-type="float">
            <text:p>9428562</text:p>
          </table:table-cell>
          <table:table-cell/>
          <table:table-cell office:value-type="float" office:value="6439018" calcext:value-type="float">
            <text:p>6439018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1999998" calcext:value-type="float">
            <text:p>1999998</text:p>
          </table:table-cell>
          <table:table-cell table:number-columns-repeated="2"/>
          <table:table-cell office:value-type="float" office:value="2111997" calcext:value-type="float">
            <text:p>2111997</text:p>
          </table:table-cell>
          <table:table-cell table:number-columns-repeated="2"/>
          <table:table-cell office:value-type="float" office:value="5866660" calcext:value-type="float">
            <text:p>5866660</text:p>
          </table:table-cell>
          <table:table-cell/>
          <table:table-cell office:value-type="float" office:value="2146339" calcext:value-type="float">
            <text:p>2146339</text:p>
          </table:table-cell>
          <table:table-cell/>
          <table:table-cell office:value-type="float" office:value="2078738" calcext:value-type="float">
            <text:p>2078738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6139528" calcext:value-type="float">
            <text:p>6139528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015383" calcext:value-type="float">
            <text:p>1015383</text:p>
          </table:table-cell>
          <table:table-cell/>
          <table:table-cell office:value-type="float" office:value="2336280" calcext:value-type="float">
            <text:p>2336280</text:p>
          </table:table-cell>
          <table:table-cell/>
          <table:table-cell office:value-type="float" office:value="8516120" calcext:value-type="float">
            <text:p>8516120</text:p>
          </table:table-cell>
          <table:table-cell office:value-type="float" office:value="10999989" calcext:value-type="float">
            <text:p>10999989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2218485" calcext:value-type="float">
            <text:p>2218485</text:p>
          </table:table-cell>
          <table:table-cell table:number-columns-repeated="2"/>
          <table:table-cell office:value-type="float" office:value="2422015" calcext:value-type="float">
            <text:p>2422015</text:p>
          </table:table-cell>
          <table:table-cell table:number-columns-repeated="2"/>
          <table:table-cell office:value-type="float" office:value="7764698" calcext:value-type="float">
            <text:p>7764698</text:p>
          </table:table-cell>
          <table:table-cell/>
          <table:table-cell office:value-type="float" office:value="2490563" calcext:value-type="float">
            <text:p>2490563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4981127" calcext:value-type="float">
            <text:p>4981127</text:p>
          </table:table-cell>
          <table:table-cell/>
          <table:table-cell office:value-type="float" office:value="7333326" calcext:value-type="float">
            <text:p>7333326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34781" calcext:value-type="float">
            <text:p>1434781</text:p>
          </table:table-cell>
          <table:table-cell/>
          <table:table-cell office:value-type="float" office:value="2399997" calcext:value-type="float">
            <text:p>2399997</text:p>
          </table:table-cell>
          <table:table-cell office:value-type="float" office:value="14666652" calcext:value-type="float">
            <text:p>14666652</text:p>
          </table:table-cell>
          <table:table-cell office:value-type="float" office:value="16499983" calcext:value-type="float">
            <text:p>16499983</text:p>
          </table:table-cell>
          <table:table-cell office:value-type="float" office:value="10153836" calcext:value-type="float">
            <text:p>10153836</text:p>
          </table:table-cell>
          <table:table-cell/>
          <table:table-cell office:value-type="float" office:value="4327864" calcext:value-type="float">
            <text:p>4327864</text:p>
          </table:table-cell>
          <table:table-cell/>
          <table:table-cell office:value-type="float" office:value="2378376" calcext:value-type="float">
            <text:p>2378376</text:p>
          </table:table-cell>
          <table:table-cell table:number-columns-repeated="2"/>
          <table:table-cell office:value-type="float" office:value="2563104" calcext:value-type="float">
            <text:p>2563104</text:p>
          </table:table-cell>
          <table:table-cell table:number-columns-repeated="2"/>
          <table:table-cell office:value-type="float" office:value="7999992" calcext:value-type="float">
            <text:p>7999992</text:p>
          </table:table-cell>
          <table:table-cell/>
          <table:table-cell office:value-type="float" office:value="2639997" calcext:value-type="float">
            <text:p>2639997</text:p>
          </table:table-cell>
          <table:table-cell/>
          <table:table-cell office:value-type="float" office:value="3826083" calcext:value-type="float">
            <text:p>3826083</text:p>
          </table:table-cell>
          <table:table-cell/>
          <table:table-cell office:value-type="float" office:value="4714281" calcext:value-type="float">
            <text:p>4714281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9337" calcext:value-type="float">
            <text:p>699337</text:p>
          </table:table-cell>
          <table:table-cell/>
          <table:table-cell office:value-type="float" office:value="1189188" calcext:value-type="float">
            <text:p>1189188</text:p>
          </table:table-cell>
          <table:table-cell/>
          <table:table-cell office:value-type="float" office:value="1865722" calcext:value-type="float">
            <text:p>1865722</text:p>
          </table:table-cell>
          <table:table-cell/>
          <table:table-cell office:value-type="float" office:value="1999998" calcext:value-type="float">
            <text:p>1999998</text:p>
          </table:table-cell>
          <table:table-cell/>
          <table:table-cell office:value-type="float" office:value="1585584" calcext:value-type="float">
            <text:p>1585584</text:p>
          </table:table-cell>
          <table:table-cell table:number-columns-repeated="2"/>
          <table:table-cell office:value-type="float" office:value="854368" calcext:value-type="float">
            <text:p>854368</text:p>
          </table:table-cell>
          <table:table-cell/>
          <table:table-cell office:value-type="float" office:value="1090908" calcext:value-type="float">
            <text:p>1090908</text:p>
          </table:table-cell>
          <table:table-cell table:number-columns-repeated="3"/>
          <table:table-cell office:value-type="float" office:value="758619" calcext:value-type="float">
            <text:p>758619</text:p>
          </table:table-cell>
          <table:table-cell table:number-columns-repeated="2"/>
          <table:table-cell office:value-type="float" office:value="1530433" calcext:value-type="float">
            <text:p>1530433</text:p>
          </table:table-cell>
          <table:table-cell/>
          <table:table-cell office:value-type="float" office:value="1254155" calcext:value-type="float">
            <text:p>1254155</text:p>
          </table:table-cell>
          <table:table-cell/>
          <table:table-cell office:value-type="float" office:value="1230768" calcext:value-type="float">
            <text:p>1230768</text:p>
          </table:table-cell>
          <table:table-cell/>
          <table:table-cell office:value-type="float" office:value="1634673" calcext:value-type="float">
            <text:p>1634673</text:p>
          </table:table-cell>
          <table:table-cell/>
          <table:table-cell office:value-type="float" office:value="1748342" calcext:value-type="float">
            <text:p>1748342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53067" calcext:value-type="float">
            <text:p>953067</text:p>
          </table:table-cell>
          <table:table-cell/>
          <table:table-cell office:value-type="float" office:value="1660375" calcext:value-type="float">
            <text:p>1660375</text:p>
          </table:table-cell>
          <table:table-cell/>
          <table:table-cell office:value-type="float" office:value="3279499" calcext:value-type="float">
            <text:p>3279499</text:p>
          </table:table-cell>
          <table:table-cell/>
          <table:table-cell office:value-type="float" office:value="3591833" calcext:value-type="float">
            <text:p>3591833</text:p>
          </table:table-cell>
          <table:table-cell/>
          <table:table-cell office:value-type="float" office:value="2854051" calcext:value-type="float">
            <text:p>2854051</text:p>
          </table:table-cell>
          <table:table-cell/>
          <table:table-cell office:value-type="float" office:value="1530433" calcext:value-type="float">
            <text:p>1530433</text:p>
          </table:table-cell>
          <table:table-cell/>
          <table:table-cell office:value-type="float" office:value="1765884" calcext:value-type="float">
            <text:p>1765884</text:p>
          </table:table-cell>
          <table:table-cell table:number-columns-repeated="2"/>
          <table:table-cell office:value-type="float" office:value="1310172" calcext:value-type="float">
            <text:p>1310172</text:p>
          </table:table-cell>
          <table:table-cell table:number-columns-repeated="2"/>
          <table:table-cell office:value-type="float" office:value="2693874" calcext:value-type="float">
            <text:p>2693874</text:p>
          </table:table-cell>
          <table:table-cell/>
          <table:table-cell office:value-type="float" office:value="1879001" calcext:value-type="float">
            <text:p>1879001</text:p>
          </table:table-cell>
          <table:table-cell/>
          <table:table-cell office:value-type="float" office:value="1765884" calcext:value-type="float">
            <text:p>1765884</text:p>
          </table:table-cell>
          <table:table-cell/>
          <table:table-cell office:value-type="float" office:value="2735748" calcext:value-type="float">
            <text:p>2735748</text:p>
          </table:table-cell>
          <table:table-cell/>
          <table:table-cell office:value-type="float" office:value="3034479" calcext:value-type="float">
            <text:p>3034479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118642" calcext:value-type="float">
            <text:p>1118642</text:p>
          </table:table-cell>
          <table:table-cell/>
          <table:table-cell office:value-type="float" office:value="2046509" calcext:value-type="float">
            <text:p>2046509</text:p>
          </table:table-cell>
          <table:table-cell/>
          <table:table-cell office:value-type="float" office:value="5126208" calcext:value-type="float">
            <text:p>5126208</text:p>
          </table:table-cell>
          <table:table-cell/>
          <table:table-cell office:value-type="float" office:value="5866660" calcext:value-type="float">
            <text:p>5866660</text:p>
          </table:table-cell>
          <table:table-cell/>
          <table:table-cell office:value-type="float" office:value="4124996" calcext:value-type="float">
            <text:p>4124996</text:p>
          </table:table-cell>
          <table:table-cell/>
          <table:table-cell office:value-type="float" office:value="2526313" calcext:value-type="float">
            <text:p>2526313</text:p>
          </table:table-cell>
          <table:table-cell/>
          <table:table-cell office:value-type="float" office:value="2502367" calcext:value-type="float">
            <text:p>2502367</text:p>
          </table:table-cell>
          <table:table-cell table:number-columns-repeated="2"/>
          <table:table-cell office:value-type="float" office:value="1955553" calcext:value-type="float">
            <text:p>1955553</text:p>
          </table:table-cell>
          <table:table-cell table:number-columns-repeated="2"/>
          <table:table-cell office:value-type="float" office:value="4799995" calcext:value-type="float">
            <text:p>4799995</text:p>
          </table:table-cell>
          <table:table-cell/>
          <table:table-cell office:value-type="float" office:value="2378376" calcext:value-type="float">
            <text:p>2378376</text:p>
          </table:table-cell>
          <table:table-cell/>
          <table:table-cell office:value-type="float" office:value="2367710" calcext:value-type="float">
            <text:p>2367710</text:p>
          </table:table-cell>
          <table:table-cell/>
          <table:table-cell office:value-type="float" office:value="4124995" calcext:value-type="float">
            <text:p>4124995</text:p>
          </table:table-cell>
          <table:table-cell/>
          <table:table-cell office:value-type="float" office:value="4672561" calcext:value-type="float">
            <text:p>4672561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16706" calcext:value-type="float">
            <text:p>1316706</text:p>
          </table:table-cell>
          <table:table-cell/>
          <table:table-cell office:value-type="float" office:value="2793648" calcext:value-type="float">
            <text:p>2793648</text:p>
          </table:table-cell>
          <table:table-cell/>
          <table:table-cell office:value-type="float" office:value="6769224" calcext:value-type="float">
            <text:p>6769224</text:p>
          </table:table-cell>
          <table:table-cell/>
          <table:table-cell office:value-type="float" office:value="9777768" calcext:value-type="float">
            <text:p>9777768</text:p>
          </table:table-cell>
          <table:table-cell/>
          <table:table-cell office:value-type="float" office:value="6947361" calcext:value-type="float">
            <text:p>6947361</text:p>
          </table:table-cell>
          <table:table-cell/>
          <table:table-cell office:value-type="float" office:value="3519996" calcext:value-type="float">
            <text:p>3519996</text:p>
          </table:table-cell>
          <table:table-cell/>
          <table:table-cell office:value-type="float" office:value="2749997" calcext:value-type="float">
            <text:p>2749997</text:p>
          </table:table-cell>
          <table:table-cell table:number-columns-repeated="2"/>
          <table:table-cell office:value-type="float" office:value="2467287" calcext:value-type="float">
            <text:p>2467287</text:p>
          </table:table-cell>
          <table:table-cell table:number-columns-repeated="2"/>
          <table:table-cell office:value-type="float" office:value="6769224" calcext:value-type="float">
            <text:p>6769224</text:p>
          </table:table-cell>
          <table:table-cell/>
          <table:table-cell office:value-type="float" office:value="3969920" calcext:value-type="float">
            <text:p>3969920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4756752" calcext:value-type="float">
            <text:p>4756752</text:p>
          </table:table-cell>
          <table:table-cell/>
          <table:table-cell office:value-type="float" office:value="6068959" calcext:value-type="float">
            <text:p>606895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962823" calcext:value-type="float">
            <text:p>1962823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8655729" calcext:value-type="float">
            <text:p>8655729</text:p>
          </table:table-cell>
          <table:table-cell office:value-type="float" office:value="12571416" calcext:value-type="float">
            <text:p>12571416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4551719" calcext:value-type="float">
            <text:p>4551719</text:p>
          </table:table-cell>
          <table:table-cell/>
          <table:table-cell office:value-type="float" office:value="3384612" calcext:value-type="float">
            <text:p>3384612</text:p>
          </table:table-cell>
          <table:table-cell table:number-columns-repeated="2"/>
          <table:table-cell office:value-type="float" office:value="5126208" calcext:value-type="float">
            <text:p>5126208</text:p>
          </table:table-cell>
          <table:table-cell table:number-columns-repeated="2"/>
          <table:table-cell office:value-type="float" office:value="9103439" calcext:value-type="float">
            <text:p>9103439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5387749" calcext:value-type="float">
            <text:p>5387749</text:p>
          </table:table-cell>
          <table:table-cell/>
          <table:table-cell office:value-type="float" office:value="7436612" calcext:value-type="float">
            <text:p>7436612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919998" calcext:value-type="float">
            <text:p>1919998</text:p>
          </table:table-cell>
          <table:table-cell/>
          <table:table-cell office:value-type="float" office:value="3744677" calcext:value-type="float">
            <text:p>3744677</text:p>
          </table:table-cell>
          <table:table-cell/>
          <table:table-cell office:value-type="float" office:value="8949143" calcext:value-type="float">
            <text:p>8949143</text:p>
          </table:table-cell>
          <table:table-cell office:value-type="float" office:value="13894723" calcext:value-type="float">
            <text:p>13894723</text:p>
          </table:table-cell>
          <table:table-cell office:value-type="float" office:value="10775499" calcext:value-type="float">
            <text:p>10775499</text:p>
          </table:table-cell>
          <table:table-cell/>
          <table:table-cell office:value-type="float" office:value="5227717" calcext:value-type="float">
            <text:p>5227717</text:p>
          </table:table-cell>
          <table:table-cell/>
          <table:table-cell office:value-type="float" office:value="3384612" calcext:value-type="float">
            <text:p>3384612</text:p>
          </table:table-cell>
          <table:table-cell table:number-columns-repeated="2"/>
          <table:table-cell office:value-type="float" office:value="5227717" calcext:value-type="float">
            <text:p>5227717</text:p>
          </table:table-cell>
          <table:table-cell table:number-columns-repeated="2"/>
          <table:table-cell office:value-type="float" office:value="9263148" calcext:value-type="float">
            <text:p>9263148</text:p>
          </table:table-cell>
          <table:table-cell/>
          <table:table-cell office:value-type="float" office:value="4844031" calcext:value-type="float">
            <text:p>4844031</text:p>
          </table:table-cell>
          <table:table-cell/>
          <table:table-cell office:value-type="float" office:value="4756752" calcext:value-type="float">
            <text:p>4756752</text:p>
          </table:table-cell>
          <table:table-cell/>
          <table:table-cell office:value-type="float" office:value="5126208" calcext:value-type="float">
            <text:p>5126208</text:p>
          </table:table-cell>
          <table:table-cell/>
          <table:table-cell office:value-type="float" office:value="8249992" calcext:value-type="float">
            <text:p>8249992</text:p>
          </table:table-cell>
          <table:table-cell table:number-columns-repeated="35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399997" calcext:value-type="float">
            <text:p>2399997</text:p>
          </table:table-cell>
          <table:table-cell/>
          <table:table-cell office:value-type="float" office:value="3771424" calcext:value-type="float">
            <text:p>3771424</text:p>
          </table:table-cell>
          <table:table-cell office:value-type="float" office:value="15085699" calcext:value-type="float">
            <text:p>15085699</text:p>
          </table:table-cell>
          <table:table-cell office:value-type="float" office:value="16499984" calcext:value-type="float">
            <text:p>16499984</text:p>
          </table:table-cell>
          <table:table-cell office:value-type="float" office:value="11999988" calcext:value-type="float">
            <text:p>11999988</text:p>
          </table:table-cell>
          <table:table-cell/>
          <table:table-cell office:value-type="float" office:value="5557889" calcext:value-type="float">
            <text:p>5557889</text:p>
          </table:table-cell>
          <table:table-cell/>
          <table:table-cell office:value-type="float" office:value="3199996" calcext:value-type="float">
            <text:p>3199996</text:p>
          </table:table-cell>
          <table:table-cell table:number-columns-repeated="2"/>
          <table:table-cell office:value-type="float" office:value="4934574" calcext:value-type="float">
            <text:p>4934574</text:p>
          </table:table-cell>
          <table:table-cell table:number-columns-repeated="2"/>
          <table:table-cell office:value-type="float" office:value="8655729" calcext:value-type="float">
            <text:p>8655729</text:p>
          </table:table-cell>
          <table:table-cell/>
          <table:table-cell office:value-type="float" office:value="5557889" calcext:value-type="float">
            <text:p>5557889</text:p>
          </table:table-cell>
          <table:table-cell/>
          <table:table-cell office:value-type="float" office:value="4981127" calcext:value-type="float">
            <text:p>4981127</text:p>
          </table:table-cell>
          <table:table-cell/>
          <table:table-cell office:value-type="float" office:value="2444442" calcext:value-type="float">
            <text:p>2444442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3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13493" calcext:value-type="float">
            <text:p>913493</text:p>
          </table:table-cell>
          <table:table-cell/>
          <table:table-cell office:value-type="float" office:value="1340100" calcext:value-type="float">
            <text:p>1340100</text:p>
          </table:table-cell>
          <table:table-cell/>
          <table:table-cell office:value-type="float" office:value="1717071" calcext:value-type="float">
            <text:p>1717071</text:p>
          </table:table-cell>
          <table:table-cell/>
          <table:table-cell office:value-type="float" office:value="1792867" calcext:value-type="float">
            <text:p>1792867</text:p>
          </table:table-cell>
          <table:table-cell/>
          <table:table-cell office:value-type="float" office:value="1460579" calcext:value-type="float">
            <text:p>1460579</text:p>
          </table:table-cell>
          <table:table-cell table:number-columns-repeated="2"/>
          <table:table-cell office:value-type="float" office:value="803652" calcext:value-type="float">
            <text:p>803652</text:p>
          </table:table-cell>
          <table:table-cell table:number-columns-repeated="2"/>
          <table:table-cell office:value-type="float" office:value="948786" calcext:value-type="float">
            <text:p>948786</text:p>
          </table:table-cell>
          <table:table-cell table:number-columns-repeated="3"/>
          <table:table-cell office:value-type="float" office:value="838760" calcext:value-type="float">
            <text:p>838760</text:p>
          </table:table-cell>
          <table:table-cell table:number-columns-repeated="2"/>
          <table:table-cell office:value-type="float" office:value="1373210" calcext:value-type="float">
            <text:p>1373210</text:p>
          </table:table-cell>
          <table:table-cell/>
          <table:table-cell office:value-type="float" office:value="1504272" calcext:value-type="float">
            <text:p>1504272</text:p>
          </table:table-cell>
          <table:table-cell/>
          <table:table-cell office:value-type="float" office:value="1485230" calcext:value-type="float">
            <text:p>1485230</text:p>
          </table:table-cell>
          <table:table-cell/>
          <table:table-cell office:value-type="float" office:value="1534882" calcext:value-type="float">
            <text:p>1534882</text:p>
          </table:table-cell>
          <table:table-cell/>
          <table:table-cell office:value-type="float" office:value="1587968" calcext:value-type="float">
            <text:p>1587968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328300" calcext:value-type="float">
            <text:p>1328300</text:p>
          </table:table-cell>
          <table:table-cell/>
          <table:table-cell office:value-type="float" office:value="2078738" calcext:value-type="float">
            <text:p>2078738</text:p>
          </table:table-cell>
          <table:table-cell/>
          <table:table-cell office:value-type="float" office:value="2983047" calcext:value-type="float">
            <text:p>2983047</text:p>
          </table:table-cell>
          <table:table-cell/>
          <table:table-cell office:value-type="float" office:value="3152235" calcext:value-type="float">
            <text:p>3152235</text:p>
          </table:table-cell>
          <table:table-cell/>
          <table:table-cell office:value-type="float" office:value="2594592" calcext:value-type="float">
            <text:p>2594592</text:p>
          </table:table-cell>
          <table:table-cell/>
          <table:table-cell office:value-type="float" office:value="1391302" calcext:value-type="float">
            <text:p>1391302</text:p>
          </table:table-cell>
          <table:table-cell/>
          <table:table-cell office:value-type="float" office:value="1830154" calcext:value-type="float">
            <text:p>1830154</text:p>
          </table:table-cell>
          <table:table-cell table:number-columns-repeated="2"/>
          <table:table-cell office:value-type="float" office:value="1485230" calcext:value-type="float">
            <text:p>1485230</text:p>
          </table:table-cell>
          <table:table-cell table:number-columns-repeated="2"/>
          <table:table-cell office:value-type="float" office:value="2438796" calcext:value-type="float">
            <text:p>2438796</text:p>
          </table:table-cell>
          <table:table-cell/>
          <table:table-cell office:value-type="float" office:value="2433177" calcext:value-type="float">
            <text:p>2433177</text:p>
          </table:table-cell>
          <table:table-cell/>
          <table:table-cell office:value-type="float" office:value="2410956" calcext:value-type="float">
            <text:p>2410956</text:p>
          </table:table-cell>
          <table:table-cell/>
          <table:table-cell office:value-type="float" office:value="2575607" calcext:value-type="float">
            <text:p>2575607</text:p>
          </table:table-cell>
          <table:table-cell/>
          <table:table-cell office:value-type="float" office:value="2707689" calcext:value-type="float">
            <text:p>270768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499998" calcext:value-type="float">
            <text:p>1499998</text:p>
          </table:table-cell>
          <table:table-cell/>
          <table:table-cell office:value-type="float" office:value="2433177" calcext:value-type="float">
            <text:p>2433177</text:p>
          </table:table-cell>
          <table:table-cell/>
          <table:table-cell office:value-type="float" office:value="4756752" calcext:value-type="float">
            <text:p>4756752</text:p>
          </table:table-cell>
          <table:table-cell/>
          <table:table-cell office:value-type="float" office:value="5101444" calcext:value-type="float">
            <text:p>5101444</text:p>
          </table:table-cell>
          <table:table-cell/>
          <table:table-cell office:value-type="float" office:value="4310199" calcext:value-type="float">
            <text:p>4310199</text:p>
          </table:table-cell>
          <table:table-cell/>
          <table:table-cell office:value-type="float" office:value="2362413" calcext:value-type="float">
            <text:p>2362413</text:p>
          </table:table-cell>
          <table:table-cell/>
          <table:table-cell office:value-type="float" office:value="2771650" calcext:value-type="float">
            <text:p>2771650</text:p>
          </table:table-cell>
          <table:table-cell table:number-columns-repeated="2"/>
          <table:table-cell office:value-type="float" office:value="2514283" calcext:value-type="float">
            <text:p>2514283</text:p>
          </table:table-cell>
          <table:table-cell table:number-columns-repeated="2"/>
          <table:table-cell office:value-type="float" office:value="3984901" calcext:value-type="float">
            <text:p>3984901</text:p>
          </table:table-cell>
          <table:table-cell/>
          <table:table-cell office:value-type="float" office:value="3666663" calcext:value-type="float">
            <text:p>3666663</text:p>
          </table:table-cell>
          <table:table-cell/>
          <table:table-cell office:value-type="float" office:value="3485145" calcext:value-type="float">
            <text:p>3485145</text:p>
          </table:table-cell>
          <table:table-cell/>
          <table:table-cell office:value-type="float" office:value="3679438" calcext:value-type="float">
            <text:p>3679438</text:p>
          </table:table-cell>
          <table:table-cell/>
          <table:table-cell office:value-type="float" office:value="4015205" calcext:value-type="float">
            <text:p>401520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2116230" calcext:value-type="float">
            <text:p>2116230</text:p>
          </table:table-cell>
          <table:table-cell/>
          <table:table-cell office:value-type="float" office:value="3641375" calcext:value-type="float">
            <text:p>3641375</text:p>
          </table:table-cell>
          <table:table-cell/>
          <table:table-cell office:value-type="float" office:value="6812896" calcext:value-type="float">
            <text:p>6812896</text:p>
          </table:table-cell>
          <table:table-cell/>
          <table:table-cell office:value-type="float" office:value="8186038" calcext:value-type="float">
            <text:p>8186038</text:p>
          </table:table-cell>
          <table:table-cell/>
          <table:table-cell office:value-type="float" office:value="7183666" calcext:value-type="float">
            <text:p>7183666</text:p>
          </table:table-cell>
          <table:table-cell/>
          <table:table-cell office:value-type="float" office:value="3955052" calcext:value-type="float">
            <text:p>3955052</text:p>
          </table:table-cell>
          <table:table-cell/>
          <table:table-cell office:value-type="float" office:value="3911107" calcext:value-type="float">
            <text:p>3911107</text:p>
          </table:table-cell>
          <table:table-cell table:number-columns-repeated="2"/>
          <table:table-cell office:value-type="float" office:value="4327864" calcext:value-type="float">
            <text:p>4327864</text:p>
          </table:table-cell>
          <table:table-cell table:number-columns-repeated="2"/>
          <table:table-cell office:value-type="float" office:value="7333326" calcext:value-type="float">
            <text:p>7333326</text:p>
          </table:table-cell>
          <table:table-cell/>
          <table:table-cell office:value-type="float" office:value="4821913" calcext:value-type="float">
            <text:p>4821913</text:p>
          </table:table-cell>
          <table:table-cell/>
          <table:table-cell office:value-type="float" office:value="4934574" calcext:value-type="float">
            <text:p>4934574</text:p>
          </table:table-cell>
          <table:table-cell/>
          <table:table-cell office:value-type="float" office:value="5151214" calcext:value-type="float">
            <text:p>5151214</text:p>
          </table:table-cell>
          <table:table-cell/>
          <table:table-cell office:value-type="float" office:value="5899435" calcext:value-type="float">
            <text:p>589943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389137" calcext:value-type="float">
            <text:p>2389137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8655729" calcext:value-type="float">
            <text:p>8655729</text:p>
          </table:table-cell>
          <table:table-cell/>
          <table:table-cell office:value-type="float" office:value="8061060" calcext:value-type="float">
            <text:p>8061060</text:p>
          </table:table-cell>
          <table:table-cell/>
          <table:table-cell office:value-type="float" office:value="9688063" calcext:value-type="float">
            <text:p>9688063</text:p>
          </table:table-cell>
          <table:table-cell/>
          <table:table-cell office:value-type="float" office:value="5279994" calcext:value-type="float">
            <text:p>5279994</text:p>
          </table:table-cell>
          <table:table-cell/>
          <table:table-cell office:value-type="float" office:value="4591299" calcext:value-type="float">
            <text:p>4591299</text:p>
          </table:table-cell>
          <table:table-cell table:number-columns-repeated="2"/>
          <table:table-cell office:value-type="float" office:value="5999994" calcext:value-type="float">
            <text:p>5999994</text:p>
          </table:table-cell>
          <table:table-cell table:number-columns-repeated="2"/>
          <table:table-cell office:value-type="float" office:value="9869149" calcext:value-type="float">
            <text:p>9869149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5770486" calcext:value-type="float">
            <text:p>5770486</text:p>
          </table:table-cell>
          <table:table-cell/>
          <table:table-cell office:value-type="float" office:value="6068959" calcext:value-type="float">
            <text:p>6068959</text:p>
          </table:table-cell>
          <table:table-cell/>
          <table:table-cell office:value-type="float" office:value="7282751" calcext:value-type="float">
            <text:p>7282751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633413" calcext:value-type="float">
            <text:p>2633413</text:p>
          </table:table-cell>
          <table:table-cell/>
          <table:table-cell office:value-type="float" office:value="4363632" calcext:value-type="float">
            <text:p>4363632</text:p>
          </table:table-cell>
          <table:table-cell office:value-type="float" office:value="10252417" calcext:value-type="float">
            <text:p>10252417</text:p>
          </table:table-cell>
          <table:table-cell office:value-type="float" office:value="13367075" calcext:value-type="float">
            <text:p>13367075</text:p>
          </table:table-cell>
          <table:table-cell office:value-type="float" office:value="11733321" calcext:value-type="float">
            <text:p>11733321</text:p>
          </table:table-cell>
          <table:table-cell/>
          <table:table-cell office:value-type="float" office:value="6518512" calcext:value-type="float">
            <text:p>6518512</text:p>
          </table:table-cell>
          <table:table-cell/>
          <table:table-cell office:value-type="float" office:value="5176465" calcext:value-type="float">
            <text:p>5176465</text:p>
          </table:table-cell>
          <table:table-cell table:number-columns-repeated="2"/>
          <table:table-cell office:value-type="float" office:value="7333326" calcext:value-type="float">
            <text:p>7333326</text:p>
          </table:table-cell>
          <table:table-cell/>
          <table:table-cell office:value-type="float" office:value="11604384" calcext:value-type="float">
            <text:p>11604384</text:p>
          </table:table-cell>
          <table:table-cell/>
          <table:table-cell office:value-type="float" office:value="6175432" calcext:value-type="float">
            <text:p>6175432</text:p>
          </table:table-cell>
          <table:table-cell/>
          <table:table-cell office:value-type="float" office:value="6399993" calcext:value-type="float">
            <text:p>6399993</text:p>
          </table:table-cell>
          <table:table-cell/>
          <table:table-cell office:value-type="float" office:value="6248514" calcext:value-type="float">
            <text:p>6248514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3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4591299" calcext:value-type="float">
            <text:p>4591299</text:p>
          </table:table-cell>
          <table:table-cell office:value-type="float" office:value="12571416" calcext:value-type="float">
            <text:p>12571416</text:p>
          </table:table-cell>
          <table:table-cell office:value-type="float" office:value="15529396" calcext:value-type="float">
            <text:p>15529396</text:p>
          </table:table-cell>
          <table:table-cell office:value-type="float" office:value="13538448" calcext:value-type="float">
            <text:p>13538448</text:p>
          </table:table-cell>
          <table:table-cell/>
          <table:table-cell office:value-type="float" office:value="6139528" calcext:value-type="float">
            <text:p>6139528</text:p>
          </table:table-cell>
          <table:table-cell/>
          <table:table-cell office:value-type="float" office:value="5528790" calcext:value-type="float">
            <text:p>5528790</text:p>
          </table:table-cell>
          <table:table-cell table:number-columns-repeated="2"/>
          <table:table-cell office:value-type="float" office:value="7542849" calcext:value-type="float">
            <text:p>7542849</text:p>
          </table:table-cell>
          <table:table-cell/>
          <table:table-cell office:value-type="float" office:value="11999988" calcext:value-type="float">
            <text:p>11999988</text:p>
          </table:table-cell>
          <table:table-cell/>
          <table:table-cell office:value-type="float" office:value="6518512" calcext:value-type="float">
            <text:p>6518512</text:p>
          </table:table-cell>
          <table:table-cell/>
          <table:table-cell office:value-type="float" office:value="6683537" calcext:value-type="float">
            <text:p>6683537</text:p>
          </table:table-cell>
          <table:table-cell/>
          <table:table-cell office:value-type="float" office:value="3839996" calcext:value-type="float">
            <text:p>3839996</text:p>
          </table:table-cell>
          <table:table-cell/>
          <table:table-cell office:value-type="float" office:value="8380944" calcext:value-type="float">
            <text:p>8380944</text:p>
          </table:table-cell>
          <table:table-cell table:number-columns-repeated="3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142854" calcext:value-type="float">
            <text:p>3142854</text:p>
          </table:table-cell>
          <table:table-cell/>
          <table:table-cell office:value-type="float" office:value="4571424" calcext:value-type="float">
            <text:p>4571424</text:p>
          </table:table-cell>
          <table:table-cell office:value-type="float" office:value="16499984" calcext:value-type="float">
            <text:p>16499984</text:p>
          </table:table-cell>
          <table:table-cell office:value-type="float" office:value="18206878" calcext:value-type="float">
            <text:p>18206878</text:p>
          </table:table-cell>
          <table:table-cell office:value-type="float" office:value="14873225" calcext:value-type="float">
            <text:p>14873225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5617015" calcext:value-type="float">
            <text:p>5617015</text:p>
          </table:table-cell>
          <table:table-cell table:number-columns-repeated="2"/>
          <table:table-cell office:value-type="float" office:value="7039993" calcext:value-type="float">
            <text:p>7039993</text:p>
          </table:table-cell>
          <table:table-cell/>
          <table:table-cell office:value-type="float" office:value="10252417" calcext:value-type="float">
            <text:p>10252417</text:p>
          </table:table-cell>
          <table:table-cell/>
          <table:table-cell office:value-type="float" office:value="7542849" calcext:value-type="float">
            <text:p>7542849</text:p>
          </table:table-cell>
          <table:table-cell/>
          <table:table-cell office:value-type="float" office:value="5227717" calcext:value-type="float">
            <text:p>5227717</text:p>
          </table:table-cell>
          <table:table-cell/>
          <table:table-cell office:value-type="float" office:value="2544575" calcext:value-type="float">
            <text:p>2544575</text:p>
          </table:table-cell>
          <table:table-cell/>
          <table:table-cell office:value-type="float" office:value="8186038" calcext:value-type="float">
            <text:p>8186038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34512" calcext:value-type="float">
            <text:p>934512</text:p>
          </table:table-cell>
          <table:table-cell/>
          <table:table-cell office:value-type="float" office:value="1339250" calcext:value-type="float">
            <text:p>1339250</text:p>
          </table:table-cell>
          <table:table-cell/>
          <table:table-cell office:value-type="float" office:value="1680189" calcext:value-type="float">
            <text:p>1680189</text:p>
          </table:table-cell>
          <table:table-cell/>
          <table:table-cell office:value-type="float" office:value="1685553" calcext:value-type="float">
            <text:p>1685553</text:p>
          </table:table-cell>
          <table:table-cell/>
          <table:table-cell office:value-type="float" office:value="1420307" calcext:value-type="float">
            <text:p>1420307</text:p>
          </table:table-cell>
          <table:table-cell table:number-columns-repeated="2"/>
          <table:table-cell office:value-type="float" office:value="796079" calcext:value-type="float">
            <text:p>796079</text:p>
          </table:table-cell>
          <table:table-cell/>
          <table:table-cell office:value-type="float" office:value="1141003" calcext:value-type="float">
            <text:p>1141003</text:p>
          </table:table-cell>
          <table:table-cell table:number-columns-repeated="3"/>
          <table:table-cell office:value-type="float" office:value="833464" calcext:value-type="float">
            <text:p>833464</text:p>
          </table:table-cell>
          <table:table-cell table:number-columns-repeated="2"/>
          <table:table-cell office:value-type="float" office:value="1384916" calcext:value-type="float">
            <text:p>1384916</text:p>
          </table:table-cell>
          <table:table-cell/>
          <table:table-cell office:value-type="float" office:value="1481064" calcext:value-type="float">
            <text:p>1481064</text:p>
          </table:table-cell>
          <table:table-cell/>
          <table:table-cell office:value-type="float" office:value="1489420" calcext:value-type="float">
            <text:p>1489420</text:p>
          </table:table-cell>
          <table:table-cell/>
          <table:table-cell office:value-type="float" office:value="1533767" calcext:value-type="float">
            <text:p>1533767</text:p>
          </table:table-cell>
          <table:table-cell/>
          <table:table-cell office:value-type="float" office:value="1573768" calcext:value-type="float">
            <text:p>1573768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488370" calcext:value-type="float">
            <text:p>1488370</text:p>
          </table:table-cell>
          <table:table-cell/>
          <table:table-cell office:value-type="float" office:value="2341461" calcext:value-type="float">
            <text:p>2341461</text:p>
          </table:table-cell>
          <table:table-cell/>
          <table:table-cell office:value-type="float" office:value="3152235" calcext:value-type="float">
            <text:p>3152235</text:p>
          </table:table-cell>
          <table:table-cell/>
          <table:table-cell office:value-type="float" office:value="3320751" calcext:value-type="float">
            <text:p>3320751</text:p>
          </table:table-cell>
          <table:table-cell/>
          <table:table-cell office:value-type="float" office:value="2846358" calcext:value-type="float">
            <text:p>2846358</text:p>
          </table:table-cell>
          <table:table-cell/>
          <table:table-cell office:value-type="float" office:value="1565602" calcext:value-type="float">
            <text:p>1565602</text:p>
          </table:table-cell>
          <table:table-cell/>
          <table:table-cell office:value-type="float" office:value="2137649" calcext:value-type="float">
            <text:p>2137649</text:p>
          </table:table-cell>
          <table:table-cell table:number-columns-repeated="2"/>
          <table:table-cell office:value-type="float" office:value="1635939" calcext:value-type="float">
            <text:p>1635939</text:p>
          </table:table-cell>
          <table:table-cell table:number-columns-repeated="2"/>
          <table:table-cell office:value-type="float" office:value="2659947" calcext:value-type="float">
            <text:p>2659947</text:p>
          </table:table-cell>
          <table:table-cell/>
          <table:table-cell office:value-type="float" office:value="2680200" calcext:value-type="float">
            <text:p>2680200</text:p>
          </table:table-cell>
          <table:table-cell/>
          <table:table-cell office:value-type="float" office:value="2541513" calcext:value-type="float">
            <text:p>2541513</text:p>
          </table:table-cell>
          <table:table-cell/>
          <table:table-cell office:value-type="float" office:value="2760781" calcext:value-type="float">
            <text:p>2760781</text:p>
          </table:table-cell>
          <table:table-cell/>
          <table:table-cell office:value-type="float" office:value="2850199" calcext:value-type="float">
            <text:p>2850199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2070586" calcext:value-type="float">
            <text:p>2070586</text:p>
          </table:table-cell>
          <table:table-cell/>
          <table:table-cell office:value-type="float" office:value="3259256" calcext:value-type="float">
            <text:p>3259256</text:p>
          </table:table-cell>
          <table:table-cell/>
          <table:table-cell office:value-type="float" office:value="5016622" calcext:value-type="float">
            <text:p>5016622</text:p>
          </table:table-cell>
          <table:table-cell/>
          <table:table-cell office:value-type="float" office:value="5471497" calcext:value-type="float">
            <text:p>5471497</text:p>
          </table:table-cell>
          <table:table-cell/>
          <table:table-cell office:value-type="float" office:value="4821913" calcext:value-type="float">
            <text:p>4821913</text:p>
          </table:table-cell>
          <table:table-cell/>
          <table:table-cell office:value-type="float" office:value="2683606" calcext:value-type="float">
            <text:p>2683606</text:p>
          </table:table-cell>
          <table:table-cell/>
          <table:table-cell office:value-type="float" office:value="3331227" calcext:value-type="float">
            <text:p>3331227</text:p>
          </table:table-cell>
          <table:table-cell table:number-columns-repeated="2"/>
          <table:table-cell office:value-type="float" office:value="2842527" calcext:value-type="float">
            <text:p>2842527</text:p>
          </table:table-cell>
          <table:table-cell table:number-columns-repeated="2"/>
          <table:table-cell office:value-type="float" office:value="4363632" calcext:value-type="float">
            <text:p>4363632</text:p>
          </table:table-cell>
          <table:table-cell/>
          <table:table-cell office:value-type="float" office:value="3940294" calcext:value-type="float">
            <text:p>3940294</text:p>
          </table:table-cell>
          <table:table-cell/>
          <table:table-cell office:value-type="float" office:value="3854010" calcext:value-type="float">
            <text:p>3854010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4381738" calcext:value-type="float">
            <text:p>438173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2666664" calcext:value-type="float">
            <text:p>2666664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7087241" calcext:value-type="float">
            <text:p>7087241</text:p>
          </table:table-cell>
          <table:table-cell/>
          <table:table-cell office:value-type="float" office:value="8447991" calcext:value-type="float">
            <text:p>8447991</text:p>
          </table:table-cell>
          <table:table-cell/>
          <table:table-cell office:value-type="float" office:value="7851293" calcext:value-type="float">
            <text:p>7851293</text:p>
          </table:table-cell>
          <table:table-cell/>
          <table:table-cell office:value-type="float" office:value="4275299" calcext:value-type="float">
            <text:p>4275299</text:p>
          </table:table-cell>
          <table:table-cell/>
          <table:table-cell office:value-type="float" office:value="4844031" calcext:value-type="float">
            <text:p>4844031</text:p>
          </table:table-cell>
          <table:table-cell table:number-columns-repeated="2"/>
          <table:table-cell office:value-type="float" office:value="4778275" calcext:value-type="float">
            <text:p>4778275</text:p>
          </table:table-cell>
          <table:table-cell table:number-columns-repeated="2"/>
          <table:table-cell office:value-type="float" office:value="6579432" calcext:value-type="float">
            <text:p>6579432</text:p>
          </table:table-cell>
          <table:table-cell/>
          <table:table-cell office:value-type="float" office:value="5415379" calcext:value-type="float">
            <text:p>5415379</text:p>
          </table:table-cell>
          <table:table-cell/>
          <table:table-cell office:value-type="float" office:value="5064743" calcext:value-type="float">
            <text:p>5064743</text:p>
          </table:table-cell>
          <table:table-cell/>
          <table:table-cell office:value-type="float" office:value="5528790" calcext:value-type="float">
            <text:p>5528790</text:p>
          </table:table-cell>
          <table:table-cell/>
          <table:table-cell office:value-type="float" office:value="6157428" calcext:value-type="float">
            <text:p>615742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4446311" calcext:value-type="float">
            <text:p>4446311</text:p>
          </table:table-cell>
          <table:table-cell/>
          <table:table-cell office:value-type="float" office:value="9263148" calcext:value-type="float">
            <text:p>9263148</text:p>
          </table:table-cell>
          <table:table-cell office:value-type="float" office:value="10830758" calcext:value-type="float">
            <text:p>10830758</text:p>
          </table:table-cell>
          <table:table-cell office:value-type="float" office:value="11174592" calcext:value-type="float">
            <text:p>11174592</text:p>
          </table:table-cell>
          <table:table-cell/>
          <table:table-cell office:value-type="float" office:value="6380658" calcext:value-type="float">
            <text:p>6380658</text:p>
          </table:table-cell>
          <table:table-cell/>
          <table:table-cell office:value-type="float" office:value="6193542" calcext:value-type="float">
            <text:p>6193542</text:p>
          </table:table-cell>
          <table:table-cell table:number-columns-repeated="2"/>
          <table:table-cell office:value-type="float" office:value="7489354" calcext:value-type="float">
            <text:p>7489354</text:p>
          </table:table-cell>
          <table:table-cell/>
          <table:table-cell office:value-type="float" office:value="12068559" calcext:value-type="float">
            <text:p>12068559</text:p>
          </table:table-cell>
          <table:table-cell/>
          <table:table-cell office:value-type="float" office:value="6620683" calcext:value-type="float">
            <text:p>6620683</text:p>
          </table:table-cell>
          <table:table-cell/>
          <table:table-cell office:value-type="float" office:value="6769224" calcext:value-type="float">
            <text:p>6769224</text:p>
          </table:table-cell>
          <table:table-cell/>
          <table:table-cell office:value-type="float" office:value="6993370" calcext:value-type="float">
            <text:p>6993370</text:p>
          </table:table-cell>
          <table:table-cell/>
          <table:table-cell office:value-type="float" office:value="7793350" calcext:value-type="float">
            <text:p>7793350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234300" calcext:value-type="float">
            <text:p>3234300</text:p>
          </table:table-cell>
          <table:table-cell/>
          <table:table-cell office:value-type="float" office:value="4799995" calcext:value-type="float">
            <text:p>4799995</text:p>
          </table:table-cell>
          <table:table-cell office:value-type="float" office:value="10886587" calcext:value-type="float">
            <text:p>10886587</text:p>
          </table:table-cell>
          <table:table-cell office:value-type="float" office:value="12497029" calcext:value-type="float">
            <text:p>12497029</text:p>
          </table:table-cell>
          <table:table-cell office:value-type="float" office:value="13803908" calcext:value-type="float">
            <text:p>13803908</text:p>
          </table:table-cell>
          <table:table-cell/>
          <table:table-cell office:value-type="float" office:value="7358877" calcext:value-type="float">
            <text:p>7358877</text:p>
          </table:table-cell>
          <table:table-cell/>
          <table:table-cell office:value-type="float" office:value="6879472" calcext:value-type="float">
            <text:p>6879472</text:p>
          </table:table-cell>
          <table:table-cell table:number-columns-repeated="2"/>
          <table:table-cell office:value-type="float" office:value="9513504" calcext:value-type="float">
            <text:p>9513504</text:p>
          </table:table-cell>
          <table:table-cell/>
          <table:table-cell office:value-type="float" office:value="14565503" calcext:value-type="float">
            <text:p>14565503</text:p>
          </table:table-cell>
          <table:table-cell/>
          <table:table-cell office:value-type="float" office:value="7436612" calcext:value-type="float">
            <text:p>7436612</text:p>
          </table:table-cell>
          <table:table-cell/>
          <table:table-cell office:value-type="float" office:value="7489354" calcext:value-type="float">
            <text:p>7489354</text:p>
          </table:table-cell>
          <table:table-cell/>
          <table:table-cell office:value-type="float" office:value="7410519" calcext:value-type="float">
            <text:p>7410519</text:p>
          </table:table-cell>
          <table:table-cell/>
          <table:table-cell office:value-type="float" office:value="8655729" calcext:value-type="float">
            <text:p>8655729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5677413" calcext:value-type="float">
            <text:p>5677413</text:p>
          </table:table-cell>
          <table:table-cell office:value-type="float" office:value="12279057" calcext:value-type="float">
            <text:p>12279057</text:p>
          </table:table-cell>
          <table:table-cell office:value-type="float" office:value="15194229" calcext:value-type="float">
            <text:p>15194229</text:p>
          </table:table-cell>
          <table:table-cell office:value-type="float" office:value="16122121" calcext:value-type="float">
            <text:p>16122121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7822214" calcext:value-type="float">
            <text:p>7822214</text:p>
          </table:table-cell>
          <table:table-cell table:number-columns-repeated="2"/>
          <table:table-cell office:value-type="float" office:value="8949143" calcext:value-type="float">
            <text:p>8949143</text:p>
          </table:table-cell>
          <table:table-cell/>
          <table:table-cell office:value-type="float" office:value="15879683" calcext:value-type="float">
            <text:p>15879683</text:p>
          </table:table-cell>
          <table:table-cell/>
          <table:table-cell office:value-type="float" office:value="7736256" calcext:value-type="float">
            <text:p>7736256</text:p>
          </table:table-cell>
          <table:table-cell/>
          <table:table-cell office:value-type="float" office:value="7910104" calcext:value-type="float">
            <text:p>7910104</text:p>
          </table:table-cell>
          <table:table-cell/>
          <table:table-cell office:value-type="float" office:value="5189184" calcext:value-type="float">
            <text:p>5189184</text:p>
          </table:table-cell>
          <table:table-cell/>
          <table:table-cell office:value-type="float" office:value="8727264" calcext:value-type="float">
            <text:p>8727264</text:p>
          </table:table-cell>
          <table:table-cell table:number-columns-repeated="38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784942" calcext:value-type="float">
            <text:p>3784942</text:p>
          </table:table-cell>
          <table:table-cell/>
          <table:table-cell office:value-type="float" office:value="5708102" calcext:value-type="float">
            <text:p>5708102</text:p>
          </table:table-cell>
          <table:table-cell office:value-type="float" office:value="14465739" calcext:value-type="float">
            <text:p>14465739</text:p>
          </table:table-cell>
          <table:table-cell office:value-type="float" office:value="18526297" calcext:value-type="float">
            <text:p>18526297</text:p>
          </table:table-cell>
          <table:table-cell office:value-type="float" office:value="18051264" calcext:value-type="float">
            <text:p>18051264</text:p>
          </table:table-cell>
          <table:table-cell office:value-type="float" office:value="10057133" calcext:value-type="float">
            <text:p>10057133</text:p>
          </table:table-cell>
          <table:table-cell/>
          <table:table-cell office:value-type="float" office:value="7939841" calcext:value-type="float">
            <text:p>7939841</text:p>
          </table:table-cell>
          <table:table-cell/>
          <table:table-cell office:value-type="float" office:value="10720801" calcext:value-type="float">
            <text:p>10720801</text:p>
          </table:table-cell>
          <table:table-cell/>
          <table:table-cell office:value-type="float" office:value="15194229" calcext:value-type="float">
            <text:p>15194229</text:p>
          </table:table-cell>
          <table:table-cell/>
          <table:table-cell office:value-type="float" office:value="8380944" calcext:value-type="float">
            <text:p>8380944</text:p>
          </table:table-cell>
          <table:table-cell/>
          <table:table-cell office:value-type="float" office:value="7880589" calcext:value-type="float">
            <text:p>7880589</text:p>
          </table:table-cell>
          <table:table-cell/>
          <table:table-cell office:value-type="float" office:value="3977397" calcext:value-type="float">
            <text:p>3977397</text:p>
          </table:table-cell>
          <table:table-cell/>
          <table:table-cell office:value-type="float" office:value="9103439" calcext:value-type="float">
            <text:p>9103439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3812270" calcext:value-type="float">
            <text:p>3812270</text:p>
          </table:table-cell>
          <table:table-cell/>
          <table:table-cell office:value-type="float" office:value="5387749" calcext:value-type="float">
            <text:p>5387749</text:p>
          </table:table-cell>
          <table:table-cell office:value-type="float" office:value="18365199" calcext:value-type="float">
            <text:p>18365199</text:p>
          </table:table-cell>
          <table:table-cell office:value-type="float" office:value="22468063" calcext:value-type="float">
            <text:p>22468063</text:p>
          </table:table-cell>
          <table:table-cell office:value-type="float" office:value="19027008" calcext:value-type="float">
            <text:p>19027008</text:p>
          </table:table-cell>
          <table:table-cell office:value-type="float" office:value="10302429" calcext:value-type="float">
            <text:p>10302429</text:p>
          </table:table-cell>
          <table:table-cell/>
          <table:table-cell office:value-type="float" office:value="7822214" calcext:value-type="float">
            <text:p>7822214</text:p>
          </table:table-cell>
          <table:table-cell table:number-columns-repeated="2"/>
          <table:table-cell office:value-type="float" office:value="9025632" calcext:value-type="float">
            <text:p>9025632</text:p>
          </table:table-cell>
          <table:table-cell/>
          <table:table-cell office:value-type="float" office:value="12722879" calcext:value-type="float">
            <text:p>12722879</text:p>
          </table:table-cell>
          <table:table-cell/>
          <table:table-cell office:value-type="float" office:value="9345123" calcext:value-type="float">
            <text:p>9345123</text:p>
          </table:table-cell>
          <table:table-cell/>
          <table:table-cell office:value-type="float" office:value="7542849" calcext:value-type="float">
            <text:p>7542849</text:p>
          </table:table-cell>
          <table:table-cell/>
          <table:table-cell office:value-type="float" office:value="2447274" calcext:value-type="float">
            <text:p>2447274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3277" calcext:value-type="float">
            <text:p>923277</text:p>
          </table:table-cell>
          <table:table-cell/>
          <table:table-cell office:value-type="float" office:value="1403787" calcext:value-type="float">
            <text:p>1403787</text:p>
          </table:table-cell>
          <table:table-cell/>
          <table:table-cell office:value-type="float" office:value="1737554" calcext:value-type="float">
            <text:p>1737554</text:p>
          </table:table-cell>
          <table:table-cell/>
          <table:table-cell office:value-type="float" office:value="1768102" calcext:value-type="float">
            <text:p>1768102</text:p>
          </table:table-cell>
          <table:table-cell/>
          <table:table-cell office:value-type="float" office:value="1452543" calcext:value-type="float">
            <text:p>1452543</text:p>
          </table:table-cell>
          <table:table-cell table:number-columns-repeated="2"/>
          <table:table-cell office:value-type="float" office:value="808575" calcext:value-type="float">
            <text:p>808575</text:p>
          </table:table-cell>
          <table:table-cell/>
          <table:table-cell office:value-type="float" office:value="1191536" calcext:value-type="float">
            <text:p>1191536</text:p>
          </table:table-cell>
          <table:table-cell table:number-columns-repeated="3"/>
          <table:table-cell office:value-type="float" office:value="853849" calcext:value-type="float">
            <text:p>853849</text:p>
          </table:table-cell>
          <table:table-cell table:number-columns-repeated="2"/>
          <table:table-cell office:value-type="float" office:value="1396824" calcext:value-type="float">
            <text:p>1396824</text:p>
          </table:table-cell>
          <table:table-cell/>
          <table:table-cell office:value-type="float" office:value="1541041" calcext:value-type="float">
            <text:p>1541041</text:p>
          </table:table-cell>
          <table:table-cell/>
          <table:table-cell office:value-type="float" office:value="1508031" calcext:value-type="float">
            <text:p>1508031</text:p>
          </table:table-cell>
          <table:table-cell/>
          <table:table-cell office:value-type="float" office:value="1560397" calcext:value-type="float">
            <text:p>1560397</text:p>
          </table:table-cell>
          <table:table-cell/>
          <table:table-cell office:value-type="float" office:value="1573182" calcext:value-type="float">
            <text:p>1573182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534882" calcext:value-type="float">
            <text:p>1534882</text:p>
          </table:table-cell>
          <table:table-cell/>
          <table:table-cell office:value-type="float" office:value="2095236" calcext:value-type="float">
            <text:p>2095236</text:p>
          </table:table-cell>
          <table:table-cell/>
          <table:table-cell office:value-type="float" office:value="3004264" calcext:value-type="float">
            <text:p>3004264</text:p>
          </table:table-cell>
          <table:table-cell/>
          <table:table-cell office:value-type="float" office:value="3065309" calcext:value-type="float">
            <text:p>3065309</text:p>
          </table:table-cell>
          <table:table-cell/>
          <table:table-cell office:value-type="float" office:value="2564660" calcext:value-type="float">
            <text:p>2564660</text:p>
          </table:table-cell>
          <table:table-cell/>
          <table:table-cell office:value-type="float" office:value="1476405" calcext:value-type="float">
            <text:p>1476405</text:p>
          </table:table-cell>
          <table:table-cell/>
          <table:table-cell office:value-type="float" office:value="2055472" calcext:value-type="float">
            <text:p>2055472</text:p>
          </table:table-cell>
          <table:table-cell table:number-columns-repeated="2"/>
          <table:table-cell office:value-type="float" office:value="1531543" calcext:value-type="float">
            <text:p>1531543</text:p>
          </table:table-cell>
          <table:table-cell table:number-columns-repeated="2"/>
          <table:table-cell office:value-type="float" office:value="2509801" calcext:value-type="float">
            <text:p>2509801</text:p>
          </table:table-cell>
          <table:table-cell/>
          <table:table-cell office:value-type="float" office:value="2594592" calcext:value-type="float">
            <text:p>2594592</text:p>
          </table:table-cell>
          <table:table-cell/>
          <table:table-cell office:value-type="float" office:value="2569340" calcext:value-type="float">
            <text:p>2569340</text:p>
          </table:table-cell>
          <table:table-cell/>
          <table:table-cell office:value-type="float" office:value="2692158" calcext:value-type="float">
            <text:p>2692158</text:p>
          </table:table-cell>
          <table:table-cell/>
          <table:table-cell office:value-type="float" office:value="2760781" calcext:value-type="float">
            <text:p>2760781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2221986" calcext:value-type="float">
            <text:p>2221986</text:p>
          </table:table-cell>
          <table:table-cell/>
          <table:table-cell office:value-type="float" office:value="3325981" calcext:value-type="float">
            <text:p>3325981</text:p>
          </table:table-cell>
          <table:table-cell/>
          <table:table-cell office:value-type="float" office:value="4894549" calcext:value-type="float">
            <text:p>4894549</text:p>
          </table:table-cell>
          <table:table-cell/>
          <table:table-cell office:value-type="float" office:value="5119995" calcext:value-type="float">
            <text:p>5119995</text:p>
          </table:table-cell>
          <table:table-cell/>
          <table:table-cell office:value-type="float" office:value="4646860" calcext:value-type="float">
            <text:p>4646860</text:p>
          </table:table-cell>
          <table:table-cell/>
          <table:table-cell office:value-type="float" office:value="2692158" calcext:value-type="float">
            <text:p>2692158</text:p>
          </table:table-cell>
          <table:table-cell/>
          <table:table-cell office:value-type="float" office:value="3537685" calcext:value-type="float">
            <text:p>3537685</text:p>
          </table:table-cell>
          <table:table-cell table:number-columns-repeated="2"/>
          <table:table-cell office:value-type="float" office:value="2869562" calcext:value-type="float">
            <text:p>2869562</text:p>
          </table:table-cell>
          <table:table-cell table:number-columns-repeated="2"/>
          <table:table-cell office:value-type="float" office:value="4240959" calcext:value-type="float">
            <text:p>4240959</text:p>
          </table:table-cell>
          <table:table-cell/>
          <table:table-cell office:value-type="float" office:value="4198803" calcext:value-type="float">
            <text:p>4198803</text:p>
          </table:table-cell>
          <table:table-cell/>
          <table:table-cell office:value-type="float" office:value="4061534" calcext:value-type="float">
            <text:p>4061534</text:p>
          </table:table-cell>
          <table:table-cell/>
          <table:table-cell office:value-type="float" office:value="4065443" calcext:value-type="float">
            <text:p>4065443</text:p>
          </table:table-cell>
          <table:table-cell/>
          <table:table-cell office:value-type="float" office:value="4223995" calcext:value-type="float">
            <text:p>4223995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2931294" calcext:value-type="float">
            <text:p>2931294</text:p>
          </table:table-cell>
          <table:table-cell/>
          <table:table-cell office:value-type="float" office:value="3947659" calcext:value-type="float">
            <text:p>3947659</text:p>
          </table:table-cell>
          <table:table-cell/>
          <table:table-cell office:value-type="float" office:value="7384608" calcext:value-type="float">
            <text:p>7384608</text:p>
          </table:table-cell>
          <table:table-cell/>
          <table:table-cell office:value-type="float" office:value="7750451" calcext:value-type="float">
            <text:p>7750451</text:p>
          </table:table-cell>
          <table:table-cell/>
          <table:table-cell office:value-type="float" office:value="7516006" calcext:value-type="float">
            <text:p>7516006</text:p>
          </table:table-cell>
          <table:table-cell/>
          <table:table-cell office:value-type="float" office:value="4377197" calcext:value-type="float">
            <text:p>4377197</text:p>
          </table:table-cell>
          <table:table-cell/>
          <table:table-cell office:value-type="float" office:value="5333328" calcext:value-type="float">
            <text:p>5333328</text:p>
          </table:table-cell>
          <table:table-cell table:number-columns-repeated="2"/>
          <table:table-cell office:value-type="float" office:value="5113796" calcext:value-type="float">
            <text:p>5113796</text:p>
          </table:table-cell>
          <table:table-cell table:number-columns-repeated="2"/>
          <table:table-cell office:value-type="float" office:value="6812896" calcext:value-type="float">
            <text:p>6812896</text:p>
          </table:table-cell>
          <table:table-cell/>
          <table:table-cell office:value-type="float" office:value="6184474" calcext:value-type="float">
            <text:p>6184474</text:p>
          </table:table-cell>
          <table:table-cell/>
          <table:table-cell office:value-type="float" office:value="5360400" calcext:value-type="float">
            <text:p>5360400</text:p>
          </table:table-cell>
          <table:table-cell/>
          <table:table-cell office:value-type="float" office:value="5639513" calcext:value-type="float">
            <text:p>5639513</text:p>
          </table:table-cell>
          <table:table-cell/>
          <table:table-cell office:value-type="float" office:value="6008529" calcext:value-type="float">
            <text:p>600852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456625" calcext:value-type="float">
            <text:p>3456625</text:p>
          </table:table-cell>
          <table:table-cell/>
          <table:table-cell office:value-type="float" office:value="5107612" calcext:value-type="float">
            <text:p>5107612</text:p>
          </table:table-cell>
          <table:table-cell/>
          <table:table-cell office:value-type="float" office:value="9578222" calcext:value-type="float">
            <text:p>9578222</text:p>
          </table:table-cell>
          <table:table-cell office:value-type="float" office:value="10277362" calcext:value-type="float">
            <text:p>10277362</text:p>
          </table:table-cell>
          <table:table-cell office:value-type="float" office:value="10748081" calcext:value-type="float">
            <text:p>10748081</text:p>
          </table:table-cell>
          <table:table-cell/>
          <table:table-cell office:value-type="float" office:value="6651962" calcext:value-type="float">
            <text:p>6651962</text:p>
          </table:table-cell>
          <table:table-cell/>
          <table:table-cell office:value-type="float" office:value="7039993" calcext:value-type="float">
            <text:p>7039993</text:p>
          </table:table-cell>
          <table:table-cell table:number-columns-repeated="2"/>
          <table:table-cell office:value-type="float" office:value="8061060" calcext:value-type="float">
            <text:p>8061060</text:p>
          </table:table-cell>
          <table:table-cell table:number-columns-repeated="2"/>
          <table:table-cell office:value-type="float" office:value="8892622" calcext:value-type="float">
            <text:p>8892622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6970290" calcext:value-type="float">
            <text:p>6970290</text:p>
          </table:table-cell>
          <table:table-cell/>
          <table:table-cell office:value-type="float" office:value="7257724" calcext:value-type="float">
            <text:p>7257724</text:p>
          </table:table-cell>
          <table:table-cell/>
          <table:table-cell office:value-type="float" office:value="7516006" calcext:value-type="float">
            <text:p>751600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669848" calcext:value-type="float">
            <text:p>3669848</text:p>
          </table:table-cell>
          <table:table-cell/>
          <table:table-cell office:value-type="float" office:value="4934574" calcext:value-type="float">
            <text:p>4934574</text:p>
          </table:table-cell>
          <table:table-cell office:value-type="float" office:value="10639788" calcext:value-type="float">
            <text:p>10639788</text:p>
          </table:table-cell>
          <table:table-cell office:value-type="float" office:value="11086603" calcext:value-type="float">
            <text:p>11086603</text:p>
          </table:table-cell>
          <table:table-cell office:value-type="float" office:value="13241366" calcext:value-type="float">
            <text:p>13241366</text:p>
          </table:table-cell>
          <table:table-cell/>
          <table:table-cell office:value-type="float" office:value="8655729" calcext:value-type="float">
            <text:p>8655729</text:p>
          </table:table-cell>
          <table:table-cell/>
          <table:table-cell office:value-type="float" office:value="8201933" calcext:value-type="float">
            <text:p>8201933</text:p>
          </table:table-cell>
          <table:table-cell/>
          <table:table-cell office:value-type="float" office:value="10666656" calcext:value-type="float">
            <text:p>10666656</text:p>
          </table:table-cell>
          <table:table-cell/>
          <table:table-cell office:value-type="float" office:value="15529396" calcext:value-type="float">
            <text:p>15529396</text:p>
          </table:table-cell>
          <table:table-cell/>
          <table:table-cell office:value-type="float" office:value="5677413" calcext:value-type="float">
            <text:p>5677413</text:p>
          </table:table-cell>
          <table:table-cell/>
          <table:table-cell office:value-type="float" office:value="6981811" calcext:value-type="float">
            <text:p>6981811</text:p>
          </table:table-cell>
          <table:table-cell/>
          <table:table-cell office:value-type="float" office:value="8464921" calcext:value-type="float">
            <text:p>8464921</text:p>
          </table:table-cell>
          <table:table-cell/>
          <table:table-cell office:value-type="float" office:value="9025632" calcext:value-type="float">
            <text:p>9025632</text:p>
          </table:table-cell>
          <table:table-cell table:number-columns-repeated="3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3889498" calcext:value-type="float">
            <text:p>3889498</text:p>
          </table:table-cell>
          <table:table-cell/>
          <table:table-cell office:value-type="float" office:value="5746933" calcext:value-type="float">
            <text:p>5746933</text:p>
          </table:table-cell>
          <table:table-cell office:value-type="float" office:value="13158865" calcext:value-type="float">
            <text:p>13158865</text:p>
          </table:table-cell>
          <table:table-cell office:value-type="float" office:value="14079986" calcext:value-type="float">
            <text:p>14079986</text:p>
          </table:table-cell>
          <table:table-cell office:value-type="float" office:value="15702587" calcext:value-type="float">
            <text:p>15702587</text:p>
          </table:table-cell>
          <table:table-cell office:value-type="float" office:value="10327618" calcext:value-type="float">
            <text:p>10327618</text:p>
          </table:table-cell>
          <table:table-cell/>
          <table:table-cell office:value-type="float" office:value="8930223" calcext:value-type="float">
            <text:p>8930223</text:p>
          </table:table-cell>
          <table:table-cell/>
          <table:table-cell office:value-type="float" office:value="12314856" calcext:value-type="float">
            <text:p>12314856</text:p>
          </table:table-cell>
          <table:table-cell/>
          <table:table-cell office:value-type="float" office:value="17032241" calcext:value-type="float">
            <text:p>17032241</text:p>
          </table:table-cell>
          <table:table-cell/>
          <table:table-cell office:value-type="float" office:value="9324494" calcext:value-type="float">
            <text:p>9324494</text:p>
          </table:table-cell>
          <table:table-cell/>
          <table:table-cell office:value-type="float" office:value="8076474" calcext:value-type="float">
            <text:p>8076474</text:p>
          </table:table-cell>
          <table:table-cell/>
          <table:table-cell office:value-type="float" office:value="6332827" calcext:value-type="float">
            <text:p>6332827</text:p>
          </table:table-cell>
          <table:table-cell/>
          <table:table-cell office:value-type="float" office:value="8364348" calcext:value-type="float">
            <text:p>8364348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104952" calcext:value-type="float">
            <text:p>4104952</text:p>
          </table:table-cell>
          <table:table-cell/>
          <table:table-cell office:value-type="float" office:value="5883002" calcext:value-type="float">
            <text:p>5883002</text:p>
          </table:table-cell>
          <table:table-cell office:value-type="float" office:value="13324908" calcext:value-type="float">
            <text:p>13324908</text:p>
          </table:table-cell>
          <table:table-cell office:value-type="float" office:value="14465739" calcext:value-type="float">
            <text:p>14465739</text:p>
          </table:table-cell>
          <table:table-cell office:value-type="float" office:value="16895983" calcext:value-type="float">
            <text:p>16895983</text:p>
          </table:table-cell>
          <table:table-cell office:value-type="float" office:value="11174592" calcext:value-type="float">
            <text:p>11174592</text:p>
          </table:table-cell>
          <table:table-cell office:value-type="float" office:value="10033244" calcext:value-type="float">
            <text:p>10033244</text:p>
          </table:table-cell>
          <table:table-cell/>
          <table:table-cell office:value-type="float" office:value="13283005" calcext:value-type="float">
            <text:p>13283005</text:p>
          </table:table-cell>
          <table:table-cell/>
          <table:table-cell office:value-type="float" office:value="18285696" calcext:value-type="float">
            <text:p>18285696</text:p>
          </table:table-cell>
          <table:table-cell/>
          <table:table-cell office:value-type="float" office:value="8431129" calcext:value-type="float">
            <text:p>8431129</text:p>
          </table:table-cell>
          <table:table-cell/>
          <table:table-cell office:value-type="float" office:value="8602842" calcext:value-type="float">
            <text:p>8602842</text:p>
          </table:table-cell>
          <table:table-cell/>
          <table:table-cell office:value-type="float" office:value="5353606" calcext:value-type="float">
            <text:p>5353606</text:p>
          </table:table-cell>
          <table:table-cell/>
          <table:table-cell office:value-type="float" office:value="8818363" calcext:value-type="float">
            <text:p>8818363</text:p>
          </table:table-cell>
          <table:table-cell table:number-columns-repeated="4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249492" calcext:value-type="float">
            <text:p>4249492</text:p>
          </table:table-cell>
          <table:table-cell/>
          <table:table-cell office:value-type="float" office:value="5915960" calcext:value-type="float">
            <text:p>5915960</text:p>
          </table:table-cell>
          <table:table-cell office:value-type="float" office:value="16499984" calcext:value-type="float">
            <text:p>16499984</text:p>
          </table:table-cell>
          <table:table-cell office:value-type="float" office:value="18445396" calcext:value-type="float">
            <text:p>18445396</text:p>
          </table:table-cell>
          <table:table-cell office:value-type="float" office:value="18690247" calcext:value-type="float">
            <text:p>18690247</text:p>
          </table:table-cell>
          <table:table-cell office:value-type="float" office:value="12103140" calcext:value-type="float">
            <text:p>12103140</text:p>
          </table:table-cell>
          <table:table-cell office:value-type="float" office:value="10227592" calcext:value-type="float">
            <text:p>10227592</text:p>
          </table:table-cell>
          <table:table-cell/>
          <table:table-cell office:value-type="float" office:value="13367075" calcext:value-type="float">
            <text:p>13367075</text:p>
          </table:table-cell>
          <table:table-cell/>
          <table:table-cell office:value-type="float" office:value="17311458" calcext:value-type="float">
            <text:p>17311458</text:p>
          </table:table-cell>
          <table:table-cell office:value-type="float" office:value="10403930" calcext:value-type="float">
            <text:p>10403930</text:p>
          </table:table-cell>
          <table:table-cell/>
          <table:table-cell office:value-type="float" office:value="8447991" calcext:value-type="float">
            <text:p>8447991</text:p>
          </table:table-cell>
          <table:table-cell/>
          <table:table-cell office:value-type="float" office:value="3774795" calcext:value-type="float">
            <text:p>3774795</text:p>
          </table:table-cell>
          <table:table-cell/>
          <table:table-cell office:value-type="float" office:value="8655729" calcext:value-type="float">
            <text:p>8655729</text:p>
          </table:table-cell>
          <table:table-cell table:number-columns-repeated="4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5034560" calcext:value-type="float">
            <text:p>5034560</text:p>
          </table:table-cell>
          <table:table-cell office:value-type="float" office:value="17311458" calcext:value-type="float">
            <text:p>17311458</text:p>
          </table:table-cell>
          <table:table-cell office:value-type="float" office:value="22709655" calcext:value-type="float">
            <text:p>22709655</text:p>
          </table:table-cell>
          <table:table-cell office:value-type="float" office:value="20114266" calcext:value-type="float">
            <text:p>20114266</text:p>
          </table:table-cell>
          <table:table-cell office:value-type="float" office:value="12314856" calcext:value-type="float">
            <text:p>12314856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11324385" calcext:value-type="float">
            <text:p>11324385</text:p>
          </table:table-cell>
          <table:table-cell/>
          <table:table-cell office:value-type="float" office:value="10971417" calcext:value-type="float">
            <text:p>10971417</text:p>
          </table:table-cell>
          <table:table-cell office:value-type="float" office:value="11174592" calcext:value-type="float">
            <text:p>11174592</text:p>
          </table:table-cell>
          <table:table-cell/>
          <table:table-cell office:value-type="float" office:value="8673502" calcext:value-type="float">
            <text:p>8673502</text:p>
          </table:table-cell>
          <table:table-cell/>
          <table:table-cell office:value-type="float" office:value="2838706" calcext:value-type="float">
            <text:p>2838706</text:p>
          </table:table-cell>
          <table:table-cell/>
          <table:table-cell office:value-type="float" office:value="7397540" calcext:value-type="float">
            <text:p>7397540</text:p>
          </table:table-cell>
          <table:table-cell table:number-columns-repeated="4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70587" calcext:value-type="float">
            <text:p>970587</text:p>
          </table:table-cell>
          <table:table-cell/>
          <table:table-cell office:value-type="float" office:value="1284279" calcext:value-type="float">
            <text:p>1284279</text:p>
          </table:table-cell>
          <table:table-cell/>
          <table:table-cell office:value-type="float" office:value="1455045" calcext:value-type="float">
            <text:p>1455045</text:p>
          </table:table-cell>
          <table:table-cell/>
          <table:table-cell office:value-type="float" office:value="1474858" calcext:value-type="float">
            <text:p>1474858</text:p>
          </table:table-cell>
          <table:table-cell/>
          <table:table-cell office:value-type="float" office:value="1011372" calcext:value-type="float">
            <text:p>1011372</text:p>
          </table:table-cell>
          <table:table-cell table:number-columns-repeated="2"/>
          <table:table-cell office:value-type="float" office:value="639757" calcext:value-type="float">
            <text:p>639757</text:p>
          </table:table-cell>
          <table:table-cell/>
          <table:table-cell office:value-type="float" office:value="1078650" calcext:value-type="float">
            <text:p>1078650</text:p>
          </table:table-cell>
          <table:table-cell table:number-columns-repeated="3"/>
          <table:table-cell office:value-type="float" office:value="849898" calcext:value-type="float">
            <text:p>849898</text:p>
          </table:table-cell>
          <table:table-cell table:number-columns-repeated="2"/>
          <table:table-cell office:value-type="float" office:value="1058247" calcext:value-type="float">
            <text:p>1058247</text:p>
          </table:table-cell>
          <table:table-cell/>
          <table:table-cell office:value-type="float" office:value="1324759" calcext:value-type="float">
            <text:p>1324759</text:p>
          </table:table-cell>
          <table:table-cell/>
          <table:table-cell office:value-type="float" office:value="1309563" calcext:value-type="float">
            <text:p>1309563</text:p>
          </table:table-cell>
          <table:table-cell/>
          <table:table-cell office:value-type="float" office:value="1325591" calcext:value-type="float">
            <text:p>1325591</text:p>
          </table:table-cell>
          <table:table-cell/>
          <table:table-cell office:value-type="float" office:value="1335228" calcext:value-type="float">
            <text:p>1335228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588266" calcext:value-type="float">
            <text:p>1588266</text:p>
          </table:table-cell>
          <table:table-cell/>
          <table:table-cell office:value-type="float" office:value="1942513" calcext:value-type="float">
            <text:p>1942513</text:p>
          </table:table-cell>
          <table:table-cell/>
          <table:table-cell office:value-type="float" office:value="2345361" calcext:value-type="float">
            <text:p>2345361</text:p>
          </table:table-cell>
          <table:table-cell/>
          <table:table-cell office:value-type="float" office:value="2313884" calcext:value-type="float">
            <text:p>2313884</text:p>
          </table:table-cell>
          <table:table-cell/>
          <table:table-cell office:value-type="float" office:value="1719868" calcext:value-type="float">
            <text:p>1719868</text:p>
          </table:table-cell>
          <table:table-cell/>
          <table:table-cell office:value-type="float" office:value="1146890" calcext:value-type="float">
            <text:p>1146890</text:p>
          </table:table-cell>
          <table:table-cell/>
          <table:table-cell office:value-type="float" office:value="1850600" calcext:value-type="float">
            <text:p>1850600</text:p>
          </table:table-cell>
          <table:table-cell table:number-columns-repeated="2"/>
          <table:table-cell office:value-type="float" office:value="1526285" calcext:value-type="float">
            <text:p>1526285</text:p>
          </table:table-cell>
          <table:table-cell table:number-columns-repeated="2"/>
          <table:table-cell office:value-type="float" office:value="1612212" calcext:value-type="float">
            <text:p>1612212</text:p>
          </table:table-cell>
          <table:table-cell/>
          <table:table-cell office:value-type="float" office:value="2049488" calcext:value-type="float">
            <text:p>2049488</text:p>
          </table:table-cell>
          <table:table-cell/>
          <table:table-cell office:value-type="float" office:value="1984494" calcext:value-type="float">
            <text:p>1984494</text:p>
          </table:table-cell>
          <table:table-cell/>
          <table:table-cell office:value-type="float" office:value="2081811" calcext:value-type="float">
            <text:p>2081811</text:p>
          </table:table-cell>
          <table:table-cell/>
          <table:table-cell office:value-type="float" office:value="2103059" calcext:value-type="float">
            <text:p>2103059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2299398" calcext:value-type="float">
            <text:p>2299398</text:p>
          </table:table-cell>
          <table:table-cell/>
          <table:table-cell office:value-type="float" office:value="2737521" calcext:value-type="float">
            <text:p>2737521</text:p>
          </table:table-cell>
          <table:table-cell/>
          <table:table-cell office:value-type="float" office:value="3459456" calcext:value-type="float">
            <text:p>3459456</text:p>
          </table:table-cell>
          <table:table-cell/>
          <table:table-cell office:value-type="float" office:value="3524402" calcext:value-type="float">
            <text:p>3524402</text:p>
          </table:table-cell>
          <table:table-cell/>
          <table:table-cell office:value-type="float" office:value="2837753" calcext:value-type="float">
            <text:p>2837753</text:p>
          </table:table-cell>
          <table:table-cell/>
          <table:table-cell office:value-type="float" office:value="1840521" calcext:value-type="float">
            <text:p>1840521</text:p>
          </table:table-cell>
          <table:table-cell/>
          <table:table-cell office:value-type="float" office:value="2981994" calcext:value-type="float">
            <text:p>2981994</text:p>
          </table:table-cell>
          <table:table-cell table:number-columns-repeated="2"/>
          <table:table-cell office:value-type="float" office:value="2835848" calcext:value-type="float">
            <text:p>2835848</text:p>
          </table:table-cell>
          <table:table-cell table:number-columns-repeated="2"/>
          <table:table-cell office:value-type="float" office:value="2415782" calcext:value-type="float">
            <text:p>2415782</text:p>
          </table:table-cell>
          <table:table-cell/>
          <table:table-cell office:value-type="float" office:value="3020376" calcext:value-type="float">
            <text:p>3020376</text:p>
          </table:table-cell>
          <table:table-cell/>
          <table:table-cell office:value-type="float" office:value="2918131" calcext:value-type="float">
            <text:p>2918131</text:p>
          </table:table-cell>
          <table:table-cell/>
          <table:table-cell office:value-type="float" office:value="3079836" calcext:value-type="float">
            <text:p>3079836</text:p>
          </table:table-cell>
          <table:table-cell/>
          <table:table-cell office:value-type="float" office:value="3125413" calcext:value-type="float">
            <text:p>312541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3100180" calcext:value-type="float">
            <text:p>3100180</text:p>
          </table:table-cell>
          <table:table-cell/>
          <table:table-cell office:value-type="float" office:value="3763025" calcext:value-type="float">
            <text:p>3763025</text:p>
          </table:table-cell>
          <table:table-cell/>
          <table:table-cell office:value-type="float" office:value="4880411" calcext:value-type="float">
            <text:p>4880411</text:p>
          </table:table-cell>
          <table:table-cell/>
          <table:table-cell office:value-type="float" office:value="5211592" calcext:value-type="float">
            <text:p>5211592</text:p>
          </table:table-cell>
          <table:table-cell/>
          <table:table-cell office:value-type="float" office:value="4556629" calcext:value-type="float">
            <text:p>4556629</text:p>
          </table:table-cell>
          <table:table-cell/>
          <table:table-cell office:value-type="float" office:value="3078714" calcext:value-type="float">
            <text:p>3078714</text:p>
          </table:table-cell>
          <table:table-cell/>
          <table:table-cell office:value-type="float" office:value="4458043" calcext:value-type="float">
            <text:p>4458043</text:p>
          </table:table-cell>
          <table:table-cell table:number-columns-repeated="2"/>
          <table:table-cell office:value-type="float" office:value="5141808" calcext:value-type="float">
            <text:p>5141808</text:p>
          </table:table-cell>
          <table:table-cell table:number-columns-repeated="2"/>
          <table:table-cell office:value-type="float" office:value="3669848" calcext:value-type="float">
            <text:p>3669848</text:p>
          </table:table-cell>
          <table:table-cell/>
          <table:table-cell office:value-type="float" office:value="3947659" calcext:value-type="float">
            <text:p>3947659</text:p>
          </table:table-cell>
          <table:table-cell/>
          <table:table-cell office:value-type="float" office:value="3729797" calcext:value-type="float">
            <text:p>3729797</text:p>
          </table:table-cell>
          <table:table-cell/>
          <table:table-cell office:value-type="float" office:value="4159523" calcext:value-type="float">
            <text:p>4159523</text:p>
          </table:table-cell>
          <table:table-cell/>
          <table:table-cell office:value-type="float" office:value="4213462" calcext:value-type="float">
            <text:p>421346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679438" calcext:value-type="float">
            <text:p>3679438</text:p>
          </table:table-cell>
          <table:table-cell/>
          <table:table-cell office:value-type="float" office:value="4301421" calcext:value-type="float">
            <text:p>4301421</text:p>
          </table:table-cell>
          <table:table-cell/>
          <table:table-cell office:value-type="float" office:value="6126172" calcext:value-type="float">
            <text:p>6126172</text:p>
          </table:table-cell>
          <table:table-cell/>
          <table:table-cell office:value-type="float" office:value="5058677" calcext:value-type="float">
            <text:p>5058677</text:p>
          </table:table-cell>
          <table:table-cell/>
          <table:table-cell office:value-type="float" office:value="4735421" calcext:value-type="float">
            <text:p>4735421</text:p>
          </table:table-cell>
          <table:table-cell/>
          <table:table-cell office:value-type="float" office:value="3682646" calcext:value-type="float">
            <text:p>3682646</text:p>
          </table:table-cell>
          <table:table-cell/>
          <table:table-cell office:value-type="float" office:value="5987237" calcext:value-type="float">
            <text:p>5987237</text:p>
          </table:table-cell>
          <table:table-cell table:number-columns-repeated="2"/>
          <table:table-cell office:value-type="float" office:value="8414334" calcext:value-type="float">
            <text:p>8414334</text:p>
          </table:table-cell>
          <table:table-cell table:number-columns-repeated="2"/>
          <table:table-cell office:value-type="float" office:value="4719548" calcext:value-type="float">
            <text:p>4719548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4813670" calcext:value-type="float">
            <text:p>4813670</text:p>
          </table:table-cell>
          <table:table-cell/>
          <table:table-cell office:value-type="float" office:value="5016622" calcext:value-type="float">
            <text:p>5016622</text:p>
          </table:table-cell>
          <table:table-cell/>
          <table:table-cell office:value-type="float" office:value="5182817" calcext:value-type="float">
            <text:p>518281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034380" calcext:value-type="float">
            <text:p>4034380</text:p>
          </table:table-cell>
          <table:table-cell/>
          <table:table-cell office:value-type="float" office:value="4159523" calcext:value-type="float">
            <text:p>4159523</text:p>
          </table:table-cell>
          <table:table-cell/>
          <table:table-cell office:value-type="float" office:value="5936747" calcext:value-type="float">
            <text:p>5936747</text:p>
          </table:table-cell>
          <table:table-cell/>
          <table:table-cell office:value-type="float" office:value="6468600" calcext:value-type="float">
            <text:p>6468600</text:p>
          </table:table-cell>
          <table:table-cell/>
          <table:table-cell office:value-type="float" office:value="6688829" calcext:value-type="float">
            <text:p>6688829</text:p>
          </table:table-cell>
          <table:table-cell/>
          <table:table-cell office:value-type="float" office:value="5043577" calcext:value-type="float">
            <text:p>5043577</text:p>
          </table:table-cell>
          <table:table-cell/>
          <table:table-cell office:value-type="float" office:value="5924257" calcext:value-type="float">
            <text:p>5924257</text:p>
          </table:table-cell>
          <table:table-cell/>
          <table:table-cell office:value-type="float" office:value="11263989" calcext:value-type="float">
            <text:p>11263989</text:p>
          </table:table-cell>
          <table:table-cell table:number-columns-repeated="2"/>
          <table:table-cell office:value-type="float" office:value="5870737" calcext:value-type="float">
            <text:p>5870737</text:p>
          </table:table-cell>
          <table:table-cell/>
          <table:table-cell office:value-type="float" office:value="5507165" calcext:value-type="float">
            <text:p>5507165</text:p>
          </table:table-cell>
          <table:table-cell/>
          <table:table-cell office:value-type="float" office:value="4998811" calcext:value-type="float">
            <text:p>4998811</text:p>
          </table:table-cell>
          <table:table-cell/>
          <table:table-cell office:value-type="float" office:value="5240689" calcext:value-type="float">
            <text:p>5240689</text:p>
          </table:table-cell>
          <table:table-cell/>
          <table:table-cell office:value-type="float" office:value="5475043" calcext:value-type="float">
            <text:p>547504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338978" calcext:value-type="float">
            <text:p>4338978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7111104" calcext:value-type="float">
            <text:p>7111104</text:p>
          </table:table-cell>
          <table:table-cell/>
          <table:table-cell office:value-type="float" office:value="7365293" calcext:value-type="float">
            <text:p>7365293</text:p>
          </table:table-cell>
          <table:table-cell/>
          <table:table-cell office:value-type="float" office:value="8745333" calcext:value-type="float">
            <text:p>8745333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6012805" calcext:value-type="float">
            <text:p>6012805</text:p>
          </table:table-cell>
          <table:table-cell/>
          <table:table-cell office:value-type="float" office:value="14009936" calcext:value-type="float">
            <text:p>14009936</text:p>
          </table:table-cell>
          <table:table-cell/>
          <table:table-cell office:value-type="float" office:value="18167724" calcext:value-type="float">
            <text:p>18167724</text:p>
          </table:table-cell>
          <table:table-cell/>
          <table:table-cell office:value-type="float" office:value="6017088" calcext:value-type="float">
            <text:p>6017088</text:p>
          </table:table-cell>
          <table:table-cell/>
          <table:table-cell office:value-type="float" office:value="5101444" calcext:value-type="float">
            <text:p>5101444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5654612" calcext:value-type="float">
            <text:p>5654612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379466" calcext:value-type="float">
            <text:p>4379466</text:p>
          </table:table-cell>
          <table:table-cell/>
          <table:table-cell office:value-type="float" office:value="5040567" calcext:value-type="float">
            <text:p>5040567</text:p>
          </table:table-cell>
          <table:table-cell/>
          <table:table-cell office:value-type="float" office:value="7430071" calcext:value-type="float">
            <text:p>7430071</text:p>
          </table:table-cell>
          <table:table-cell/>
          <table:table-cell office:value-type="float" office:value="7652166" calcext:value-type="float">
            <text:p>7652166</text:p>
          </table:table-cell>
          <table:table-cell/>
          <table:table-cell office:value-type="float" office:value="7743347" calcext:value-type="float">
            <text:p>7743347</text:p>
          </table:table-cell>
          <table:table-cell/>
          <table:table-cell office:value-type="float" office:value="5866660" calcext:value-type="float">
            <text:p>5866660</text:p>
          </table:table-cell>
          <table:table-cell/>
          <table:table-cell office:value-type="float" office:value="7563108" calcext:value-type="float">
            <text:p>7563108</text:p>
          </table:table-cell>
          <table:table-cell/>
          <table:table-cell office:value-type="float" office:value="15615511" calcext:value-type="float">
            <text:p>15615511</text:p>
          </table:table-cell>
          <table:table-cell/>
          <table:table-cell office:value-type="float" office:value="19646492" calcext:value-type="float">
            <text:p>19646492</text:p>
          </table:table-cell>
          <table:table-cell/>
          <table:table-cell office:value-type="float" office:value="6351873" calcext:value-type="float">
            <text:p>6351873</text:p>
          </table:table-cell>
          <table:table-cell/>
          <table:table-cell office:value-type="float" office:value="4923072" calcext:value-type="float">
            <text:p>4923072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5471497" calcext:value-type="float">
            <text:p>5471497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418405" calcext:value-type="float">
            <text:p>4418405</text:p>
          </table:table-cell>
          <table:table-cell/>
          <table:table-cell office:value-type="float" office:value="4992902" calcext:value-type="float">
            <text:p>4992902</text:p>
          </table:table-cell>
          <table:table-cell/>
          <table:table-cell office:value-type="float" office:value="8217890" calcext:value-type="float">
            <text:p>8217890</text:p>
          </table:table-cell>
          <table:table-cell/>
          <table:table-cell office:value-type="float" office:value="8673502" calcext:value-type="float">
            <text:p>8673502</text:p>
          </table:table-cell>
          <table:table-cell/>
          <table:table-cell office:value-type="float" office:value="8958633" calcext:value-type="float">
            <text:p>8958633</text:p>
          </table:table-cell>
          <table:table-cell/>
          <table:table-cell office:value-type="float" office:value="6230082" calcext:value-type="float">
            <text:p>6230082</text:p>
          </table:table-cell>
          <table:table-cell/>
          <table:table-cell office:value-type="float" office:value="7245275" calcext:value-type="float">
            <text:p>7245275</text:p>
          </table:table-cell>
          <table:table-cell/>
          <table:table-cell office:value-type="float" office:value="16499984" calcext:value-type="float">
            <text:p>16499984</text:p>
          </table:table-cell>
          <table:table-cell/>
          <table:table-cell office:value-type="float" office:value="19420670" calcext:value-type="float">
            <text:p>19420670</text:p>
          </table:table-cell>
          <table:table-cell/>
          <table:table-cell office:value-type="float" office:value="7631428" calcext:value-type="float">
            <text:p>7631428</text:p>
          </table:table-cell>
          <table:table-cell/>
          <table:table-cell office:value-type="float" office:value="5587296" calcext:value-type="float">
            <text:p>5587296</text:p>
          </table:table-cell>
          <table:table-cell/>
          <table:table-cell office:value-type="float" office:value="4221884" calcext:value-type="float">
            <text:p>4221884</text:p>
          </table:table-cell>
          <table:table-cell/>
          <table:table-cell office:value-type="float" office:value="5878908" calcext:value-type="float">
            <text:p>5878908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264508" calcext:value-type="float">
            <text:p>4264508</text:p>
          </table:table-cell>
          <table:table-cell/>
          <table:table-cell office:value-type="float" office:value="4714281" calcext:value-type="float">
            <text:p>4714281</text:p>
          </table:table-cell>
          <table:table-cell/>
          <table:table-cell office:value-type="float" office:value="8045706" calcext:value-type="float">
            <text:p>8045706</text:p>
          </table:table-cell>
          <table:table-cell/>
          <table:table-cell office:value-type="float" office:value="8855337" calcext:value-type="float">
            <text:p>8855337</text:p>
          </table:table-cell>
          <table:table-cell/>
          <table:table-cell office:value-type="float" office:value="7947311" calcext:value-type="float">
            <text:p>7947311</text:p>
          </table:table-cell>
          <table:table-cell/>
          <table:table-cell office:value-type="float" office:value="6025671" calcext:value-type="float">
            <text:p>6025671</text:p>
          </table:table-cell>
          <table:table-cell/>
          <table:table-cell office:value-type="float" office:value="5528790" calcext:value-type="float">
            <text:p>5528790</text:p>
          </table:table-cell>
          <table:table-cell/>
          <table:table-cell office:value-type="float" office:value="10957187" calcext:value-type="float">
            <text:p>10957187</text:p>
          </table:table-cell>
          <table:table-cell table:number-columns-repeated="2"/>
          <table:table-cell office:value-type="float" office:value="1444348" calcext:value-type="float">
            <text:p>1444348</text:p>
          </table:table-cell>
          <table:table-cell/>
          <table:table-cell office:value-type="float" office:value="6620683" calcext:value-type="float">
            <text:p>6620683</text:p>
          </table:table-cell>
          <table:table-cell/>
          <table:table-cell office:value-type="float" office:value="5116893" calcext:value-type="float">
            <text:p>5116893</text:p>
          </table:table-cell>
          <table:table-cell/>
          <table:table-cell office:value-type="float" office:value="3192740" calcext:value-type="float">
            <text:p>3192740</text:p>
          </table:table-cell>
          <table:table-cell/>
          <table:table-cell office:value-type="float" office:value="5471497" calcext:value-type="float">
            <text:p>5471497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007586" calcext:value-type="float">
            <text:p>4007586</text:p>
          </table:table-cell>
          <table:table-cell/>
          <table:table-cell office:value-type="float" office:value="4133068" calcext:value-type="float">
            <text:p>4133068</text:p>
          </table:table-cell>
          <table:table-cell/>
          <table:table-cell office:value-type="float" office:value="6636285" calcext:value-type="float">
            <text:p>6636285</text:p>
          </table:table-cell>
          <table:table-cell/>
          <table:table-cell office:value-type="float" office:value="7410519" calcext:value-type="float">
            <text:p>7410519</text:p>
          </table:table-cell>
          <table:table-cell/>
          <table:table-cell office:value-type="float" office:value="7183666" calcext:value-type="float">
            <text:p>7183666</text:p>
          </table:table-cell>
          <table:table-cell/>
          <table:table-cell office:value-type="float" office:value="5439788" calcext:value-type="float">
            <text:p>5439788</text:p>
          </table:table-cell>
          <table:table-cell/>
          <table:table-cell office:value-type="float" office:value="5429300" calcext:value-type="float">
            <text:p>5429300</text:p>
          </table:table-cell>
          <table:table-cell table:number-columns-repeated="2"/>
          <table:table-cell office:value-type="float" office:value="5273403" calcext:value-type="float">
            <text:p>5273403</text:p>
          </table:table-cell>
          <table:table-cell table:number-columns-repeated="2"/>
          <table:table-cell office:value-type="float" office:value="5778380" calcext:value-type="float">
            <text:p>5778380</text:p>
          </table:table-cell>
          <table:table-cell/>
          <table:table-cell office:value-type="float" office:value="5224484" calcext:value-type="float">
            <text:p>5224484</text:p>
          </table:table-cell>
          <table:table-cell/>
          <table:table-cell office:value-type="float" office:value="4703781" calcext:value-type="float">
            <text:p>4703781</text:p>
          </table:table-cell>
          <table:table-cell/>
          <table:table-cell office:value-type="float" office:value="2215576" calcext:value-type="float">
            <text:p>2215576</text:p>
          </table:table-cell>
          <table:table-cell/>
          <table:table-cell office:value-type="float" office:value="4071321" calcext:value-type="float">
            <text:p>4071321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71256" calcext:value-type="float">
            <text:p>971256</text:p>
          </table:table-cell>
          <table:table-cell/>
          <table:table-cell office:value-type="float" office:value="1287901" calcext:value-type="float">
            <text:p>1287901</text:p>
          </table:table-cell>
          <table:table-cell/>
          <table:table-cell office:value-type="float" office:value="1401923" calcext:value-type="float">
            <text:p>1401923</text:p>
          </table:table-cell>
          <table:table-cell/>
          <table:table-cell office:value-type="float" office:value="1422580" calcext:value-type="float">
            <text:p>1422580</text:p>
          </table:table-cell>
          <table:table-cell table:number-columns-repeated="2"/>
          <table:table-cell office:value-type="float" office:value="899679" calcext:value-type="float">
            <text:p>899679</text:p>
          </table:table-cell>
          <table:table-cell table:number-columns-repeated="2"/>
          <table:table-cell office:value-type="float" office:value="608754" calcext:value-type="float">
            <text:p>608754</text:p>
          </table:table-cell>
          <table:table-cell/>
          <table:table-cell office:value-type="float" office:value="1064380" calcext:value-type="float">
            <text:p>1064380</text:p>
          </table:table-cell>
          <table:table-cell table:number-columns-repeated="3"/>
          <table:table-cell office:value-type="float" office:value="851869" calcext:value-type="float">
            <text:p>851869</text:p>
          </table:table-cell>
          <table:table-cell table:number-columns-repeated="2"/>
          <table:table-cell office:value-type="float" office:value="1013617" calcext:value-type="float">
            <text:p>1013617</text:p>
          </table:table-cell>
          <table:table-cell/>
          <table:table-cell office:value-type="float" office:value="1266755" calcext:value-type="float">
            <text:p>1266755</text:p>
          </table:table-cell>
          <table:table-cell/>
          <table:table-cell office:value-type="float" office:value="1290557" calcext:value-type="float">
            <text:p>1290557</text:p>
          </table:table-cell>
          <table:table-cell/>
          <table:table-cell office:value-type="float" office:value="1292433" calcext:value-type="float">
            <text:p>1292433</text:p>
          </table:table-cell>
          <table:table-cell/>
          <table:table-cell office:value-type="float" office:value="1314351" calcext:value-type="float">
            <text:p>1314351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641342" calcext:value-type="float">
            <text:p>1641342</text:p>
          </table:table-cell>
          <table:table-cell/>
          <table:table-cell office:value-type="float" office:value="1990104" calcext:value-type="float">
            <text:p>1990104</text:p>
          </table:table-cell>
          <table:table-cell/>
          <table:table-cell office:value-type="float" office:value="2287568" calcext:value-type="float">
            <text:p>2287568</text:p>
          </table:table-cell>
          <table:table-cell/>
          <table:table-cell office:value-type="float" office:value="2347968" calcext:value-type="float">
            <text:p>2347968</text:p>
          </table:table-cell>
          <table:table-cell/>
          <table:table-cell office:value-type="float" office:value="1522160" calcext:value-type="float">
            <text:p>1522160</text:p>
          </table:table-cell>
          <table:table-cell/>
          <table:table-cell office:value-type="float" office:value="1058579" calcext:value-type="float">
            <text:p>1058579</text:p>
          </table:table-cell>
          <table:table-cell/>
          <table:table-cell office:value-type="float" office:value="1893107" calcext:value-type="float">
            <text:p>1893107</text:p>
          </table:table-cell>
          <table:table-cell table:number-columns-repeated="2"/>
          <table:table-cell office:value-type="float" office:value="1560541" calcext:value-type="float">
            <text:p>1560541</text:p>
          </table:table-cell>
          <table:table-cell table:number-columns-repeated="2"/>
          <table:table-cell office:value-type="float" office:value="1571280" calcext:value-type="float">
            <text:p>1571280</text:p>
          </table:table-cell>
          <table:table-cell/>
          <table:table-cell office:value-type="float" office:value="2028085" calcext:value-type="float">
            <text:p>2028085</text:p>
          </table:table-cell>
          <table:table-cell/>
          <table:table-cell office:value-type="float" office:value="1954874" calcext:value-type="float">
            <text:p>1954874</text:p>
          </table:table-cell>
          <table:table-cell/>
          <table:table-cell office:value-type="float" office:value="2089277" calcext:value-type="float">
            <text:p>2089277</text:p>
          </table:table-cell>
          <table:table-cell/>
          <table:table-cell office:value-type="float" office:value="2130372" calcext:value-type="float">
            <text:p>2130372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2418895" calcext:value-type="float">
            <text:p>2418895</text:p>
          </table:table-cell>
          <table:table-cell/>
          <table:table-cell office:value-type="float" office:value="2654514" calcext:value-type="float">
            <text:p>2654514</text:p>
          </table:table-cell>
          <table:table-cell/>
          <table:table-cell office:value-type="float" office:value="3252354" calcext:value-type="float">
            <text:p>3252354</text:p>
          </table:table-cell>
          <table:table-cell/>
          <table:table-cell office:value-type="float" office:value="3415399" calcext:value-type="float">
            <text:p>3415399</text:p>
          </table:table-cell>
          <table:table-cell/>
          <table:table-cell office:value-type="float" office:value="2521412" calcext:value-type="float">
            <text:p>2521412</text:p>
          </table:table-cell>
          <table:table-cell/>
          <table:table-cell office:value-type="float" office:value="1775161" calcext:value-type="float">
            <text:p>1775161</text:p>
          </table:table-cell>
          <table:table-cell/>
          <table:table-cell office:value-type="float" office:value="3008008" calcext:value-type="float">
            <text:p>3008008</text:p>
          </table:table-cell>
          <table:table-cell table:number-columns-repeated="2"/>
          <table:table-cell office:value-type="float" office:value="2965248" calcext:value-type="float">
            <text:p>2965248</text:p>
          </table:table-cell>
          <table:table-cell table:number-columns-repeated="2"/>
          <table:table-cell office:value-type="float" office:value="2203440" calcext:value-type="float">
            <text:p>2203440</text:p>
          </table:table-cell>
          <table:table-cell/>
          <table:table-cell office:value-type="float" office:value="2848277" calcext:value-type="float">
            <text:p>2848277</text:p>
          </table:table-cell>
          <table:table-cell/>
          <table:table-cell office:value-type="float" office:value="2788116" calcext:value-type="float">
            <text:p>2788116</text:p>
          </table:table-cell>
          <table:table-cell/>
          <table:table-cell office:value-type="float" office:value="2925711" calcext:value-type="float">
            <text:p>2925711</text:p>
          </table:table-cell>
          <table:table-cell/>
          <table:table-cell office:value-type="float" office:value="3030669" calcext:value-type="float">
            <text:p>303066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3282685" calcext:value-type="float">
            <text:p>3282685</text:p>
          </table:table-cell>
          <table:table-cell/>
          <table:table-cell office:value-type="float" office:value="3463001" calcext:value-type="float">
            <text:p>3463001</text:p>
          </table:table-cell>
          <table:table-cell/>
          <table:table-cell office:value-type="float" office:value="4396560" calcext:value-type="float">
            <text:p>4396560</text:p>
          </table:table-cell>
          <table:table-cell/>
          <table:table-cell office:value-type="float" office:value="4764800" calcext:value-type="float">
            <text:p>4764800</text:p>
          </table:table-cell>
          <table:table-cell/>
          <table:table-cell office:value-type="float" office:value="3854010" calcext:value-type="float">
            <text:p>3854010</text:p>
          </table:table-cell>
          <table:table-cell/>
          <table:table-cell office:value-type="float" office:value="2673415" calcext:value-type="float">
            <text:p>2673415</text:p>
          </table:table-cell>
          <table:table-cell/>
          <table:table-cell office:value-type="float" office:value="4356880" calcext:value-type="float">
            <text:p>4356880</text:p>
          </table:table-cell>
          <table:table-cell table:number-columns-repeated="2"/>
          <table:table-cell office:value-type="float" office:value="5480370" calcext:value-type="float">
            <text:p>5480370</text:p>
          </table:table-cell>
          <table:table-cell table:number-columns-repeated="2"/>
          <table:table-cell office:value-type="float" office:value="3334514" calcext:value-type="float">
            <text:p>3334514</text:p>
          </table:table-cell>
          <table:table-cell/>
          <table:table-cell office:value-type="float" office:value="3779016" calcext:value-type="float">
            <text:p>3779016</text:p>
          </table:table-cell>
          <table:table-cell/>
          <table:table-cell office:value-type="float" office:value="3566058" calcext:value-type="float">
            <text:p>3566058</text:p>
          </table:table-cell>
          <table:table-cell/>
          <table:table-cell office:value-type="float" office:value="3955978" calcext:value-type="float">
            <text:p>3955978</text:p>
          </table:table-cell>
          <table:table-cell/>
          <table:table-cell office:value-type="float" office:value="4039202" calcext:value-type="float">
            <text:p>403920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738876" calcext:value-type="float">
            <text:p>3738876</text:p>
          </table:table-cell>
          <table:table-cell/>
          <table:table-cell office:value-type="float" office:value="3723222" calcext:value-type="float">
            <text:p>3723222</text:p>
          </table:table-cell>
          <table:table-cell/>
          <table:table-cell office:value-type="float" office:value="5496416" calcext:value-type="float">
            <text:p>5496416</text:p>
          </table:table-cell>
          <table:table-cell/>
          <table:table-cell office:value-type="float" office:value="5858524" calcext:value-type="float">
            <text:p>5858524</text:p>
          </table:table-cell>
          <table:table-cell/>
          <table:table-cell office:value-type="float" office:value="5265186" calcext:value-type="float">
            <text:p>5265186</text:p>
          </table:table-cell>
          <table:table-cell/>
          <table:table-cell office:value-type="float" office:value="3725685" calcext:value-type="float">
            <text:p>3725685</text:p>
          </table:table-cell>
          <table:table-cell/>
          <table:table-cell office:value-type="float" office:value="5624495" calcext:value-type="float">
            <text:p>5624495</text:p>
          </table:table-cell>
          <table:table-cell table:number-columns-repeated="2"/>
          <table:table-cell office:value-type="float" office:value="8598464" calcext:value-type="float">
            <text:p>8598464</text:p>
          </table:table-cell>
          <table:table-cell table:number-columns-repeated="2"/>
          <table:table-cell office:value-type="float" office:value="4855167" calcext:value-type="float">
            <text:p>4855167</text:p>
          </table:table-cell>
          <table:table-cell/>
          <table:table-cell office:value-type="float" office:value="4605065" calcext:value-type="float">
            <text:p>4605065</text:p>
          </table:table-cell>
          <table:table-cell/>
          <table:table-cell office:value-type="float" office:value="4456867" calcext:value-type="float">
            <text:p>4456867</text:p>
          </table:table-cell>
          <table:table-cell/>
          <table:table-cell office:value-type="float" office:value="4484072" calcext:value-type="float">
            <text:p>4484072</text:p>
          </table:table-cell>
          <table:table-cell/>
          <table:table-cell office:value-type="float" office:value="4697243" calcext:value-type="float">
            <text:p>469724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243089" calcext:value-type="float">
            <text:p>4243089</text:p>
          </table:table-cell>
          <table:table-cell/>
          <table:table-cell office:value-type="float" office:value="4017114" calcext:value-type="float">
            <text:p>4017114</text:p>
          </table:table-cell>
          <table:table-cell/>
          <table:table-cell office:value-type="float" office:value="5802192" calcext:value-type="float">
            <text:p>5802192</text:p>
          </table:table-cell>
          <table:table-cell/>
          <table:table-cell office:value-type="float" office:value="5889154" calcext:value-type="float">
            <text:p>5889154</text:p>
          </table:table-cell>
          <table:table-cell/>
          <table:table-cell office:value-type="float" office:value="6521028" calcext:value-type="float">
            <text:p>6521028</text:p>
          </table:table-cell>
          <table:table-cell/>
          <table:table-cell office:value-type="float" office:value="4663533" calcext:value-type="float">
            <text:p>4663533</text:p>
          </table:table-cell>
          <table:table-cell/>
          <table:table-cell office:value-type="float" office:value="5683142" calcext:value-type="float">
            <text:p>5683142</text:p>
          </table:table-cell>
          <table:table-cell/>
          <table:table-cell office:value-type="float" office:value="12172898" calcext:value-type="float">
            <text:p>12172898</text:p>
          </table:table-cell>
          <table:table-cell table:number-columns-repeated="2"/>
          <table:table-cell office:value-type="float" office:value="5398077" calcext:value-type="float">
            <text:p>5398077</text:p>
          </table:table-cell>
          <table:table-cell/>
          <table:table-cell office:value-type="float" office:value="5127764" calcext:value-type="float">
            <text:p>5127764</text:p>
          </table:table-cell>
          <table:table-cell/>
          <table:table-cell office:value-type="float" office:value="4367015" calcext:value-type="float">
            <text:p>4367015</text:p>
          </table:table-cell>
          <table:table-cell/>
          <table:table-cell office:value-type="float" office:value="4841256" calcext:value-type="float">
            <text:p>4841256</text:p>
          </table:table-cell>
          <table:table-cell/>
          <table:table-cell office:value-type="float" office:value="4821913" calcext:value-type="float">
            <text:p>482191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506797" calcext:value-type="float">
            <text:p>4506797</text:p>
          </table:table-cell>
          <table:table-cell/>
          <table:table-cell office:value-type="float" office:value="4202980" calcext:value-type="float">
            <text:p>4202980</text:p>
          </table:table-cell>
          <table:table-cell/>
          <table:table-cell office:value-type="float" office:value="5844338" calcext:value-type="float">
            <text:p>5844338</text:p>
          </table:table-cell>
          <table:table-cell/>
          <table:table-cell office:value-type="float" office:value="6189004" calcext:value-type="float">
            <text:p>6189004</text:p>
          </table:table-cell>
          <table:table-cell/>
          <table:table-cell office:value-type="float" office:value="6832181" calcext:value-type="float">
            <text:p>6832181</text:p>
          </table:table-cell>
          <table:table-cell/>
          <table:table-cell office:value-type="float" office:value="5119995" calcext:value-type="float">
            <text:p>5119995</text:p>
          </table:table-cell>
          <table:table-cell/>
          <table:table-cell office:value-type="float" office:value="5633872" calcext:value-type="float">
            <text:p>5633872</text:p>
          </table:table-cell>
          <table:table-cell/>
          <table:table-cell office:value-type="float" office:value="14795081" calcext:value-type="float">
            <text:p>14795081</text:p>
          </table:table-cell>
          <table:table-cell table:number-columns-repeated="2"/>
          <table:table-cell office:value-type="float" office:value="6086449" calcext:value-type="float">
            <text:p>6086449</text:p>
          </table:table-cell>
          <table:table-cell/>
          <table:table-cell office:value-type="float" office:value="5319894" calcext:value-type="float">
            <text:p>5319894</text:p>
          </table:table-cell>
          <table:table-cell/>
          <table:table-cell office:value-type="float" office:value="5095290" calcext:value-type="float">
            <text:p>5095290</text:p>
          </table:table-cell>
          <table:table-cell/>
          <table:table-cell office:value-type="float" office:value="4834330" calcext:value-type="float">
            <text:p>4834330</text:p>
          </table:table-cell>
          <table:table-cell/>
          <table:table-cell office:value-type="float" office:value="5298207" calcext:value-type="float">
            <text:p>5298207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517642" calcext:value-type="float">
            <text:p>4517642</text:p>
          </table:table-cell>
          <table:table-cell/>
          <table:table-cell office:value-type="float" office:value="4440468" calcext:value-type="float">
            <text:p>4440468</text:p>
          </table:table-cell>
          <table:table-cell/>
          <table:table-cell office:value-type="float" office:value="6267056" calcext:value-type="float">
            <text:p>6267056</text:p>
          </table:table-cell>
          <table:table-cell/>
          <table:table-cell office:value-type="float" office:value="6686182" calcext:value-type="float">
            <text:p>6686182</text:p>
          </table:table-cell>
          <table:table-cell/>
          <table:table-cell office:value-type="float" office:value="6993370" calcext:value-type="float">
            <text:p>6993370</text:p>
          </table:table-cell>
          <table:table-cell/>
          <table:table-cell office:value-type="float" office:value="5483928" calcext:value-type="float">
            <text:p>5483928</text:p>
          </table:table-cell>
          <table:table-cell/>
          <table:table-cell office:value-type="float" office:value="6981811" calcext:value-type="float">
            <text:p>6981811</text:p>
          </table:table-cell>
          <table:table-cell/>
          <table:table-cell office:value-type="float" office:value="16761888" calcext:value-type="float">
            <text:p>16761888</text:p>
          </table:table-cell>
          <table:table-cell/>
          <table:table-cell office:value-type="float" office:value="20833518" calcext:value-type="float">
            <text:p>20833518</text:p>
          </table:table-cell>
          <table:table-cell/>
          <table:table-cell office:value-type="float" office:value="7144179" calcext:value-type="float">
            <text:p>7144179</text:p>
          </table:table-cell>
          <table:table-cell/>
          <table:table-cell office:value-type="float" office:value="5036060" calcext:value-type="float">
            <text:p>5036060</text:p>
          </table:table-cell>
          <table:table-cell/>
          <table:table-cell office:value-type="float" office:value="4425349" calcext:value-type="float">
            <text:p>4425349</text:p>
          </table:table-cell>
          <table:table-cell/>
          <table:table-cell office:value-type="float" office:value="5104526" calcext:value-type="float">
            <text:p>5104526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607576" calcext:value-type="float">
            <text:p>4607576</text:p>
          </table:table-cell>
          <table:table-cell/>
          <table:table-cell office:value-type="float" office:value="4190472" calcext:value-type="float">
            <text:p>4190472</text:p>
          </table:table-cell>
          <table:table-cell/>
          <table:table-cell office:value-type="float" office:value="6246204" calcext:value-type="float">
            <text:p>6246204</text:p>
          </table:table-cell>
          <table:table-cell/>
          <table:table-cell office:value-type="float" office:value="6739522" calcext:value-type="float">
            <text:p>6739522</text:p>
          </table:table-cell>
          <table:table-cell/>
          <table:table-cell office:value-type="float" office:value="7462890" calcext:value-type="float">
            <text:p>7462890</text:p>
          </table:table-cell>
          <table:table-cell/>
          <table:table-cell office:value-type="float" office:value="5609556" calcext:value-type="float">
            <text:p>5609556</text:p>
          </table:table-cell>
          <table:table-cell/>
          <table:table-cell office:value-type="float" office:value="6342336" calcext:value-type="float">
            <text:p>6342336</text:p>
          </table:table-cell>
          <table:table-cell/>
          <table:table-cell office:value-type="float" office:value="17879347" calcext:value-type="float">
            <text:p>17879347</text:p>
          </table:table-cell>
          <table:table-cell/>
          <table:table-cell office:value-type="float" office:value="20962758" calcext:value-type="float">
            <text:p>20962758</text:p>
          </table:table-cell>
          <table:table-cell/>
          <table:table-cell office:value-type="float" office:value="7189780" calcext:value-type="float">
            <text:p>7189780</text:p>
          </table:table-cell>
          <table:table-cell/>
          <table:table-cell office:value-type="float" office:value="4539490" calcext:value-type="float">
            <text:p>4539490</text:p>
          </table:table-cell>
          <table:table-cell/>
          <table:table-cell office:value-type="float" office:value="4117958" calcext:value-type="float">
            <text:p>4117958</text:p>
          </table:table-cell>
          <table:table-cell/>
          <table:table-cell office:value-type="float" office:value="4654540" calcext:value-type="float">
            <text:p>4654540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564015" calcext:value-type="float">
            <text:p>4564015</text:p>
          </table:table-cell>
          <table:table-cell/>
          <table:table-cell office:value-type="float" office:value="4081155" calcext:value-type="float">
            <text:p>4081155</text:p>
          </table:table-cell>
          <table:table-cell/>
          <table:table-cell office:value-type="float" office:value="6801925" calcext:value-type="float">
            <text:p>6801925</text:p>
          </table:table-cell>
          <table:table-cell/>
          <table:table-cell office:value-type="float" office:value="7638328" calcext:value-type="float">
            <text:p>7638328</text:p>
          </table:table-cell>
          <table:table-cell/>
          <table:table-cell office:value-type="float" office:value="7607376" calcext:value-type="float">
            <text:p>7607376</text:p>
          </table:table-cell>
          <table:table-cell/>
          <table:table-cell office:value-type="float" office:value="5434539" calcext:value-type="float">
            <text:p>5434539</text:p>
          </table:table-cell>
          <table:table-cell/>
          <table:table-cell office:value-type="float" office:value="6777370" calcext:value-type="float">
            <text:p>6777370</text:p>
          </table:table-cell>
          <table:table-cell/>
          <table:table-cell office:value-type="float" office:value="14952197" calcext:value-type="float">
            <text:p>14952197</text:p>
          </table:table-cell>
          <table:table-cell/>
          <table:table-cell office:value-type="float" office:value="18690247" calcext:value-type="float">
            <text:p>18690247</text:p>
          </table:table-cell>
          <table:table-cell/>
          <table:table-cell office:value-type="float" office:value="6168668" calcext:value-type="float">
            <text:p>6168668</text:p>
          </table:table-cell>
          <table:table-cell/>
          <table:table-cell office:value-type="float" office:value="4473387" calcext:value-type="float">
            <text:p>4473387</text:p>
          </table:table-cell>
          <table:table-cell/>
          <table:table-cell office:value-type="float" office:value="3759675" calcext:value-type="float">
            <text:p>3759675</text:p>
          </table:table-cell>
          <table:table-cell/>
          <table:table-cell office:value-type="float" office:value="5408445" calcext:value-type="float">
            <text:p>5408445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175972" calcext:value-type="float">
            <text:p>4175972</text:p>
          </table:table-cell>
          <table:table-cell/>
          <table:table-cell office:value-type="float" office:value="3495238" calcext:value-type="float">
            <text:p>3495238</text:p>
          </table:table-cell>
          <table:table-cell/>
          <table:table-cell office:value-type="float" office:value="5459122" calcext:value-type="float">
            <text:p>5459122</text:p>
          </table:table-cell>
          <table:table-cell/>
          <table:table-cell office:value-type="float" office:value="6556454" calcext:value-type="float">
            <text:p>6556454</text:p>
          </table:table-cell>
          <table:table-cell/>
          <table:table-cell office:value-type="float" office:value="6230082" calcext:value-type="float">
            <text:p>6230082</text:p>
          </table:table-cell>
          <table:table-cell/>
          <table:table-cell office:value-type="float" office:value="4884644" calcext:value-type="float">
            <text:p>4884644</text:p>
          </table:table-cell>
          <table:table-cell/>
          <table:table-cell office:value-type="float" office:value="4253772" calcext:value-type="float">
            <text:p>4253772</text:p>
          </table:table-cell>
          <table:table-cell table:number-columns-repeated="2"/>
          <table:table-cell office:value-type="float" office:value="5594696" calcext:value-type="float">
            <text:p>5594696</text:p>
          </table:table-cell>
          <table:table-cell table:number-columns-repeated="2"/>
          <table:table-cell office:value-type="float" office:value="5820180" calcext:value-type="float">
            <text:p>5820180</text:p>
          </table:table-cell>
          <table:table-cell/>
          <table:table-cell office:value-type="float" office:value="4982596" calcext:value-type="float">
            <text:p>4982596</text:p>
          </table:table-cell>
          <table:table-cell/>
          <table:table-cell office:value-type="float" office:value="3754663" calcext:value-type="float">
            <text:p>3754663</text:p>
          </table:table-cell>
          <table:table-cell/>
          <table:table-cell office:value-type="float" office:value="2333377" calcext:value-type="float">
            <text:p>2333377</text:p>
          </table:table-cell>
          <table:table-cell/>
          <table:table-cell office:value-type="float" office:value="3631982" calcext:value-type="float">
            <text:p>3631982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112946" calcext:value-type="float">
            <text:p>4112946</text:p>
          </table:table-cell>
          <table:table-cell/>
          <table:table-cell office:value-type="float" office:value="3576626" calcext:value-type="float">
            <text:p>3576626</text:p>
          </table:table-cell>
          <table:table-cell/>
          <table:table-cell office:value-type="float" office:value="5585449" calcext:value-type="float">
            <text:p>5585449</text:p>
          </table:table-cell>
          <table:table-cell/>
          <table:table-cell office:value-type="float" office:value="5928415" calcext:value-type="float">
            <text:p>5928415</text:p>
          </table:table-cell>
          <table:table-cell/>
          <table:table-cell office:value-type="float" office:value="5955581" calcext:value-type="float">
            <text:p>5955581</text:p>
          </table:table-cell>
          <table:table-cell/>
          <table:table-cell office:value-type="float" office:value="4770181" calcext:value-type="float">
            <text:p>4770181</text:p>
          </table:table-cell>
          <table:table-cell/>
          <table:table-cell office:value-type="float" office:value="5113796" calcext:value-type="float">
            <text:p>5113796</text:p>
          </table:table-cell>
          <table:table-cell table:number-columns-repeated="2"/>
          <table:table-cell office:value-type="float" office:value="4767489" calcext:value-type="float">
            <text:p>4767489</text:p>
          </table:table-cell>
          <table:table-cell table:number-columns-repeated="2"/>
          <table:table-cell office:value-type="float" office:value="5230954" calcext:value-type="float">
            <text:p>5230954</text:p>
          </table:table-cell>
          <table:table-cell/>
          <table:table-cell office:value-type="float" office:value="4530969" calcext:value-type="float">
            <text:p>4530969</text:p>
          </table:table-cell>
          <table:table-cell/>
          <table:table-cell office:value-type="float" office:value="3828684" calcext:value-type="float">
            <text:p>3828684</text:p>
          </table:table-cell>
          <table:table-cell/>
          <table:table-cell office:value-type="float" office:value="2143072" calcext:value-type="float">
            <text:p>2143072</text:p>
          </table:table-cell>
          <table:table-cell/>
          <table:table-cell office:value-type="float" office:value="3370433" calcext:value-type="float">
            <text:p>337043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79023" calcext:value-type="float">
            <text:p>979023</text:p>
          </table:table-cell>
          <table:table-cell/>
          <table:table-cell office:value-type="float" office:value="1289818" calcext:value-type="float">
            <text:p>1289818</text:p>
          </table:table-cell>
          <table:table-cell/>
          <table:table-cell office:value-type="float" office:value="1395094" calcext:value-type="float">
            <text:p>1395094</text:p>
          </table:table-cell>
          <table:table-cell/>
          <table:table-cell office:value-type="float" office:value="1417448" calcext:value-type="float">
            <text:p>1417448</text:p>
          </table:table-cell>
          <table:table-cell table:number-columns-repeated="2"/>
          <table:table-cell office:value-type="float" office:value="836932" calcext:value-type="float">
            <text:p>836932</text:p>
          </table:table-cell>
          <table:table-cell table:number-columns-repeated="2"/>
          <table:table-cell office:value-type="float" office:value="570059" calcext:value-type="float">
            <text:p>570059</text:p>
          </table:table-cell>
          <table:table-cell/>
          <table:table-cell office:value-type="float" office:value="1052709" calcext:value-type="float">
            <text:p>1052709</text:p>
          </table:table-cell>
          <table:table-cell table:number-columns-repeated="3"/>
          <table:table-cell office:value-type="float" office:value="831966" calcext:value-type="float">
            <text:p>831966</text:p>
          </table:table-cell>
          <table:table-cell table:number-columns-repeated="3"/>
          <table:table-cell office:value-type="float" office:value="966230" calcext:value-type="float">
            <text:p>966230</text:p>
          </table:table-cell>
          <table:table-cell/>
          <table:table-cell office:value-type="float" office:value="1247580" calcext:value-type="float">
            <text:p>1247580</text:p>
          </table:table-cell>
          <table:table-cell/>
          <table:table-cell office:value-type="float" office:value="1261082" calcext:value-type="float">
            <text:p>1261082</text:p>
          </table:table-cell>
          <table:table-cell/>
          <table:table-cell office:value-type="float" office:value="1256347" calcext:value-type="float">
            <text:p>1256347</text:p>
          </table:table-cell>
          <table:table-cell/>
          <table:table-cell office:value-type="float" office:value="1275264" calcext:value-type="float">
            <text:p>1275264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1595842" calcext:value-type="float">
            <text:p>1595842</text:p>
          </table:table-cell>
          <table:table-cell/>
          <table:table-cell office:value-type="float" office:value="1934396" calcext:value-type="float">
            <text:p>1934396</text:p>
          </table:table-cell>
          <table:table-cell/>
          <table:table-cell office:value-type="float" office:value="2236989" calcext:value-type="float">
            <text:p>2236989</text:p>
          </table:table-cell>
          <table:table-cell/>
          <table:table-cell office:value-type="float" office:value="2295649" calcext:value-type="float">
            <text:p>2295649</text:p>
          </table:table-cell>
          <table:table-cell/>
          <table:table-cell office:value-type="float" office:value="1476276" calcext:value-type="float">
            <text:p>1476276</text:p>
          </table:table-cell>
          <table:table-cell/>
          <table:table-cell office:value-type="float" office:value="1019580" calcext:value-type="float">
            <text:p>1019580</text:p>
          </table:table-cell>
          <table:table-cell/>
          <table:table-cell office:value-type="float" office:value="1872649" calcext:value-type="float">
            <text:p>1872649</text:p>
          </table:table-cell>
          <table:table-cell table:number-columns-repeated="2"/>
          <table:table-cell office:value-type="float" office:value="1577294" calcext:value-type="float">
            <text:p>1577294</text:p>
          </table:table-cell>
          <table:table-cell table:number-columns-repeated="2"/>
          <table:table-cell office:value-type="float" office:value="1542096" calcext:value-type="float">
            <text:p>1542096</text:p>
          </table:table-cell>
          <table:table-cell/>
          <table:table-cell office:value-type="float" office:value="1968884" calcext:value-type="float">
            <text:p>1968884</text:p>
          </table:table-cell>
          <table:table-cell/>
          <table:table-cell office:value-type="float" office:value="1954196" calcext:value-type="float">
            <text:p>1954196</text:p>
          </table:table-cell>
          <table:table-cell/>
          <table:table-cell office:value-type="float" office:value="2072363" calcext:value-type="float">
            <text:p>2072363</text:p>
          </table:table-cell>
          <table:table-cell/>
          <table:table-cell office:value-type="float" office:value="2096796" calcext:value-type="float">
            <text:p>209679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2437213" calcext:value-type="float">
            <text:p>2437213</text:p>
          </table:table-cell>
          <table:table-cell/>
          <table:table-cell office:value-type="float" office:value="2849238" calcext:value-type="float">
            <text:p>2849238</text:p>
          </table:table-cell>
          <table:table-cell/>
          <table:table-cell office:value-type="float" office:value="3349387" calcext:value-type="float">
            <text:p>3349387</text:p>
          </table:table-cell>
          <table:table-cell/>
          <table:table-cell office:value-type="float" office:value="3497771" calcext:value-type="float">
            <text:p>3497771</text:p>
          </table:table-cell>
          <table:table-cell/>
          <table:table-cell office:value-type="float" office:value="2485251" calcext:value-type="float">
            <text:p>2485251</text:p>
          </table:table-cell>
          <table:table-cell/>
          <table:table-cell office:value-type="float" office:value="1729816" calcext:value-type="float">
            <text:p>1729816</text:p>
          </table:table-cell>
          <table:table-cell/>
          <table:table-cell office:value-type="float" office:value="3107021" calcext:value-type="float">
            <text:p>3107021</text:p>
          </table:table-cell>
          <table:table-cell table:number-columns-repeated="2"/>
          <table:table-cell office:value-type="float" office:value="3020916" calcext:value-type="float">
            <text:p>3020916</text:p>
          </table:table-cell>
          <table:table-cell table:number-columns-repeated="2"/>
          <table:table-cell office:value-type="float" office:value="2184072" calcext:value-type="float">
            <text:p>2184072</text:p>
          </table:table-cell>
          <table:table-cell/>
          <table:table-cell office:value-type="float" office:value="2779859" calcext:value-type="float">
            <text:p>2779859</text:p>
          </table:table-cell>
          <table:table-cell/>
          <table:table-cell office:value-type="float" office:value="2691514" calcext:value-type="float">
            <text:p>2691514</text:p>
          </table:table-cell>
          <table:table-cell/>
          <table:table-cell office:value-type="float" office:value="2940989" calcext:value-type="float">
            <text:p>2940989</text:p>
          </table:table-cell>
          <table:table-cell/>
          <table:table-cell office:value-type="float" office:value="3021996" calcext:value-type="float">
            <text:p>3021996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2608008" calcext:value-type="float">
            <text:p>2608008</text:p>
          </table:table-cell>
          <table:table-cell/>
          <table:table-cell office:value-type="float" office:value="3400620" calcext:value-type="float">
            <text:p>3400620</text:p>
          </table:table-cell>
          <table:table-cell/>
          <table:table-cell office:value-type="float" office:value="4037754" calcext:value-type="float">
            <text:p>4037754</text:p>
          </table:table-cell>
          <table:table-cell/>
          <table:table-cell office:value-type="float" office:value="4231400" calcext:value-type="float">
            <text:p>4231400</text:p>
          </table:table-cell>
          <table:table-cell/>
          <table:table-cell office:value-type="float" office:value="3393108" calcext:value-type="float">
            <text:p>3393108</text:p>
          </table:table-cell>
          <table:table-cell/>
          <table:table-cell office:value-type="float" office:value="2460639" calcext:value-type="float">
            <text:p>2460639</text:p>
          </table:table-cell>
          <table:table-cell/>
          <table:table-cell office:value-type="float" office:value="3990548" calcext:value-type="float">
            <text:p>3990548</text:p>
          </table:table-cell>
          <table:table-cell table:number-columns-repeated="2"/>
          <table:table-cell office:value-type="float" office:value="4999551" calcext:value-type="float">
            <text:p>4999551</text:p>
          </table:table-cell>
          <table:table-cell table:number-columns-repeated="2"/>
          <table:table-cell office:value-type="float" office:value="2835848" calcext:value-type="float">
            <text:p>2835848</text:p>
          </table:table-cell>
          <table:table-cell/>
          <table:table-cell office:value-type="float" office:value="3322057" calcext:value-type="float">
            <text:p>3322057</text:p>
          </table:table-cell>
          <table:table-cell/>
          <table:table-cell office:value-type="float" office:value="3163449" calcext:value-type="float">
            <text:p>3163449</text:p>
          </table:table-cell>
          <table:table-cell/>
          <table:table-cell office:value-type="float" office:value="3581934" calcext:value-type="float">
            <text:p>3581934</text:p>
          </table:table-cell>
          <table:table-cell/>
          <table:table-cell office:value-type="float" office:value="3632763" calcext:value-type="float">
            <text:p>363276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572089" calcext:value-type="float">
            <text:p>3572089</text:p>
          </table:table-cell>
          <table:table-cell/>
          <table:table-cell office:value-type="float" office:value="3694322" calcext:value-type="float">
            <text:p>3694322</text:p>
          </table:table-cell>
          <table:table-cell/>
          <table:table-cell office:value-type="float" office:value="4535225" calcext:value-type="float">
            <text:p>4535225</text:p>
          </table:table-cell>
          <table:table-cell/>
          <table:table-cell office:value-type="float" office:value="5067021" calcext:value-type="float">
            <text:p>5067021</text:p>
          </table:table-cell>
          <table:table-cell/>
          <table:table-cell office:value-type="float" office:value="4539490" calcext:value-type="float">
            <text:p>4539490</text:p>
          </table:table-cell>
          <table:table-cell/>
          <table:table-cell office:value-type="float" office:value="3335172" calcext:value-type="float">
            <text:p>3335172</text:p>
          </table:table-cell>
          <table:table-cell/>
          <table:table-cell office:value-type="float" office:value="5205972" calcext:value-type="float">
            <text:p>5205972</text:p>
          </table:table-cell>
          <table:table-cell table:number-columns-repeated="2"/>
          <table:table-cell office:value-type="float" office:value="8325195" calcext:value-type="float">
            <text:p>8325195</text:p>
          </table:table-cell>
          <table:table-cell table:number-columns-repeated="2"/>
          <table:table-cell office:value-type="float" office:value="4275840" calcext:value-type="float">
            <text:p>4275840</text:p>
          </table:table-cell>
          <table:table-cell/>
          <table:table-cell office:value-type="float" office:value="4451583" calcext:value-type="float">
            <text:p>4451583</text:p>
          </table:table-cell>
          <table:table-cell/>
          <table:table-cell office:value-type="float" office:value="3739704" calcext:value-type="float">
            <text:p>3739704</text:p>
          </table:table-cell>
          <table:table-cell/>
          <table:table-cell office:value-type="float" office:value="4010915" calcext:value-type="float">
            <text:p>4010915</text:p>
          </table:table-cell>
          <table:table-cell/>
          <table:table-cell office:value-type="float" office:value="4491223" calcext:value-type="float">
            <text:p>449122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053738" calcext:value-type="float">
            <text:p>4053738</text:p>
          </table:table-cell>
          <table:table-cell/>
          <table:table-cell office:value-type="float" office:value="3878338" calcext:value-type="float">
            <text:p>3878338</text:p>
          </table:table-cell>
          <table:table-cell/>
          <table:table-cell office:value-type="float" office:value="4198803" calcext:value-type="float">
            <text:p>4198803</text:p>
          </table:table-cell>
          <table:table-cell/>
          <table:table-cell office:value-type="float" office:value="4648138" calcext:value-type="float">
            <text:p>4648138</text:p>
          </table:table-cell>
          <table:table-cell/>
          <table:table-cell office:value-type="float" office:value="4981861" calcext:value-type="float">
            <text:p>4981861</text:p>
          </table:table-cell>
          <table:table-cell/>
          <table:table-cell office:value-type="float" office:value="3649634" calcext:value-type="float">
            <text:p>3649634</text:p>
          </table:table-cell>
          <table:table-cell/>
          <table:table-cell office:value-type="float" office:value="5123099" calcext:value-type="float">
            <text:p>5123099</text:p>
          </table:table-cell>
          <table:table-cell table:number-columns-repeated="2"/>
          <table:table-cell office:value-type="float" office:value="7176038" calcext:value-type="float">
            <text:p>7176038</text:p>
          </table:table-cell>
          <table:table-cell table:number-columns-repeated="2"/>
          <table:table-cell office:value-type="float" office:value="3593361" calcext:value-type="float">
            <text:p>3593361</text:p>
          </table:table-cell>
          <table:table-cell/>
          <table:table-cell office:value-type="float" office:value="3216138" calcext:value-type="float">
            <text:p>3216138</text:p>
          </table:table-cell>
          <table:table-cell/>
          <table:table-cell office:value-type="float" office:value="2978577" calcext:value-type="float">
            <text:p>2978577</text:p>
          </table:table-cell>
          <table:table-cell/>
          <table:table-cell office:value-type="float" office:value="3635108" calcext:value-type="float">
            <text:p>3635108</text:p>
          </table:table-cell>
          <table:table-cell/>
          <table:table-cell office:value-type="float" office:value="4048881" calcext:value-type="float">
            <text:p>404888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322328" calcext:value-type="float">
            <text:p>4322328</text:p>
          </table:table-cell>
          <table:table-cell/>
          <table:table-cell office:value-type="float" office:value="4086584" calcext:value-type="float">
            <text:p>4086584</text:p>
          </table:table-cell>
          <table:table-cell/>
          <table:table-cell office:value-type="float" office:value="5432792" calcext:value-type="float">
            <text:p>5432792</text:p>
          </table:table-cell>
          <table:table-cell/>
          <table:table-cell office:value-type="float" office:value="5746933" calcext:value-type="float">
            <text:p>5746933</text:p>
          </table:table-cell>
          <table:table-cell/>
          <table:table-cell office:value-type="float" office:value="6183342" calcext:value-type="float">
            <text:p>6183342</text:p>
          </table:table-cell>
          <table:table-cell/>
          <table:table-cell office:value-type="float" office:value="4553559" calcext:value-type="float">
            <text:p>4553559</text:p>
          </table:table-cell>
          <table:table-cell/>
          <table:table-cell office:value-type="float" office:value="5782335" calcext:value-type="float">
            <text:p>5782335</text:p>
          </table:table-cell>
          <table:table-cell/>
          <table:table-cell office:value-type="float" office:value="14306506" calcext:value-type="float">
            <text:p>14306506</text:p>
          </table:table-cell>
          <table:table-cell table:number-columns-repeated="2"/>
          <table:table-cell office:value-type="float" office:value="5021094" calcext:value-type="float">
            <text:p>5021094</text:p>
          </table:table-cell>
          <table:table-cell/>
          <table:table-cell office:value-type="float" office:value="4818475" calcext:value-type="float">
            <text:p>4818475</text:p>
          </table:table-cell>
          <table:table-cell/>
          <table:table-cell office:value-type="float" office:value="4162597" calcext:value-type="float">
            <text:p>4162597</text:p>
          </table:table-cell>
          <table:table-cell/>
          <table:table-cell office:value-type="float" office:value="4194112" calcext:value-type="float">
            <text:p>4194112</text:p>
          </table:table-cell>
          <table:table-cell/>
          <table:table-cell office:value-type="float" office:value="4787753" calcext:value-type="float">
            <text:p>478775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606948" calcext:value-type="float">
            <text:p>4606948</text:p>
          </table:table-cell>
          <table:table-cell/>
          <table:table-cell office:value-type="float" office:value="4261282" calcext:value-type="float">
            <text:p>4261282</text:p>
          </table:table-cell>
          <table:table-cell/>
          <table:table-cell office:value-type="float" office:value="5742050" calcext:value-type="float">
            <text:p>5742050</text:p>
          </table:table-cell>
          <table:table-cell/>
          <table:table-cell office:value-type="float" office:value="6374640" calcext:value-type="float">
            <text:p>6374640</text:p>
          </table:table-cell>
          <table:table-cell/>
          <table:table-cell office:value-type="float" office:value="6679574" calcext:value-type="float">
            <text:p>6679574</text:p>
          </table:table-cell>
          <table:table-cell/>
          <table:table-cell office:value-type="float" office:value="4877593" calcext:value-type="float">
            <text:p>4877593</text:p>
          </table:table-cell>
          <table:table-cell/>
          <table:table-cell office:value-type="float" office:value="6233530" calcext:value-type="float">
            <text:p>6233530</text:p>
          </table:table-cell>
          <table:table-cell/>
          <table:table-cell office:value-type="float" office:value="16532273" calcext:value-type="float">
            <text:p>16532273</text:p>
          </table:table-cell>
          <table:table-cell table:number-columns-repeated="2"/>
          <table:table-cell office:value-type="float" office:value="5901496" calcext:value-type="float">
            <text:p>5901496</text:p>
          </table:table-cell>
          <table:table-cell/>
          <table:table-cell office:value-type="float" office:value="5201164" calcext:value-type="float">
            <text:p>5201164</text:p>
          </table:table-cell>
          <table:table-cell/>
          <table:table-cell office:value-type="float" office:value="4537052" calcext:value-type="float">
            <text:p>4537052</text:p>
          </table:table-cell>
          <table:table-cell/>
          <table:table-cell office:value-type="float" office:value="4267740" calcext:value-type="float">
            <text:p>4267740</text:p>
          </table:table-cell>
          <table:table-cell/>
          <table:table-cell office:value-type="float" office:value="4966485" calcext:value-type="float">
            <text:p>496648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881116" calcext:value-type="float">
            <text:p>4881116</text:p>
          </table:table-cell>
          <table:table-cell/>
          <table:table-cell office:value-type="float" office:value="4394845" calcext:value-type="float">
            <text:p>4394845</text:p>
          </table:table-cell>
          <table:table-cell/>
          <table:table-cell office:value-type="float" office:value="5962937" calcext:value-type="float">
            <text:p>5962937</text:p>
          </table:table-cell>
          <table:table-cell/>
          <table:table-cell office:value-type="float" office:value="6724769" calcext:value-type="float">
            <text:p>6724769</text:p>
          </table:table-cell>
          <table:table-cell/>
          <table:table-cell office:value-type="float" office:value="6844635" calcext:value-type="float">
            <text:p>6844635</text:p>
          </table:table-cell>
          <table:table-cell/>
          <table:table-cell office:value-type="float" office:value="5094522" calcext:value-type="float">
            <text:p>5094522</text:p>
          </table:table-cell>
          <table:table-cell/>
          <table:table-cell office:value-type="float" office:value="6551370" calcext:value-type="float">
            <text:p>6551370</text:p>
          </table:table-cell>
          <table:table-cell/>
          <table:table-cell office:value-type="float" office:value="18506006" calcext:value-type="float">
            <text:p>18506006</text:p>
          </table:table-cell>
          <table:table-cell/>
          <table:table-cell office:value-type="float" office:value="22319661" calcext:value-type="float">
            <text:p>22319661</text:p>
          </table:table-cell>
          <table:table-cell/>
          <table:table-cell office:value-type="float" office:value="5980879" calcext:value-type="float">
            <text:p>5980879</text:p>
          </table:table-cell>
          <table:table-cell/>
          <table:table-cell office:value-type="float" office:value="4421874" calcext:value-type="float">
            <text:p>4421874</text:p>
          </table:table-cell>
          <table:table-cell/>
          <table:table-cell office:value-type="float" office:value="4200368" calcext:value-type="float">
            <text:p>4200368</text:p>
          </table:table-cell>
          <table:table-cell/>
          <table:table-cell office:value-type="float" office:value="5192373" calcext:value-type="float">
            <text:p>5192373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740071" calcext:value-type="float">
            <text:p>4740071</text:p>
          </table:table-cell>
          <table:table-cell/>
          <table:table-cell office:value-type="float" office:value="4330637" calcext:value-type="float">
            <text:p>4330637</text:p>
          </table:table-cell>
          <table:table-cell/>
          <table:table-cell office:value-type="float" office:value="5867679" calcext:value-type="float">
            <text:p>5867679</text:p>
          </table:table-cell>
          <table:table-cell/>
          <table:table-cell office:value-type="float" office:value="6597416" calcext:value-type="float">
            <text:p>6597416</text:p>
          </table:table-cell>
          <table:table-cell/>
          <table:table-cell office:value-type="float" office:value="6655892" calcext:value-type="float">
            <text:p>6655892</text:p>
          </table:table-cell>
          <table:table-cell/>
          <table:table-cell office:value-type="float" office:value="5021094" calcext:value-type="float">
            <text:p>5021094</text:p>
          </table:table-cell>
          <table:table-cell/>
          <table:table-cell office:value-type="float" office:value="5456477" calcext:value-type="float">
            <text:p>5456477</text:p>
          </table:table-cell>
          <table:table-cell/>
          <table:table-cell office:value-type="float" office:value="16770207" calcext:value-type="float">
            <text:p>16770207</text:p>
          </table:table-cell>
          <table:table-cell/>
          <table:table-cell office:value-type="float" office:value="19738298" calcext:value-type="float">
            <text:p>19738298</text:p>
          </table:table-cell>
          <table:table-cell/>
          <table:table-cell office:value-type="float" office:value="5872778" calcext:value-type="float">
            <text:p>5872778</text:p>
          </table:table-cell>
          <table:table-cell/>
          <table:table-cell office:value-type="float" office:value="4456867" calcext:value-type="float">
            <text:p>4456867</text:p>
          </table:table-cell>
          <table:table-cell/>
          <table:table-cell office:value-type="float" office:value="3820891" calcext:value-type="float">
            <text:p>3820891</text:p>
          </table:table-cell>
          <table:table-cell/>
          <table:table-cell office:value-type="float" office:value="4927379" calcext:value-type="float">
            <text:p>4927379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432896" calcext:value-type="float">
            <text:p>4432896</text:p>
          </table:table-cell>
          <table:table-cell/>
          <table:table-cell office:value-type="float" office:value="3924279" calcext:value-type="float">
            <text:p>3924279</text:p>
          </table:table-cell>
          <table:table-cell/>
          <table:table-cell office:value-type="float" office:value="5679322" calcext:value-type="float">
            <text:p>5679322</text:p>
          </table:table-cell>
          <table:table-cell/>
          <table:table-cell office:value-type="float" office:value="6093034" calcext:value-type="float">
            <text:p>6093034</text:p>
          </table:table-cell>
          <table:table-cell/>
          <table:table-cell office:value-type="float" office:value="6063514" calcext:value-type="float">
            <text:p>6063514</text:p>
          </table:table-cell>
          <table:table-cell/>
          <table:table-cell office:value-type="float" office:value="4657748" calcext:value-type="float">
            <text:p>4657748</text:p>
          </table:table-cell>
          <table:table-cell/>
          <table:table-cell office:value-type="float" office:value="4806823" calcext:value-type="float">
            <text:p>4806823</text:p>
          </table:table-cell>
          <table:table-cell table:number-columns-repeated="2"/>
          <table:table-cell office:value-type="float" office:value="5701361" calcext:value-type="float">
            <text:p>5701361</text:p>
          </table:table-cell>
          <table:table-cell table:number-columns-repeated="2"/>
          <table:table-cell office:value-type="float" office:value="6508468" calcext:value-type="float">
            <text:p>6508468</text:p>
          </table:table-cell>
          <table:table-cell/>
          <table:table-cell office:value-type="float" office:value="4956287" calcext:value-type="float">
            <text:p>4956287</text:p>
          </table:table-cell>
          <table:table-cell/>
          <table:table-cell office:value-type="float" office:value="4108445" calcext:value-type="float">
            <text:p>4108445</text:p>
          </table:table-cell>
          <table:table-cell/>
          <table:table-cell office:value-type="float" office:value="2553227" calcext:value-type="float">
            <text:p>2553227</text:p>
          </table:table-cell>
          <table:table-cell/>
          <table:table-cell office:value-type="float" office:value="3630031" calcext:value-type="float">
            <text:p>363003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145744" calcext:value-type="float">
            <text:p>4145744</text:p>
          </table:table-cell>
          <table:table-cell/>
          <table:table-cell office:value-type="float" office:value="3710956" calcext:value-type="float">
            <text:p>3710956</text:p>
          </table:table-cell>
          <table:table-cell/>
          <table:table-cell office:value-type="float" office:value="5228526" calcext:value-type="float">
            <text:p>5228526</text:p>
          </table:table-cell>
          <table:table-cell/>
          <table:table-cell office:value-type="float" office:value="5503577" calcext:value-type="float">
            <text:p>5503577</text:p>
          </table:table-cell>
          <table:table-cell/>
          <table:table-cell office:value-type="float" office:value="5321569" calcext:value-type="float">
            <text:p>5321569</text:p>
          </table:table-cell>
          <table:table-cell/>
          <table:table-cell office:value-type="float" office:value="4283971" calcext:value-type="float">
            <text:p>4283971</text:p>
          </table:table-cell>
          <table:table-cell/>
          <table:table-cell office:value-type="float" office:value="4472203" calcext:value-type="float">
            <text:p>4472203</text:p>
          </table:table-cell>
          <table:table-cell table:number-columns-repeated="2"/>
          <table:table-cell office:value-type="float" office:value="4634750" calcext:value-type="float">
            <text:p>4634750</text:p>
          </table:table-cell>
          <table:table-cell table:number-columns-repeated="2"/>
          <table:table-cell office:value-type="float" office:value="4564015" calcext:value-type="float">
            <text:p>4564015</text:p>
          </table:table-cell>
          <table:table-cell/>
          <table:table-cell office:value-type="float" office:value="4382306" calcext:value-type="float">
            <text:p>4382306</text:p>
          </table:table-cell>
          <table:table-cell/>
          <table:table-cell office:value-type="float" office:value="3860174" calcext:value-type="float">
            <text:p>3860174</text:p>
          </table:table-cell>
          <table:table-cell/>
          <table:table-cell office:value-type="float" office:value="2391335" calcext:value-type="float">
            <text:p>2391335</text:p>
          </table:table-cell>
          <table:table-cell/>
          <table:table-cell office:value-type="float" office:value="3247354" calcext:value-type="float">
            <text:p>324735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136103" calcext:value-type="float">
            <text:p>4136103</text:p>
          </table:table-cell>
          <table:table-cell/>
          <table:table-cell office:value-type="float" office:value="3773952" calcext:value-type="float">
            <text:p>3773952</text:p>
          </table:table-cell>
          <table:table-cell/>
          <table:table-cell office:value-type="float" office:value="4998811" calcext:value-type="float">
            <text:p>4998811</text:p>
          </table:table-cell>
          <table:table-cell/>
          <table:table-cell office:value-type="float" office:value="5149644" calcext:value-type="float">
            <text:p>5149644</text:p>
          </table:table-cell>
          <table:table-cell/>
          <table:table-cell office:value-type="float" office:value="5164598" calcext:value-type="float">
            <text:p>5164598</text:p>
          </table:table-cell>
          <table:table-cell/>
          <table:table-cell office:value-type="float" office:value="4064465" calcext:value-type="float">
            <text:p>4064465</text:p>
          </table:table-cell>
          <table:table-cell/>
          <table:table-cell office:value-type="float" office:value="4625235" calcext:value-type="float">
            <text:p>4625235</text:p>
          </table:table-cell>
          <table:table-cell table:number-columns-repeated="2"/>
          <table:table-cell office:value-type="float" office:value="4113447" calcext:value-type="float">
            <text:p>4113447</text:p>
          </table:table-cell>
          <table:table-cell table:number-columns-repeated="2"/>
          <table:table-cell office:value-type="float" office:value="4720867" calcext:value-type="float">
            <text:p>4720867</text:p>
          </table:table-cell>
          <table:table-cell/>
          <table:table-cell office:value-type="float" office:value="4172362" calcext:value-type="float">
            <text:p>4172362</text:p>
          </table:table-cell>
          <table:table-cell/>
          <table:table-cell office:value-type="float" office:value="3850497" calcext:value-type="float">
            <text:p>3850497</text:p>
          </table:table-cell>
          <table:table-cell/>
          <table:table-cell office:value-type="float" office:value="2031011" calcext:value-type="float">
            <text:p>2031011</text:p>
          </table:table-cell>
          <table:table-cell/>
          <table:table-cell office:value-type="float" office:value="3102172" calcext:value-type="float">
            <text:p>3102172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899373" calcext:value-type="float">
            <text:p>3899373</text:p>
          </table:table-cell>
          <table:table-cell/>
          <table:table-cell office:value-type="float" office:value="3134981" calcext:value-type="float">
            <text:p>3134981</text:p>
          </table:table-cell>
          <table:table-cell/>
          <table:table-cell office:value-type="float" office:value="4809559" calcext:value-type="float">
            <text:p>4809559</text:p>
          </table:table-cell>
          <table:table-cell/>
          <table:table-cell office:value-type="float" office:value="5285362" calcext:value-type="float">
            <text:p>5285362</text:p>
          </table:table-cell>
          <table:table-cell/>
          <table:table-cell office:value-type="float" office:value="4627451" calcext:value-type="float">
            <text:p>4627451</text:p>
          </table:table-cell>
          <table:table-cell/>
          <table:table-cell office:value-type="float" office:value="3315538" calcext:value-type="float">
            <text:p>3315538</text:p>
          </table:table-cell>
          <table:table-cell/>
          <table:table-cell office:value-type="float" office:value="5541029" calcext:value-type="float">
            <text:p>5541029</text:p>
          </table:table-cell>
          <table:table-cell table:number-columns-repeated="2"/>
          <table:table-cell office:value-type="float" office:value="9042538" calcext:value-type="float">
            <text:p>9042538</text:p>
          </table:table-cell>
          <table:table-cell table:number-columns-repeated="2"/>
          <table:table-cell office:value-type="float" office:value="4203242" calcext:value-type="float">
            <text:p>4203242</text:p>
          </table:table-cell>
          <table:table-cell/>
          <table:table-cell office:value-type="float" office:value="4340929" calcext:value-type="float">
            <text:p>4340929</text:p>
          </table:table-cell>
          <table:table-cell/>
          <table:table-cell office:value-type="float" office:value="3968522" calcext:value-type="float">
            <text:p>3968522</text:p>
          </table:table-cell>
          <table:table-cell/>
          <table:table-cell office:value-type="float" office:value="4282342" calcext:value-type="float">
            <text:p>4282342</text:p>
          </table:table-cell>
          <table:table-cell/>
          <table:table-cell office:value-type="float" office:value="4720537" calcext:value-type="float">
            <text:p>4720537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425928" calcext:value-type="float">
            <text:p>4425928</text:p>
          </table:table-cell>
          <table:table-cell/>
          <table:table-cell office:value-type="float" office:value="4208739" calcext:value-type="float">
            <text:p>4208739</text:p>
          </table:table-cell>
          <table:table-cell/>
          <table:table-cell office:value-type="float" office:value="5277933" calcext:value-type="float">
            <text:p>5277933</text:p>
          </table:table-cell>
          <table:table-cell/>
          <table:table-cell office:value-type="float" office:value="5660296" calcext:value-type="float">
            <text:p>5660296</text:p>
          </table:table-cell>
          <table:table-cell/>
          <table:table-cell office:value-type="float" office:value="5441978" calcext:value-type="float">
            <text:p>5441978</text:p>
          </table:table-cell>
          <table:table-cell/>
          <table:table-cell office:value-type="float" office:value="4080416" calcext:value-type="float">
            <text:p>4080416</text:p>
          </table:table-cell>
          <table:table-cell/>
          <table:table-cell office:value-type="float" office:value="6192974" calcext:value-type="float">
            <text:p>6192974</text:p>
          </table:table-cell>
          <table:table-cell/>
          <table:table-cell office:value-type="float" office:value="12625431" calcext:value-type="float">
            <text:p>12625431</text:p>
          </table:table-cell>
          <table:table-cell table:number-columns-repeated="2"/>
          <table:table-cell office:value-type="float" office:value="4735421" calcext:value-type="float">
            <text:p>4735421</text:p>
          </table:table-cell>
          <table:table-cell/>
          <table:table-cell office:value-type="float" office:value="4747729" calcext:value-type="float">
            <text:p>4747729</text:p>
          </table:table-cell>
          <table:table-cell/>
          <table:table-cell office:value-type="float" office:value="4335638" calcext:value-type="float">
            <text:p>4335638</text:p>
          </table:table-cell>
          <table:table-cell/>
          <table:table-cell office:value-type="float" office:value="4692351" calcext:value-type="float">
            <text:p>4692351</text:p>
          </table:table-cell>
          <table:table-cell/>
          <table:table-cell office:value-type="float" office:value="5030812" calcext:value-type="float">
            <text:p>503081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485560" calcext:value-type="float">
            <text:p>4485560</text:p>
          </table:table-cell>
          <table:table-cell/>
          <table:table-cell office:value-type="float" office:value="4318186" calcext:value-type="float">
            <text:p>4318186</text:p>
          </table:table-cell>
          <table:table-cell/>
          <table:table-cell office:value-type="float" office:value="5365507" calcext:value-type="float">
            <text:p>5365507</text:p>
          </table:table-cell>
          <table:table-cell/>
          <table:table-cell office:value-type="float" office:value="5953482" calcext:value-type="float">
            <text:p>5953482</text:p>
          </table:table-cell>
          <table:table-cell/>
          <table:table-cell office:value-type="float" office:value="6114533" calcext:value-type="float">
            <text:p>6114533</text:p>
          </table:table-cell>
          <table:table-cell/>
          <table:table-cell office:value-type="float" office:value="4652618" calcext:value-type="float">
            <text:p>4652618</text:p>
          </table:table-cell>
          <table:table-cell/>
          <table:table-cell office:value-type="float" office:value="6430440" calcext:value-type="float">
            <text:p>6430440</text:p>
          </table:table-cell>
          <table:table-cell/>
          <table:table-cell office:value-type="float" office:value="15816507" calcext:value-type="float">
            <text:p>15816507</text:p>
          </table:table-cell>
          <table:table-cell table:number-columns-repeated="2"/>
          <table:table-cell office:value-type="float" office:value="5015877" calcext:value-type="float">
            <text:p>5015877</text:p>
          </table:table-cell>
          <table:table-cell/>
          <table:table-cell office:value-type="float" office:value="5007701" calcext:value-type="float">
            <text:p>5007701</text:p>
          </table:table-cell>
          <table:table-cell/>
          <table:table-cell office:value-type="float" office:value="4386573" calcext:value-type="float">
            <text:p>4386573</text:p>
          </table:table-cell>
          <table:table-cell/>
          <table:table-cell office:value-type="float" office:value="4409756" calcext:value-type="float">
            <text:p>4409756</text:p>
          </table:table-cell>
          <table:table-cell/>
          <table:table-cell office:value-type="float" office:value="5003622" calcext:value-type="float">
            <text:p>500362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741401" calcext:value-type="float">
            <text:p>4741401</text:p>
          </table:table-cell>
          <table:table-cell/>
          <table:table-cell office:value-type="float" office:value="4398277" calcext:value-type="float">
            <text:p>4398277</text:p>
          </table:table-cell>
          <table:table-cell/>
          <table:table-cell office:value-type="float" office:value="5641867" calcext:value-type="float">
            <text:p>5641867</text:p>
          </table:table-cell>
          <table:table-cell/>
          <table:table-cell office:value-type="float" office:value="6095781" calcext:value-type="float">
            <text:p>6095781</text:p>
          </table:table-cell>
          <table:table-cell/>
          <table:table-cell office:value-type="float" office:value="6400599" calcext:value-type="float">
            <text:p>6400599</text:p>
          </table:table-cell>
          <table:table-cell/>
          <table:table-cell office:value-type="float" office:value="4795227" calcext:value-type="float">
            <text:p>4795227</text:p>
          </table:table-cell>
          <table:table-cell/>
          <table:table-cell office:value-type="float" office:value="6742212" calcext:value-type="float">
            <text:p>6742212</text:p>
          </table:table-cell>
          <table:table-cell/>
          <table:table-cell office:value-type="float" office:value="18216693" calcext:value-type="float">
            <text:p>18216693</text:p>
          </table:table-cell>
          <table:table-cell table:number-columns-repeated="2"/>
          <table:table-cell office:value-type="float" office:value="5220045" calcext:value-type="float">
            <text:p>5220045</text:p>
          </table:table-cell>
          <table:table-cell/>
          <table:table-cell office:value-type="float" office:value="4996963" calcext:value-type="float">
            <text:p>4996963</text:p>
          </table:table-cell>
          <table:table-cell/>
          <table:table-cell office:value-type="float" office:value="4555401" calcext:value-type="float">
            <text:p>4555401</text:p>
          </table:table-cell>
          <table:table-cell/>
          <table:table-cell office:value-type="float" office:value="4468359" calcext:value-type="float">
            <text:p>4468359</text:p>
          </table:table-cell>
          <table:table-cell/>
          <table:table-cell office:value-type="float" office:value="5140244" calcext:value-type="float">
            <text:p>514024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834330" calcext:value-type="float">
            <text:p>4834330</text:p>
          </table:table-cell>
          <table:table-cell/>
          <table:table-cell office:value-type="float" office:value="4419272" calcext:value-type="float">
            <text:p>4419272</text:p>
          </table:table-cell>
          <table:table-cell/>
          <table:table-cell office:value-type="float" office:value="5707620" calcext:value-type="float">
            <text:p>5707620</text:p>
          </table:table-cell>
          <table:table-cell/>
          <table:table-cell office:value-type="float" office:value="6312715" calcext:value-type="float">
            <text:p>6312715</text:p>
          </table:table-cell>
          <table:table-cell/>
          <table:table-cell office:value-type="float" office:value="6677594" calcext:value-type="float">
            <text:p>6677594</text:p>
          </table:table-cell>
          <table:table-cell/>
          <table:table-cell office:value-type="float" office:value="5013644" calcext:value-type="float">
            <text:p>5013644</text:p>
          </table:table-cell>
          <table:table-cell/>
          <table:table-cell office:value-type="float" office:value="6612909" calcext:value-type="float">
            <text:p>6612909</text:p>
          </table:table-cell>
          <table:table-cell/>
          <table:table-cell office:value-type="float" office:value="20301572" calcext:value-type="float">
            <text:p>20301572</text:p>
          </table:table-cell>
          <table:table-cell table:number-columns-repeated="2"/>
          <table:table-cell office:value-type="float" office:value="6786216" calcext:value-type="float">
            <text:p>6786216</text:p>
          </table:table-cell>
          <table:table-cell/>
          <table:table-cell office:value-type="float" office:value="5061329" calcext:value-type="float">
            <text:p>5061329</text:p>
          </table:table-cell>
          <table:table-cell/>
          <table:table-cell office:value-type="float" office:value="4574518" calcext:value-type="float">
            <text:p>4574518</text:p>
          </table:table-cell>
          <table:table-cell/>
          <table:table-cell office:value-type="float" office:value="4277193" calcext:value-type="float">
            <text:p>4277193</text:p>
          </table:table-cell>
          <table:table-cell/>
          <table:table-cell office:value-type="float" office:value="4889237" calcext:value-type="float">
            <text:p>488923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836405" calcext:value-type="float">
            <text:p>4836405</text:p>
          </table:table-cell>
          <table:table-cell/>
          <table:table-cell office:value-type="float" office:value="4408893" calcext:value-type="float">
            <text:p>4408893</text:p>
          </table:table-cell>
          <table:table-cell/>
          <table:table-cell office:value-type="float" office:value="5663616" calcext:value-type="float">
            <text:p>5663616</text:p>
          </table:table-cell>
          <table:table-cell/>
          <table:table-cell office:value-type="float" office:value="6102386" calcext:value-type="float">
            <text:p>6102386</text:p>
          </table:table-cell>
          <table:table-cell/>
          <table:table-cell office:value-type="float" office:value="6090288" calcext:value-type="float">
            <text:p>6090288</text:p>
          </table:table-cell>
          <table:table-cell/>
          <table:table-cell office:value-type="float" office:value="4755747" calcext:value-type="float">
            <text:p>4755747</text:p>
          </table:table-cell>
          <table:table-cell/>
          <table:table-cell office:value-type="float" office:value="5509859" calcext:value-type="float">
            <text:p>5509859</text:p>
          </table:table-cell>
          <table:table-cell/>
          <table:table-cell office:value-type="float" office:value="17118524" calcext:value-type="float">
            <text:p>17118524</text:p>
          </table:table-cell>
          <table:table-cell/>
          <table:table-cell office:value-type="float" office:value="19005605" calcext:value-type="float">
            <text:p>19005605</text:p>
          </table:table-cell>
          <table:table-cell/>
          <table:table-cell office:value-type="float" office:value="5552866" calcext:value-type="float">
            <text:p>5552866</text:p>
          </table:table-cell>
          <table:table-cell/>
          <table:table-cell office:value-type="float" office:value="4389707" calcext:value-type="float">
            <text:p>4389707</text:p>
          </table:table-cell>
          <table:table-cell/>
          <table:table-cell office:value-type="float" office:value="4198542" calcext:value-type="float">
            <text:p>4198542</text:p>
          </table:table-cell>
          <table:table-cell/>
          <table:table-cell office:value-type="float" office:value="4811614" calcext:value-type="float">
            <text:p>4811614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443680" calcext:value-type="float">
            <text:p>4443680</text:p>
          </table:table-cell>
          <table:table-cell/>
          <table:table-cell office:value-type="float" office:value="4082881" calcext:value-type="float">
            <text:p>4082881</text:p>
          </table:table-cell>
          <table:table-cell/>
          <table:table-cell office:value-type="float" office:value="5395492" calcext:value-type="float">
            <text:p>5395492</text:p>
          </table:table-cell>
          <table:table-cell/>
          <table:table-cell office:value-type="float" office:value="5612817" calcext:value-type="float">
            <text:p>5612817</text:p>
          </table:table-cell>
          <table:table-cell/>
          <table:table-cell office:value-type="float" office:value="5823189" calcext:value-type="float">
            <text:p>5823189</text:p>
          </table:table-cell>
          <table:table-cell/>
          <table:table-cell office:value-type="float" office:value="4427088" calcext:value-type="float">
            <text:p>4427088</text:p>
          </table:table-cell>
          <table:table-cell/>
          <table:table-cell office:value-type="float" office:value="5009928" calcext:value-type="float">
            <text:p>5009928</text:p>
          </table:table-cell>
          <table:table-cell table:number-columns-repeated="2"/>
          <table:table-cell office:value-type="float" office:value="5820681" calcext:value-type="float">
            <text:p>5820681</text:p>
          </table:table-cell>
          <table:table-cell table:number-columns-repeated="2"/>
          <table:table-cell office:value-type="float" office:value="6772615" calcext:value-type="float">
            <text:p>6772615</text:p>
          </table:table-cell>
          <table:table-cell/>
          <table:table-cell office:value-type="float" office:value="4826389" calcext:value-type="float">
            <text:p>4826389</text:p>
          </table:table-cell>
          <table:table-cell/>
          <table:table-cell office:value-type="float" office:value="4222148" calcext:value-type="float">
            <text:p>4222148</text:p>
          </table:table-cell>
          <table:table-cell/>
          <table:table-cell office:value-type="float" office:value="3057958" calcext:value-type="float">
            <text:p>3057958</text:p>
          </table:table-cell>
          <table:table-cell/>
          <table:table-cell office:value-type="float" office:value="3768060" calcext:value-type="float">
            <text:p>376806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161572" calcext:value-type="float">
            <text:p>4161572</text:p>
          </table:table-cell>
          <table:table-cell/>
          <table:table-cell office:value-type="float" office:value="3755914" calcext:value-type="float">
            <text:p>3755914</text:p>
          </table:table-cell>
          <table:table-cell/>
          <table:table-cell office:value-type="float" office:value="5033810" calcext:value-type="float">
            <text:p>5033810</text:p>
          </table:table-cell>
          <table:table-cell/>
          <table:table-cell office:value-type="float" office:value="5216017" calcext:value-type="float">
            <text:p>5216017</text:p>
          </table:table-cell>
          <table:table-cell/>
          <table:table-cell office:value-type="float" office:value="5288257" calcext:value-type="float">
            <text:p>5288257</text:p>
          </table:table-cell>
          <table:table-cell/>
          <table:table-cell office:value-type="float" office:value="4155686" calcext:value-type="float">
            <text:p>4155686</text:p>
          </table:table-cell>
          <table:table-cell/>
          <table:table-cell office:value-type="float" office:value="4648138" calcext:value-type="float">
            <text:p>4648138</text:p>
          </table:table-cell>
          <table:table-cell table:number-columns-repeated="2"/>
          <table:table-cell office:value-type="float" office:value="4742732" calcext:value-type="float">
            <text:p>4742732</text:p>
          </table:table-cell>
          <table:table-cell table:number-columns-repeated="2"/>
          <table:table-cell office:value-type="float" office:value="5043200" calcext:value-type="float">
            <text:p>5043200</text:p>
          </table:table-cell>
          <table:table-cell/>
          <table:table-cell office:value-type="float" office:value="4214776" calcext:value-type="float">
            <text:p>4214776</text:p>
          </table:table-cell>
          <table:table-cell/>
          <table:table-cell office:value-type="float" office:value="3911786" calcext:value-type="float">
            <text:p>3911786</text:p>
          </table:table-cell>
          <table:table-cell/>
          <table:table-cell office:value-type="float" office:value="2718690" calcext:value-type="float">
            <text:p>2718690</text:p>
          </table:table-cell>
          <table:table-cell/>
          <table:table-cell office:value-type="float" office:value="3252511" calcext:value-type="float">
            <text:p>325251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113196" calcext:value-type="float">
            <text:p>4113196</text:p>
          </table:table-cell>
          <table:table-cell/>
          <table:table-cell office:value-type="float" office:value="3795997" calcext:value-type="float">
            <text:p>3795997</text:p>
          </table:table-cell>
          <table:table-cell/>
          <table:table-cell office:value-type="float" office:value="4871265" calcext:value-type="float">
            <text:p>4871265</text:p>
          </table:table-cell>
          <table:table-cell/>
          <table:table-cell office:value-type="float" office:value="4925583" calcext:value-type="float">
            <text:p>4925583</text:p>
          </table:table-cell>
          <table:table-cell/>
          <table:table-cell office:value-type="float" office:value="4830529" calcext:value-type="float">
            <text:p>4830529</text:p>
          </table:table-cell>
          <table:table-cell/>
          <table:table-cell office:value-type="float" office:value="3950890" calcext:value-type="float">
            <text:p>3950890</text:p>
          </table:table-cell>
          <table:table-cell/>
          <table:table-cell office:value-type="float" office:value="4569878" calcext:value-type="float">
            <text:p>4569878</text:p>
          </table:table-cell>
          <table:table-cell table:number-columns-repeated="2"/>
          <table:table-cell office:value-type="float" office:value="4130542" calcext:value-type="float">
            <text:p>4130542</text:p>
          </table:table-cell>
          <table:table-cell table:number-columns-repeated="2"/>
          <table:table-cell office:value-type="float" office:value="4754075" calcext:value-type="float">
            <text:p>4754075</text:p>
          </table:table-cell>
          <table:table-cell/>
          <table:table-cell office:value-type="float" office:value="4064710" calcext:value-type="float">
            <text:p>4064710</text:p>
          </table:table-cell>
          <table:table-cell/>
          <table:table-cell office:value-type="float" office:value="3836508" calcext:value-type="float">
            <text:p>3836508</text:p>
          </table:table-cell>
          <table:table-cell/>
          <table:table-cell office:value-type="float" office:value="2386691" calcext:value-type="float">
            <text:p>2386691</text:p>
          </table:table-cell>
          <table:table-cell/>
          <table:table-cell office:value-type="float" office:value="3059896" calcext:value-type="float">
            <text:p>305989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909410" calcext:value-type="float">
            <text:p>3909410</text:p>
          </table:table-cell>
          <table:table-cell/>
          <table:table-cell office:value-type="float" office:value="4012582" calcext:value-type="float">
            <text:p>4012582</text:p>
          </table:table-cell>
          <table:table-cell/>
          <table:table-cell office:value-type="float" office:value="4953562" calcext:value-type="float">
            <text:p>4953562</text:p>
          </table:table-cell>
          <table:table-cell/>
          <table:table-cell office:value-type="float" office:value="5190579" calcext:value-type="float">
            <text:p>5190579</text:p>
          </table:table-cell>
          <table:table-cell/>
          <table:table-cell office:value-type="float" office:value="4556937" calcext:value-type="float">
            <text:p>4556937</text:p>
          </table:table-cell>
          <table:table-cell/>
          <table:table-cell office:value-type="float" office:value="3225347" calcext:value-type="float">
            <text:p>3225347</text:p>
          </table:table-cell>
          <table:table-cell/>
          <table:table-cell office:value-type="float" office:value="5629414" calcext:value-type="float">
            <text:p>5629414</text:p>
          </table:table-cell>
          <table:table-cell table:number-columns-repeated="2"/>
          <table:table-cell office:value-type="float" office:value="9145322" calcext:value-type="float">
            <text:p>9145322</text:p>
          </table:table-cell>
          <table:table-cell table:number-columns-repeated="2"/>
          <table:table-cell office:value-type="float" office:value="3948466" calcext:value-type="float">
            <text:p>3948466</text:p>
          </table:table-cell>
          <table:table-cell/>
          <table:table-cell office:value-type="float" office:value="4191771" calcext:value-type="float">
            <text:p>4191771</text:p>
          </table:table-cell>
          <table:table-cell/>
          <table:table-cell office:value-type="float" office:value="3963867" calcext:value-type="float">
            <text:p>3963867</text:p>
          </table:table-cell>
          <table:table-cell/>
          <table:table-cell office:value-type="float" office:value="4166061" calcext:value-type="float">
            <text:p>4166061</text:p>
          </table:table-cell>
          <table:table-cell/>
          <table:table-cell office:value-type="float" office:value="4573744" calcext:value-type="float">
            <text:p>457374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263567" calcext:value-type="float">
            <text:p>4263567</text:p>
          </table:table-cell>
          <table:table-cell/>
          <table:table-cell office:value-type="float" office:value="4253370" calcext:value-type="float">
            <text:p>4253370</text:p>
          </table:table-cell>
          <table:table-cell/>
          <table:table-cell office:value-type="float" office:value="5261702" calcext:value-type="float">
            <text:p>5261702</text:p>
          </table:table-cell>
          <table:table-cell/>
          <table:table-cell office:value-type="float" office:value="5639984" calcext:value-type="float">
            <text:p>5639984</text:p>
          </table:table-cell>
          <table:table-cell/>
          <table:table-cell office:value-type="float" office:value="5275255" calcext:value-type="float">
            <text:p>5275255</text:p>
          </table:table-cell>
          <table:table-cell/>
          <table:table-cell office:value-type="float" office:value="3882572" calcext:value-type="float">
            <text:p>3882572</text:p>
          </table:table-cell>
          <table:table-cell/>
          <table:table-cell office:value-type="float" office:value="6244473" calcext:value-type="float">
            <text:p>6244473</text:p>
          </table:table-cell>
          <table:table-cell/>
          <table:table-cell office:value-type="float" office:value="12713305" calcext:value-type="float">
            <text:p>12713305</text:p>
          </table:table-cell>
          <table:table-cell table:number-columns-repeated="2"/>
          <table:table-cell office:value-type="float" office:value="4488539" calcext:value-type="float">
            <text:p>4488539</text:p>
          </table:table-cell>
          <table:table-cell/>
          <table:table-cell office:value-type="float" office:value="4551106" calcext:value-type="float">
            <text:p>4551106</text:p>
          </table:table-cell>
          <table:table-cell/>
          <table:table-cell office:value-type="float" office:value="4245488" calcext:value-type="float">
            <text:p>4245488</text:p>
          </table:table-cell>
          <table:table-cell/>
          <table:table-cell office:value-type="float" office:value="4537357" calcext:value-type="float">
            <text:p>4537357</text:p>
          </table:table-cell>
          <table:table-cell/>
          <table:table-cell office:value-type="float" office:value="4857785" calcext:value-type="float">
            <text:p>485778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537661" calcext:value-type="float">
            <text:p>4537661</text:p>
          </table:table-cell>
          <table:table-cell/>
          <table:table-cell office:value-type="float" office:value="4452316" calcext:value-type="float">
            <text:p>4452316</text:p>
          </table:table-cell>
          <table:table-cell/>
          <table:table-cell office:value-type="float" office:value="5511207" calcext:value-type="float">
            <text:p>5511207</text:p>
          </table:table-cell>
          <table:table-cell/>
          <table:table-cell office:value-type="float" office:value="5794729" calcext:value-type="float">
            <text:p>5794729</text:p>
          </table:table-cell>
          <table:table-cell/>
          <table:table-cell office:value-type="float" office:value="5868443" calcext:value-type="float">
            <text:p>5868443</text:p>
          </table:table-cell>
          <table:table-cell/>
          <table:table-cell office:value-type="float" office:value="4419850" calcext:value-type="float">
            <text:p>4419850</text:p>
          </table:table-cell>
          <table:table-cell/>
          <table:table-cell office:value-type="float" office:value="6641829" calcext:value-type="float">
            <text:p>6641829</text:p>
          </table:table-cell>
          <table:table-cell/>
          <table:table-cell office:value-type="float" office:value="15922708" calcext:value-type="float">
            <text:p>15922708</text:p>
          </table:table-cell>
          <table:table-cell table:number-columns-repeated="2"/>
          <table:table-cell office:value-type="float" office:value="4822601" calcext:value-type="float">
            <text:p>4822601</text:p>
          </table:table-cell>
          <table:table-cell/>
          <table:table-cell office:value-type="float" office:value="4877065" calcext:value-type="float">
            <text:p>4877065</text:p>
          </table:table-cell>
          <table:table-cell/>
          <table:table-cell office:value-type="float" office:value="4444264" calcext:value-type="float">
            <text:p>4444264</text:p>
          </table:table-cell>
          <table:table-cell/>
          <table:table-cell office:value-type="float" office:value="4717901" calcext:value-type="float">
            <text:p>4717901</text:p>
          </table:table-cell>
          <table:table-cell/>
          <table:table-cell office:value-type="float" office:value="4909660" calcext:value-type="float">
            <text:p>490966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718889" calcext:value-type="float">
            <text:p>4718889</text:p>
          </table:table-cell>
          <table:table-cell/>
          <table:table-cell office:value-type="float" office:value="4518548" calcext:value-type="float">
            <text:p>4518548</text:p>
          </table:table-cell>
          <table:table-cell/>
          <table:table-cell office:value-type="float" office:value="5678367" calcext:value-type="float">
            <text:p>5678367</text:p>
          </table:table-cell>
          <table:table-cell/>
          <table:table-cell office:value-type="float" office:value="6019499" calcext:value-type="float">
            <text:p>6019499</text:p>
          </table:table-cell>
          <table:table-cell/>
          <table:table-cell office:value-type="float" office:value="5911303" calcext:value-type="float">
            <text:p>5911303</text:p>
          </table:table-cell>
          <table:table-cell/>
          <table:table-cell office:value-type="float" office:value="4691374" calcext:value-type="float">
            <text:p>4691374</text:p>
          </table:table-cell>
          <table:table-cell/>
          <table:table-cell office:value-type="float" office:value="7079817" calcext:value-type="float">
            <text:p>7079817</text:p>
          </table:table-cell>
          <table:table-cell/>
          <table:table-cell office:value-type="float" office:value="18716126" calcext:value-type="float">
            <text:p>18716126</text:p>
          </table:table-cell>
          <table:table-cell table:number-columns-repeated="2"/>
          <table:table-cell office:value-type="float" office:value="4801529" calcext:value-type="float">
            <text:p>4801529</text:p>
          </table:table-cell>
          <table:table-cell/>
          <table:table-cell office:value-type="float" office:value="4992718" calcext:value-type="float">
            <text:p>4992718</text:p>
          </table:table-cell>
          <table:table-cell/>
          <table:table-cell office:value-type="float" office:value="4595827" calcext:value-type="float">
            <text:p>4595827</text:p>
          </table:table-cell>
          <table:table-cell/>
          <table:table-cell office:value-type="float" office:value="4719878" calcext:value-type="float">
            <text:p>4719878</text:p>
          </table:table-cell>
          <table:table-cell/>
          <table:table-cell office:value-type="float" office:value="5017180" calcext:value-type="float">
            <text:p>501718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847158" calcext:value-type="float">
            <text:p>4847158</text:p>
          </table:table-cell>
          <table:table-cell/>
          <table:table-cell office:value-type="float" office:value="4621597" calcext:value-type="float">
            <text:p>4621597</text:p>
          </table:table-cell>
          <table:table-cell/>
          <table:table-cell office:value-type="float" office:value="5950075" calcext:value-type="float">
            <text:p>5950075</text:p>
          </table:table-cell>
          <table:table-cell/>
          <table:table-cell office:value-type="float" office:value="6064874" calcext:value-type="float">
            <text:p>6064874</text:p>
          </table:table-cell>
          <table:table-cell/>
          <table:table-cell office:value-type="float" office:value="6318913" calcext:value-type="float">
            <text:p>6318913</text:p>
          </table:table-cell>
          <table:table-cell/>
          <table:table-cell office:value-type="float" office:value="4833465" calcext:value-type="float">
            <text:p>4833465</text:p>
          </table:table-cell>
          <table:table-cell/>
          <table:table-cell office:value-type="float" office:value="7298086" calcext:value-type="float">
            <text:p>7298086</text:p>
          </table:table-cell>
          <table:table-cell/>
          <table:table-cell office:value-type="float" office:value="21333312" calcext:value-type="float">
            <text:p>21333312</text:p>
          </table:table-cell>
          <table:table-cell table:number-columns-repeated="2"/>
          <table:table-cell office:value-type="float" office:value="6283954" calcext:value-type="float">
            <text:p>6283954</text:p>
          </table:table-cell>
          <table:table-cell/>
          <table:table-cell office:value-type="float" office:value="5065312" calcext:value-type="float">
            <text:p>5065312</text:p>
          </table:table-cell>
          <table:table-cell/>
          <table:table-cell office:value-type="float" office:value="4713623" calcext:value-type="float">
            <text:p>4713623</text:p>
          </table:table-cell>
          <table:table-cell/>
          <table:table-cell office:value-type="float" office:value="4729456" calcext:value-type="float">
            <text:p>4729456</text:p>
          </table:table-cell>
          <table:table-cell/>
          <table:table-cell office:value-type="float" office:value="5102407" calcext:value-type="float">
            <text:p>5102407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712308" calcext:value-type="float">
            <text:p>4712308</text:p>
          </table:table-cell>
          <table:table-cell/>
          <table:table-cell office:value-type="float" office:value="4539642" calcext:value-type="float">
            <text:p>4539642</text:p>
          </table:table-cell>
          <table:table-cell/>
          <table:table-cell office:value-type="float" office:value="5831731" calcext:value-type="float">
            <text:p>5831731</text:p>
          </table:table-cell>
          <table:table-cell/>
          <table:table-cell office:value-type="float" office:value="6035088" calcext:value-type="float">
            <text:p>6035088</text:p>
          </table:table-cell>
          <table:table-cell/>
          <table:table-cell office:value-type="float" office:value="6225204" calcext:value-type="float">
            <text:p>6225204</text:p>
          </table:table-cell>
          <table:table-cell/>
          <table:table-cell office:value-type="float" office:value="4675471" calcext:value-type="float">
            <text:p>4675471</text:p>
          </table:table-cell>
          <table:table-cell/>
          <table:table-cell office:value-type="float" office:value="5979291" calcext:value-type="float">
            <text:p>5979291</text:p>
          </table:table-cell>
          <table:table-cell/>
          <table:table-cell office:value-type="float" office:value="20791858" calcext:value-type="float">
            <text:p>20791858</text:p>
          </table:table-cell>
          <table:table-cell table:number-columns-repeated="2"/>
          <table:table-cell office:value-type="float" office:value="6435033" calcext:value-type="float">
            <text:p>6435033</text:p>
          </table:table-cell>
          <table:table-cell/>
          <table:table-cell office:value-type="float" office:value="4868984" calcext:value-type="float">
            <text:p>4868984</text:p>
          </table:table-cell>
          <table:table-cell/>
          <table:table-cell office:value-type="float" office:value="4586003" calcext:value-type="float">
            <text:p>4586003</text:p>
          </table:table-cell>
          <table:table-cell/>
          <table:table-cell office:value-type="float" office:value="4465554" calcext:value-type="float">
            <text:p>4465554</text:p>
          </table:table-cell>
          <table:table-cell/>
          <table:table-cell office:value-type="float" office:value="4896322" calcext:value-type="float">
            <text:p>4896322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480653" calcext:value-type="float">
            <text:p>4480653</text:p>
          </table:table-cell>
          <table:table-cell/>
          <table:table-cell office:value-type="float" office:value="4350290" calcext:value-type="float">
            <text:p>4350290</text:p>
          </table:table-cell>
          <table:table-cell/>
          <table:table-cell office:value-type="float" office:value="5635751" calcext:value-type="float">
            <text:p>5635751</text:p>
          </table:table-cell>
          <table:table-cell/>
          <table:table-cell office:value-type="float" office:value="6003725" calcext:value-type="float">
            <text:p>6003725</text:p>
          </table:table-cell>
          <table:table-cell/>
          <table:table-cell office:value-type="float" office:value="5999727" calcext:value-type="float">
            <text:p>5999727</text:p>
          </table:table-cell>
          <table:table-cell/>
          <table:table-cell office:value-type="float" office:value="4639363" calcext:value-type="float">
            <text:p>4639363</text:p>
          </table:table-cell>
          <table:table-cell/>
          <table:table-cell office:value-type="float" office:value="5681948" calcext:value-type="float">
            <text:p>5681948</text:p>
          </table:table-cell>
          <table:table-cell table:number-columns-repeated="2"/>
          <table:table-cell office:value-type="float" office:value="6058622" calcext:value-type="float">
            <text:p>6058622</text:p>
          </table:table-cell>
          <table:table-cell table:number-columns-repeated="2"/>
          <table:table-cell office:value-type="float" office:value="7413364" calcext:value-type="float">
            <text:p>7413364</text:p>
          </table:table-cell>
          <table:table-cell/>
          <table:table-cell office:value-type="float" office:value="5030437" calcext:value-type="float">
            <text:p>5030437</text:p>
          </table:table-cell>
          <table:table-cell/>
          <table:table-cell office:value-type="float" office:value="4379750" calcext:value-type="float">
            <text:p>4379750</text:p>
          </table:table-cell>
          <table:table-cell/>
          <table:table-cell office:value-type="float" office:value="3351712" calcext:value-type="float">
            <text:p>3351712</text:p>
          </table:table-cell>
          <table:table-cell/>
          <table:table-cell office:value-type="float" office:value="3759048" calcext:value-type="float">
            <text:p>3759048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098852" calcext:value-type="float">
            <text:p>4098852</text:p>
          </table:table-cell>
          <table:table-cell/>
          <table:table-cell office:value-type="float" office:value="2236767" calcext:value-type="float">
            <text:p>2236767</text:p>
          </table:table-cell>
          <table:table-cell/>
          <table:table-cell office:value-type="float" office:value="2964207" calcext:value-type="float">
            <text:p>2964207</text:p>
          </table:table-cell>
          <table:table-cell/>
          <table:table-cell office:value-type="float" office:value="5086087" calcext:value-type="float">
            <text:p>5086087</text:p>
          </table:table-cell>
          <table:table-cell/>
          <table:table-cell office:value-type="float" office:value="5782087" calcext:value-type="float">
            <text:p>5782087</text:p>
          </table:table-cell>
          <table:table-cell/>
          <table:table-cell office:value-type="float" office:value="4324818" calcext:value-type="float">
            <text:p>4324818</text:p>
          </table:table-cell>
          <table:table-cell/>
          <table:table-cell office:value-type="float" office:value="5204569" calcext:value-type="float">
            <text:p>5204569</text:p>
          </table:table-cell>
          <table:table-cell table:number-columns-repeated="2"/>
          <table:table-cell office:value-type="float" office:value="5135167" calcext:value-type="float">
            <text:p>5135167</text:p>
          </table:table-cell>
          <table:table-cell table:number-columns-repeated="2"/>
          <table:table-cell office:value-type="float" office:value="6163605" calcext:value-type="float">
            <text:p>6163605</text:p>
          </table:table-cell>
          <table:table-cell/>
          <table:table-cell office:value-type="float" office:value="4444995" calcext:value-type="float">
            <text:p>4444995</text:p>
          </table:table-cell>
          <table:table-cell/>
          <table:table-cell office:value-type="float" office:value="4213856" calcext:value-type="float">
            <text:p>4213856</text:p>
          </table:table-cell>
          <table:table-cell/>
          <table:table-cell office:value-type="float" office:value="2858638" calcext:value-type="float">
            <text:p>2858638</text:p>
          </table:table-cell>
          <table:table-cell/>
          <table:table-cell office:value-type="float" office:value="3408080" calcext:value-type="float">
            <text:p>340808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233786" calcext:value-type="float">
            <text:p>4233786</text:p>
          </table:table-cell>
          <table:table-cell/>
          <table:table-cell office:value-type="float" office:value="4077093" calcext:value-type="float">
            <text:p>4077093</text:p>
          </table:table-cell>
          <table:table-cell/>
          <table:table-cell office:value-type="float" office:value="4161700" calcext:value-type="float">
            <text:p>4161700</text:p>
          </table:table-cell>
          <table:table-cell/>
          <table:table-cell office:value-type="float" office:value="4938541" calcext:value-type="float">
            <text:p>4938541</text:p>
          </table:table-cell>
          <table:table-cell/>
          <table:table-cell office:value-type="float" office:value="5078825" calcext:value-type="float">
            <text:p>5078825</text:p>
          </table:table-cell>
          <table:table-cell/>
          <table:table-cell office:value-type="float" office:value="4126129" calcext:value-type="float">
            <text:p>4126129</text:p>
          </table:table-cell>
          <table:table-cell/>
          <table:table-cell office:value-type="float" office:value="4948666" calcext:value-type="float">
            <text:p>4948666</text:p>
          </table:table-cell>
          <table:table-cell table:number-columns-repeated="2"/>
          <table:table-cell office:value-type="float" office:value="2675743" calcext:value-type="float">
            <text:p>2675743</text:p>
          </table:table-cell>
          <table:table-cell table:number-columns-repeated="2"/>
          <table:table-cell office:value-type="float" office:value="5434321" calcext:value-type="float">
            <text:p>5434321</text:p>
          </table:table-cell>
          <table:table-cell/>
          <table:table-cell office:value-type="float" office:value="4330776" calcext:value-type="float">
            <text:p>4330776</text:p>
          </table:table-cell>
          <table:table-cell/>
          <table:table-cell office:value-type="float" office:value="2130271" calcext:value-type="float">
            <text:p>2130271</text:p>
          </table:table-cell>
          <table:table-cell/>
          <table:table-cell office:value-type="float" office:value="1772135" calcext:value-type="float">
            <text:p>1772135</text:p>
          </table:table-cell>
          <table:table-cell/>
          <table:table-cell office:value-type="float" office:value="2997469" calcext:value-type="float">
            <text:p>2997469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718510" calcext:value-type="float">
            <text:p>3718510</text:p>
          </table:table-cell>
          <table:table-cell/>
          <table:table-cell office:value-type="float" office:value="4078077" calcext:value-type="float">
            <text:p>4078077</text:p>
          </table:table-cell>
          <table:table-cell/>
          <table:table-cell office:value-type="float" office:value="5042918" calcext:value-type="float">
            <text:p>5042918</text:p>
          </table:table-cell>
          <table:table-cell/>
          <table:table-cell office:value-type="float" office:value="5104237" calcext:value-type="float">
            <text:p>5104237</text:p>
          </table:table-cell>
          <table:table-cell/>
          <table:table-cell office:value-type="float" office:value="4162661" calcext:value-type="float">
            <text:p>4162661</text:p>
          </table:table-cell>
          <table:table-cell/>
          <table:table-cell office:value-type="float" office:value="2961771" calcext:value-type="float">
            <text:p>2961771</text:p>
          </table:table-cell>
          <table:table-cell/>
          <table:table-cell office:value-type="float" office:value="3734434" calcext:value-type="float">
            <text:p>3734434</text:p>
          </table:table-cell>
          <table:table-cell table:number-columns-repeated="2"/>
          <table:table-cell office:value-type="float" office:value="9980644" calcext:value-type="float">
            <text:p>9980644</text:p>
          </table:table-cell>
          <table:table-cell table:number-columns-repeated="2"/>
          <table:table-cell office:value-type="float" office:value="3775322" calcext:value-type="float">
            <text:p>3775322</text:p>
          </table:table-cell>
          <table:table-cell/>
          <table:table-cell office:value-type="float" office:value="4022254" calcext:value-type="float">
            <text:p>4022254</text:p>
          </table:table-cell>
          <table:table-cell/>
          <table:table-cell office:value-type="float" office:value="3975700" calcext:value-type="float">
            <text:p>3975700</text:p>
          </table:table-cell>
          <table:table-cell/>
          <table:table-cell office:value-type="float" office:value="3457907" calcext:value-type="float">
            <text:p>3457907</text:p>
          </table:table-cell>
          <table:table-cell/>
          <table:table-cell office:value-type="float" office:value="4124492" calcext:value-type="float">
            <text:p>4124492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3986488" calcext:value-type="float">
            <text:p>3986488</text:p>
          </table:table-cell>
          <table:table-cell/>
          <table:table-cell office:value-type="float" office:value="3450932" calcext:value-type="float">
            <text:p>3450932</text:p>
          </table:table-cell>
          <table:table-cell/>
          <table:table-cell office:value-type="float" office:value="5196965" calcext:value-type="float">
            <text:p>5196965</text:p>
          </table:table-cell>
          <table:table-cell/>
          <table:table-cell office:value-type="float" office:value="5071965" calcext:value-type="float">
            <text:p>5071965</text:p>
          </table:table-cell>
          <table:table-cell/>
          <table:table-cell office:value-type="float" office:value="4511686" calcext:value-type="float">
            <text:p>4511686</text:p>
          </table:table-cell>
          <table:table-cell/>
          <table:table-cell office:value-type="float" office:value="3235112" calcext:value-type="float">
            <text:p>3235112</text:p>
          </table:table-cell>
          <table:table-cell/>
          <table:table-cell office:value-type="float" office:value="6224774" calcext:value-type="float">
            <text:p>6224774</text:p>
          </table:table-cell>
          <table:table-cell table:number-columns-repeated="2"/>
          <table:table-cell office:value-type="float" office:value="8413810" calcext:value-type="float">
            <text:p>8413810</text:p>
          </table:table-cell>
          <table:table-cell table:number-columns-repeated="2"/>
          <table:table-cell office:value-type="float" office:value="3228660" calcext:value-type="float">
            <text:p>3228660</text:p>
          </table:table-cell>
          <table:table-cell/>
          <table:table-cell office:value-type="float" office:value="3597329" calcext:value-type="float">
            <text:p>3597329</text:p>
          </table:table-cell>
          <table:table-cell/>
          <table:table-cell office:value-type="float" office:value="3698821" calcext:value-type="float">
            <text:p>3698821</text:p>
          </table:table-cell>
          <table:table-cell/>
          <table:table-cell office:value-type="float" office:value="3373083" calcext:value-type="float">
            <text:p>3373083</text:p>
          </table:table-cell>
          <table:table-cell/>
          <table:table-cell office:value-type="float" office:value="3359084" calcext:value-type="float">
            <text:p>3359084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3251963" calcext:value-type="float">
            <text:p>3251963</text:p>
          </table:table-cell>
          <table:table-cell/>
          <table:table-cell office:value-type="float" office:value="3990666" calcext:value-type="float">
            <text:p>3990666</text:p>
          </table:table-cell>
          <table:table-cell/>
          <table:table-cell office:value-type="float" office:value="4817273" calcext:value-type="float">
            <text:p>4817273</text:p>
          </table:table-cell>
          <table:table-cell/>
          <table:table-cell office:value-type="float" office:value="4805883" calcext:value-type="float">
            <text:p>4805883</text:p>
          </table:table-cell>
          <table:table-cell/>
          <table:table-cell office:value-type="float" office:value="4882614" calcext:value-type="float">
            <text:p>4882614</text:p>
          </table:table-cell>
          <table:table-cell/>
          <table:table-cell office:value-type="float" office:value="3830963" calcext:value-type="float">
            <text:p>3830963</text:p>
          </table:table-cell>
          <table:table-cell/>
          <table:table-cell office:value-type="float" office:value="5865642" calcext:value-type="float">
            <text:p>5865642</text:p>
          </table:table-cell>
          <table:table-cell/>
          <table:table-cell office:value-type="float" office:value="13524901" calcext:value-type="float">
            <text:p>13524901</text:p>
          </table:table-cell>
          <table:table-cell table:number-columns-repeated="2"/>
          <table:table-cell office:value-type="float" office:value="3979036" calcext:value-type="float">
            <text:p>3979036</text:p>
          </table:table-cell>
          <table:table-cell/>
          <table:table-cell office:value-type="float" office:value="4140094" calcext:value-type="float">
            <text:p>4140094</text:p>
          </table:table-cell>
          <table:table-cell/>
          <table:table-cell office:value-type="float" office:value="3802243" calcext:value-type="float">
            <text:p>3802243</text:p>
          </table:table-cell>
          <table:table-cell/>
          <table:table-cell office:value-type="float" office:value="4165676" calcext:value-type="float">
            <text:p>4165676</text:p>
          </table:table-cell>
          <table:table-cell/>
          <table:table-cell office:value-type="float" office:value="4269425" calcext:value-type="float">
            <text:p>426942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465406" calcext:value-type="float">
            <text:p>4465406</text:p>
          </table:table-cell>
          <table:table-cell/>
          <table:table-cell office:value-type="float" office:value="4637374" calcext:value-type="float">
            <text:p>4637374</text:p>
          </table:table-cell>
          <table:table-cell/>
          <table:table-cell office:value-type="float" office:value="5832989" calcext:value-type="float">
            <text:p>5832989</text:p>
          </table:table-cell>
          <table:table-cell/>
          <table:table-cell office:value-type="float" office:value="6043858" calcext:value-type="float">
            <text:p>6043858</text:p>
          </table:table-cell>
          <table:table-cell/>
          <table:table-cell office:value-type="float" office:value="6353664" calcext:value-type="float">
            <text:p>6353664</text:p>
          </table:table-cell>
          <table:table-cell/>
          <table:table-cell office:value-type="float" office:value="4679355" calcext:value-type="float">
            <text:p>4679355</text:p>
          </table:table-cell>
          <table:table-cell/>
          <table:table-cell office:value-type="float" office:value="6848971" calcext:value-type="float">
            <text:p>6848971</text:p>
          </table:table-cell>
          <table:table-cell/>
          <table:table-cell office:value-type="float" office:value="19304180" calcext:value-type="float">
            <text:p>19304180</text:p>
          </table:table-cell>
          <table:table-cell table:number-columns-repeated="2"/>
          <table:table-cell office:value-type="float" office:value="4870475" calcext:value-type="float">
            <text:p>4870475</text:p>
          </table:table-cell>
          <table:table-cell/>
          <table:table-cell office:value-type="float" office:value="5158488" calcext:value-type="float">
            <text:p>5158488</text:p>
          </table:table-cell>
          <table:table-cell/>
          <table:table-cell office:value-type="float" office:value="4682922" calcext:value-type="float">
            <text:p>4682922</text:p>
          </table:table-cell>
          <table:table-cell/>
          <table:table-cell office:value-type="float" office:value="3189764" calcext:value-type="float">
            <text:p>3189764</text:p>
          </table:table-cell>
          <table:table-cell/>
          <table:table-cell office:value-type="float" office:value="5099134" calcext:value-type="float">
            <text:p>509913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3232559" calcext:value-type="float">
            <text:p>3232559</text:p>
          </table:table-cell>
          <table:table-cell/>
          <table:table-cell office:value-type="float" office:value="4498023" calcext:value-type="float">
            <text:p>4498023</text:p>
          </table:table-cell>
          <table:table-cell/>
          <table:table-cell office:value-type="float" office:value="5502345" calcext:value-type="float">
            <text:p>5502345</text:p>
          </table:table-cell>
          <table:table-cell/>
          <table:table-cell office:value-type="float" office:value="6050621" calcext:value-type="float">
            <text:p>6050621</text:p>
          </table:table-cell>
          <table:table-cell/>
          <table:table-cell office:value-type="float" office:value="6377798" calcext:value-type="float">
            <text:p>6377798</text:p>
          </table:table-cell>
          <table:table-cell/>
          <table:table-cell office:value-type="float" office:value="4646301" calcext:value-type="float">
            <text:p>4646301</text:p>
          </table:table-cell>
          <table:table-cell/>
          <table:table-cell office:value-type="float" office:value="6930263" calcext:value-type="float">
            <text:p>6930263</text:p>
          </table:table-cell>
          <table:table-cell/>
          <table:table-cell office:value-type="float" office:value="20595439" calcext:value-type="float">
            <text:p>20595439</text:p>
          </table:table-cell>
          <table:table-cell table:number-columns-repeated="2"/>
          <table:table-cell office:value-type="float" office:value="6022450" calcext:value-type="float">
            <text:p>6022450</text:p>
          </table:table-cell>
          <table:table-cell/>
          <table:table-cell office:value-type="float" office:value="5195267" calcext:value-type="float">
            <text:p>5195267</text:p>
          </table:table-cell>
          <table:table-cell/>
          <table:table-cell office:value-type="float" office:value="2896433" calcext:value-type="float">
            <text:p>2896433</text:p>
          </table:table-cell>
          <table:table-cell/>
          <table:table-cell office:value-type="float" office:value="4575060" calcext:value-type="float">
            <text:p>4575060</text:p>
          </table:table-cell>
          <table:table-cell/>
          <table:table-cell office:value-type="float" office:value="5022307" calcext:value-type="float">
            <text:p>5022307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5058961" calcext:value-type="float">
            <text:p>5058961</text:p>
          </table:table-cell>
          <table:table-cell/>
          <table:table-cell office:value-type="float" office:value="4540557" calcext:value-type="float">
            <text:p>4540557</text:p>
          </table:table-cell>
          <table:table-cell/>
          <table:table-cell office:value-type="float" office:value="5884027" calcext:value-type="float">
            <text:p>5884027</text:p>
          </table:table-cell>
          <table:table-cell/>
          <table:table-cell office:value-type="float" office:value="6035627" calcext:value-type="float">
            <text:p>6035627</text:p>
          </table:table-cell>
          <table:table-cell/>
          <table:table-cell office:value-type="float" office:value="6211330" calcext:value-type="float">
            <text:p>6211330</text:p>
          </table:table-cell>
          <table:table-cell/>
          <table:table-cell office:value-type="float" office:value="4708697" calcext:value-type="float">
            <text:p>4708697</text:p>
          </table:table-cell>
          <table:table-cell/>
          <table:table-cell office:value-type="float" office:value="6020706" calcext:value-type="float">
            <text:p>6020706</text:p>
          </table:table-cell>
          <table:table-cell/>
          <table:table-cell office:value-type="float" office:value="21817104" calcext:value-type="float">
            <text:p>21817104</text:p>
          </table:table-cell>
          <table:table-cell table:number-columns-repeated="2"/>
          <table:table-cell office:value-type="float" office:value="5520886" calcext:value-type="float">
            <text:p>5520886</text:p>
          </table:table-cell>
          <table:table-cell/>
          <table:table-cell office:value-type="float" office:value="4902626" calcext:value-type="float">
            <text:p>4902626</text:p>
          </table:table-cell>
          <table:table-cell/>
          <table:table-cell office:value-type="float" office:value="4814184" calcext:value-type="float">
            <text:p>4814184</text:p>
          </table:table-cell>
          <table:table-cell/>
          <table:table-cell office:value-type="float" office:value="4616546" calcext:value-type="float">
            <text:p>4616546</text:p>
          </table:table-cell>
          <table:table-cell/>
          <table:table-cell office:value-type="float" office:value="4956923" calcext:value-type="float">
            <text:p>4956923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750733" calcext:value-type="float">
            <text:p>4750733</text:p>
          </table:table-cell>
          <table:table-cell/>
          <table:table-cell office:value-type="float" office:value="4515529" calcext:value-type="float">
            <text:p>4515529</text:p>
          </table:table-cell>
          <table:table-cell/>
          <table:table-cell office:value-type="float" office:value="5223374" calcext:value-type="float">
            <text:p>5223374</text:p>
          </table:table-cell>
          <table:table-cell/>
          <table:table-cell office:value-type="float" office:value="6058350" calcext:value-type="float">
            <text:p>6058350</text:p>
          </table:table-cell>
          <table:table-cell/>
          <table:table-cell office:value-type="float" office:value="6045885" calcext:value-type="float">
            <text:p>6045885</text:p>
          </table:table-cell>
          <table:table-cell/>
          <table:table-cell office:value-type="float" office:value="4646700" calcext:value-type="float">
            <text:p>4646700</text:p>
          </table:table-cell>
          <table:table-cell/>
          <table:table-cell office:value-type="float" office:value="6002125" calcext:value-type="float">
            <text:p>6002125</text:p>
          </table:table-cell>
          <table:table-cell table:number-columns-repeated="2"/>
          <table:table-cell office:value-type="float" office:value="6646891" calcext:value-type="float">
            <text:p>6646891</text:p>
          </table:table-cell>
          <table:table-cell table:number-columns-repeated="2"/>
          <table:table-cell office:value-type="float" office:value="4298275" calcext:value-type="float">
            <text:p>4298275</text:p>
          </table:table-cell>
          <table:table-cell/>
          <table:table-cell office:value-type="float" office:value="4831219" calcext:value-type="float">
            <text:p>4831219</text:p>
          </table:table-cell>
          <table:table-cell/>
          <table:table-cell office:value-type="float" office:value="4498098" calcext:value-type="float">
            <text:p>4498098</text:p>
          </table:table-cell>
          <table:table-cell/>
          <table:table-cell office:value-type="float" office:value="3653876" calcext:value-type="float">
            <text:p>3653876</text:p>
          </table:table-cell>
          <table:table-cell/>
          <table:table-cell office:value-type="float" office:value="3863594" calcext:value-type="float">
            <text:p>386359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330013" calcext:value-type="float">
            <text:p>4330013</text:p>
          </table:table-cell>
          <table:table-cell/>
          <table:table-cell office:value-type="float" office:value="4175262" calcext:value-type="float">
            <text:p>4175262</text:p>
          </table:table-cell>
          <table:table-cell/>
          <table:table-cell office:value-type="float" office:value="5159965" calcext:value-type="float">
            <text:p>5159965</text:p>
          </table:table-cell>
          <table:table-cell/>
          <table:table-cell office:value-type="float" office:value="5353394" calcext:value-type="float">
            <text:p>5353394</text:p>
          </table:table-cell>
          <table:table-cell/>
          <table:table-cell office:value-type="float" office:value="5446364" calcext:value-type="float">
            <text:p>5446364</text:p>
          </table:table-cell>
          <table:table-cell/>
          <table:table-cell office:value-type="float" office:value="4244755" calcext:value-type="float">
            <text:p>4244755</text:p>
          </table:table-cell>
          <table:table-cell/>
          <table:table-cell office:value-type="float" office:value="5018484" calcext:value-type="float">
            <text:p>5018484</text:p>
          </table:table-cell>
          <table:table-cell table:number-columns-repeated="2"/>
          <table:table-cell office:value-type="float" office:value="5186794" calcext:value-type="float">
            <text:p>5186794</text:p>
          </table:table-cell>
          <table:table-cell table:number-columns-repeated="2"/>
          <table:table-cell office:value-type="float" office:value="6036570" calcext:value-type="float">
            <text:p>6036570</text:p>
          </table:table-cell>
          <table:table-cell/>
          <table:table-cell office:value-type="float" office:value="3046826" calcext:value-type="float">
            <text:p>3046826</text:p>
          </table:table-cell>
          <table:table-cell/>
          <table:table-cell office:value-type="float" office:value="4063549" calcext:value-type="float">
            <text:p>4063549</text:p>
          </table:table-cell>
          <table:table-cell/>
          <table:table-cell office:value-type="float" office:value="3168492" calcext:value-type="float">
            <text:p>3168492</text:p>
          </table:table-cell>
          <table:table-cell/>
          <table:table-cell office:value-type="float" office:value="3313506" calcext:value-type="float">
            <text:p>331350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049852" calcext:value-type="float">
            <text:p>4049852</text:p>
          </table:table-cell>
          <table:table-cell/>
          <table:table-cell office:value-type="float" office:value="3929012" calcext:value-type="float">
            <text:p>3929012</text:p>
          </table:table-cell>
          <table:table-cell/>
          <table:table-cell office:value-type="float" office:value="4931514" calcext:value-type="float">
            <text:p>4931514</text:p>
          </table:table-cell>
          <table:table-cell/>
          <table:table-cell office:value-type="float" office:value="4993271" calcext:value-type="float">
            <text:p>4993271</text:p>
          </table:table-cell>
          <table:table-cell/>
          <table:table-cell office:value-type="float" office:value="5000383" calcext:value-type="float">
            <text:p>5000383</text:p>
          </table:table-cell>
          <table:table-cell/>
          <table:table-cell office:value-type="float" office:value="4012106" calcext:value-type="float">
            <text:p>4012106</text:p>
          </table:table-cell>
          <table:table-cell/>
          <table:table-cell office:value-type="float" office:value="4584370" calcext:value-type="float">
            <text:p>4584370</text:p>
          </table:table-cell>
          <table:table-cell table:number-columns-repeated="2"/>
          <table:table-cell office:value-type="float" office:value="4609776" calcext:value-type="float">
            <text:p>4609776</text:p>
          </table:table-cell>
          <table:table-cell table:number-columns-repeated="2"/>
          <table:table-cell office:value-type="float" office:value="4397776" calcext:value-type="float">
            <text:p>4397776</text:p>
          </table:table-cell>
          <table:table-cell/>
          <table:table-cell office:value-type="float" office:value="4251965" calcext:value-type="float">
            <text:p>4251965</text:p>
          </table:table-cell>
          <table:table-cell/>
          <table:table-cell office:value-type="float" office:value="4006932" calcext:value-type="float">
            <text:p>4006932</text:p>
          </table:table-cell>
          <table:table-cell/>
          <table:table-cell office:value-type="float" office:value="2864909" calcext:value-type="float">
            <text:p>2864909</text:p>
          </table:table-cell>
          <table:table-cell/>
          <table:table-cell office:value-type="float" office:value="3065204" calcext:value-type="float">
            <text:p>3065204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4009488" calcext:value-type="float">
            <text:p>4009488</text:p>
          </table:table-cell>
          <table:table-cell/>
          <table:table-cell office:value-type="float" office:value="4385079" calcext:value-type="float">
            <text:p>4385079</text:p>
          </table:table-cell>
          <table:table-cell/>
          <table:table-cell office:value-type="float" office:value="5473768" calcext:value-type="float">
            <text:p>5473768</text:p>
          </table:table-cell>
          <table:table-cell/>
          <table:table-cell office:value-type="float" office:value="5555662" calcext:value-type="float">
            <text:p>5555662</text:p>
          </table:table-cell>
          <table:table-cell/>
          <table:table-cell office:value-type="float" office:value="4802340" calcext:value-type="float">
            <text:p>4802340</text:p>
          </table:table-cell>
          <table:table-cell/>
          <table:table-cell office:value-type="float" office:value="3464798" calcext:value-type="float">
            <text:p>3464798</text:p>
          </table:table-cell>
          <table:table-cell/>
          <table:table-cell office:value-type="float" office:value="5835570" calcext:value-type="float">
            <text:p>5835570</text:p>
          </table:table-cell>
          <table:table-cell table:number-columns-repeated="2"/>
          <table:table-cell office:value-type="float" office:value="9705454" calcext:value-type="float">
            <text:p>9705454</text:p>
          </table:table-cell>
          <table:table-cell table:number-columns-repeated="2"/>
          <table:table-cell office:value-type="float" office:value="4119433" calcext:value-type="float">
            <text:p>4119433</text:p>
          </table:table-cell>
          <table:table-cell/>
          <table:table-cell office:value-type="float" office:value="3550182" calcext:value-type="float">
            <text:p>3550182</text:p>
          </table:table-cell>
          <table:table-cell/>
          <table:table-cell office:value-type="float" office:value="4330152" calcext:value-type="float">
            <text:p>4330152</text:p>
          </table:table-cell>
          <table:table-cell/>
          <table:table-cell office:value-type="float" office:value="4824193" calcext:value-type="float">
            <text:p>4824193</text:p>
          </table:table-cell>
          <table:table-cell/>
          <table:table-cell office:value-type="float" office:value="5016761" calcext:value-type="float">
            <text:p>5016761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406773" calcext:value-type="float">
            <text:p>4406773</text:p>
          </table:table-cell>
          <table:table-cell/>
          <table:table-cell office:value-type="float" office:value="4643747" calcext:value-type="float">
            <text:p>4643747</text:p>
          </table:table-cell>
          <table:table-cell/>
          <table:table-cell office:value-type="float" office:value="4574286" calcext:value-type="float">
            <text:p>4574286</text:p>
          </table:table-cell>
          <table:table-cell/>
          <table:table-cell office:value-type="float" office:value="5853006" calcext:value-type="float">
            <text:p>5853006</text:p>
          </table:table-cell>
          <table:table-cell/>
          <table:table-cell office:value-type="float" office:value="5410231" calcext:value-type="float">
            <text:p>5410231</text:p>
          </table:table-cell>
          <table:table-cell/>
          <table:table-cell office:value-type="float" office:value="4152718" calcext:value-type="float">
            <text:p>4152718</text:p>
          </table:table-cell>
          <table:table-cell/>
          <table:table-cell office:value-type="float" office:value="6543995" calcext:value-type="float">
            <text:p>6543995</text:p>
          </table:table-cell>
          <table:table-cell/>
          <table:table-cell office:value-type="float" office:value="13330493" calcext:value-type="float">
            <text:p>13330493</text:p>
          </table:table-cell>
          <table:table-cell table:number-columns-repeated="2"/>
          <table:table-cell office:value-type="float" office:value="4487905" calcext:value-type="float">
            <text:p>4487905</text:p>
          </table:table-cell>
          <table:table-cell/>
          <table:table-cell office:value-type="float" office:value="4936376" calcext:value-type="float">
            <text:p>4936376</text:p>
          </table:table-cell>
          <table:table-cell/>
          <table:table-cell office:value-type="float" office:value="3903624" calcext:value-type="float">
            <text:p>3903624</text:p>
          </table:table-cell>
          <table:table-cell/>
          <table:table-cell office:value-type="float" office:value="4289307" calcext:value-type="float">
            <text:p>4289307</text:p>
          </table:table-cell>
          <table:table-cell/>
          <table:table-cell office:value-type="float" office:value="5049606" calcext:value-type="float">
            <text:p>504960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818217" calcext:value-type="float">
            <text:p>4818217</text:p>
          </table:table-cell>
          <table:table-cell/>
          <table:table-cell office:value-type="float" office:value="4854426" calcext:value-type="float">
            <text:p>4854426</text:p>
          </table:table-cell>
          <table:table-cell/>
          <table:table-cell office:value-type="float" office:value="4892157" calcext:value-type="float">
            <text:p>4892157</text:p>
          </table:table-cell>
          <table:table-cell/>
          <table:table-cell office:value-type="float" office:value="6161428" calcext:value-type="float">
            <text:p>6161428</text:p>
          </table:table-cell>
          <table:table-cell/>
          <table:table-cell office:value-type="float" office:value="6117231" calcext:value-type="float">
            <text:p>6117231</text:p>
          </table:table-cell>
          <table:table-cell/>
          <table:table-cell office:value-type="float" office:value="4772581" calcext:value-type="float">
            <text:p>4772581</text:p>
          </table:table-cell>
          <table:table-cell/>
          <table:table-cell office:value-type="float" office:value="7176800" calcext:value-type="float">
            <text:p>7176800</text:p>
          </table:table-cell>
          <table:table-cell/>
          <table:table-cell office:value-type="float" office:value="16821862" calcext:value-type="float">
            <text:p>16821862</text:p>
          </table:table-cell>
          <table:table-cell table:number-columns-repeated="2"/>
          <table:table-cell office:value-type="float" office:value="4665707" calcext:value-type="float">
            <text:p>4665707</text:p>
          </table:table-cell>
          <table:table-cell/>
          <table:table-cell office:value-type="float" office:value="5254134" calcext:value-type="float">
            <text:p>5254134</text:p>
          </table:table-cell>
          <table:table-cell/>
          <table:table-cell office:value-type="float" office:value="4848723" calcext:value-type="float">
            <text:p>4848723</text:p>
          </table:table-cell>
          <table:table-cell/>
          <table:table-cell office:value-type="float" office:value="4998904" calcext:value-type="float">
            <text:p>4998904</text:p>
          </table:table-cell>
          <table:table-cell/>
          <table:table-cell office:value-type="float" office:value="5145185" calcext:value-type="float">
            <text:p>514518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4904094" calcext:value-type="float">
            <text:p>4904094</text:p>
          </table:table-cell>
          <table:table-cell/>
          <table:table-cell office:value-type="float" office:value="5020115" calcext:value-type="float">
            <text:p>5020115</text:p>
          </table:table-cell>
          <table:table-cell/>
          <table:table-cell office:value-type="float" office:value="6009330" calcext:value-type="float">
            <text:p>6009330</text:p>
          </table:table-cell>
          <table:table-cell/>
          <table:table-cell office:value-type="float" office:value="6361364" calcext:value-type="float">
            <text:p>6361364</text:p>
          </table:table-cell>
          <table:table-cell/>
          <table:table-cell office:value-type="float" office:value="6278919" calcext:value-type="float">
            <text:p>6278919</text:p>
          </table:table-cell>
          <table:table-cell/>
          <table:table-cell office:value-type="float" office:value="4971326" calcext:value-type="float">
            <text:p>4971326</text:p>
          </table:table-cell>
          <table:table-cell/>
          <table:table-cell office:value-type="float" office:value="7275695" calcext:value-type="float">
            <text:p>7275695</text:p>
          </table:table-cell>
          <table:table-cell/>
          <table:table-cell office:value-type="float" office:value="20250626" calcext:value-type="float">
            <text:p>20250626</text:p>
          </table:table-cell>
          <table:table-cell table:number-columns-repeated="2"/>
          <table:table-cell office:value-type="float" office:value="4638289" calcext:value-type="float">
            <text:p>4638289</text:p>
          </table:table-cell>
          <table:table-cell/>
          <table:table-cell office:value-type="float" office:value="5377889" calcext:value-type="float">
            <text:p>5377889</text:p>
          </table:table-cell>
          <table:table-cell/>
          <table:table-cell office:value-type="float" office:value="4980484" calcext:value-type="float">
            <text:p>4980484</text:p>
          </table:table-cell>
          <table:table-cell/>
          <table:table-cell office:value-type="float" office:value="5126937" calcext:value-type="float">
            <text:p>5126937</text:p>
          </table:table-cell>
          <table:table-cell/>
          <table:table-cell office:value-type="float" office:value="5230094" calcext:value-type="float">
            <text:p>523009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872406" calcext:value-type="float">
            <text:p>4872406</text:p>
          </table:table-cell>
          <table:table-cell/>
          <table:table-cell office:value-type="float" office:value="5010439" calcext:value-type="float">
            <text:p>5010439</text:p>
          </table:table-cell>
          <table:table-cell/>
          <table:table-cell office:value-type="float" office:value="6264659" calcext:value-type="float">
            <text:p>6264659</text:p>
          </table:table-cell>
          <table:table-cell/>
          <table:table-cell office:value-type="float" office:value="6414800" calcext:value-type="float">
            <text:p>6414800</text:p>
          </table:table-cell>
          <table:table-cell/>
          <table:table-cell office:value-type="float" office:value="6425397" calcext:value-type="float">
            <text:p>6425397</text:p>
          </table:table-cell>
          <table:table-cell/>
          <table:table-cell office:value-type="float" office:value="5016110" calcext:value-type="float">
            <text:p>5016110</text:p>
          </table:table-cell>
          <table:table-cell/>
          <table:table-cell office:value-type="float" office:value="7399464" calcext:value-type="float">
            <text:p>7399464</text:p>
          </table:table-cell>
          <table:table-cell/>
          <table:table-cell office:value-type="float" office:value="23143201" calcext:value-type="float">
            <text:p>23143201</text:p>
          </table:table-cell>
          <table:table-cell table:number-columns-repeated="2"/>
          <table:table-cell office:value-type="float" office:value="6038997" calcext:value-type="float">
            <text:p>6038997</text:p>
          </table:table-cell>
          <table:table-cell/>
          <table:table-cell office:value-type="float" office:value="5396730" calcext:value-type="float">
            <text:p>5396730</text:p>
          </table:table-cell>
          <table:table-cell/>
          <table:table-cell office:value-type="float" office:value="4979154" calcext:value-type="float">
            <text:p>4979154</text:p>
          </table:table-cell>
          <table:table-cell/>
          <table:table-cell office:value-type="float" office:value="4256183" calcext:value-type="float">
            <text:p>4256183</text:p>
          </table:table-cell>
          <table:table-cell/>
          <table:table-cell office:value-type="float" office:value="5288671" calcext:value-type="float">
            <text:p>5288671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960015" calcext:value-type="float">
            <text:p>4960015</text:p>
          </table:table-cell>
          <table:table-cell/>
          <table:table-cell office:value-type="float" office:value="4997748" calcext:value-type="float">
            <text:p>4997748</text:p>
          </table:table-cell>
          <table:table-cell/>
          <table:table-cell office:value-type="float" office:value="6282348" calcext:value-type="float">
            <text:p>6282348</text:p>
          </table:table-cell>
          <table:table-cell/>
          <table:table-cell office:value-type="float" office:value="6418151" calcext:value-type="float">
            <text:p>6418151</text:p>
          </table:table-cell>
          <table:table-cell/>
          <table:table-cell office:value-type="float" office:value="6356055" calcext:value-type="float">
            <text:p>6356055</text:p>
          </table:table-cell>
          <table:table-cell/>
          <table:table-cell office:value-type="float" office:value="4997887" calcext:value-type="float">
            <text:p>4997887</text:p>
          </table:table-cell>
          <table:table-cell/>
          <table:table-cell office:value-type="float" office:value="6330084" calcext:value-type="float">
            <text:p>6330084</text:p>
          </table:table-cell>
          <table:table-cell/>
          <table:table-cell office:value-type="float" office:value="22632654" calcext:value-type="float">
            <text:p>22632654</text:p>
          </table:table-cell>
          <table:table-cell table:number-columns-repeated="2"/>
          <table:table-cell office:value-type="float" office:value="6678584" calcext:value-type="float">
            <text:p>6678584</text:p>
          </table:table-cell>
          <table:table-cell/>
          <table:table-cell office:value-type="float" office:value="5216168" calcext:value-type="float">
            <text:p>5216168</text:p>
          </table:table-cell>
          <table:table-cell/>
          <table:table-cell office:value-type="float" office:value="4964205" calcext:value-type="float">
            <text:p>4964205</text:p>
          </table:table-cell>
          <table:table-cell/>
          <table:table-cell office:value-type="float" office:value="5090637" calcext:value-type="float">
            <text:p>5090637</text:p>
          </table:table-cell>
          <table:table-cell/>
          <table:table-cell office:value-type="float" office:value="5248626" calcext:value-type="float">
            <text:p>5248626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3792801" calcext:value-type="float">
            <text:p>3792801</text:p>
          </table:table-cell>
          <table:table-cell/>
          <table:table-cell office:value-type="float" office:value="4797567" calcext:value-type="float">
            <text:p>4797567</text:p>
          </table:table-cell>
          <table:table-cell/>
          <table:table-cell office:value-type="float" office:value="5314037" calcext:value-type="float">
            <text:p>5314037</text:p>
          </table:table-cell>
          <table:table-cell/>
          <table:table-cell office:value-type="float" office:value="6213114" calcext:value-type="float">
            <text:p>6213114</text:p>
          </table:table-cell>
          <table:table-cell/>
          <table:table-cell office:value-type="float" office:value="6180444" calcext:value-type="float">
            <text:p>6180444</text:p>
          </table:table-cell>
          <table:table-cell/>
          <table:table-cell office:value-type="float" office:value="4845290" calcext:value-type="float">
            <text:p>4845290</text:p>
          </table:table-cell>
          <table:table-cell/>
          <table:table-cell office:value-type="float" office:value="4478463" calcext:value-type="float">
            <text:p>4478463</text:p>
          </table:table-cell>
          <table:table-cell table:number-columns-repeated="2"/>
          <table:table-cell office:value-type="float" office:value="6684529" calcext:value-type="float">
            <text:p>6684529</text:p>
          </table:table-cell>
          <table:table-cell table:number-columns-repeated="2"/>
          <table:table-cell office:value-type="float" office:value="6443468" calcext:value-type="float">
            <text:p>6443468</text:p>
          </table:table-cell>
          <table:table-cell/>
          <table:table-cell office:value-type="float" office:value="4921548" calcext:value-type="float">
            <text:p>4921548</text:p>
          </table:table-cell>
          <table:table-cell/>
          <table:table-cell office:value-type="float" office:value="4700959" calcext:value-type="float">
            <text:p>4700959</text:p>
          </table:table-cell>
          <table:table-cell/>
          <table:table-cell office:value-type="float" office:value="3829986" calcext:value-type="float">
            <text:p>3829986</text:p>
          </table:table-cell>
          <table:table-cell/>
          <table:table-cell office:value-type="float" office:value="3994706" calcext:value-type="float">
            <text:p>3994706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261752" calcext:value-type="float">
            <text:p>4261752</text:p>
          </table:table-cell>
          <table:table-cell/>
          <table:table-cell office:value-type="float" office:value="4388353" calcext:value-type="float">
            <text:p>4388353</text:p>
          </table:table-cell>
          <table:table-cell/>
          <table:table-cell office:value-type="float" office:value="5455707" calcext:value-type="float">
            <text:p>5455707</text:p>
          </table:table-cell>
          <table:table-cell/>
          <table:table-cell office:value-type="float" office:value="5515705" calcext:value-type="float">
            <text:p>5515705</text:p>
          </table:table-cell>
          <table:table-cell/>
          <table:table-cell office:value-type="float" office:value="5713471" calcext:value-type="float">
            <text:p>5713471</text:p>
          </table:table-cell>
          <table:table-cell/>
          <table:table-cell office:value-type="float" office:value="4526038" calcext:value-type="float">
            <text:p>4526038</text:p>
          </table:table-cell>
          <table:table-cell/>
          <table:table-cell office:value-type="float" office:value="5485931" calcext:value-type="float">
            <text:p>5485931</text:p>
          </table:table-cell>
          <table:table-cell table:number-columns-repeated="2"/>
          <table:table-cell office:value-type="float" office:value="5414891" calcext:value-type="float">
            <text:p>5414891</text:p>
          </table:table-cell>
          <table:table-cell table:number-columns-repeated="2"/>
          <table:table-cell office:value-type="float" office:value="5658163" calcext:value-type="float">
            <text:p>5658163</text:p>
          </table:table-cell>
          <table:table-cell/>
          <table:table-cell office:value-type="float" office:value="3764911" calcext:value-type="float">
            <text:p>3764911</text:p>
          </table:table-cell>
          <table:table-cell/>
          <table:table-cell office:value-type="float" office:value="4302927" calcext:value-type="float">
            <text:p>4302927</text:p>
          </table:table-cell>
          <table:table-cell/>
          <table:table-cell office:value-type="float" office:value="3309652" calcext:value-type="float">
            <text:p>3309652</text:p>
          </table:table-cell>
          <table:table-cell/>
          <table:table-cell office:value-type="float" office:value="3389874" calcext:value-type="float">
            <text:p>338987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062266" calcext:value-type="float">
            <text:p>4062266</text:p>
          </table:table-cell>
          <table:table-cell/>
          <table:table-cell office:value-type="float" office:value="4084577" calcext:value-type="float">
            <text:p>4084577</text:p>
          </table:table-cell>
          <table:table-cell/>
          <table:table-cell office:value-type="float" office:value="5085083" calcext:value-type="float">
            <text:p>5085083</text:p>
          </table:table-cell>
          <table:table-cell/>
          <table:table-cell office:value-type="float" office:value="5127034" calcext:value-type="float">
            <text:p>5127034</text:p>
          </table:table-cell>
          <table:table-cell/>
          <table:table-cell office:value-type="float" office:value="5177605" calcext:value-type="float">
            <text:p>5177605</text:p>
          </table:table-cell>
          <table:table-cell/>
          <table:table-cell office:value-type="float" office:value="4134269" calcext:value-type="float">
            <text:p>4134269</text:p>
          </table:table-cell>
          <table:table-cell/>
          <table:table-cell office:value-type="float" office:value="5024781" calcext:value-type="float">
            <text:p>5024781</text:p>
          </table:table-cell>
          <table:table-cell table:number-columns-repeated="2"/>
          <table:table-cell office:value-type="float" office:value="4682273" calcext:value-type="float">
            <text:p>4682273</text:p>
          </table:table-cell>
          <table:table-cell table:number-columns-repeated="2"/>
          <table:table-cell office:value-type="float" office:value="5372972" calcext:value-type="float">
            <text:p>5372972</text:p>
          </table:table-cell>
          <table:table-cell/>
          <table:table-cell office:value-type="float" office:value="4328211" calcext:value-type="float">
            <text:p>4328211</text:p>
          </table:table-cell>
          <table:table-cell/>
          <table:table-cell office:value-type="float" office:value="4115231" calcext:value-type="float">
            <text:p>4115231</text:p>
          </table:table-cell>
          <table:table-cell/>
          <table:table-cell office:value-type="float" office:value="3050900" calcext:value-type="float">
            <text:p>3050900</text:p>
          </table:table-cell>
          <table:table-cell/>
          <table:table-cell office:value-type="float" office:value="3099362" calcext:value-type="float">
            <text:p>3099362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4161428" calcext:value-type="float">
            <text:p>4161428</text:p>
          </table:table-cell>
          <table:table-cell/>
          <table:table-cell office:value-type="float" office:value="4505257" calcext:value-type="float">
            <text:p>4505257</text:p>
          </table:table-cell>
          <table:table-cell/>
          <table:table-cell office:value-type="float" office:value="5438913" calcext:value-type="float">
            <text:p>5438913</text:p>
          </table:table-cell>
          <table:table-cell/>
          <table:table-cell office:value-type="float" office:value="5498903" calcext:value-type="float">
            <text:p>5498903</text:p>
          </table:table-cell>
          <table:table-cell/>
          <table:table-cell office:value-type="float" office:value="4527857" calcext:value-type="float">
            <text:p>4527857</text:p>
          </table:table-cell>
          <table:table-cell/>
          <table:table-cell office:value-type="float" office:value="3305100" calcext:value-type="float">
            <text:p>3305100</text:p>
          </table:table-cell>
          <table:table-cell/>
          <table:table-cell office:value-type="float" office:value="5880315" calcext:value-type="float">
            <text:p>5880315</text:p>
          </table:table-cell>
          <table:table-cell table:number-columns-repeated="2"/>
          <table:table-cell office:value-type="float" office:value="9707981" calcext:value-type="float">
            <text:p>9707981</text:p>
          </table:table-cell>
          <table:table-cell table:number-columns-repeated="2"/>
          <table:table-cell office:value-type="float" office:value="4049018" calcext:value-type="float">
            <text:p>4049018</text:p>
          </table:table-cell>
          <table:table-cell/>
          <table:table-cell office:value-type="float" office:value="4406127" calcext:value-type="float">
            <text:p>4406127</text:p>
          </table:table-cell>
          <table:table-cell/>
          <table:table-cell office:value-type="float" office:value="4289715" calcext:value-type="float">
            <text:p>4289715</text:p>
          </table:table-cell>
          <table:table-cell/>
          <table:table-cell office:value-type="float" office:value="4708923" calcext:value-type="float">
            <text:p>4708923</text:p>
          </table:table-cell>
          <table:table-cell/>
          <table:table-cell office:value-type="float" office:value="4806865" calcext:value-type="float">
            <text:p>4806865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245638" calcext:value-type="float">
            <text:p>4245638</text:p>
          </table:table-cell>
          <table:table-cell/>
          <table:table-cell office:value-type="float" office:value="4712966" calcext:value-type="float">
            <text:p>4712966</text:p>
          </table:table-cell>
          <table:table-cell/>
          <table:table-cell office:value-type="float" office:value="6015782" calcext:value-type="float">
            <text:p>6015782</text:p>
          </table:table-cell>
          <table:table-cell/>
          <table:table-cell office:value-type="float" office:value="6166663" calcext:value-type="float">
            <text:p>6166663</text:p>
          </table:table-cell>
          <table:table-cell/>
          <table:table-cell office:value-type="float" office:value="5727179" calcext:value-type="float">
            <text:p>5727179</text:p>
          </table:table-cell>
          <table:table-cell/>
          <table:table-cell office:value-type="float" office:value="4236772" calcext:value-type="float">
            <text:p>4236772</text:p>
          </table:table-cell>
          <table:table-cell/>
          <table:table-cell office:value-type="float" office:value="6823989" calcext:value-type="float">
            <text:p>6823989</text:p>
          </table:table-cell>
          <table:table-cell/>
          <table:table-cell office:value-type="float" office:value="13639886" calcext:value-type="float">
            <text:p>13639886</text:p>
          </table:table-cell>
          <table:table-cell table:number-columns-repeated="2"/>
          <table:table-cell office:value-type="float" office:value="4574053" calcext:value-type="float">
            <text:p>4574053</text:p>
          </table:table-cell>
          <table:table-cell/>
          <table:table-cell office:value-type="float" office:value="4988204" calcext:value-type="float">
            <text:p>4988204</text:p>
          </table:table-cell>
          <table:table-cell/>
          <table:table-cell office:value-type="float" office:value="4580079" calcext:value-type="float">
            <text:p>4580079</text:p>
          </table:table-cell>
          <table:table-cell/>
          <table:table-cell office:value-type="float" office:value="4990552" calcext:value-type="float">
            <text:p>4990552</text:p>
          </table:table-cell>
          <table:table-cell/>
          <table:table-cell office:value-type="float" office:value="5136484" calcext:value-type="float">
            <text:p>513648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821741" calcext:value-type="float">
            <text:p>4821741</text:p>
          </table:table-cell>
          <table:table-cell/>
          <table:table-cell office:value-type="float" office:value="4570670" calcext:value-type="float">
            <text:p>4570670</text:p>
          </table:table-cell>
          <table:table-cell/>
          <table:table-cell office:value-type="float" office:value="6162516" calcext:value-type="float">
            <text:p>6162516</text:p>
          </table:table-cell>
          <table:table-cell/>
          <table:table-cell office:value-type="float" office:value="6389443" calcext:value-type="float">
            <text:p>6389443</text:p>
          </table:table-cell>
          <table:table-cell/>
          <table:table-cell office:value-type="float" office:value="6173317" calcext:value-type="float">
            <text:p>6173317</text:p>
          </table:table-cell>
          <table:table-cell/>
          <table:table-cell office:value-type="float" office:value="4798930" calcext:value-type="float">
            <text:p>4798930</text:p>
          </table:table-cell>
          <table:table-cell/>
          <table:table-cell office:value-type="float" office:value="7058420" calcext:value-type="float">
            <text:p>7058420</text:p>
          </table:table-cell>
          <table:table-cell/>
          <table:table-cell office:value-type="float" office:value="16863047" calcext:value-type="float">
            <text:p>16863047</text:p>
          </table:table-cell>
          <table:table-cell table:number-columns-repeated="2"/>
          <table:table-cell office:value-type="float" office:value="5031819" calcext:value-type="float">
            <text:p>5031819</text:p>
          </table:table-cell>
          <table:table-cell/>
          <table:table-cell office:value-type="float" office:value="5338989" calcext:value-type="float">
            <text:p>5338989</text:p>
          </table:table-cell>
          <table:table-cell/>
          <table:table-cell office:value-type="float" office:value="5119922" calcext:value-type="float">
            <text:p>5119922</text:p>
          </table:table-cell>
          <table:table-cell/>
          <table:table-cell office:value-type="float" office:value="5186943" calcext:value-type="float">
            <text:p>5186943</text:p>
          </table:table-cell>
          <table:table-cell/>
          <table:table-cell office:value-type="float" office:value="5415514" calcext:value-type="float">
            <text:p>541551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5067757" calcext:value-type="float">
            <text:p>5067757</text:p>
          </table:table-cell>
          <table:table-cell/>
          <table:table-cell office:value-type="float" office:value="5197714" calcext:value-type="float">
            <text:p>5197714</text:p>
          </table:table-cell>
          <table:table-cell/>
          <table:table-cell office:value-type="float" office:value="6289400" calcext:value-type="float">
            <text:p>6289400</text:p>
          </table:table-cell>
          <table:table-cell/>
          <table:table-cell office:value-type="float" office:value="6568362" calcext:value-type="float">
            <text:p>6568362</text:p>
          </table:table-cell>
          <table:table-cell/>
          <table:table-cell office:value-type="float" office:value="6672979" calcext:value-type="float">
            <text:p>6672979</text:p>
          </table:table-cell>
          <table:table-cell/>
          <table:table-cell office:value-type="float" office:value="5045812" calcext:value-type="float">
            <text:p>5045812</text:p>
          </table:table-cell>
          <table:table-cell/>
          <table:table-cell office:value-type="float" office:value="7096217" calcext:value-type="float">
            <text:p>7096217</text:p>
          </table:table-cell>
          <table:table-cell/>
          <table:table-cell office:value-type="float" office:value="21140624" calcext:value-type="float">
            <text:p>21140624</text:p>
          </table:table-cell>
          <table:table-cell table:number-columns-repeated="2"/>
          <table:table-cell office:value-type="float" office:value="5056548" calcext:value-type="float">
            <text:p>5056548</text:p>
          </table:table-cell>
          <table:table-cell/>
          <table:table-cell office:value-type="float" office:value="5515086" calcext:value-type="float">
            <text:p>5515086</text:p>
          </table:table-cell>
          <table:table-cell/>
          <table:table-cell office:value-type="float" office:value="4488259" calcext:value-type="float">
            <text:p>4488259</text:p>
          </table:table-cell>
          <table:table-cell/>
          <table:table-cell office:value-type="float" office:value="5274226" calcext:value-type="float">
            <text:p>5274226</text:p>
          </table:table-cell>
          <table:table-cell/>
          <table:table-cell office:value-type="float" office:value="5543727" calcext:value-type="float">
            <text:p>5543727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5126135" calcext:value-type="float">
            <text:p>5126135</text:p>
          </table:table-cell>
          <table:table-cell/>
          <table:table-cell office:value-type="float" office:value="4719960" calcext:value-type="float">
            <text:p>4719960</text:p>
          </table:table-cell>
          <table:table-cell/>
          <table:table-cell office:value-type="float" office:value="6630588" calcext:value-type="float">
            <text:p>6630588</text:p>
          </table:table-cell>
          <table:table-cell/>
          <table:table-cell office:value-type="float" office:value="6903628" calcext:value-type="float">
            <text:p>6903628</text:p>
          </table:table-cell>
          <table:table-cell/>
          <table:table-cell office:value-type="float" office:value="6840089" calcext:value-type="float">
            <text:p>6840089</text:p>
          </table:table-cell>
          <table:table-cell/>
          <table:table-cell office:value-type="float" office:value="5193545" calcext:value-type="float">
            <text:p>5193545</text:p>
          </table:table-cell>
          <table:table-cell/>
          <table:table-cell office:value-type="float" office:value="6313710" calcext:value-type="float">
            <text:p>6313710</text:p>
          </table:table-cell>
          <table:table-cell/>
          <table:table-cell office:value-type="float" office:value="20471837" calcext:value-type="float">
            <text:p>20471837</text:p>
          </table:table-cell>
          <table:table-cell table:number-columns-repeated="2"/>
          <table:table-cell office:value-type="float" office:value="6023993" calcext:value-type="float">
            <text:p>6023993</text:p>
          </table:table-cell>
          <table:table-cell/>
          <table:table-cell office:value-type="float" office:value="5129734" calcext:value-type="float">
            <text:p>5129734</text:p>
          </table:table-cell>
          <table:table-cell/>
          <table:table-cell office:value-type="float" office:value="5040051" calcext:value-type="float">
            <text:p>5040051</text:p>
          </table:table-cell>
          <table:table-cell/>
          <table:table-cell office:value-type="float" office:value="4648318" calcext:value-type="float">
            <text:p>4648318</text:p>
          </table:table-cell>
          <table:table-cell/>
          <table:table-cell office:value-type="float" office:value="5281077" calcext:value-type="float">
            <text:p>5281077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4595143" calcext:value-type="float">
            <text:p>4595143</text:p>
          </table:table-cell>
          <table:table-cell/>
          <table:table-cell office:value-type="float" office:value="4975099" calcext:value-type="float">
            <text:p>4975099</text:p>
          </table:table-cell>
          <table:table-cell/>
          <table:table-cell office:value-type="float" office:value="6609514" calcext:value-type="float">
            <text:p>6609514</text:p>
          </table:table-cell>
          <table:table-cell/>
          <table:table-cell office:value-type="float" office:value="6568921" calcext:value-type="float">
            <text:p>6568921</text:p>
          </table:table-cell>
          <table:table-cell/>
          <table:table-cell office:value-type="float" office:value="6543085" calcext:value-type="float">
            <text:p>6543085</text:p>
          </table:table-cell>
          <table:table-cell/>
          <table:table-cell office:value-type="float" office:value="4998234" calcext:value-type="float">
            <text:p>4998234</text:p>
          </table:table-cell>
          <table:table-cell/>
          <table:table-cell office:value-type="float" office:value="6264696" calcext:value-type="float">
            <text:p>6264696</text:p>
          </table:table-cell>
          <table:table-cell/>
          <table:table-cell office:value-type="float" office:value="22669663" calcext:value-type="float">
            <text:p>22669663</text:p>
          </table:table-cell>
          <table:table-cell table:number-columns-repeated="2"/>
          <table:table-cell office:value-type="float" office:value="6779622" calcext:value-type="float">
            <text:p>6779622</text:p>
          </table:table-cell>
          <table:table-cell/>
          <table:table-cell office:value-type="float" office:value="5079708" calcext:value-type="float">
            <text:p>5079708</text:p>
          </table:table-cell>
          <table:table-cell/>
          <table:table-cell office:value-type="float" office:value="4970023" calcext:value-type="float">
            <text:p>4970023</text:p>
          </table:table-cell>
          <table:table-cell/>
          <table:table-cell office:value-type="float" office:value="4673248" calcext:value-type="float">
            <text:p>4673248</text:p>
          </table:table-cell>
          <table:table-cell/>
          <table:table-cell office:value-type="float" office:value="4510801" calcext:value-type="float">
            <text:p>4510801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4677351" calcext:value-type="float">
            <text:p>4677351</text:p>
          </table:table-cell>
          <table:table-cell/>
          <table:table-cell office:value-type="float" office:value="4044384" calcext:value-type="float">
            <text:p>4044384</text:p>
          </table:table-cell>
          <table:table-cell/>
          <table:table-cell office:value-type="float" office:value="4159491" calcext:value-type="float">
            <text:p>4159491</text:p>
          </table:table-cell>
          <table:table-cell/>
          <table:table-cell office:value-type="float" office:value="5033903" calcext:value-type="float">
            <text:p>5033903</text:p>
          </table:table-cell>
          <table:table-cell/>
          <table:table-cell office:value-type="float" office:value="5238303" calcext:value-type="float">
            <text:p>5238303</text:p>
          </table:table-cell>
          <table:table-cell/>
          <table:table-cell office:value-type="float" office:value="3445149" calcext:value-type="float">
            <text:p>3445149</text:p>
          </table:table-cell>
          <table:table-cell/>
          <table:table-cell office:value-type="float" office:value="5648469" calcext:value-type="float">
            <text:p>5648469</text:p>
          </table:table-cell>
          <table:table-cell table:number-columns-repeated="2"/>
          <table:table-cell office:value-type="float" office:value="5475736" calcext:value-type="float">
            <text:p>5475736</text:p>
          </table:table-cell>
          <table:table-cell table:number-columns-repeated="2"/>
          <table:table-cell office:value-type="float" office:value="5905299" calcext:value-type="float">
            <text:p>5905299</text:p>
          </table:table-cell>
          <table:table-cell/>
          <table:table-cell office:value-type="float" office:value="4541644" calcext:value-type="float">
            <text:p>4541644</text:p>
          </table:table-cell>
          <table:table-cell/>
          <table:table-cell office:value-type="float" office:value="4104625" calcext:value-type="float">
            <text:p>4104625</text:p>
          </table:table-cell>
          <table:table-cell/>
          <table:table-cell office:value-type="float" office:value="2653686" calcext:value-type="float">
            <text:p>2653686</text:p>
          </table:table-cell>
          <table:table-cell/>
          <table:table-cell office:value-type="float" office:value="2566955" calcext:value-type="float">
            <text:p>256695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3937898" calcext:value-type="float">
            <text:p>3937898</text:p>
          </table:table-cell>
          <table:table-cell/>
          <table:table-cell office:value-type="float" office:value="4341818" calcext:value-type="float">
            <text:p>4341818</text:p>
          </table:table-cell>
          <table:table-cell/>
          <table:table-cell office:value-type="float" office:value="5322250" calcext:value-type="float">
            <text:p>5322250</text:p>
          </table:table-cell>
          <table:table-cell/>
          <table:table-cell office:value-type="float" office:value="5262752" calcext:value-type="float">
            <text:p>5262752</text:p>
          </table:table-cell>
          <table:table-cell/>
          <table:table-cell office:value-type="float" office:value="5685652" calcext:value-type="float">
            <text:p>5685652</text:p>
          </table:table-cell>
          <table:table-cell/>
          <table:table-cell office:value-type="float" office:value="4394577" calcext:value-type="float">
            <text:p>4394577</text:p>
          </table:table-cell>
          <table:table-cell/>
          <table:table-cell office:value-type="float" office:value="5396488" calcext:value-type="float">
            <text:p>5396488</text:p>
          </table:table-cell>
          <table:table-cell table:number-columns-repeated="2"/>
          <table:table-cell office:value-type="float" office:value="5208530" calcext:value-type="float">
            <text:p>5208530</text:p>
          </table:table-cell>
          <table:table-cell table:number-columns-repeated="2"/>
          <table:table-cell office:value-type="float" office:value="5802752" calcext:value-type="float">
            <text:p>5802752</text:p>
          </table:table-cell>
          <table:table-cell/>
          <table:table-cell office:value-type="float" office:value="4307401" calcext:value-type="float">
            <text:p>4307401</text:p>
          </table:table-cell>
          <table:table-cell/>
          <table:table-cell office:value-type="float" office:value="4386484" calcext:value-type="float">
            <text:p>4386484</text:p>
          </table:table-cell>
          <table:table-cell/>
          <table:table-cell office:value-type="float" office:value="3293313" calcext:value-type="float">
            <text:p>3293313</text:p>
          </table:table-cell>
          <table:table-cell/>
          <table:table-cell office:value-type="float" office:value="3328089" calcext:value-type="float">
            <text:p>3328089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090449" calcext:value-type="float">
            <text:p>4090449</text:p>
          </table:table-cell>
          <table:table-cell/>
          <table:table-cell office:value-type="float" office:value="4122149" calcext:value-type="float">
            <text:p>4122149</text:p>
          </table:table-cell>
          <table:table-cell/>
          <table:table-cell office:value-type="float" office:value="4874361" calcext:value-type="float">
            <text:p>4874361</text:p>
          </table:table-cell>
          <table:table-cell/>
          <table:table-cell office:value-type="float" office:value="4895634" calcext:value-type="float">
            <text:p>4895634</text:p>
          </table:table-cell>
          <table:table-cell/>
          <table:table-cell office:value-type="float" office:value="4917586" calcext:value-type="float">
            <text:p>4917586</text:p>
          </table:table-cell>
          <table:table-cell/>
          <table:table-cell office:value-type="float" office:value="3996448" calcext:value-type="float">
            <text:p>3996448</text:p>
          </table:table-cell>
          <table:table-cell/>
          <table:table-cell office:value-type="float" office:value="4536043" calcext:value-type="float">
            <text:p>4536043</text:p>
          </table:table-cell>
          <table:table-cell table:number-columns-repeated="2"/>
          <table:table-cell office:value-type="float" office:value="4067370" calcext:value-type="float">
            <text:p>4067370</text:p>
          </table:table-cell>
          <table:table-cell table:number-columns-repeated="2"/>
          <table:table-cell office:value-type="float" office:value="4712740" calcext:value-type="float">
            <text:p>4712740</text:p>
          </table:table-cell>
          <table:table-cell/>
          <table:table-cell office:value-type="float" office:value="4032905" calcext:value-type="float">
            <text:p>4032905</text:p>
          </table:table-cell>
          <table:table-cell/>
          <table:table-cell office:value-type="float" office:value="4102476" calcext:value-type="float">
            <text:p>4102476</text:p>
          </table:table-cell>
          <table:table-cell/>
          <table:table-cell office:value-type="float" office:value="2959259" calcext:value-type="float">
            <text:p>2959259</text:p>
          </table:table-cell>
          <table:table-cell/>
          <table:table-cell office:value-type="float" office:value="3052838" calcext:value-type="float">
            <text:p>3052838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3942420" calcext:value-type="float">
            <text:p>3942420</text:p>
          </table:table-cell>
          <table:table-cell/>
          <table:table-cell office:value-type="float" office:value="4325328" calcext:value-type="float">
            <text:p>4325328</text:p>
          </table:table-cell>
          <table:table-cell/>
          <table:table-cell office:value-type="float" office:value="5432055" calcext:value-type="float">
            <text:p>5432055</text:p>
          </table:table-cell>
          <table:table-cell/>
          <table:table-cell office:value-type="float" office:value="5727937" calcext:value-type="float">
            <text:p>5727937</text:p>
          </table:table-cell>
          <table:table-cell/>
          <table:table-cell office:value-type="float" office:value="4337438" calcext:value-type="float">
            <text:p>4337438</text:p>
          </table:table-cell>
          <table:table-cell/>
          <table:table-cell office:value-type="float" office:value="3185963" calcext:value-type="float">
            <text:p>3185963</text:p>
          </table:table-cell>
          <table:table-cell/>
          <table:table-cell office:value-type="float" office:value="5211140" calcext:value-type="float">
            <text:p>5211140</text:p>
          </table:table-cell>
          <table:table-cell table:number-columns-repeated="2"/>
          <table:table-cell office:value-type="float" office:value="9840544" calcext:value-type="float">
            <text:p>9840544</text:p>
          </table:table-cell>
          <table:table-cell table:number-columns-repeated="2"/>
          <table:table-cell office:value-type="float" office:value="4143282" calcext:value-type="float">
            <text:p>4143282</text:p>
          </table:table-cell>
          <table:table-cell/>
          <table:table-cell office:value-type="float" office:value="4433632" calcext:value-type="float">
            <text:p>4433632</text:p>
          </table:table-cell>
          <table:table-cell/>
          <table:table-cell office:value-type="float" office:value="4091493" calcext:value-type="float">
            <text:p>4091493</text:p>
          </table:table-cell>
          <table:table-cell/>
          <table:table-cell office:value-type="float" office:value="4673349" calcext:value-type="float">
            <text:p>4673349</text:p>
          </table:table-cell>
          <table:table-cell/>
          <table:table-cell office:value-type="float" office:value="4664992" calcext:value-type="float">
            <text:p>4664992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4348637" calcext:value-type="float">
            <text:p>4348637</text:p>
          </table:table-cell>
          <table:table-cell/>
          <table:table-cell office:value-type="float" office:value="4392497" calcext:value-type="float">
            <text:p>4392497</text:p>
          </table:table-cell>
          <table:table-cell/>
          <table:table-cell office:value-type="float" office:value="5244527" calcext:value-type="float">
            <text:p>5244527</text:p>
          </table:table-cell>
          <table:table-cell/>
          <table:table-cell office:value-type="float" office:value="4598377" calcext:value-type="float">
            <text:p>4598377</text:p>
          </table:table-cell>
          <table:table-cell/>
          <table:table-cell office:value-type="float" office:value="4923374" calcext:value-type="float">
            <text:p>4923374</text:p>
          </table:table-cell>
          <table:table-cell/>
          <table:table-cell office:value-type="float" office:value="3800693" calcext:value-type="float">
            <text:p>3800693</text:p>
          </table:table-cell>
          <table:table-cell/>
          <table:table-cell office:value-type="float" office:value="6477201" calcext:value-type="float">
            <text:p>6477201</text:p>
          </table:table-cell>
          <table:table-cell/>
          <table:table-cell office:value-type="float" office:value="12695022" calcext:value-type="float">
            <text:p>12695022</text:p>
          </table:table-cell>
          <table:table-cell table:number-columns-repeated="2"/>
          <table:table-cell office:value-type="float" office:value="4403695" calcext:value-type="float">
            <text:p>4403695</text:p>
          </table:table-cell>
          <table:table-cell/>
          <table:table-cell office:value-type="float" office:value="4474164" calcext:value-type="float">
            <text:p>4474164</text:p>
          </table:table-cell>
          <table:table-cell/>
          <table:table-cell office:value-type="float" office:value="4495275" calcext:value-type="float">
            <text:p>4495275</text:p>
          </table:table-cell>
          <table:table-cell/>
          <table:table-cell office:value-type="float" office:value="4628402" calcext:value-type="float">
            <text:p>4628402</text:p>
          </table:table-cell>
          <table:table-cell/>
          <table:table-cell office:value-type="float" office:value="4599707" calcext:value-type="float">
            <text:p>4599707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4097897" calcext:value-type="float">
            <text:p>4097897</text:p>
          </table:table-cell>
          <table:table-cell/>
          <table:table-cell office:value-type="float" office:value="4600294" calcext:value-type="float">
            <text:p>4600294</text:p>
          </table:table-cell>
          <table:table-cell/>
          <table:table-cell office:value-type="float" office:value="5752390" calcext:value-type="float">
            <text:p>5752390</text:p>
          </table:table-cell>
          <table:table-cell/>
          <table:table-cell office:value-type="float" office:value="5664224" calcext:value-type="float">
            <text:p>5664224</text:p>
          </table:table-cell>
          <table:table-cell/>
          <table:table-cell office:value-type="float" office:value="5199801" calcext:value-type="float">
            <text:p>5199801</text:p>
          </table:table-cell>
          <table:table-cell/>
          <table:table-cell office:value-type="float" office:value="3783604" calcext:value-type="float">
            <text:p>3783604</text:p>
          </table:table-cell>
          <table:table-cell/>
          <table:table-cell office:value-type="float" office:value="5193907" calcext:value-type="float">
            <text:p>5193907</text:p>
          </table:table-cell>
          <table:table-cell/>
          <table:table-cell office:value-type="float" office:value="10788938" calcext:value-type="float">
            <text:p>10788938</text:p>
          </table:table-cell>
          <table:table-cell table:number-columns-repeated="2"/>
          <table:table-cell office:value-type="float" office:value="2850158" calcext:value-type="float">
            <text:p>2850158</text:p>
          </table:table-cell>
          <table:table-cell/>
          <table:table-cell office:value-type="float" office:value="2385982" calcext:value-type="float">
            <text:p>2385982</text:p>
          </table:table-cell>
          <table:table-cell/>
          <table:table-cell office:value-type="float" office:value="4653729" calcext:value-type="float">
            <text:p>4653729</text:p>
          </table:table-cell>
          <table:table-cell/>
          <table:table-cell office:value-type="float" office:value="5060263" calcext:value-type="float">
            <text:p>5060263</text:p>
          </table:table-cell>
          <table:table-cell/>
          <table:table-cell office:value-type="float" office:value="5304679" calcext:value-type="float">
            <text:p>5304679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3199301" calcext:value-type="float">
            <text:p>3199301</text:p>
          </table:table-cell>
          <table:table-cell/>
          <table:table-cell office:value-type="float" office:value="5067413" calcext:value-type="float">
            <text:p>5067413</text:p>
          </table:table-cell>
          <table:table-cell/>
          <table:table-cell office:value-type="float" office:value="6344624" calcext:value-type="float">
            <text:p>6344624</text:p>
          </table:table-cell>
          <table:table-cell/>
          <table:table-cell office:value-type="float" office:value="6397532" calcext:value-type="float">
            <text:p>6397532</text:p>
          </table:table-cell>
          <table:table-cell/>
          <table:table-cell office:value-type="float" office:value="6251856" calcext:value-type="float">
            <text:p>6251856</text:p>
          </table:table-cell>
          <table:table-cell/>
          <table:table-cell office:value-type="float" office:value="4864942" calcext:value-type="float">
            <text:p>4864942</text:p>
          </table:table-cell>
          <table:table-cell/>
          <table:table-cell office:value-type="float" office:value="7030198" calcext:value-type="float">
            <text:p>7030198</text:p>
          </table:table-cell>
          <table:table-cell/>
          <table:table-cell office:value-type="float" office:value="20660367" calcext:value-type="float">
            <text:p>20660367</text:p>
          </table:table-cell>
          <table:table-cell table:number-columns-repeated="2"/>
          <table:table-cell office:value-type="float" office:value="4971051" calcext:value-type="float">
            <text:p>4971051</text:p>
          </table:table-cell>
          <table:table-cell/>
          <table:table-cell office:value-type="float" office:value="4929884" calcext:value-type="float">
            <text:p>4929884</text:p>
          </table:table-cell>
          <table:table-cell/>
          <table:table-cell office:value-type="float" office:value="5193021" calcext:value-type="float">
            <text:p>5193021</text:p>
          </table:table-cell>
          <table:table-cell/>
          <table:table-cell office:value-type="float" office:value="5359139" calcext:value-type="float">
            <text:p>5359139</text:p>
          </table:table-cell>
          <table:table-cell/>
          <table:table-cell office:value-type="float" office:value="5419966" calcext:value-type="float">
            <text:p>541996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4794206" calcext:value-type="float">
            <text:p>4794206</text:p>
          </table:table-cell>
          <table:table-cell/>
          <table:table-cell office:value-type="float" office:value="5324268" calcext:value-type="float">
            <text:p>5324268</text:p>
          </table:table-cell>
          <table:table-cell/>
          <table:table-cell office:value-type="float" office:value="6623177" calcext:value-type="float">
            <text:p>6623177</text:p>
          </table:table-cell>
          <table:table-cell/>
          <table:table-cell office:value-type="float" office:value="6777561" calcext:value-type="float">
            <text:p>6777561</text:p>
          </table:table-cell>
          <table:table-cell/>
          <table:table-cell office:value-type="float" office:value="6550278" calcext:value-type="float">
            <text:p>6550278</text:p>
          </table:table-cell>
          <table:table-cell/>
          <table:table-cell office:value-type="float" office:value="5160002" calcext:value-type="float">
            <text:p>5160002</text:p>
          </table:table-cell>
          <table:table-cell/>
          <table:table-cell office:value-type="float" office:value="7857083" calcext:value-type="float">
            <text:p>7857083</text:p>
          </table:table-cell>
          <table:table-cell/>
          <table:table-cell office:value-type="float" office:value="23365484" calcext:value-type="float">
            <text:p>23365484</text:p>
          </table:table-cell>
          <table:table-cell table:number-columns-repeated="2"/>
          <table:table-cell office:value-type="float" office:value="6108678" calcext:value-type="float">
            <text:p>6108678</text:p>
          </table:table-cell>
          <table:table-cell/>
          <table:table-cell office:value-type="float" office:value="5544097" calcext:value-type="float">
            <text:p>5544097</text:p>
          </table:table-cell>
          <table:table-cell/>
          <table:table-cell office:value-type="float" office:value="5367558" calcext:value-type="float">
            <text:p>5367558</text:p>
          </table:table-cell>
          <table:table-cell/>
          <table:table-cell office:value-type="float" office:value="5326418" calcext:value-type="float">
            <text:p>5326418</text:p>
          </table:table-cell>
          <table:table-cell/>
          <table:table-cell office:value-type="float" office:value="5635516" calcext:value-type="float">
            <text:p>5635516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5203605" calcext:value-type="float">
            <text:p>5203605</text:p>
          </table:table-cell>
          <table:table-cell/>
          <table:table-cell office:value-type="float" office:value="5378945" calcext:value-type="float">
            <text:p>5378945</text:p>
          </table:table-cell>
          <table:table-cell/>
          <table:table-cell office:value-type="float" office:value="6640972" calcext:value-type="float">
            <text:p>6640972</text:p>
          </table:table-cell>
          <table:table-cell/>
          <table:table-cell office:value-type="float" office:value="6782854" calcext:value-type="float">
            <text:p>6782854</text:p>
          </table:table-cell>
          <table:table-cell/>
          <table:table-cell office:value-type="float" office:value="6650121" calcext:value-type="float">
            <text:p>6650121</text:p>
          </table:table-cell>
          <table:table-cell/>
          <table:table-cell office:value-type="float" office:value="5246741" calcext:value-type="float">
            <text:p>5246741</text:p>
          </table:table-cell>
          <table:table-cell/>
          <table:table-cell office:value-type="float" office:value="6122807" calcext:value-type="float">
            <text:p>6122807</text:p>
          </table:table-cell>
          <table:table-cell/>
          <table:table-cell office:value-type="float" office:value="23132804" calcext:value-type="float">
            <text:p>23132804</text:p>
          </table:table-cell>
          <table:table-cell table:number-columns-repeated="2"/>
          <table:table-cell office:value-type="float" office:value="6623440" calcext:value-type="float">
            <text:p>6623440</text:p>
          </table:table-cell>
          <table:table-cell/>
          <table:table-cell office:value-type="float" office:value="5507109" calcext:value-type="float">
            <text:p>5507109</text:p>
          </table:table-cell>
          <table:table-cell/>
          <table:table-cell office:value-type="float" office:value="5354362" calcext:value-type="float">
            <text:p>5354362</text:p>
          </table:table-cell>
          <table:table-cell/>
          <table:table-cell office:value-type="float" office:value="5156729" calcext:value-type="float">
            <text:p>5156729</text:p>
          </table:table-cell>
          <table:table-cell/>
          <table:table-cell office:value-type="float" office:value="5542662" calcext:value-type="float">
            <text:p>5542662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5124143" calcext:value-type="float">
            <text:p>5124143</text:p>
          </table:table-cell>
          <table:table-cell/>
          <table:table-cell office:value-type="float" office:value="4663302" calcext:value-type="float">
            <text:p>4663302</text:p>
          </table:table-cell>
          <table:table-cell/>
          <table:table-cell office:value-type="float" office:value="6500877" calcext:value-type="float">
            <text:p>6500877</text:p>
          </table:table-cell>
          <table:table-cell/>
          <table:table-cell office:value-type="float" office:value="6638852" calcext:value-type="float">
            <text:p>6638852</text:p>
          </table:table-cell>
          <table:table-cell/>
          <table:table-cell office:value-type="float" office:value="6785109" calcext:value-type="float">
            <text:p>6785109</text:p>
          </table:table-cell>
          <table:table-cell/>
          <table:table-cell office:value-type="float" office:value="5122772" calcext:value-type="float">
            <text:p>5122772</text:p>
          </table:table-cell>
          <table:table-cell/>
          <table:table-cell office:value-type="float" office:value="5875969" calcext:value-type="float">
            <text:p>5875969</text:p>
          </table:table-cell>
          <table:table-cell table:number-columns-repeated="2"/>
          <table:table-cell office:value-type="float" office:value="5152883" calcext:value-type="float">
            <text:p>5152883</text:p>
          </table:table-cell>
          <table:table-cell table:number-columns-repeated="2"/>
          <table:table-cell office:value-type="float" office:value="6680668" calcext:value-type="float">
            <text:p>6680668</text:p>
          </table:table-cell>
          <table:table-cell/>
          <table:table-cell office:value-type="float" office:value="4693593" calcext:value-type="float">
            <text:p>4693593</text:p>
          </table:table-cell>
          <table:table-cell/>
          <table:table-cell office:value-type="float" office:value="5235589" calcext:value-type="float">
            <text:p>5235589</text:p>
          </table:table-cell>
          <table:table-cell/>
          <table:table-cell office:value-type="float" office:value="4083397" calcext:value-type="float">
            <text:p>4083397</text:p>
          </table:table-cell>
          <table:table-cell/>
          <table:table-cell office:value-type="float" office:value="4155303" calcext:value-type="float">
            <text:p>4155303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4675491" calcext:value-type="float">
            <text:p>4675491</text:p>
          </table:table-cell>
          <table:table-cell/>
          <table:table-cell office:value-type="float" office:value="4652588" calcext:value-type="float">
            <text:p>4652588</text:p>
          </table:table-cell>
          <table:table-cell/>
          <table:table-cell office:value-type="float" office:value="5793705" calcext:value-type="float">
            <text:p>5793705</text:p>
          </table:table-cell>
          <table:table-cell/>
          <table:table-cell office:value-type="float" office:value="5945397" calcext:value-type="float">
            <text:p>5945397</text:p>
          </table:table-cell>
          <table:table-cell/>
          <table:table-cell office:value-type="float" office:value="5935313" calcext:value-type="float">
            <text:p>5935313</text:p>
          </table:table-cell>
          <table:table-cell/>
          <table:table-cell office:value-type="float" office:value="4696416" calcext:value-type="float">
            <text:p>4696416</text:p>
          </table:table-cell>
          <table:table-cell/>
          <table:table-cell office:value-type="float" office:value="6058469" calcext:value-type="float">
            <text:p>6058469</text:p>
          </table:table-cell>
          <table:table-cell table:number-columns-repeated="2"/>
          <table:table-cell office:value-type="float" office:value="5641426" calcext:value-type="float">
            <text:p>5641426</text:p>
          </table:table-cell>
          <table:table-cell table:number-columns-repeated="2"/>
          <table:table-cell office:value-type="float" office:value="6220441" calcext:value-type="float">
            <text:p>6220441</text:p>
          </table:table-cell>
          <table:table-cell/>
          <table:table-cell office:value-type="float" office:value="4793771" calcext:value-type="float">
            <text:p>4793771</text:p>
          </table:table-cell>
          <table:table-cell/>
          <table:table-cell office:value-type="float" office:value="4636300" calcext:value-type="float">
            <text:p>4636300</text:p>
          </table:table-cell>
          <table:table-cell/>
          <table:table-cell office:value-type="float" office:value="3456155" calcext:value-type="float">
            <text:p>3456155</text:p>
          </table:table-cell>
          <table:table-cell/>
          <table:table-cell office:value-type="float" office:value="3498416" calcext:value-type="float">
            <text:p>349841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4314155" calcext:value-type="float">
            <text:p>4314155</text:p>
          </table:table-cell>
          <table:table-cell/>
          <table:table-cell office:value-type="float" office:value="4070340" calcext:value-type="float">
            <text:p>4070340</text:p>
          </table:table-cell>
          <table:table-cell/>
          <table:table-cell office:value-type="float" office:value="5307973" calcext:value-type="float">
            <text:p>5307973</text:p>
          </table:table-cell>
          <table:table-cell/>
          <table:table-cell office:value-type="float" office:value="5322486" calcext:value-type="float">
            <text:p>5322486</text:p>
          </table:table-cell>
          <table:table-cell/>
          <table:table-cell office:value-type="float" office:value="5352507" calcext:value-type="float">
            <text:p>5352507</text:p>
          </table:table-cell>
          <table:table-cell/>
          <table:table-cell office:value-type="float" office:value="4301592" calcext:value-type="float">
            <text:p>4301592</text:p>
          </table:table-cell>
          <table:table-cell/>
          <table:table-cell office:value-type="float" office:value="5309667" calcext:value-type="float">
            <text:p>5309667</text:p>
          </table:table-cell>
          <table:table-cell table:number-columns-repeated="2"/>
          <table:table-cell office:value-type="float" office:value="4726335" calcext:value-type="float">
            <text:p>4726335</text:p>
          </table:table-cell>
          <table:table-cell table:number-columns-repeated="2"/>
          <table:table-cell office:value-type="float" office:value="5390220" calcext:value-type="float">
            <text:p>5390220</text:p>
          </table:table-cell>
          <table:table-cell/>
          <table:table-cell office:value-type="float" office:value="4198998" calcext:value-type="float">
            <text:p>4198998</text:p>
          </table:table-cell>
          <table:table-cell/>
          <table:table-cell office:value-type="float" office:value="4294357" calcext:value-type="float">
            <text:p>4294357</text:p>
          </table:table-cell>
          <table:table-cell/>
          <table:table-cell office:value-type="float" office:value="3176440" calcext:value-type="float">
            <text:p>3176440</text:p>
          </table:table-cell>
          <table:table-cell/>
          <table:table-cell office:value-type="float" office:value="3249945" calcext:value-type="float">
            <text:p>3249945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799935" calcext:value-type="float">
            <text:p>2799935</text:p>
          </table:table-cell>
          <table:table-cell/>
          <table:table-cell office:value-type="float" office:value="3235594" calcext:value-type="float">
            <text:p>3235594</text:p>
          </table:table-cell>
          <table:table-cell/>
          <table:table-cell office:value-type="float" office:value="5905710" calcext:value-type="float">
            <text:p>5905710</text:p>
          </table:table-cell>
          <table:table-cell/>
          <table:table-cell office:value-type="float" office:value="5991549" calcext:value-type="float">
            <text:p>5991549</text:p>
          </table:table-cell>
          <table:table-cell/>
          <table:table-cell office:value-type="float" office:value="4708364" calcext:value-type="float">
            <text:p>4708364</text:p>
          </table:table-cell>
          <table:table-cell/>
          <table:table-cell office:value-type="float" office:value="2674329" calcext:value-type="float">
            <text:p>2674329</text:p>
          </table:table-cell>
          <table:table-cell/>
          <table:table-cell office:value-type="float" office:value="6398923" calcext:value-type="float">
            <text:p>6398923</text:p>
          </table:table-cell>
          <table:table-cell/>
          <table:table-cell office:value-type="float" office:value="10130174" calcext:value-type="float">
            <text:p>10130174</text:p>
          </table:table-cell>
          <table:table-cell table:number-columns-repeated="2"/>
          <table:table-cell office:value-type="float" office:value="4305797" calcext:value-type="float">
            <text:p>4305797</text:p>
          </table:table-cell>
          <table:table-cell/>
          <table:table-cell office:value-type="float" office:value="3077855" calcext:value-type="float">
            <text:p>3077855</text:p>
          </table:table-cell>
          <table:table-cell/>
          <table:table-cell office:value-type="float" office:value="3194938" calcext:value-type="float">
            <text:p>3194938</text:p>
          </table:table-cell>
          <table:table-cell/>
          <table:table-cell office:value-type="float" office:value="5162730" calcext:value-type="float">
            <text:p>5162730</text:p>
          </table:table-cell>
          <table:table-cell/>
          <table:table-cell office:value-type="float" office:value="5222548" calcext:value-type="float">
            <text:p>5222548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66742" calcext:value-type="float">
            <text:p>1766742</text:p>
          </table:table-cell>
          <table:table-cell/>
          <table:table-cell office:value-type="float" office:value="3795454" calcext:value-type="float">
            <text:p>3795454</text:p>
          </table:table-cell>
          <table:table-cell/>
          <table:table-cell office:value-type="float" office:value="6331353" calcext:value-type="float">
            <text:p>6331353</text:p>
          </table:table-cell>
          <table:table-cell/>
          <table:table-cell office:value-type="float" office:value="6393390" calcext:value-type="float">
            <text:p>6393390</text:p>
          </table:table-cell>
          <table:table-cell/>
          <table:table-cell office:value-type="float" office:value="5576534" calcext:value-type="float">
            <text:p>5576534</text:p>
          </table:table-cell>
          <table:table-cell/>
          <table:table-cell office:value-type="float" office:value="1765201" calcext:value-type="float">
            <text:p>1765201</text:p>
          </table:table-cell>
          <table:table-cell/>
          <table:table-cell office:value-type="float" office:value="7289575" calcext:value-type="float">
            <text:p>7289575</text:p>
          </table:table-cell>
          <table:table-cell/>
          <table:table-cell office:value-type="float" office:value="13699200" calcext:value-type="float">
            <text:p>13699200</text:p>
          </table:table-cell>
          <table:table-cell table:number-columns-repeated="2"/>
          <table:table-cell office:value-type="float" office:value="4746281" calcext:value-type="float">
            <text:p>4746281</text:p>
          </table:table-cell>
          <table:table-cell/>
          <table:table-cell office:value-type="float" office:value="1734427" calcext:value-type="float">
            <text:p>1734427</text:p>
          </table:table-cell>
          <table:table-cell/>
          <table:table-cell office:value-type="float" office:value="4604859" calcext:value-type="float">
            <text:p>4604859</text:p>
          </table:table-cell>
          <table:table-cell/>
          <table:table-cell office:value-type="float" office:value="5339483" calcext:value-type="float">
            <text:p>5339483</text:p>
          </table:table-cell>
          <table:table-cell/>
          <table:table-cell office:value-type="float" office:value="5455775" calcext:value-type="float">
            <text:p>5455775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734692" calcext:value-type="float">
            <text:p>1734692</text:p>
          </table:table-cell>
          <table:table-cell/>
          <table:table-cell office:value-type="float" office:value="1836163" calcext:value-type="float">
            <text:p>1836163</text:p>
          </table:table-cell>
          <table:table-cell/>
          <table:table-cell office:value-type="float" office:value="6592609" calcext:value-type="float">
            <text:p>6592609</text:p>
          </table:table-cell>
          <table:table-cell/>
          <table:table-cell office:value-type="float" office:value="6721415" calcext:value-type="float">
            <text:p>6721415</text:p>
          </table:table-cell>
          <table:table-cell/>
          <table:table-cell office:value-type="float" office:value="6267937" calcext:value-type="float">
            <text:p>6267937</text:p>
          </table:table-cell>
          <table:table-cell/>
          <table:table-cell office:value-type="float" office:value="1771433" calcext:value-type="float">
            <text:p>1771433</text:p>
          </table:table-cell>
          <table:table-cell/>
          <table:table-cell office:value-type="float" office:value="7831122" calcext:value-type="float">
            <text:p>7831122</text:p>
          </table:table-cell>
          <table:table-cell/>
          <table:table-cell office:value-type="float" office:value="17257239" calcext:value-type="float">
            <text:p>17257239</text:p>
          </table:table-cell>
          <table:table-cell table:number-columns-repeated="2"/>
          <table:table-cell office:value-type="float" office:value="5199232" calcext:value-type="float">
            <text:p>5199232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1933859" calcext:value-type="float">
            <text:p>1933859</text:p>
          </table:table-cell>
          <table:table-cell/>
          <table:table-cell office:value-type="float" office:value="5357127" calcext:value-type="float">
            <text:p>5357127</text:p>
          </table:table-cell>
          <table:table-cell/>
          <table:table-cell office:value-type="float" office:value="5516577" calcext:value-type="float">
            <text:p>5516577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41174" calcext:value-type="float">
            <text:p>1741174</text:p>
          </table:table-cell>
          <table:table-cell/>
          <table:table-cell office:value-type="float" office:value="2214457" calcext:value-type="float">
            <text:p>2214457</text:p>
          </table:table-cell>
          <table:table-cell/>
          <table:table-cell office:value-type="float" office:value="6753718" calcext:value-type="float">
            <text:p>6753718</text:p>
          </table:table-cell>
          <table:table-cell/>
          <table:table-cell office:value-type="float" office:value="6974448" calcext:value-type="float">
            <text:p>6974448</text:p>
          </table:table-cell>
          <table:table-cell/>
          <table:table-cell office:value-type="float" office:value="6475960" calcext:value-type="float">
            <text:p>6475960</text:p>
          </table:table-cell>
          <table:table-cell/>
          <table:table-cell office:value-type="float" office:value="1751907" calcext:value-type="float">
            <text:p>1751907</text:p>
          </table:table-cell>
          <table:table-cell/>
          <table:table-cell office:value-type="float" office:value="8155416" calcext:value-type="float">
            <text:p>8155416</text:p>
          </table:table-cell>
          <table:table-cell/>
          <table:table-cell office:value-type="float" office:value="21209248" calcext:value-type="float">
            <text:p>21209248</text:p>
          </table:table-cell>
          <table:table-cell table:number-columns-repeated="2"/>
          <table:table-cell office:value-type="float" office:value="5201927" calcext:value-type="float">
            <text:p>5201927</text:p>
          </table:table-cell>
          <table:table-cell/>
          <table:table-cell office:value-type="float" office:value="1719545" calcext:value-type="float">
            <text:p>1719545</text:p>
          </table:table-cell>
          <table:table-cell/>
          <table:table-cell office:value-type="float" office:value="2154054" calcext:value-type="float">
            <text:p>2154054</text:p>
          </table:table-cell>
          <table:table-cell/>
          <table:table-cell office:value-type="float" office:value="5512583" calcext:value-type="float">
            <text:p>5512583</text:p>
          </table:table-cell>
          <table:table-cell/>
          <table:table-cell office:value-type="float" office:value="5599556" calcext:value-type="float">
            <text:p>559955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849366" calcext:value-type="float">
            <text:p>1849366</text:p>
          </table:table-cell>
          <table:table-cell/>
          <table:table-cell office:value-type="float" office:value="1756140" calcext:value-type="float">
            <text:p>1756140</text:p>
          </table:table-cell>
          <table:table-cell/>
          <table:table-cell office:value-type="float" office:value="6936988" calcext:value-type="float">
            <text:p>6936988</text:p>
          </table:table-cell>
          <table:table-cell/>
          <table:table-cell office:value-type="float" office:value="7034577" calcext:value-type="float">
            <text:p>7034577</text:p>
          </table:table-cell>
          <table:table-cell/>
          <table:table-cell office:value-type="float" office:value="6558960" calcext:value-type="float">
            <text:p>6558960</text:p>
          </table:table-cell>
          <table:table-cell/>
          <table:table-cell office:value-type="float" office:value="1776577" calcext:value-type="float">
            <text:p>1776577</text:p>
          </table:table-cell>
          <table:table-cell/>
          <table:table-cell office:value-type="float" office:value="8422084" calcext:value-type="float">
            <text:p>8422084</text:p>
          </table:table-cell>
          <table:table-cell/>
          <table:table-cell office:value-type="float" office:value="20197105" calcext:value-type="float">
            <text:p>20197105</text:p>
          </table:table-cell>
          <table:table-cell table:number-columns-repeated="2"/>
          <table:table-cell office:value-type="float" office:value="6313655" calcext:value-type="float">
            <text:p>6313655</text:p>
          </table:table-cell>
          <table:table-cell/>
          <table:table-cell office:value-type="float" office:value="2028935" calcext:value-type="float">
            <text:p>2028935</text:p>
          </table:table-cell>
          <table:table-cell/>
          <table:table-cell office:value-type="float" office:value="1986191" calcext:value-type="float">
            <text:p>1986191</text:p>
          </table:table-cell>
          <table:table-cell/>
          <table:table-cell office:value-type="float" office:value="5681119" calcext:value-type="float">
            <text:p>5681119</text:p>
          </table:table-cell>
          <table:table-cell/>
          <table:table-cell office:value-type="float" office:value="5757566" calcext:value-type="float">
            <text:p>5757566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842572" calcext:value-type="float">
            <text:p>1842572</text:p>
          </table:table-cell>
          <table:table-cell/>
          <table:table-cell office:value-type="float" office:value="2096695" calcext:value-type="float">
            <text:p>2096695</text:p>
          </table:table-cell>
          <table:table-cell/>
          <table:table-cell office:value-type="float" office:value="6796613" calcext:value-type="float">
            <text:p>6796613</text:p>
          </table:table-cell>
          <table:table-cell/>
          <table:table-cell office:value-type="float" office:value="6885418" calcext:value-type="float">
            <text:p>6885418</text:p>
          </table:table-cell>
          <table:table-cell/>
          <table:table-cell office:value-type="float" office:value="6354589" calcext:value-type="float">
            <text:p>6354589</text:p>
          </table:table-cell>
          <table:table-cell/>
          <table:table-cell office:value-type="float" office:value="1790918" calcext:value-type="float">
            <text:p>1790918</text:p>
          </table:table-cell>
          <table:table-cell/>
          <table:table-cell office:value-type="float" office:value="6404419" calcext:value-type="float">
            <text:p>6404419</text:p>
          </table:table-cell>
          <table:table-cell/>
          <table:table-cell office:value-type="float" office:value="23646507" calcext:value-type="float">
            <text:p>23646507</text:p>
          </table:table-cell>
          <table:table-cell table:number-columns-repeated="2"/>
          <table:table-cell office:value-type="float" office:value="7032587" calcext:value-type="float">
            <text:p>7032587</text:p>
          </table:table-cell>
          <table:table-cell/>
          <table:table-cell office:value-type="float" office:value="4060623" calcext:value-type="float">
            <text:p>4060623</text:p>
          </table:table-cell>
          <table:table-cell/>
          <table:table-cell office:value-type="float" office:value="1746626" calcext:value-type="float">
            <text:p>1746626</text:p>
          </table:table-cell>
          <table:table-cell/>
          <table:table-cell office:value-type="float" office:value="5537780" calcext:value-type="float">
            <text:p>5537780</text:p>
          </table:table-cell>
          <table:table-cell/>
          <table:table-cell office:value-type="float" office:value="5584216" calcext:value-type="float">
            <text:p>5584216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798873" calcext:value-type="float">
            <text:p>1798873</text:p>
          </table:table-cell>
          <table:table-cell/>
          <table:table-cell office:value-type="float" office:value="3386130" calcext:value-type="float">
            <text:p>3386130</text:p>
          </table:table-cell>
          <table:table-cell/>
          <table:table-cell office:value-type="float" office:value="6801594" calcext:value-type="float">
            <text:p>6801594</text:p>
          </table:table-cell>
          <table:table-cell/>
          <table:table-cell office:value-type="float" office:value="6895583" calcext:value-type="float">
            <text:p>6895583</text:p>
          </table:table-cell>
          <table:table-cell/>
          <table:table-cell office:value-type="float" office:value="6604306" calcext:value-type="float">
            <text:p>6604306</text:p>
          </table:table-cell>
          <table:table-cell/>
          <table:table-cell office:value-type="float" office:value="1829013" calcext:value-type="float">
            <text:p>1829013</text:p>
          </table:table-cell>
          <table:table-cell/>
          <table:table-cell office:value-type="float" office:value="5824569" calcext:value-type="float">
            <text:p>5824569</text:p>
          </table:table-cell>
          <table:table-cell table:number-columns-repeated="2"/>
          <table:table-cell office:value-type="float" office:value="6394477" calcext:value-type="float">
            <text:p>6394477</text:p>
          </table:table-cell>
          <table:table-cell table:number-columns-repeated="2"/>
          <table:table-cell office:value-type="float" office:value="6980177" calcext:value-type="float">
            <text:p>6980177</text:p>
          </table:table-cell>
          <table:table-cell/>
          <table:table-cell office:value-type="float" office:value="3487078" calcext:value-type="float">
            <text:p>3487078</text:p>
          </table:table-cell>
          <table:table-cell/>
          <table:table-cell office:value-type="float" office:value="3366341" calcext:value-type="float">
            <text:p>3366341</text:p>
          </table:table-cell>
          <table:table-cell/>
          <table:table-cell office:value-type="float" office:value="4195475" calcext:value-type="float">
            <text:p>4195475</text:p>
          </table:table-cell>
          <table:table-cell/>
          <table:table-cell office:value-type="float" office:value="4201335" calcext:value-type="float">
            <text:p>4201335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3413351" calcext:value-type="float">
            <text:p>3413351</text:p>
          </table:table-cell>
          <table:table-cell/>
          <table:table-cell office:value-type="float" office:value="1684970" calcext:value-type="float">
            <text:p>1684970</text:p>
          </table:table-cell>
          <table:table-cell/>
          <table:table-cell office:value-type="float" office:value="6143199" calcext:value-type="float">
            <text:p>6143199</text:p>
          </table:table-cell>
          <table:table-cell/>
          <table:table-cell office:value-type="float" office:value="6225365" calcext:value-type="float">
            <text:p>6225365</text:p>
          </table:table-cell>
          <table:table-cell/>
          <table:table-cell office:value-type="float" office:value="6129540" calcext:value-type="float">
            <text:p>6129540</text:p>
          </table:table-cell>
          <table:table-cell/>
          <table:table-cell office:value-type="float" office:value="1829523" calcext:value-type="float">
            <text:p>1829523</text:p>
          </table:table-cell>
          <table:table-cell/>
          <table:table-cell office:value-type="float" office:value="5395700" calcext:value-type="float">
            <text:p>5395700</text:p>
          </table:table-cell>
          <table:table-cell table:number-columns-repeated="2"/>
          <table:table-cell office:value-type="float" office:value="4512764" calcext:value-type="float">
            <text:p>4512764</text:p>
          </table:table-cell>
          <table:table-cell table:number-columns-repeated="2"/>
          <table:table-cell office:value-type="float" office:value="6053323" calcext:value-type="float">
            <text:p>6053323</text:p>
          </table:table-cell>
          <table:table-cell/>
          <table:table-cell office:value-type="float" office:value="2319474" calcext:value-type="float">
            <text:p>2319474</text:p>
          </table:table-cell>
          <table:table-cell/>
          <table:table-cell office:value-type="float" office:value="3170893" calcext:value-type="float">
            <text:p>3170893</text:p>
          </table:table-cell>
          <table:table-cell/>
          <table:table-cell office:value-type="float" office:value="3532605" calcext:value-type="float">
            <text:p>3532605</text:p>
          </table:table-cell>
          <table:table-cell/>
          <table:table-cell office:value-type="float" office:value="3560776" calcext:value-type="float">
            <text:p>3560776</text:p>
          </table:table-cell>
          <table:table-cell table:number-columns-repeated="3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3123025" calcext:value-type="float">
            <text:p>3123025</text:p>
          </table:table-cell>
          <table:table-cell/>
          <table:table-cell office:value-type="float" office:value="1510272" calcext:value-type="float">
            <text:p>1510272</text:p>
          </table:table-cell>
          <table:table-cell/>
          <table:table-cell office:value-type="float" office:value="5544602" calcext:value-type="float">
            <text:p>5544602</text:p>
          </table:table-cell>
          <table:table-cell/>
          <table:table-cell office:value-type="float" office:value="5590878" calcext:value-type="float">
            <text:p>5590878</text:p>
          </table:table-cell>
          <table:table-cell/>
          <table:table-cell office:value-type="float" office:value="5608108" calcext:value-type="float">
            <text:p>5608108</text:p>
          </table:table-cell>
          <table:table-cell/>
          <table:table-cell office:value-type="float" office:value="1946570" calcext:value-type="float">
            <text:p>1946570</text:p>
          </table:table-cell>
          <table:table-cell/>
          <table:table-cell office:value-type="float" office:value="5565376" calcext:value-type="float">
            <text:p>5565376</text:p>
          </table:table-cell>
          <table:table-cell table:number-columns-repeated="2"/>
          <table:table-cell office:value-type="float" office:value="4845822" calcext:value-type="float">
            <text:p>4845822</text:p>
          </table:table-cell>
          <table:table-cell table:number-columns-repeated="2"/>
          <table:table-cell office:value-type="float" office:value="5561476" calcext:value-type="float">
            <text:p>5561476</text:p>
          </table:table-cell>
          <table:table-cell/>
          <table:table-cell office:value-type="float" office:value="3084351" calcext:value-type="float">
            <text:p>3084351</text:p>
          </table:table-cell>
          <table:table-cell/>
          <table:table-cell office:value-type="float" office:value="3243903" calcext:value-type="float">
            <text:p>3243903</text:p>
          </table:table-cell>
          <table:table-cell/>
          <table:table-cell office:value-type="float" office:value="3215743" calcext:value-type="float">
            <text:p>3215743</text:p>
          </table:table-cell>
          <table:table-cell/>
          <table:table-cell office:value-type="float" office:value="3298896" calcext:value-type="float">
            <text:p>3298896</text:p>
          </table:table-cell>
          <table:table-cell table:number-columns-repeated="39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36438" calcext:value-type="float">
            <text:p>1536438</text:p>
          </table:table-cell>
          <table:table-cell table:number-columns-repeated="2"/>
          <table:table-cell office:value-type="float" office:value="567646" calcext:value-type="float">
            <text:p>567646</text:p>
          </table:table-cell>
          <table:table-cell/>
          <table:table-cell office:value-type="float" office:value="6024534" calcext:value-type="float">
            <text:p>6024534</text:p>
          </table:table-cell>
          <table:table-cell/>
          <table:table-cell office:value-type="float" office:value="6060328" calcext:value-type="float">
            <text:p>6060328</text:p>
          </table:table-cell>
          <table:table-cell/>
          <table:table-cell office:value-type="float" office:value="4735325" calcext:value-type="float">
            <text:p>4735325</text:p>
          </table:table-cell>
          <table:table-cell/>
          <table:table-cell office:value-type="float" office:value="1283685" calcext:value-type="float">
            <text:p>1283685</text:p>
          </table:table-cell>
          <table:table-cell/>
          <table:table-cell office:value-type="float" office:value="6498528" calcext:value-type="float">
            <text:p>6498528</text:p>
          </table:table-cell>
          <table:table-cell table:number-columns-repeated="2"/>
          <table:table-cell office:value-type="float" office:value="9982187" calcext:value-type="float">
            <text:p>9982187</text:p>
          </table:table-cell>
          <table:table-cell table:number-columns-repeated="2"/>
          <table:table-cell office:value-type="float" office:value="4297265" calcext:value-type="float">
            <text:p>4297265</text:p>
          </table:table-cell>
          <table:table-cell/>
          <table:table-cell office:value-type="float" office:value="1542707" calcext:value-type="float">
            <text:p>1542707</text:p>
          </table:table-cell>
          <table:table-cell/>
          <table:table-cell office:value-type="float" office:value="1529259" calcext:value-type="float">
            <text:p>1529259</text:p>
          </table:table-cell>
          <table:table-cell/>
          <table:table-cell office:value-type="float" office:value="5046560" calcext:value-type="float">
            <text:p>5046560</text:p>
          </table:table-cell>
          <table:table-cell/>
          <table:table-cell office:value-type="float" office:value="5133015" calcext:value-type="float">
            <text:p>5133015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85348" calcext:value-type="float">
            <text:p>1385348</text:p>
          </table:table-cell>
          <table:table-cell table:number-columns-repeated="2"/>
          <table:table-cell office:value-type="float" office:value="584298" calcext:value-type="float">
            <text:p>584298</text:p>
          </table:table-cell>
          <table:table-cell/>
          <table:table-cell office:value-type="float" office:value="6499968" calcext:value-type="float">
            <text:p>6499968</text:p>
          </table:table-cell>
          <table:table-cell/>
          <table:table-cell office:value-type="float" office:value="6536524" calcext:value-type="float">
            <text:p>6536524</text:p>
          </table:table-cell>
          <table:table-cell/>
          <table:table-cell office:value-type="float" office:value="5632064" calcext:value-type="float">
            <text:p>5632064</text:p>
          </table:table-cell>
          <table:table-cell/>
          <table:table-cell office:value-type="float" office:value="1019702" calcext:value-type="float">
            <text:p>1019702</text:p>
          </table:table-cell>
          <table:table-cell/>
          <table:table-cell office:value-type="float" office:value="6911399" calcext:value-type="float">
            <text:p>6911399</text:p>
          </table:table-cell>
          <table:table-cell/>
          <table:table-cell office:value-type="float" office:value="13760826" calcext:value-type="float">
            <text:p>13760826</text:p>
          </table:table-cell>
          <table:table-cell table:number-columns-repeated="2"/>
          <table:table-cell office:value-type="float" office:value="4750936" calcext:value-type="float">
            <text:p>4750936</text:p>
          </table:table-cell>
          <table:table-cell/>
          <table:table-cell office:value-type="float" office:value="1573486" calcext:value-type="float">
            <text:p>1573486</text:p>
          </table:table-cell>
          <table:table-cell/>
          <table:table-cell office:value-type="float" office:value="1568137" calcext:value-type="float">
            <text:p>1568137</text:p>
          </table:table-cell>
          <table:table-cell/>
          <table:table-cell office:value-type="float" office:value="5467537" calcext:value-type="float">
            <text:p>5467537</text:p>
          </table:table-cell>
          <table:table-cell/>
          <table:table-cell office:value-type="float" office:value="5516714" calcext:value-type="float">
            <text:p>5516714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869505" calcext:value-type="float">
            <text:p>869505</text:p>
          </table:table-cell>
          <table:table-cell table:number-columns-repeated="2"/>
          <table:table-cell office:value-type="float" office:value="566912" calcext:value-type="float">
            <text:p>566912</text:p>
          </table:table-cell>
          <table:table-cell/>
          <table:table-cell office:value-type="float" office:value="6214418" calcext:value-type="float">
            <text:p>6214418</text:p>
          </table:table-cell>
          <table:table-cell/>
          <table:table-cell office:value-type="float" office:value="6225141" calcext:value-type="float">
            <text:p>6225141</text:p>
          </table:table-cell>
          <table:table-cell/>
          <table:table-cell office:value-type="float" office:value="5715373" calcext:value-type="float">
            <text:p>5715373</text:p>
          </table:table-cell>
          <table:table-cell/>
          <table:table-cell office:value-type="float" office:value="1065323" calcext:value-type="float">
            <text:p>1065323</text:p>
          </table:table-cell>
          <table:table-cell/>
          <table:table-cell office:value-type="float" office:value="7203256" calcext:value-type="float">
            <text:p>7203256</text:p>
          </table:table-cell>
          <table:table-cell/>
          <table:table-cell office:value-type="float" office:value="15461423" calcext:value-type="float">
            <text:p>15461423</text:p>
          </table:table-cell>
          <table:table-cell table:number-columns-repeated="2"/>
          <table:table-cell office:value-type="float" office:value="4778700" calcext:value-type="float">
            <text:p>4778700</text:p>
          </table:table-cell>
          <table:table-cell table:number-columns-repeated="2"/>
          <table:table-cell office:value-type="float" office:value="464802" calcext:value-type="float">
            <text:p>464802</text:p>
          </table:table-cell>
          <table:table-cell table:number-columns-repeated="2"/>
          <table:table-cell office:value-type="float" office:value="580614" calcext:value-type="float">
            <text:p>580614</text:p>
          </table:table-cell>
          <table:table-cell/>
          <table:table-cell office:value-type="float" office:value="5125759" calcext:value-type="float">
            <text:p>5125759</text:p>
          </table:table-cell>
          <table:table-cell/>
          <table:table-cell office:value-type="float" office:value="5025726" calcext:value-type="float">
            <text:p>5025726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330022" calcext:value-type="float">
            <text:p>1330022</text:p>
          </table:table-cell>
          <table:table-cell table:number-columns-repeated="2"/>
          <table:table-cell office:value-type="float" office:value="843389" calcext:value-type="float">
            <text:p>843389</text:p>
          </table:table-cell>
          <table:table-cell/>
          <table:table-cell office:value-type="float" office:value="6456641" calcext:value-type="float">
            <text:p>6456641</text:p>
          </table:table-cell>
          <table:table-cell/>
          <table:table-cell office:value-type="float" office:value="6255377" calcext:value-type="float">
            <text:p>6255377</text:p>
          </table:table-cell>
          <table:table-cell/>
          <table:table-cell office:value-type="float" office:value="5815188" calcext:value-type="float">
            <text:p>5815188</text:p>
          </table:table-cell>
          <table:table-cell table:number-columns-repeated="2"/>
          <table:table-cell office:value-type="float" office:value="587424" calcext:value-type="float">
            <text:p>587424</text:p>
          </table:table-cell>
          <table:table-cell/>
          <table:table-cell office:value-type="float" office:value="7687049" calcext:value-type="float">
            <text:p>7687049</text:p>
          </table:table-cell>
          <table:table-cell/>
          <table:table-cell office:value-type="float" office:value="18662305" calcext:value-type="float">
            <text:p>18662305</text:p>
          </table:table-cell>
          <table:table-cell table:number-columns-repeated="2"/>
          <table:table-cell office:value-type="float" office:value="4877640" calcext:value-type="float">
            <text:p>4877640</text:p>
          </table:table-cell>
          <table:table-cell/>
          <table:table-cell office:value-type="float" office:value="1461888" calcext:value-type="float">
            <text:p>1461888</text:p>
          </table:table-cell>
          <table:table-cell table:number-columns-repeated="2"/>
          <table:table-cell office:value-type="float" office:value="982846" calcext:value-type="float">
            <text:p>982846</text:p>
          </table:table-cell>
          <table:table-cell/>
          <table:table-cell office:value-type="float" office:value="5072268" calcext:value-type="float">
            <text:p>5072268</text:p>
          </table:table-cell>
          <table:table-cell/>
          <table:table-cell office:value-type="float" office:value="5166911" calcext:value-type="float">
            <text:p>5166911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507935" calcext:value-type="float">
            <text:p>507935</text:p>
          </table:table-cell>
          <table:table-cell table:number-columns-repeated="2"/>
          <table:table-cell office:value-type="float" office:value="587596" calcext:value-type="float">
            <text:p>587596</text:p>
          </table:table-cell>
          <table:table-cell/>
          <table:table-cell office:value-type="float" office:value="6306328" calcext:value-type="float">
            <text:p>6306328</text:p>
          </table:table-cell>
          <table:table-cell/>
          <table:table-cell office:value-type="float" office:value="6301536" calcext:value-type="float">
            <text:p>6301536</text:p>
          </table:table-cell>
          <table:table-cell/>
          <table:table-cell office:value-type="float" office:value="6079195" calcext:value-type="float">
            <text:p>6079195</text:p>
          </table:table-cell>
          <table:table-cell/>
          <table:table-cell office:value-type="float" office:value="1139853" calcext:value-type="float">
            <text:p>1139853</text:p>
          </table:table-cell>
          <table:table-cell/>
          <table:table-cell office:value-type="float" office:value="7819966" calcext:value-type="float">
            <text:p>7819966</text:p>
          </table:table-cell>
          <table:table-cell/>
          <table:table-cell office:value-type="float" office:value="19564426" calcext:value-type="float">
            <text:p>19564426</text:p>
          </table:table-cell>
          <table:table-cell table:number-columns-repeated="2"/>
          <table:table-cell office:value-type="float" office:value="5772916" calcext:value-type="float">
            <text:p>5772916</text:p>
          </table:table-cell>
          <table:table-cell table:number-columns-repeated="2"/>
          <table:table-cell office:value-type="float" office:value="507884" calcext:value-type="float">
            <text:p>507884</text:p>
          </table:table-cell>
          <table:table-cell table:number-columns-repeated="2"/>
          <table:table-cell office:value-type="float" office:value="580888" calcext:value-type="float">
            <text:p>580888</text:p>
          </table:table-cell>
          <table:table-cell/>
          <table:table-cell office:value-type="float" office:value="5252278" calcext:value-type="float">
            <text:p>5252278</text:p>
          </table:table-cell>
          <table:table-cell/>
          <table:table-cell office:value-type="float" office:value="5072589" calcext:value-type="float">
            <text:p>5072589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985947" calcext:value-type="float">
            <text:p>985947</text:p>
          </table:table-cell>
          <table:table-cell/>
          <table:table-cell office:value-type="float" office:value="1136415" calcext:value-type="float">
            <text:p>1136415</text:p>
          </table:table-cell>
          <table:table-cell/>
          <table:table-cell office:value-type="float" office:value="6274247" calcext:value-type="float">
            <text:p>6274247</text:p>
          </table:table-cell>
          <table:table-cell/>
          <table:table-cell office:value-type="float" office:value="6411054" calcext:value-type="float">
            <text:p>6411054</text:p>
          </table:table-cell>
          <table:table-cell/>
          <table:table-cell office:value-type="float" office:value="5937554" calcext:value-type="float">
            <text:p>5937554</text:p>
          </table:table-cell>
          <table:table-cell/>
          <table:table-cell office:value-type="float" office:value="1311680" calcext:value-type="float">
            <text:p>1311680</text:p>
          </table:table-cell>
          <table:table-cell/>
          <table:table-cell office:value-type="float" office:value="6201165" calcext:value-type="float">
            <text:p>6201165</text:p>
          </table:table-cell>
          <table:table-cell/>
          <table:table-cell office:value-type="float" office:value="22600310" calcext:value-type="float">
            <text:p>22600310</text:p>
          </table:table-cell>
          <table:table-cell table:number-columns-repeated="2"/>
          <table:table-cell office:value-type="float" office:value="6687997" calcext:value-type="float">
            <text:p>6687997</text:p>
          </table:table-cell>
          <table:table-cell table:number-columns-repeated="2"/>
          <table:table-cell office:value-type="float" office:value="568097" calcext:value-type="float">
            <text:p>568097</text:p>
          </table:table-cell>
          <table:table-cell table:number-columns-repeated="2"/>
          <table:table-cell office:value-type="float" office:value="580573" calcext:value-type="float">
            <text:p>580573</text:p>
          </table:table-cell>
          <table:table-cell/>
          <table:table-cell office:value-type="float" office:value="5173778" calcext:value-type="float">
            <text:p>5173778</text:p>
          </table:table-cell>
          <table:table-cell/>
          <table:table-cell office:value-type="float" office:value="5175685" calcext:value-type="float">
            <text:p>5175685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267079" calcext:value-type="float">
            <text:p>1267079</text:p>
          </table:table-cell>
          <table:table-cell table:number-columns-repeated="2"/>
          <table:table-cell office:value-type="float" office:value="564085" calcext:value-type="float">
            <text:p>564085</text:p>
          </table:table-cell>
          <table:table-cell/>
          <table:table-cell office:value-type="float" office:value="6030321" calcext:value-type="float">
            <text:p>6030321</text:p>
          </table:table-cell>
          <table:table-cell/>
          <table:table-cell office:value-type="float" office:value="6432243" calcext:value-type="float">
            <text:p>6432243</text:p>
          </table:table-cell>
          <table:table-cell/>
          <table:table-cell office:value-type="float" office:value="5315778" calcext:value-type="float">
            <text:p>5315778</text:p>
          </table:table-cell>
          <table:table-cell table:number-columns-repeated="2"/>
          <table:table-cell office:value-type="float" office:value="745087" calcext:value-type="float">
            <text:p>745087</text:p>
          </table:table-cell>
          <table:table-cell/>
          <table:table-cell office:value-type="float" office:value="5292612" calcext:value-type="float">
            <text:p>5292612</text:p>
          </table:table-cell>
          <table:table-cell table:number-columns-repeated="2"/>
          <table:table-cell office:value-type="float" office:value="5094108" calcext:value-type="float">
            <text:p>5094108</text:p>
          </table:table-cell>
          <table:table-cell table:number-columns-repeated="2"/>
          <table:table-cell office:value-type="float" office:value="5851454" calcext:value-type="float">
            <text:p>5851454</text:p>
          </table:table-cell>
          <table:table-cell/>
          <table:table-cell office:value-type="float" office:value="1139911" calcext:value-type="float">
            <text:p>1139911</text:p>
          </table:table-cell>
          <table:table-cell/>
          <table:table-cell office:value-type="float" office:value="1001481" calcext:value-type="float">
            <text:p>1001481</text:p>
          </table:table-cell>
          <table:table-cell/>
          <table:table-cell office:value-type="float" office:value="3571017" calcext:value-type="float">
            <text:p>3571017</text:p>
          </table:table-cell>
          <table:table-cell/>
          <table:table-cell office:value-type="float" office:value="3680686" calcext:value-type="float">
            <text:p>3680686</text:p>
          </table:table-cell>
          <table:table-cell table:number-columns-repeated="3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824878" calcext:value-type="float">
            <text:p>824878</text:p>
          </table:table-cell>
          <table:table-cell/>
          <table:table-cell office:value-type="float" office:value="1031746" calcext:value-type="float">
            <text:p>1031746</text:p>
          </table:table-cell>
          <table:table-cell/>
          <table:table-cell office:value-type="float" office:value="4956778" calcext:value-type="float">
            <text:p>4956778</text:p>
          </table:table-cell>
          <table:table-cell/>
          <table:table-cell office:value-type="float" office:value="5181780" calcext:value-type="float">
            <text:p>5181780</text:p>
          </table:table-cell>
          <table:table-cell/>
          <table:table-cell office:value-type="float" office:value="5293467" calcext:value-type="float">
            <text:p>5293467</text:p>
          </table:table-cell>
          <table:table-cell table:number-columns-repeated="2"/>
          <table:table-cell office:value-type="float" office:value="410190" calcext:value-type="float">
            <text:p>410190</text:p>
          </table:table-cell>
          <table:table-cell/>
          <table:table-cell office:value-type="float" office:value="4565214" calcext:value-type="float">
            <text:p>4565214</text:p>
          </table:table-cell>
          <table:table-cell table:number-columns-repeated="2"/>
          <table:table-cell office:value-type="float" office:value="4120100" calcext:value-type="float">
            <text:p>4120100</text:p>
          </table:table-cell>
          <table:table-cell table:number-columns-repeated="2"/>
          <table:table-cell office:value-type="float" office:value="4929327" calcext:value-type="float">
            <text:p>4929327</text:p>
          </table:table-cell>
          <table:table-cell table:number-columns-repeated="2"/>
          <table:table-cell office:value-type="float" office:value="714934" calcext:value-type="float">
            <text:p>714934</text:p>
          </table:table-cell>
          <table:table-cell/>
          <table:table-cell office:value-type="float" office:value="1004078" calcext:value-type="float">
            <text:p>1004078</text:p>
          </table:table-cell>
          <table:table-cell/>
          <table:table-cell office:value-type="float" office:value="3132918" calcext:value-type="float">
            <text:p>3132918</text:p>
          </table:table-cell>
          <table:table-cell/>
          <table:table-cell office:value-type="float" office:value="3181535" calcext:value-type="float">
            <text:p>3181535</text:p>
          </table:table-cell>
          <table:table-cell table:number-columns-repeated="3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648149" calcext:value-type="float">
            <text:p>648149</text:p>
          </table:table-cell>
          <table:table-cell table:number-columns-repeated="2"/>
          <table:table-cell office:value-type="float" office:value="571096" calcext:value-type="float">
            <text:p>571096</text:p>
          </table:table-cell>
          <table:table-cell/>
          <table:table-cell office:value-type="float" office:value="4582772" calcext:value-type="float">
            <text:p>4582772</text:p>
          </table:table-cell>
          <table:table-cell/>
          <table:table-cell office:value-type="float" office:value="4511397" calcext:value-type="float">
            <text:p>4511397</text:p>
          </table:table-cell>
          <table:table-cell/>
          <table:table-cell office:value-type="float" office:value="4599705" calcext:value-type="float">
            <text:p>4599705</text:p>
          </table:table-cell>
          <table:table-cell table:number-columns-repeated="2"/>
          <table:table-cell office:value-type="float" office:value="567034" calcext:value-type="float">
            <text:p>567034</text:p>
          </table:table-cell>
          <table:table-cell/>
          <table:table-cell office:value-type="float" office:value="4599842" calcext:value-type="float">
            <text:p>4599842</text:p>
          </table:table-cell>
          <table:table-cell table:number-columns-repeated="2"/>
          <table:table-cell office:value-type="float" office:value="4088533" calcext:value-type="float">
            <text:p>4088533</text:p>
          </table:table-cell>
          <table:table-cell table:number-columns-repeated="2"/>
          <table:table-cell office:value-type="float" office:value="4856917" calcext:value-type="float">
            <text:p>4856917</text:p>
          </table:table-cell>
          <table:table-cell/>
          <table:table-cell office:value-type="float" office:value="1177373" calcext:value-type="float">
            <text:p>1177373</text:p>
          </table:table-cell>
          <table:table-cell/>
          <table:table-cell office:value-type="float" office:value="1160098" calcext:value-type="float">
            <text:p>1160098</text:p>
          </table:table-cell>
          <table:table-cell/>
          <table:table-cell office:value-type="float" office:value="2837140" calcext:value-type="float">
            <text:p>2837140</text:p>
          </table:table-cell>
          <table:table-cell/>
          <table:table-cell office:value-type="float" office:value="2824705" calcext:value-type="float">
            <text:p>2824705</text:p>
          </table:table-cell>
          <table:table-cell table:number-columns-repeated="3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321950" calcext:value-type="float">
            <text:p>321950</text:p>
          </table:table-cell>
          <table:table-cell office:value-type="float" office:value="383720" calcext:value-type="float">
            <text:p>383720</text:p>
          </table:table-cell>
          <table:table-cell office:value-type="float" office:value="509652" calcext:value-type="float">
            <text:p>509652</text:p>
          </table:table-cell>
          <table:table-cell office:value-type="float" office:value="554621" calcext:value-type="float">
            <text:p>554621</text:p>
          </table:table-cell>
          <table:table-cell office:value-type="float" office:value="1015383" calcext:value-type="float">
            <text:p>101538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488888" calcext:value-type="float">
            <text:p>488888</text:p>
          </table:table-cell>
          <table:table-cell office:value-type="float" office:value="510637" calcext:value-type="float">
            <text:p>510637</text:p>
          </table:table-cell>
          <table:table-cell office:value-type="float" office:value="671755" calcext:value-type="float">
            <text:p>671755</text:p>
          </table:table-cell>
          <table:table-cell office:value-type="float" office:value="859934" calcext:value-type="float">
            <text:p>859934</text:p>
          </table:table-cell>
          <table:table-cell office:value-type="float" office:value="1015383" calcext:value-type="float">
            <text:p>1015383</text:p>
          </table:table-cell>
          <table:table-cell office:value-type="float" office:value="1434781" calcext:value-type="float">
            <text:p>1434781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699337" calcext:value-type="float">
            <text:p>699337</text:p>
          </table:table-cell>
          <table:table-cell office:value-type="float" office:value="953067" calcext:value-type="float">
            <text:p>953067</text:p>
          </table:table-cell>
          <table:table-cell office:value-type="float" office:value="1118642" calcext:value-type="float">
            <text:p>1118642</text:p>
          </table:table-cell>
          <table:table-cell office:value-type="float" office:value="1316706" calcext:value-type="float">
            <text:p>1316706</text:p>
          </table:table-cell>
          <table:table-cell office:value-type="float" office:value="1962823" calcext:value-type="float">
            <text:p>1962823</text:p>
          </table:table-cell>
          <table:table-cell office:value-type="float" office:value="1919998" calcext:value-type="float">
            <text:p>1919998</text:p>
          </table:table-cell>
          <table:table-cell office:value-type="float" office:value="2399997" calcext:value-type="float">
            <text:p>2399997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13493" calcext:value-type="float">
            <text:p>913493</text:p>
          </table:table-cell>
          <table:table-cell office:value-type="float" office:value="1328300" calcext:value-type="float">
            <text:p>1328300</text:p>
          </table:table-cell>
          <table:table-cell office:value-type="float" office:value="1499998" calcext:value-type="float">
            <text:p>1499998</text:p>
          </table:table-cell>
          <table:table-cell office:value-type="float" office:value="2116230" calcext:value-type="float">
            <text:p>2116230</text:p>
          </table:table-cell>
          <table:table-cell office:value-type="float" office:value="2389137" calcext:value-type="float">
            <text:p>2389137</text:p>
          </table:table-cell>
          <table:table-cell office:value-type="float" office:value="2633413" calcext:value-type="float">
            <text:p>2633413</text:p>
          </table:table-cell>
          <table:table-cell office:value-type="float" office:value="2999997" calcext:value-type="float">
            <text:p>2999997</text:p>
          </table:table-cell>
          <table:table-cell office:value-type="float" office:value="3142854" calcext:value-type="float">
            <text:p>3142854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934512" calcext:value-type="float">
            <text:p>934512</text:p>
          </table:table-cell>
          <table:table-cell office:value-type="float" office:value="1488370" calcext:value-type="float">
            <text:p>1488370</text:p>
          </table:table-cell>
          <table:table-cell office:value-type="float" office:value="2070586" calcext:value-type="float">
            <text:p>2070586</text:p>
          </table:table-cell>
          <table:table-cell office:value-type="float" office:value="2666664" calcext:value-type="float">
            <text:p>2666664</text:p>
          </table:table-cell>
          <table:table-cell office:value-type="float" office:value="2999997" calcext:value-type="float">
            <text:p>2999997</text:p>
          </table:table-cell>
          <table:table-cell office:value-type="float" office:value="3234300" calcext:value-type="float">
            <text:p>3234300</text:p>
          </table:table-cell>
          <table:table-cell office:value-type="float" office:value="3567564" calcext:value-type="float">
            <text:p>3567564</text:p>
          </table:table-cell>
          <table:table-cell office:value-type="float" office:value="3784942" calcext:value-type="float">
            <text:p>3784942</text:p>
          </table:table-cell>
          <table:table-cell office:value-type="float" office:value="3812270" calcext:value-type="float">
            <text:p>3812270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923277" calcext:value-type="float">
            <text:p>923277</text:p>
          </table:table-cell>
          <table:table-cell office:value-type="float" office:value="1534882" calcext:value-type="float">
            <text:p>1534882</text:p>
          </table:table-cell>
          <table:table-cell office:value-type="float" office:value="2221986" calcext:value-type="float">
            <text:p>2221986</text:p>
          </table:table-cell>
          <table:table-cell office:value-type="float" office:value="2931294" calcext:value-type="float">
            <text:p>2931294</text:p>
          </table:table-cell>
          <table:table-cell office:value-type="float" office:value="3456625" calcext:value-type="float">
            <text:p>3456625</text:p>
          </table:table-cell>
          <table:table-cell office:value-type="float" office:value="3669848" calcext:value-type="float">
            <text:p>3669848</text:p>
          </table:table-cell>
          <table:table-cell office:value-type="float" office:value="3889498" calcext:value-type="float">
            <text:p>3889498</text:p>
          </table:table-cell>
          <table:table-cell office:value-type="float" office:value="4104952" calcext:value-type="float">
            <text:p>4104952</text:p>
          </table:table-cell>
          <table:table-cell office:value-type="float" office:value="4249492" calcext:value-type="float">
            <text:p>4249492</text:p>
          </table:table-cell>
          <table:table-cell office:value-type="float" office:value="3911107" calcext:value-type="float">
            <text:p>3911107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970587" calcext:value-type="float">
            <text:p>970587</text:p>
          </table:table-cell>
          <table:table-cell office:value-type="float" office:value="1588266" calcext:value-type="float">
            <text:p>1588266</text:p>
          </table:table-cell>
          <table:table-cell office:value-type="float" office:value="2299398" calcext:value-type="float">
            <text:p>2299398</text:p>
          </table:table-cell>
          <table:table-cell office:value-type="float" office:value="3100180" calcext:value-type="float">
            <text:p>3100180</text:p>
          </table:table-cell>
          <table:table-cell office:value-type="float" office:value="3679438" calcext:value-type="float">
            <text:p>3679438</text:p>
          </table:table-cell>
          <table:table-cell office:value-type="float" office:value="4034380" calcext:value-type="float">
            <text:p>4034380</text:p>
          </table:table-cell>
          <table:table-cell office:value-type="float" office:value="4338978" calcext:value-type="float">
            <text:p>4338978</text:p>
          </table:table-cell>
          <table:table-cell office:value-type="float" office:value="4379466" calcext:value-type="float">
            <text:p>4379466</text:p>
          </table:table-cell>
          <table:table-cell office:value-type="float" office:value="4418405" calcext:value-type="float">
            <text:p>4418405</text:p>
          </table:table-cell>
          <table:table-cell office:value-type="float" office:value="4264508" calcext:value-type="float">
            <text:p>4264508</text:p>
          </table:table-cell>
          <table:table-cell office:value-type="float" office:value="4007586" calcext:value-type="float">
            <text:p>4007586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971256" calcext:value-type="float">
            <text:p>971256</text:p>
          </table:table-cell>
          <table:table-cell office:value-type="float" office:value="1641342" calcext:value-type="float">
            <text:p>1641342</text:p>
          </table:table-cell>
          <table:table-cell office:value-type="float" office:value="2418895" calcext:value-type="float">
            <text:p>2418895</text:p>
          </table:table-cell>
          <table:table-cell office:value-type="float" office:value="3282685" calcext:value-type="float">
            <text:p>3282685</text:p>
          </table:table-cell>
          <table:table-cell office:value-type="float" office:value="3738876" calcext:value-type="float">
            <text:p>3738876</text:p>
          </table:table-cell>
          <table:table-cell office:value-type="float" office:value="4243089" calcext:value-type="float">
            <text:p>4243089</text:p>
          </table:table-cell>
          <table:table-cell office:value-type="float" office:value="4506797" calcext:value-type="float">
            <text:p>4506797</text:p>
          </table:table-cell>
          <table:table-cell office:value-type="float" office:value="4517642" calcext:value-type="float">
            <text:p>4517642</text:p>
          </table:table-cell>
          <table:table-cell office:value-type="float" office:value="4607576" calcext:value-type="float">
            <text:p>4607576</text:p>
          </table:table-cell>
          <table:table-cell office:value-type="float" office:value="4564015" calcext:value-type="float">
            <text:p>4564015</text:p>
          </table:table-cell>
          <table:table-cell office:value-type="float" office:value="4175972" calcext:value-type="float">
            <text:p>4175972</text:p>
          </table:table-cell>
          <table:table-cell office:value-type="float" office:value="4112946" calcext:value-type="float">
            <text:p>4112946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979023" calcext:value-type="float">
            <text:p>979023</text:p>
          </table:table-cell>
          <table:table-cell office:value-type="float" office:value="1595842" calcext:value-type="float">
            <text:p>1595842</text:p>
          </table:table-cell>
          <table:table-cell office:value-type="float" office:value="2437213" calcext:value-type="float">
            <text:p>2437213</text:p>
          </table:table-cell>
          <table:table-cell office:value-type="float" office:value="2608008" calcext:value-type="float">
            <text:p>2608008</text:p>
          </table:table-cell>
          <table:table-cell office:value-type="float" office:value="3572089" calcext:value-type="float">
            <text:p>3572089</text:p>
          </table:table-cell>
          <table:table-cell office:value-type="float" office:value="4053738" calcext:value-type="float">
            <text:p>4053738</text:p>
          </table:table-cell>
          <table:table-cell office:value-type="float" office:value="4322328" calcext:value-type="float">
            <text:p>4322328</text:p>
          </table:table-cell>
          <table:table-cell office:value-type="float" office:value="4606948" calcext:value-type="float">
            <text:p>4606948</text:p>
          </table:table-cell>
          <table:table-cell office:value-type="float" office:value="4881116" calcext:value-type="float">
            <text:p>4881116</text:p>
          </table:table-cell>
          <table:table-cell office:value-type="float" office:value="4740071" calcext:value-type="float">
            <text:p>4740071</text:p>
          </table:table-cell>
          <table:table-cell office:value-type="float" office:value="4432896" calcext:value-type="float">
            <text:p>4432896</text:p>
          </table:table-cell>
          <table:table-cell office:value-type="float" office:value="4145744" calcext:value-type="float">
            <text:p>4145744</text:p>
          </table:table-cell>
          <table:table-cell office:value-type="float" office:value="4136103" calcext:value-type="float">
            <text:p>413610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9373" calcext:value-type="float">
            <text:p>3899373</text:p>
          </table:table-cell>
          <table:table-cell office:value-type="float" office:value="4425928" calcext:value-type="float">
            <text:p>4425928</text:p>
          </table:table-cell>
          <table:table-cell office:value-type="float" office:value="4485560" calcext:value-type="float">
            <text:p>4485560</text:p>
          </table:table-cell>
          <table:table-cell office:value-type="float" office:value="4741401" calcext:value-type="float">
            <text:p>4741401</text:p>
          </table:table-cell>
          <table:table-cell office:value-type="float" office:value="4834330" calcext:value-type="float">
            <text:p>4834330</text:p>
          </table:table-cell>
          <table:table-cell office:value-type="float" office:value="4836405" calcext:value-type="float">
            <text:p>4836405</text:p>
          </table:table-cell>
          <table:table-cell office:value-type="float" office:value="4443680" calcext:value-type="float">
            <text:p>4443680</text:p>
          </table:table-cell>
          <table:table-cell office:value-type="float" office:value="4161572" calcext:value-type="float">
            <text:p>4161572</text:p>
          </table:table-cell>
          <table:table-cell office:value-type="float" office:value="4113196" calcext:value-type="float">
            <text:p>411319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9410" calcext:value-type="float">
            <text:p>3909410</text:p>
          </table:table-cell>
          <table:table-cell office:value-type="float" office:value="4263567" calcext:value-type="float">
            <text:p>4263567</text:p>
          </table:table-cell>
          <table:table-cell office:value-type="float" office:value="4537661" calcext:value-type="float">
            <text:p>4537661</text:p>
          </table:table-cell>
          <table:table-cell office:value-type="float" office:value="4718889" calcext:value-type="float">
            <text:p>4718889</text:p>
          </table:table-cell>
          <table:table-cell office:value-type="float" office:value="4847158" calcext:value-type="float">
            <text:p>4847158</text:p>
          </table:table-cell>
          <table:table-cell office:value-type="float" office:value="4712308" calcext:value-type="float">
            <text:p>4712308</text:p>
          </table:table-cell>
          <table:table-cell office:value-type="float" office:value="4480653" calcext:value-type="float">
            <text:p>4480653</text:p>
          </table:table-cell>
          <table:table-cell office:value-type="float" office:value="4098852" calcext:value-type="float">
            <text:p>4098852</text:p>
          </table:table-cell>
          <table:table-cell office:value-type="float" office:value="4233786" calcext:value-type="float">
            <text:p>423378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18510" calcext:value-type="float">
            <text:p>3718510</text:p>
          </table:table-cell>
          <table:table-cell office:value-type="float" office:value="3986488" calcext:value-type="float">
            <text:p>3986488</text:p>
          </table:table-cell>
          <table:table-cell office:value-type="float" office:value="3251963" calcext:value-type="float">
            <text:p>3251963</text:p>
          </table:table-cell>
          <table:table-cell office:value-type="float" office:value="4465406" calcext:value-type="float">
            <text:p>4465406</text:p>
          </table:table-cell>
          <table:table-cell office:value-type="float" office:value="3232559" calcext:value-type="float">
            <text:p>3232559</text:p>
          </table:table-cell>
          <table:table-cell office:value-type="float" office:value="5058961" calcext:value-type="float">
            <text:p>5058961</text:p>
          </table:table-cell>
          <table:table-cell office:value-type="float" office:value="4750733" calcext:value-type="float">
            <text:p>4750733</text:p>
          </table:table-cell>
          <table:table-cell office:value-type="float" office:value="4330013" calcext:value-type="float">
            <text:p>4330013</text:p>
          </table:table-cell>
          <table:table-cell office:value-type="float" office:value="4049852" calcext:value-type="float">
            <text:p>404985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9488" calcext:value-type="float">
            <text:p>4009488</text:p>
          </table:table-cell>
          <table:table-cell office:value-type="float" office:value="4406773" calcext:value-type="float">
            <text:p>4406773</text:p>
          </table:table-cell>
          <table:table-cell office:value-type="float" office:value="4818217" calcext:value-type="float">
            <text:p>4818217</text:p>
          </table:table-cell>
          <table:table-cell office:value-type="float" office:value="4904094" calcext:value-type="float">
            <text:p>4904094</text:p>
          </table:table-cell>
          <table:table-cell office:value-type="float" office:value="4872406" calcext:value-type="float">
            <text:p>4872406</text:p>
          </table:table-cell>
          <table:table-cell office:value-type="float" office:value="4960015" calcext:value-type="float">
            <text:p>4960015</text:p>
          </table:table-cell>
          <table:table-cell office:value-type="float" office:value="3792801" calcext:value-type="float">
            <text:p>3792801</text:p>
          </table:table-cell>
          <table:table-cell office:value-type="float" office:value="4261752" calcext:value-type="float">
            <text:p>4261752</text:p>
          </table:table-cell>
          <table:table-cell office:value-type="float" office:value="4062266" calcext:value-type="float">
            <text:p>406226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1428" calcext:value-type="float">
            <text:p>4161428</text:p>
          </table:table-cell>
          <table:table-cell office:value-type="float" office:value="4245638" calcext:value-type="float">
            <text:p>4245638</text:p>
          </table:table-cell>
          <table:table-cell office:value-type="float" office:value="4821741" calcext:value-type="float">
            <text:p>4821741</text:p>
          </table:table-cell>
          <table:table-cell office:value-type="float" office:value="5067757" calcext:value-type="float">
            <text:p>5067757</text:p>
          </table:table-cell>
          <table:table-cell office:value-type="float" office:value="5126135" calcext:value-type="float">
            <text:p>5126135</text:p>
          </table:table-cell>
          <table:table-cell office:value-type="float" office:value="4595143" calcext:value-type="float">
            <text:p>4595143</text:p>
          </table:table-cell>
          <table:table-cell office:value-type="float" office:value="4677351" calcext:value-type="float">
            <text:p>4677351</text:p>
          </table:table-cell>
          <table:table-cell office:value-type="float" office:value="3937898" calcext:value-type="float">
            <text:p>3937898</text:p>
          </table:table-cell>
          <table:table-cell office:value-type="float" office:value="4090449" calcext:value-type="float">
            <text:p>409044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2420" calcext:value-type="float">
            <text:p>3942420</text:p>
          </table:table-cell>
          <table:table-cell office:value-type="float" office:value="4348637" calcext:value-type="float">
            <text:p>4348637</text:p>
          </table:table-cell>
          <table:table-cell office:value-type="float" office:value="4097897" calcext:value-type="float">
            <text:p>4097897</text:p>
          </table:table-cell>
          <table:table-cell office:value-type="float" office:value="3199301" calcext:value-type="float">
            <text:p>3199301</text:p>
          </table:table-cell>
          <table:table-cell office:value-type="float" office:value="4794206" calcext:value-type="float">
            <text:p>4794206</text:p>
          </table:table-cell>
          <table:table-cell office:value-type="float" office:value="5203605" calcext:value-type="float">
            <text:p>5203605</text:p>
          </table:table-cell>
          <table:table-cell office:value-type="float" office:value="5124143" calcext:value-type="float">
            <text:p>5124143</text:p>
          </table:table-cell>
          <table:table-cell office:value-type="float" office:value="4675491" calcext:value-type="float">
            <text:p>4675491</text:p>
          </table:table-cell>
          <table:table-cell office:value-type="float" office:value="4314155" calcext:value-type="float">
            <text:p>431415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9935" calcext:value-type="float">
            <text:p>2799935</text:p>
          </table:table-cell>
          <table:table-cell office:value-type="float" office:value="1766742" calcext:value-type="float">
            <text:p>1766742</text:p>
          </table:table-cell>
          <table:table-cell office:value-type="float" office:value="1734692" calcext:value-type="float">
            <text:p>1734692</text:p>
          </table:table-cell>
          <table:table-cell office:value-type="float" office:value="1741174" calcext:value-type="float">
            <text:p>1741174</text:p>
          </table:table-cell>
          <table:table-cell office:value-type="float" office:value="1849366" calcext:value-type="float">
            <text:p>1849366</text:p>
          </table:table-cell>
          <table:table-cell office:value-type="float" office:value="1842572" calcext:value-type="float">
            <text:p>1842572</text:p>
          </table:table-cell>
          <table:table-cell office:value-type="float" office:value="1798873" calcext:value-type="float">
            <text:p>1798873</text:p>
          </table:table-cell>
          <table:table-cell office:value-type="float" office:value="3413351" calcext:value-type="float">
            <text:p>3413351</text:p>
          </table:table-cell>
          <table:table-cell office:value-type="float" office:value="3123025" calcext:value-type="float">
            <text:p>312302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6438" calcext:value-type="float">
            <text:p>1536438</text:p>
          </table:table-cell>
          <table:table-cell office:value-type="float" office:value="1385348" calcext:value-type="float">
            <text:p>1385348</text:p>
          </table:table-cell>
          <table:table-cell office:value-type="float" office:value="869505" calcext:value-type="float">
            <text:p>869505</text:p>
          </table:table-cell>
          <table:table-cell office:value-type="float" office:value="1330022" calcext:value-type="float">
            <text:p>1330022</text:p>
          </table:table-cell>
          <table:table-cell office:value-type="float" office:value="507935" calcext:value-type="float">
            <text:p>507935</text:p>
          </table:table-cell>
          <table:table-cell office:value-type="float" office:value="985947" calcext:value-type="float">
            <text:p>985947</text:p>
          </table:table-cell>
          <table:table-cell office:value-type="float" office:value="1267079" calcext:value-type="float">
            <text:p>1267079</text:p>
          </table:table-cell>
          <table:table-cell office:value-type="float" office:value="824878" calcext:value-type="float">
            <text:p>824878</text:p>
          </table:table-cell>
          <table:table-cell office:value-type="float" office:value="648149" calcext:value-type="float">
            <text:p>648149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05881" calcext:value-type="float">
            <text:p>705881</text:p>
          </table:table-cell>
          <table:table-cell/>
          <table:table-cell office:value-type="float" office:value="840763" calcext:value-type="float">
            <text:p>840763</text:p>
          </table:table-cell>
          <table:table-cell/>
          <table:table-cell office:value-type="float" office:value="1081966" calcext:value-type="float">
            <text:p>1081966</text:p>
          </table:table-cell>
          <table:table-cell/>
          <table:table-cell office:value-type="float" office:value="1294116" calcext:value-type="float">
            <text:p>1294116</text:p>
          </table:table-cell>
          <table:table-cell/>
          <table:table-cell office:value-type="float" office:value="2095236" calcext:value-type="float">
            <text:p>20952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71929" calcext:value-type="float">
            <text:p>771929</text:p>
          </table:table-cell>
          <table:table-cell/>
          <table:table-cell office:value-type="float" office:value="1251183" calcext:value-type="float">
            <text:p>1251183</text:p>
          </table:table-cell>
          <table:table-cell/>
          <table:table-cell office:value-type="float" office:value="1411763" calcext:value-type="float">
            <text:p>1411763</text:p>
          </table:table-cell>
          <table:table-cell/>
          <table:table-cell office:value-type="float" office:value="1955553" calcext:value-type="float">
            <text:p>1955553</text:p>
          </table:table-cell>
          <table:table-cell/>
          <table:table-cell office:value-type="float" office:value="2336280" calcext:value-type="float">
            <text:p>2336280</text:p>
          </table:table-cell>
          <table:table-cell/>
          <table:table-cell office:value-type="float" office:value="2399997" calcext:value-type="float">
            <text:p>239999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189188" calcext:value-type="float">
            <text:p>1189188</text:p>
          </table:table-cell>
          <table:table-cell/>
          <table:table-cell office:value-type="float" office:value="1660375" calcext:value-type="float">
            <text:p>1660375</text:p>
          </table:table-cell>
          <table:table-cell/>
          <table:table-cell office:value-type="float" office:value="2046509" calcext:value-type="float">
            <text:p>2046509</text:p>
          </table:table-cell>
          <table:table-cell/>
          <table:table-cell office:value-type="float" office:value="2793648" calcext:value-type="float">
            <text:p>2793648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3744677" calcext:value-type="float">
            <text:p>3744677</text:p>
          </table:table-cell>
          <table:table-cell/>
          <table:table-cell office:value-type="float" office:value="3771424" calcext:value-type="float">
            <text:p>377142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40100" calcext:value-type="float">
            <text:p>1340100</text:p>
          </table:table-cell>
          <table:table-cell/>
          <table:table-cell office:value-type="float" office:value="2078738" calcext:value-type="float">
            <text:p>2078738</text:p>
          </table:table-cell>
          <table:table-cell/>
          <table:table-cell office:value-type="float" office:value="2433177" calcext:value-type="float">
            <text:p>2433177</text:p>
          </table:table-cell>
          <table:table-cell/>
          <table:table-cell office:value-type="float" office:value="3641375" calcext:value-type="float">
            <text:p>3641375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4363632" calcext:value-type="float">
            <text:p>4363632</text:p>
          </table:table-cell>
          <table:table-cell/>
          <table:table-cell office:value-type="float" office:value="4591299" calcext:value-type="float">
            <text:p>4591299</text:p>
          </table:table-cell>
          <table:table-cell/>
          <table:table-cell office:value-type="float" office:value="4571424" calcext:value-type="float">
            <text:p>457142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39250" calcext:value-type="float">
            <text:p>1339250</text:p>
          </table:table-cell>
          <table:table-cell/>
          <table:table-cell office:value-type="float" office:value="2341461" calcext:value-type="float">
            <text:p>2341461</text:p>
          </table:table-cell>
          <table:table-cell/>
          <table:table-cell office:value-type="float" office:value="3259256" calcext:value-type="float">
            <text:p>3259256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4446311" calcext:value-type="float">
            <text:p>4446311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5677413" calcext:value-type="float">
            <text:p>5677413</text:p>
          </table:table-cell>
          <table:table-cell/>
          <table:table-cell office:value-type="float" office:value="5708102" calcext:value-type="float">
            <text:p>5708102</text:p>
          </table:table-cell>
          <table:table-cell/>
          <table:table-cell office:value-type="float" office:value="5387749" calcext:value-type="float">
            <text:p>53877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03787" calcext:value-type="float">
            <text:p>1403787</text:p>
          </table:table-cell>
          <table:table-cell/>
          <table:table-cell office:value-type="float" office:value="2095236" calcext:value-type="float">
            <text:p>2095236</text:p>
          </table:table-cell>
          <table:table-cell/>
          <table:table-cell office:value-type="float" office:value="3325981" calcext:value-type="float">
            <text:p>3325981</text:p>
          </table:table-cell>
          <table:table-cell/>
          <table:table-cell office:value-type="float" office:value="3947659" calcext:value-type="float">
            <text:p>3947659</text:p>
          </table:table-cell>
          <table:table-cell/>
          <table:table-cell office:value-type="float" office:value="5107612" calcext:value-type="float">
            <text:p>5107612</text:p>
          </table:table-cell>
          <table:table-cell/>
          <table:table-cell office:value-type="float" office:value="4934574" calcext:value-type="float">
            <text:p>4934574</text:p>
          </table:table-cell>
          <table:table-cell/>
          <table:table-cell office:value-type="float" office:value="5746933" calcext:value-type="float">
            <text:p>5746933</text:p>
          </table:table-cell>
          <table:table-cell/>
          <table:table-cell office:value-type="float" office:value="5883002" calcext:value-type="float">
            <text:p>5883002</text:p>
          </table:table-cell>
          <table:table-cell/>
          <table:table-cell office:value-type="float" office:value="5915960" calcext:value-type="float">
            <text:p>5915960</text:p>
          </table:table-cell>
          <table:table-cell/>
          <table:table-cell office:value-type="float" office:value="5034560" calcext:value-type="float">
            <text:p>503456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84279" calcext:value-type="float">
            <text:p>1284279</text:p>
          </table:table-cell>
          <table:table-cell/>
          <table:table-cell office:value-type="float" office:value="1942513" calcext:value-type="float">
            <text:p>1942513</text:p>
          </table:table-cell>
          <table:table-cell/>
          <table:table-cell office:value-type="float" office:value="2737521" calcext:value-type="float">
            <text:p>2737521</text:p>
          </table:table-cell>
          <table:table-cell/>
          <table:table-cell office:value-type="float" office:value="3763025" calcext:value-type="float">
            <text:p>3763025</text:p>
          </table:table-cell>
          <table:table-cell/>
          <table:table-cell office:value-type="float" office:value="4301421" calcext:value-type="float">
            <text:p>4301421</text:p>
          </table:table-cell>
          <table:table-cell/>
          <table:table-cell office:value-type="float" office:value="4159523" calcext:value-type="float">
            <text:p>4159523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5040567" calcext:value-type="float">
            <text:p>5040567</text:p>
          </table:table-cell>
          <table:table-cell/>
          <table:table-cell office:value-type="float" office:value="4992902" calcext:value-type="float">
            <text:p>4992902</text:p>
          </table:table-cell>
          <table:table-cell/>
          <table:table-cell office:value-type="float" office:value="4714281" calcext:value-type="float">
            <text:p>4714281</text:p>
          </table:table-cell>
          <table:table-cell/>
          <table:table-cell office:value-type="float" office:value="4133068" calcext:value-type="float">
            <text:p>413306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87901" calcext:value-type="float">
            <text:p>1287901</text:p>
          </table:table-cell>
          <table:table-cell/>
          <table:table-cell office:value-type="float" office:value="1990104" calcext:value-type="float">
            <text:p>1990104</text:p>
          </table:table-cell>
          <table:table-cell/>
          <table:table-cell office:value-type="float" office:value="2654514" calcext:value-type="float">
            <text:p>2654514</text:p>
          </table:table-cell>
          <table:table-cell/>
          <table:table-cell office:value-type="float" office:value="3463001" calcext:value-type="float">
            <text:p>3463001</text:p>
          </table:table-cell>
          <table:table-cell/>
          <table:table-cell office:value-type="float" office:value="3723222" calcext:value-type="float">
            <text:p>3723222</text:p>
          </table:table-cell>
          <table:table-cell/>
          <table:table-cell office:value-type="float" office:value="4017114" calcext:value-type="float">
            <text:p>4017114</text:p>
          </table:table-cell>
          <table:table-cell/>
          <table:table-cell office:value-type="float" office:value="4202980" calcext:value-type="float">
            <text:p>4202980</text:p>
          </table:table-cell>
          <table:table-cell/>
          <table:table-cell office:value-type="float" office:value="4440468" calcext:value-type="float">
            <text:p>4440468</text:p>
          </table:table-cell>
          <table:table-cell/>
          <table:table-cell office:value-type="float" office:value="4190472" calcext:value-type="float">
            <text:p>4190472</text:p>
          </table:table-cell>
          <table:table-cell/>
          <table:table-cell office:value-type="float" office:value="4081155" calcext:value-type="float">
            <text:p>4081155</text:p>
          </table:table-cell>
          <table:table-cell/>
          <table:table-cell office:value-type="float" office:value="3495238" calcext:value-type="float">
            <text:p>3495238</text:p>
          </table:table-cell>
          <table:table-cell/>
          <table:table-cell office:value-type="float" office:value="3576626" calcext:value-type="float">
            <text:p>357662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89818" calcext:value-type="float">
            <text:p>1289818</text:p>
          </table:table-cell>
          <table:table-cell/>
          <table:table-cell office:value-type="float" office:value="1934396" calcext:value-type="float">
            <text:p>1934396</text:p>
          </table:table-cell>
          <table:table-cell/>
          <table:table-cell office:value-type="float" office:value="2849238" calcext:value-type="float">
            <text:p>2849238</text:p>
          </table:table-cell>
          <table:table-cell/>
          <table:table-cell office:value-type="float" office:value="3400620" calcext:value-type="float">
            <text:p>3400620</text:p>
          </table:table-cell>
          <table:table-cell/>
          <table:table-cell office:value-type="float" office:value="3694322" calcext:value-type="float">
            <text:p>3694322</text:p>
          </table:table-cell>
          <table:table-cell/>
          <table:table-cell office:value-type="float" office:value="3878338" calcext:value-type="float">
            <text:p>3878338</text:p>
          </table:table-cell>
          <table:table-cell/>
          <table:table-cell office:value-type="float" office:value="4086584" calcext:value-type="float">
            <text:p>4086584</text:p>
          </table:table-cell>
          <table:table-cell/>
          <table:table-cell office:value-type="float" office:value="4261282" calcext:value-type="float">
            <text:p>4261282</text:p>
          </table:table-cell>
          <table:table-cell/>
          <table:table-cell office:value-type="float" office:value="4394845" calcext:value-type="float">
            <text:p>4394845</text:p>
          </table:table-cell>
          <table:table-cell/>
          <table:table-cell office:value-type="float" office:value="4330637" calcext:value-type="float">
            <text:p>4330637</text:p>
          </table:table-cell>
          <table:table-cell/>
          <table:table-cell office:value-type="float" office:value="3924279" calcext:value-type="float">
            <text:p>3924279</text:p>
          </table:table-cell>
          <table:table-cell/>
          <table:table-cell office:value-type="float" office:value="3710956" calcext:value-type="float">
            <text:p>3710956</text:p>
          </table:table-cell>
          <table:table-cell/>
          <table:table-cell office:value-type="float" office:value="3773952" calcext:value-type="float">
            <text:p>37739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34981" calcext:value-type="float">
            <text:p>3134981</text:p>
          </table:table-cell>
          <table:table-cell/>
          <table:table-cell office:value-type="float" office:value="4208739" calcext:value-type="float">
            <text:p>4208739</text:p>
          </table:table-cell>
          <table:table-cell/>
          <table:table-cell office:value-type="float" office:value="4318186" calcext:value-type="float">
            <text:p>4318186</text:p>
          </table:table-cell>
          <table:table-cell/>
          <table:table-cell office:value-type="float" office:value="4398277" calcext:value-type="float">
            <text:p>4398277</text:p>
          </table:table-cell>
          <table:table-cell/>
          <table:table-cell office:value-type="float" office:value="4419272" calcext:value-type="float">
            <text:p>4419272</text:p>
          </table:table-cell>
          <table:table-cell/>
          <table:table-cell office:value-type="float" office:value="4408893" calcext:value-type="float">
            <text:p>4408893</text:p>
          </table:table-cell>
          <table:table-cell/>
          <table:table-cell office:value-type="float" office:value="4082881" calcext:value-type="float">
            <text:p>4082881</text:p>
          </table:table-cell>
          <table:table-cell/>
          <table:table-cell office:value-type="float" office:value="3755914" calcext:value-type="float">
            <text:p>3755914</text:p>
          </table:table-cell>
          <table:table-cell/>
          <table:table-cell office:value-type="float" office:value="3795997" calcext:value-type="float">
            <text:p>37959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12582" calcext:value-type="float">
            <text:p>4012582</text:p>
          </table:table-cell>
          <table:table-cell/>
          <table:table-cell office:value-type="float" office:value="4253370" calcext:value-type="float">
            <text:p>4253370</text:p>
          </table:table-cell>
          <table:table-cell/>
          <table:table-cell office:value-type="float" office:value="4452316" calcext:value-type="float">
            <text:p>4452316</text:p>
          </table:table-cell>
          <table:table-cell/>
          <table:table-cell office:value-type="float" office:value="4518548" calcext:value-type="float">
            <text:p>4518548</text:p>
          </table:table-cell>
          <table:table-cell/>
          <table:table-cell office:value-type="float" office:value="4621597" calcext:value-type="float">
            <text:p>4621597</text:p>
          </table:table-cell>
          <table:table-cell/>
          <table:table-cell office:value-type="float" office:value="4539642" calcext:value-type="float">
            <text:p>4539642</text:p>
          </table:table-cell>
          <table:table-cell/>
          <table:table-cell office:value-type="float" office:value="4350290" calcext:value-type="float">
            <text:p>4350290</text:p>
          </table:table-cell>
          <table:table-cell/>
          <table:table-cell office:value-type="float" office:value="2236767" calcext:value-type="float">
            <text:p>2236767</text:p>
          </table:table-cell>
          <table:table-cell/>
          <table:table-cell office:value-type="float" office:value="4077093" calcext:value-type="float">
            <text:p>40770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8077" calcext:value-type="float">
            <text:p>4078077</text:p>
          </table:table-cell>
          <table:table-cell/>
          <table:table-cell office:value-type="float" office:value="3450932" calcext:value-type="float">
            <text:p>3450932</text:p>
          </table:table-cell>
          <table:table-cell/>
          <table:table-cell office:value-type="float" office:value="3990666" calcext:value-type="float">
            <text:p>3990666</text:p>
          </table:table-cell>
          <table:table-cell/>
          <table:table-cell office:value-type="float" office:value="4637374" calcext:value-type="float">
            <text:p>4637374</text:p>
          </table:table-cell>
          <table:table-cell/>
          <table:table-cell office:value-type="float" office:value="4498023" calcext:value-type="float">
            <text:p>4498023</text:p>
          </table:table-cell>
          <table:table-cell/>
          <table:table-cell office:value-type="float" office:value="4540557" calcext:value-type="float">
            <text:p>4540557</text:p>
          </table:table-cell>
          <table:table-cell/>
          <table:table-cell office:value-type="float" office:value="4515529" calcext:value-type="float">
            <text:p>4515529</text:p>
          </table:table-cell>
          <table:table-cell/>
          <table:table-cell office:value-type="float" office:value="4175262" calcext:value-type="float">
            <text:p>4175262</text:p>
          </table:table-cell>
          <table:table-cell/>
          <table:table-cell office:value-type="float" office:value="3929012" calcext:value-type="float">
            <text:p>39290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85079" calcext:value-type="float">
            <text:p>4385079</text:p>
          </table:table-cell>
          <table:table-cell/>
          <table:table-cell office:value-type="float" office:value="4643747" calcext:value-type="float">
            <text:p>4643747</text:p>
          </table:table-cell>
          <table:table-cell/>
          <table:table-cell office:value-type="float" office:value="4854426" calcext:value-type="float">
            <text:p>4854426</text:p>
          </table:table-cell>
          <table:table-cell/>
          <table:table-cell office:value-type="float" office:value="5020115" calcext:value-type="float">
            <text:p>5020115</text:p>
          </table:table-cell>
          <table:table-cell/>
          <table:table-cell office:value-type="float" office:value="5010439" calcext:value-type="float">
            <text:p>5010439</text:p>
          </table:table-cell>
          <table:table-cell/>
          <table:table-cell office:value-type="float" office:value="4997748" calcext:value-type="float">
            <text:p>4997748</text:p>
          </table:table-cell>
          <table:table-cell/>
          <table:table-cell office:value-type="float" office:value="4797567" calcext:value-type="float">
            <text:p>4797567</text:p>
          </table:table-cell>
          <table:table-cell/>
          <table:table-cell office:value-type="float" office:value="4388353" calcext:value-type="float">
            <text:p>4388353</text:p>
          </table:table-cell>
          <table:table-cell/>
          <table:table-cell office:value-type="float" office:value="4084577" calcext:value-type="float">
            <text:p>40845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05257" calcext:value-type="float">
            <text:p>4505257</text:p>
          </table:table-cell>
          <table:table-cell/>
          <table:table-cell office:value-type="float" office:value="4712966" calcext:value-type="float">
            <text:p>4712966</text:p>
          </table:table-cell>
          <table:table-cell/>
          <table:table-cell office:value-type="float" office:value="4570670" calcext:value-type="float">
            <text:p>4570670</text:p>
          </table:table-cell>
          <table:table-cell/>
          <table:table-cell office:value-type="float" office:value="5197714" calcext:value-type="float">
            <text:p>5197714</text:p>
          </table:table-cell>
          <table:table-cell/>
          <table:table-cell office:value-type="float" office:value="4719960" calcext:value-type="float">
            <text:p>4719960</text:p>
          </table:table-cell>
          <table:table-cell/>
          <table:table-cell office:value-type="float" office:value="4975099" calcext:value-type="float">
            <text:p>4975099</text:p>
          </table:table-cell>
          <table:table-cell/>
          <table:table-cell office:value-type="float" office:value="4044384" calcext:value-type="float">
            <text:p>4044384</text:p>
          </table:table-cell>
          <table:table-cell/>
          <table:table-cell office:value-type="float" office:value="4341818" calcext:value-type="float">
            <text:p>4341818</text:p>
          </table:table-cell>
          <table:table-cell/>
          <table:table-cell office:value-type="float" office:value="4122149" calcext:value-type="float">
            <text:p>41221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25328" calcext:value-type="float">
            <text:p>4325328</text:p>
          </table:table-cell>
          <table:table-cell/>
          <table:table-cell office:value-type="float" office:value="4392497" calcext:value-type="float">
            <text:p>4392497</text:p>
          </table:table-cell>
          <table:table-cell/>
          <table:table-cell office:value-type="float" office:value="4600294" calcext:value-type="float">
            <text:p>4600294</text:p>
          </table:table-cell>
          <table:table-cell/>
          <table:table-cell office:value-type="float" office:value="5067413" calcext:value-type="float">
            <text:p>5067413</text:p>
          </table:table-cell>
          <table:table-cell/>
          <table:table-cell office:value-type="float" office:value="5324268" calcext:value-type="float">
            <text:p>5324268</text:p>
          </table:table-cell>
          <table:table-cell/>
          <table:table-cell office:value-type="float" office:value="5378945" calcext:value-type="float">
            <text:p>5378945</text:p>
          </table:table-cell>
          <table:table-cell/>
          <table:table-cell office:value-type="float" office:value="4663302" calcext:value-type="float">
            <text:p>4663302</text:p>
          </table:table-cell>
          <table:table-cell/>
          <table:table-cell office:value-type="float" office:value="4652588" calcext:value-type="float">
            <text:p>4652588</text:p>
          </table:table-cell>
          <table:table-cell/>
          <table:table-cell office:value-type="float" office:value="4070340" calcext:value-type="float">
            <text:p>40703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35594" calcext:value-type="float">
            <text:p>3235594</text:p>
          </table:table-cell>
          <table:table-cell/>
          <table:table-cell office:value-type="float" office:value="3795454" calcext:value-type="float">
            <text:p>3795454</text:p>
          </table:table-cell>
          <table:table-cell/>
          <table:table-cell office:value-type="float" office:value="1836163" calcext:value-type="float">
            <text:p>1836163</text:p>
          </table:table-cell>
          <table:table-cell/>
          <table:table-cell office:value-type="float" office:value="2214457" calcext:value-type="float">
            <text:p>2214457</text:p>
          </table:table-cell>
          <table:table-cell/>
          <table:table-cell office:value-type="float" office:value="1756140" calcext:value-type="float">
            <text:p>1756140</text:p>
          </table:table-cell>
          <table:table-cell/>
          <table:table-cell office:value-type="float" office:value="2096695" calcext:value-type="float">
            <text:p>2096695</text:p>
          </table:table-cell>
          <table:table-cell/>
          <table:table-cell office:value-type="float" office:value="3386130" calcext:value-type="float">
            <text:p>3386130</text:p>
          </table:table-cell>
          <table:table-cell/>
          <table:table-cell office:value-type="float" office:value="1684970" calcext:value-type="float">
            <text:p>1684970</text:p>
          </table:table-cell>
          <table:table-cell/>
          <table:table-cell office:value-type="float" office:value="1510272" calcext:value-type="float">
            <text:p>15102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7646" calcext:value-type="float">
            <text:p>567646</text:p>
          </table:table-cell>
          <table:table-cell/>
          <table:table-cell office:value-type="float" office:value="584298" calcext:value-type="float">
            <text:p>584298</text:p>
          </table:table-cell>
          <table:table-cell/>
          <table:table-cell office:value-type="float" office:value="566912" calcext:value-type="float">
            <text:p>566912</text:p>
          </table:table-cell>
          <table:table-cell/>
          <table:table-cell office:value-type="float" office:value="843389" calcext:value-type="float">
            <text:p>843389</text:p>
          </table:table-cell>
          <table:table-cell/>
          <table:table-cell office:value-type="float" office:value="587596" calcext:value-type="float">
            <text:p>587596</text:p>
          </table:table-cell>
          <table:table-cell/>
          <table:table-cell office:value-type="float" office:value="1136415" calcext:value-type="float">
            <text:p>1136415</text:p>
          </table:table-cell>
          <table:table-cell/>
          <table:table-cell office:value-type="float" office:value="564085" calcext:value-type="float">
            <text:p>564085</text:p>
          </table:table-cell>
          <table:table-cell/>
          <table:table-cell office:value-type="float" office:value="1031746" calcext:value-type="float">
            <text:p>1031746</text:p>
          </table:table-cell>
          <table:table-cell/>
          <table:table-cell office:value-type="float" office:value="571096" calcext:value-type="float">
            <text:p>57109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1450548" calcext:value-type="float">
            <text:p>1450548</text:p>
          </table:table-cell>
          <table:table-cell office:value-type="float" office:value="3142854" calcext:value-type="float">
            <text:p>3142854</text:p>
          </table:table-cell>
          <table:table-cell office:value-type="float" office:value="4888884" calcext:value-type="float">
            <text:p>4888884</text:p>
          </table:table-cell>
          <table:table-cell office:value-type="float" office:value="7333326" calcext:value-type="float">
            <text:p>7333326</text:p>
          </table:table-cell>
          <table:table-cell office:value-type="float" office:value="10153836" calcext:value-type="float">
            <text:p>10153836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885712" calcext:value-type="float">
            <text:p>1885712</text:p>
          </table:table-cell>
          <table:table-cell office:value-type="float" office:value="3219509" calcext:value-type="float">
            <text:p>3219509</text:p>
          </table:table-cell>
          <table:table-cell office:value-type="float" office:value="4888884" calcext:value-type="float">
            <text:p>4888884</text:p>
          </table:table-cell>
          <table:table-cell office:value-type="float" office:value="7333326" calcext:value-type="float">
            <text:p>7333326</text:p>
          </table:table-cell>
          <table:table-cell office:value-type="float" office:value="8516120" calcext:value-type="float">
            <text:p>8516120</text:p>
          </table:table-cell>
          <table:table-cell office:value-type="float" office:value="14666652" calcext:value-type="float">
            <text:p>14666652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865722" calcext:value-type="float">
            <text:p>1865722</text:p>
          </table:table-cell>
          <table:table-cell office:value-type="float" office:value="3279499" calcext:value-type="float">
            <text:p>3279499</text:p>
          </table:table-cell>
          <table:table-cell office:value-type="float" office:value="5126208" calcext:value-type="float">
            <text:p>5126208</text:p>
          </table:table-cell>
          <table:table-cell office:value-type="float" office:value="6769224" calcext:value-type="float">
            <text:p>6769224</text:p>
          </table:table-cell>
          <table:table-cell office:value-type="float" office:value="8655729" calcext:value-type="float">
            <text:p>8655729</text:p>
          </table:table-cell>
          <table:table-cell office:value-type="float" office:value="8949143" calcext:value-type="float">
            <text:p>8949143</text:p>
          </table:table-cell>
          <table:table-cell office:value-type="float" office:value="15085699" calcext:value-type="float">
            <text:p>15085699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717071" calcext:value-type="float">
            <text:p>1717071</text:p>
          </table:table-cell>
          <table:table-cell office:value-type="float" office:value="2983047" calcext:value-type="float">
            <text:p>2983047</text:p>
          </table:table-cell>
          <table:table-cell office:value-type="float" office:value="4756752" calcext:value-type="float">
            <text:p>4756752</text:p>
          </table:table-cell>
          <table:table-cell office:value-type="float" office:value="6812896" calcext:value-type="float">
            <text:p>6812896</text:p>
          </table:table-cell>
          <table:table-cell office:value-type="float" office:value="8655729" calcext:value-type="float">
            <text:p>8655729</text:p>
          </table:table-cell>
          <table:table-cell office:value-type="float" office:value="10252417" calcext:value-type="float">
            <text:p>10252417</text:p>
          </table:table-cell>
          <table:table-cell office:value-type="float" office:value="12571416" calcext:value-type="float">
            <text:p>12571416</text:p>
          </table:table-cell>
          <table:table-cell office:value-type="float" office:value="16499984" calcext:value-type="float">
            <text:p>16499984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680189" calcext:value-type="float">
            <text:p>1680189</text:p>
          </table:table-cell>
          <table:table-cell office:value-type="float" office:value="3152235" calcext:value-type="float">
            <text:p>3152235</text:p>
          </table:table-cell>
          <table:table-cell office:value-type="float" office:value="5016622" calcext:value-type="float">
            <text:p>5016622</text:p>
          </table:table-cell>
          <table:table-cell office:value-type="float" office:value="7087241" calcext:value-type="float">
            <text:p>7087241</text:p>
          </table:table-cell>
          <table:table-cell office:value-type="float" office:value="9263148" calcext:value-type="float">
            <text:p>9263148</text:p>
          </table:table-cell>
          <table:table-cell office:value-type="float" office:value="10886587" calcext:value-type="float">
            <text:p>10886587</text:p>
          </table:table-cell>
          <table:table-cell office:value-type="float" office:value="12279057" calcext:value-type="float">
            <text:p>12279057</text:p>
          </table:table-cell>
          <table:table-cell office:value-type="float" office:value="14465739" calcext:value-type="float">
            <text:p>14465739</text:p>
          </table:table-cell>
          <table:table-cell office:value-type="float" office:value="18365199" calcext:value-type="float">
            <text:p>18365199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737554" calcext:value-type="float">
            <text:p>1737554</text:p>
          </table:table-cell>
          <table:table-cell office:value-type="float" office:value="3004264" calcext:value-type="float">
            <text:p>3004264</text:p>
          </table:table-cell>
          <table:table-cell office:value-type="float" office:value="4894549" calcext:value-type="float">
            <text:p>4894549</text:p>
          </table:table-cell>
          <table:table-cell office:value-type="float" office:value="7384608" calcext:value-type="float">
            <text:p>7384608</text:p>
          </table:table-cell>
          <table:table-cell office:value-type="float" office:value="9578222" calcext:value-type="float">
            <text:p>9578222</text:p>
          </table:table-cell>
          <table:table-cell office:value-type="float" office:value="10639788" calcext:value-type="float">
            <text:p>10639788</text:p>
          </table:table-cell>
          <table:table-cell office:value-type="float" office:value="13158865" calcext:value-type="float">
            <text:p>13158865</text:p>
          </table:table-cell>
          <table:table-cell office:value-type="float" office:value="13324908" calcext:value-type="float">
            <text:p>13324908</text:p>
          </table:table-cell>
          <table:table-cell office:value-type="float" office:value="16499984" calcext:value-type="float">
            <text:p>16499984</text:p>
          </table:table-cell>
          <table:table-cell office:value-type="float" office:value="17311458" calcext:value-type="float">
            <text:p>17311458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455045" calcext:value-type="float">
            <text:p>1455045</text:p>
          </table:table-cell>
          <table:table-cell office:value-type="float" office:value="2345361" calcext:value-type="float">
            <text:p>2345361</text:p>
          </table:table-cell>
          <table:table-cell office:value-type="float" office:value="3459456" calcext:value-type="float">
            <text:p>3459456</text:p>
          </table:table-cell>
          <table:table-cell office:value-type="float" office:value="4880411" calcext:value-type="float">
            <text:p>4880411</text:p>
          </table:table-cell>
          <table:table-cell office:value-type="float" office:value="6126172" calcext:value-type="float">
            <text:p>6126172</text:p>
          </table:table-cell>
          <table:table-cell office:value-type="float" office:value="5936747" calcext:value-type="float">
            <text:p>5936747</text:p>
          </table:table-cell>
          <table:table-cell office:value-type="float" office:value="7111104" calcext:value-type="float">
            <text:p>7111104</text:p>
          </table:table-cell>
          <table:table-cell office:value-type="float" office:value="7430071" calcext:value-type="float">
            <text:p>7430071</text:p>
          </table:table-cell>
          <table:table-cell office:value-type="float" office:value="8217890" calcext:value-type="float">
            <text:p>8217890</text:p>
          </table:table-cell>
          <table:table-cell office:value-type="float" office:value="8045706" calcext:value-type="float">
            <text:p>8045706</text:p>
          </table:table-cell>
          <table:table-cell office:value-type="float" office:value="6636285" calcext:value-type="float">
            <text:p>663628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401923" calcext:value-type="float">
            <text:p>1401923</text:p>
          </table:table-cell>
          <table:table-cell office:value-type="float" office:value="2287568" calcext:value-type="float">
            <text:p>2287568</text:p>
          </table:table-cell>
          <table:table-cell office:value-type="float" office:value="3252354" calcext:value-type="float">
            <text:p>3252354</text:p>
          </table:table-cell>
          <table:table-cell office:value-type="float" office:value="4396560" calcext:value-type="float">
            <text:p>4396560</text:p>
          </table:table-cell>
          <table:table-cell office:value-type="float" office:value="5496416" calcext:value-type="float">
            <text:p>5496416</text:p>
          </table:table-cell>
          <table:table-cell office:value-type="float" office:value="5802192" calcext:value-type="float">
            <text:p>5802192</text:p>
          </table:table-cell>
          <table:table-cell office:value-type="float" office:value="5844338" calcext:value-type="float">
            <text:p>5844338</text:p>
          </table:table-cell>
          <table:table-cell office:value-type="float" office:value="6267056" calcext:value-type="float">
            <text:p>6267056</text:p>
          </table:table-cell>
          <table:table-cell office:value-type="float" office:value="6246204" calcext:value-type="float">
            <text:p>6246204</text:p>
          </table:table-cell>
          <table:table-cell office:value-type="float" office:value="6801925" calcext:value-type="float">
            <text:p>6801925</text:p>
          </table:table-cell>
          <table:table-cell office:value-type="float" office:value="5459122" calcext:value-type="float">
            <text:p>5459122</text:p>
          </table:table-cell>
          <table:table-cell office:value-type="float" office:value="5585449" calcext:value-type="float">
            <text:p>5585449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1395094" calcext:value-type="float">
            <text:p>1395094</text:p>
          </table:table-cell>
          <table:table-cell office:value-type="float" office:value="2236989" calcext:value-type="float">
            <text:p>2236989</text:p>
          </table:table-cell>
          <table:table-cell office:value-type="float" office:value="3349387" calcext:value-type="float">
            <text:p>3349387</text:p>
          </table:table-cell>
          <table:table-cell office:value-type="float" office:value="4037754" calcext:value-type="float">
            <text:p>4037754</text:p>
          </table:table-cell>
          <table:table-cell office:value-type="float" office:value="4535225" calcext:value-type="float">
            <text:p>4535225</text:p>
          </table:table-cell>
          <table:table-cell office:value-type="float" office:value="4198803" calcext:value-type="float">
            <text:p>4198803</text:p>
          </table:table-cell>
          <table:table-cell office:value-type="float" office:value="5432792" calcext:value-type="float">
            <text:p>5432792</text:p>
          </table:table-cell>
          <table:table-cell office:value-type="float" office:value="5742050" calcext:value-type="float">
            <text:p>5742050</text:p>
          </table:table-cell>
          <table:table-cell office:value-type="float" office:value="5962937" calcext:value-type="float">
            <text:p>5962937</text:p>
          </table:table-cell>
          <table:table-cell office:value-type="float" office:value="5867679" calcext:value-type="float">
            <text:p>5867679</text:p>
          </table:table-cell>
          <table:table-cell office:value-type="float" office:value="5679322" calcext:value-type="float">
            <text:p>5679322</text:p>
          </table:table-cell>
          <table:table-cell office:value-type="float" office:value="5228526" calcext:value-type="float">
            <text:p>5228526</text:p>
          </table:table-cell>
          <table:table-cell office:value-type="float" office:value="4998811" calcext:value-type="float">
            <text:p>499881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9559" calcext:value-type="float">
            <text:p>4809559</text:p>
          </table:table-cell>
          <table:table-cell office:value-type="float" office:value="5277933" calcext:value-type="float">
            <text:p>5277933</text:p>
          </table:table-cell>
          <table:table-cell office:value-type="float" office:value="5365507" calcext:value-type="float">
            <text:p>5365507</text:p>
          </table:table-cell>
          <table:table-cell office:value-type="float" office:value="5641867" calcext:value-type="float">
            <text:p>5641867</text:p>
          </table:table-cell>
          <table:table-cell office:value-type="float" office:value="5707620" calcext:value-type="float">
            <text:p>5707620</text:p>
          </table:table-cell>
          <table:table-cell office:value-type="float" office:value="5663616" calcext:value-type="float">
            <text:p>5663616</text:p>
          </table:table-cell>
          <table:table-cell office:value-type="float" office:value="5395492" calcext:value-type="float">
            <text:p>5395492</text:p>
          </table:table-cell>
          <table:table-cell office:value-type="float" office:value="5033810" calcext:value-type="float">
            <text:p>5033810</text:p>
          </table:table-cell>
          <table:table-cell office:value-type="float" office:value="4871265" calcext:value-type="float">
            <text:p>487126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3562" calcext:value-type="float">
            <text:p>4953562</text:p>
          </table:table-cell>
          <table:table-cell office:value-type="float" office:value="5261702" calcext:value-type="float">
            <text:p>5261702</text:p>
          </table:table-cell>
          <table:table-cell office:value-type="float" office:value="5511207" calcext:value-type="float">
            <text:p>5511207</text:p>
          </table:table-cell>
          <table:table-cell office:value-type="float" office:value="5678367" calcext:value-type="float">
            <text:p>5678367</text:p>
          </table:table-cell>
          <table:table-cell office:value-type="float" office:value="5950075" calcext:value-type="float">
            <text:p>5950075</text:p>
          </table:table-cell>
          <table:table-cell office:value-type="float" office:value="5831731" calcext:value-type="float">
            <text:p>5831731</text:p>
          </table:table-cell>
          <table:table-cell office:value-type="float" office:value="5635751" calcext:value-type="float">
            <text:p>5635751</text:p>
          </table:table-cell>
          <table:table-cell office:value-type="float" office:value="2964207" calcext:value-type="float">
            <text:p>2964207</text:p>
          </table:table-cell>
          <table:table-cell office:value-type="float" office:value="4161700" calcext:value-type="float">
            <text:p>416170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2918" calcext:value-type="float">
            <text:p>5042918</text:p>
          </table:table-cell>
          <table:table-cell office:value-type="float" office:value="5196965" calcext:value-type="float">
            <text:p>5196965</text:p>
          </table:table-cell>
          <table:table-cell office:value-type="float" office:value="4817273" calcext:value-type="float">
            <text:p>4817273</text:p>
          </table:table-cell>
          <table:table-cell office:value-type="float" office:value="5832989" calcext:value-type="float">
            <text:p>5832989</text:p>
          </table:table-cell>
          <table:table-cell office:value-type="float" office:value="5502345" calcext:value-type="float">
            <text:p>5502345</text:p>
          </table:table-cell>
          <table:table-cell office:value-type="float" office:value="5884027" calcext:value-type="float">
            <text:p>5884027</text:p>
          </table:table-cell>
          <table:table-cell office:value-type="float" office:value="5223374" calcext:value-type="float">
            <text:p>5223374</text:p>
          </table:table-cell>
          <table:table-cell office:value-type="float" office:value="5159965" calcext:value-type="float">
            <text:p>5159965</text:p>
          </table:table-cell>
          <table:table-cell office:value-type="float" office:value="4931514" calcext:value-type="float">
            <text:p>493151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3768" calcext:value-type="float">
            <text:p>5473768</text:p>
          </table:table-cell>
          <table:table-cell office:value-type="float" office:value="4574286" calcext:value-type="float">
            <text:p>4574286</text:p>
          </table:table-cell>
          <table:table-cell office:value-type="float" office:value="4892157" calcext:value-type="float">
            <text:p>4892157</text:p>
          </table:table-cell>
          <table:table-cell office:value-type="float" office:value="6009330" calcext:value-type="float">
            <text:p>6009330</text:p>
          </table:table-cell>
          <table:table-cell office:value-type="float" office:value="6264659" calcext:value-type="float">
            <text:p>6264659</text:p>
          </table:table-cell>
          <table:table-cell office:value-type="float" office:value="6282348" calcext:value-type="float">
            <text:p>6282348</text:p>
          </table:table-cell>
          <table:table-cell office:value-type="float" office:value="5314037" calcext:value-type="float">
            <text:p>5314037</text:p>
          </table:table-cell>
          <table:table-cell office:value-type="float" office:value="5455707" calcext:value-type="float">
            <text:p>5455707</text:p>
          </table:table-cell>
          <table:table-cell office:value-type="float" office:value="5085083" calcext:value-type="float">
            <text:p>508508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8913" calcext:value-type="float">
            <text:p>5438913</text:p>
          </table:table-cell>
          <table:table-cell office:value-type="float" office:value="6015782" calcext:value-type="float">
            <text:p>6015782</text:p>
          </table:table-cell>
          <table:table-cell office:value-type="float" office:value="6162516" calcext:value-type="float">
            <text:p>6162516</text:p>
          </table:table-cell>
          <table:table-cell office:value-type="float" office:value="6289400" calcext:value-type="float">
            <text:p>6289400</text:p>
          </table:table-cell>
          <table:table-cell office:value-type="float" office:value="6630588" calcext:value-type="float">
            <text:p>6630588</text:p>
          </table:table-cell>
          <table:table-cell office:value-type="float" office:value="6609514" calcext:value-type="float">
            <text:p>6609514</text:p>
          </table:table-cell>
          <table:table-cell office:value-type="float" office:value="4159491" calcext:value-type="float">
            <text:p>4159491</text:p>
          </table:table-cell>
          <table:table-cell office:value-type="float" office:value="5322250" calcext:value-type="float">
            <text:p>5322250</text:p>
          </table:table-cell>
          <table:table-cell office:value-type="float" office:value="4874361" calcext:value-type="float">
            <text:p>487436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2055" calcext:value-type="float">
            <text:p>5432055</text:p>
          </table:table-cell>
          <table:table-cell office:value-type="float" office:value="5244527" calcext:value-type="float">
            <text:p>5244527</text:p>
          </table:table-cell>
          <table:table-cell office:value-type="float" office:value="5752390" calcext:value-type="float">
            <text:p>5752390</text:p>
          </table:table-cell>
          <table:table-cell office:value-type="float" office:value="6344624" calcext:value-type="float">
            <text:p>6344624</text:p>
          </table:table-cell>
          <table:table-cell office:value-type="float" office:value="6623177" calcext:value-type="float">
            <text:p>6623177</text:p>
          </table:table-cell>
          <table:table-cell office:value-type="float" office:value="6640972" calcext:value-type="float">
            <text:p>6640972</text:p>
          </table:table-cell>
          <table:table-cell office:value-type="float" office:value="6500877" calcext:value-type="float">
            <text:p>6500877</text:p>
          </table:table-cell>
          <table:table-cell office:value-type="float" office:value="5793705" calcext:value-type="float">
            <text:p>5793705</text:p>
          </table:table-cell>
          <table:table-cell office:value-type="float" office:value="5307973" calcext:value-type="float">
            <text:p>530797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05710" calcext:value-type="float">
            <text:p>5905710</text:p>
          </table:table-cell>
          <table:table-cell office:value-type="float" office:value="6331353" calcext:value-type="float">
            <text:p>6331353</text:p>
          </table:table-cell>
          <table:table-cell office:value-type="float" office:value="6592609" calcext:value-type="float">
            <text:p>6592609</text:p>
          </table:table-cell>
          <table:table-cell office:value-type="float" office:value="6753718" calcext:value-type="float">
            <text:p>6753718</text:p>
          </table:table-cell>
          <table:table-cell office:value-type="float" office:value="6936988" calcext:value-type="float">
            <text:p>6936988</text:p>
          </table:table-cell>
          <table:table-cell office:value-type="float" office:value="6796613" calcext:value-type="float">
            <text:p>6796613</text:p>
          </table:table-cell>
          <table:table-cell office:value-type="float" office:value="6801594" calcext:value-type="float">
            <text:p>6801594</text:p>
          </table:table-cell>
          <table:table-cell office:value-type="float" office:value="6143199" calcext:value-type="float">
            <text:p>6143199</text:p>
          </table:table-cell>
          <table:table-cell office:value-type="float" office:value="5544602" calcext:value-type="float">
            <text:p>55446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24534" calcext:value-type="float">
            <text:p>6024534</text:p>
          </table:table-cell>
          <table:table-cell office:value-type="float" office:value="6499968" calcext:value-type="float">
            <text:p>6499968</text:p>
          </table:table-cell>
          <table:table-cell office:value-type="float" office:value="6214418" calcext:value-type="float">
            <text:p>6214418</text:p>
          </table:table-cell>
          <table:table-cell office:value-type="float" office:value="6456641" calcext:value-type="float">
            <text:p>6456641</text:p>
          </table:table-cell>
          <table:table-cell office:value-type="float" office:value="6306328" calcext:value-type="float">
            <text:p>6306328</text:p>
          </table:table-cell>
          <table:table-cell office:value-type="float" office:value="6274247" calcext:value-type="float">
            <text:p>6274247</text:p>
          </table:table-cell>
          <table:table-cell office:value-type="float" office:value="6030321" calcext:value-type="float">
            <text:p>6030321</text:p>
          </table:table-cell>
          <table:table-cell office:value-type="float" office:value="4956778" calcext:value-type="float">
            <text:p>4956778</text:p>
          </table:table-cell>
          <table:table-cell office:value-type="float" office:value="4582772" calcext:value-type="float">
            <text:p>4582772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70147" calcext:value-type="float">
            <text:p>1970147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9428562" calcext:value-type="float">
            <text:p>9428562</text:p>
          </table:table-cell>
          <table:table-cell/>
          <table:table-cell office:value-type="float" office:value="11999988" calcext:value-type="float">
            <text:p>1199998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015265" calcext:value-type="float">
            <text:p>2015265</text:p>
          </table:table-cell>
          <table:table-cell/>
          <table:table-cell office:value-type="float" office:value="3616434" calcext:value-type="float">
            <text:p>3616434</text:p>
          </table:table-cell>
          <table:table-cell/>
          <table:table-cell office:value-type="float" office:value="6139528" calcext:value-type="float">
            <text:p>6139528</text:p>
          </table:table-cell>
          <table:table-cell/>
          <table:table-cell office:value-type="float" office:value="9428562" calcext:value-type="float">
            <text:p>9428562</text:p>
          </table:table-cell>
          <table:table-cell/>
          <table:table-cell office:value-type="float" office:value="10999989" calcext:value-type="float">
            <text:p>10999989</text:p>
          </table:table-cell>
          <table:table-cell/>
          <table:table-cell office:value-type="float" office:value="16499983" calcext:value-type="float">
            <text:p>1649998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999998" calcext:value-type="float">
            <text:p>1999998</text:p>
          </table:table-cell>
          <table:table-cell/>
          <table:table-cell office:value-type="float" office:value="3591833" calcext:value-type="float">
            <text:p>3591833</text:p>
          </table:table-cell>
          <table:table-cell/>
          <table:table-cell office:value-type="float" office:value="5866660" calcext:value-type="float">
            <text:p>5866660</text:p>
          </table:table-cell>
          <table:table-cell/>
          <table:table-cell office:value-type="float" office:value="9777768" calcext:value-type="float">
            <text:p>9777768</text:p>
          </table:table-cell>
          <table:table-cell/>
          <table:table-cell office:value-type="float" office:value="12571416" calcext:value-type="float">
            <text:p>12571416</text:p>
          </table:table-cell>
          <table:table-cell/>
          <table:table-cell office:value-type="float" office:value="13894723" calcext:value-type="float">
            <text:p>13894723</text:p>
          </table:table-cell>
          <table:table-cell/>
          <table:table-cell office:value-type="float" office:value="16499984" calcext:value-type="float">
            <text:p>1649998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792867" calcext:value-type="float">
            <text:p>1792867</text:p>
          </table:table-cell>
          <table:table-cell/>
          <table:table-cell office:value-type="float" office:value="3152235" calcext:value-type="float">
            <text:p>3152235</text:p>
          </table:table-cell>
          <table:table-cell/>
          <table:table-cell office:value-type="float" office:value="5101444" calcext:value-type="float">
            <text:p>5101444</text:p>
          </table:table-cell>
          <table:table-cell/>
          <table:table-cell office:value-type="float" office:value="8186038" calcext:value-type="float">
            <text:p>8186038</text:p>
          </table:table-cell>
          <table:table-cell/>
          <table:table-cell office:value-type="float" office:value="8061060" calcext:value-type="float">
            <text:p>8061060</text:p>
          </table:table-cell>
          <table:table-cell/>
          <table:table-cell office:value-type="float" office:value="13367075" calcext:value-type="float">
            <text:p>13367075</text:p>
          </table:table-cell>
          <table:table-cell/>
          <table:table-cell office:value-type="float" office:value="15529396" calcext:value-type="float">
            <text:p>15529396</text:p>
          </table:table-cell>
          <table:table-cell/>
          <table:table-cell office:value-type="float" office:value="18206878" calcext:value-type="float">
            <text:p>1820687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85553" calcext:value-type="float">
            <text:p>1685553</text:p>
          </table:table-cell>
          <table:table-cell/>
          <table:table-cell office:value-type="float" office:value="3320751" calcext:value-type="float">
            <text:p>3320751</text:p>
          </table:table-cell>
          <table:table-cell/>
          <table:table-cell office:value-type="float" office:value="5471497" calcext:value-type="float">
            <text:p>5471497</text:p>
          </table:table-cell>
          <table:table-cell/>
          <table:table-cell office:value-type="float" office:value="8447991" calcext:value-type="float">
            <text:p>8447991</text:p>
          </table:table-cell>
          <table:table-cell/>
          <table:table-cell office:value-type="float" office:value="10830758" calcext:value-type="float">
            <text:p>10830758</text:p>
          </table:table-cell>
          <table:table-cell/>
          <table:table-cell office:value-type="float" office:value="12497029" calcext:value-type="float">
            <text:p>12497029</text:p>
          </table:table-cell>
          <table:table-cell/>
          <table:table-cell office:value-type="float" office:value="15194229" calcext:value-type="float">
            <text:p>15194229</text:p>
          </table:table-cell>
          <table:table-cell/>
          <table:table-cell office:value-type="float" office:value="18526297" calcext:value-type="float">
            <text:p>18526297</text:p>
          </table:table-cell>
          <table:table-cell/>
          <table:table-cell office:value-type="float" office:value="22468063" calcext:value-type="float">
            <text:p>2246806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68102" calcext:value-type="float">
            <text:p>1768102</text:p>
          </table:table-cell>
          <table:table-cell/>
          <table:table-cell office:value-type="float" office:value="3065309" calcext:value-type="float">
            <text:p>3065309</text:p>
          </table:table-cell>
          <table:table-cell/>
          <table:table-cell office:value-type="float" office:value="5119995" calcext:value-type="float">
            <text:p>5119995</text:p>
          </table:table-cell>
          <table:table-cell/>
          <table:table-cell office:value-type="float" office:value="7750451" calcext:value-type="float">
            <text:p>7750451</text:p>
          </table:table-cell>
          <table:table-cell/>
          <table:table-cell office:value-type="float" office:value="10277362" calcext:value-type="float">
            <text:p>10277362</text:p>
          </table:table-cell>
          <table:table-cell/>
          <table:table-cell office:value-type="float" office:value="11086603" calcext:value-type="float">
            <text:p>11086603</text:p>
          </table:table-cell>
          <table:table-cell/>
          <table:table-cell office:value-type="float" office:value="14079986" calcext:value-type="float">
            <text:p>14079986</text:p>
          </table:table-cell>
          <table:table-cell/>
          <table:table-cell office:value-type="float" office:value="14465739" calcext:value-type="float">
            <text:p>14465739</text:p>
          </table:table-cell>
          <table:table-cell/>
          <table:table-cell office:value-type="float" office:value="18445396" calcext:value-type="float">
            <text:p>18445396</text:p>
          </table:table-cell>
          <table:table-cell/>
          <table:table-cell office:value-type="float" office:value="22709655" calcext:value-type="float">
            <text:p>227096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474858" calcext:value-type="float">
            <text:p>1474858</text:p>
          </table:table-cell>
          <table:table-cell/>
          <table:table-cell office:value-type="float" office:value="2313884" calcext:value-type="float">
            <text:p>2313884</text:p>
          </table:table-cell>
          <table:table-cell/>
          <table:table-cell office:value-type="float" office:value="3524402" calcext:value-type="float">
            <text:p>3524402</text:p>
          </table:table-cell>
          <table:table-cell/>
          <table:table-cell office:value-type="float" office:value="5211592" calcext:value-type="float">
            <text:p>5211592</text:p>
          </table:table-cell>
          <table:table-cell/>
          <table:table-cell office:value-type="float" office:value="5058677" calcext:value-type="float">
            <text:p>5058677</text:p>
          </table:table-cell>
          <table:table-cell/>
          <table:table-cell office:value-type="float" office:value="6468600" calcext:value-type="float">
            <text:p>6468600</text:p>
          </table:table-cell>
          <table:table-cell/>
          <table:table-cell office:value-type="float" office:value="7365293" calcext:value-type="float">
            <text:p>7365293</text:p>
          </table:table-cell>
          <table:table-cell/>
          <table:table-cell office:value-type="float" office:value="7652166" calcext:value-type="float">
            <text:p>7652166</text:p>
          </table:table-cell>
          <table:table-cell/>
          <table:table-cell office:value-type="float" office:value="8673502" calcext:value-type="float">
            <text:p>8673502</text:p>
          </table:table-cell>
          <table:table-cell/>
          <table:table-cell office:value-type="float" office:value="8855337" calcext:value-type="float">
            <text:p>8855337</text:p>
          </table:table-cell>
          <table:table-cell/>
          <table:table-cell office:value-type="float" office:value="7410519" calcext:value-type="float">
            <text:p>741051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422580" calcext:value-type="float">
            <text:p>1422580</text:p>
          </table:table-cell>
          <table:table-cell/>
          <table:table-cell office:value-type="float" office:value="2347968" calcext:value-type="float">
            <text:p>2347968</text:p>
          </table:table-cell>
          <table:table-cell/>
          <table:table-cell office:value-type="float" office:value="3415399" calcext:value-type="float">
            <text:p>3415399</text:p>
          </table:table-cell>
          <table:table-cell/>
          <table:table-cell office:value-type="float" office:value="4764800" calcext:value-type="float">
            <text:p>4764800</text:p>
          </table:table-cell>
          <table:table-cell/>
          <table:table-cell office:value-type="float" office:value="5858524" calcext:value-type="float">
            <text:p>5858524</text:p>
          </table:table-cell>
          <table:table-cell/>
          <table:table-cell office:value-type="float" office:value="5889154" calcext:value-type="float">
            <text:p>5889154</text:p>
          </table:table-cell>
          <table:table-cell/>
          <table:table-cell office:value-type="float" office:value="6189004" calcext:value-type="float">
            <text:p>6189004</text:p>
          </table:table-cell>
          <table:table-cell/>
          <table:table-cell office:value-type="float" office:value="6686182" calcext:value-type="float">
            <text:p>6686182</text:p>
          </table:table-cell>
          <table:table-cell/>
          <table:table-cell office:value-type="float" office:value="6739522" calcext:value-type="float">
            <text:p>6739522</text:p>
          </table:table-cell>
          <table:table-cell/>
          <table:table-cell office:value-type="float" office:value="7638328" calcext:value-type="float">
            <text:p>7638328</text:p>
          </table:table-cell>
          <table:table-cell/>
          <table:table-cell office:value-type="float" office:value="6556454" calcext:value-type="float">
            <text:p>6556454</text:p>
          </table:table-cell>
          <table:table-cell/>
          <table:table-cell office:value-type="float" office:value="5928415" calcext:value-type="float">
            <text:p>592841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417448" calcext:value-type="float">
            <text:p>1417448</text:p>
          </table:table-cell>
          <table:table-cell/>
          <table:table-cell office:value-type="float" office:value="2295649" calcext:value-type="float">
            <text:p>2295649</text:p>
          </table:table-cell>
          <table:table-cell/>
          <table:table-cell office:value-type="float" office:value="3497771" calcext:value-type="float">
            <text:p>3497771</text:p>
          </table:table-cell>
          <table:table-cell/>
          <table:table-cell office:value-type="float" office:value="4231400" calcext:value-type="float">
            <text:p>4231400</text:p>
          </table:table-cell>
          <table:table-cell/>
          <table:table-cell office:value-type="float" office:value="5067021" calcext:value-type="float">
            <text:p>5067021</text:p>
          </table:table-cell>
          <table:table-cell/>
          <table:table-cell office:value-type="float" office:value="4648138" calcext:value-type="float">
            <text:p>4648138</text:p>
          </table:table-cell>
          <table:table-cell/>
          <table:table-cell office:value-type="float" office:value="5746933" calcext:value-type="float">
            <text:p>5746933</text:p>
          </table:table-cell>
          <table:table-cell/>
          <table:table-cell office:value-type="float" office:value="6374640" calcext:value-type="float">
            <text:p>6374640</text:p>
          </table:table-cell>
          <table:table-cell/>
          <table:table-cell office:value-type="float" office:value="6724769" calcext:value-type="float">
            <text:p>6724769</text:p>
          </table:table-cell>
          <table:table-cell/>
          <table:table-cell office:value-type="float" office:value="6597416" calcext:value-type="float">
            <text:p>6597416</text:p>
          </table:table-cell>
          <table:table-cell/>
          <table:table-cell office:value-type="float" office:value="6093034" calcext:value-type="float">
            <text:p>6093034</text:p>
          </table:table-cell>
          <table:table-cell/>
          <table:table-cell office:value-type="float" office:value="5503577" calcext:value-type="float">
            <text:p>5503577</text:p>
          </table:table-cell>
          <table:table-cell/>
          <table:table-cell office:value-type="float" office:value="5149644" calcext:value-type="float">
            <text:p>51496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85362" calcext:value-type="float">
            <text:p>5285362</text:p>
          </table:table-cell>
          <table:table-cell/>
          <table:table-cell office:value-type="float" office:value="5660296" calcext:value-type="float">
            <text:p>5660296</text:p>
          </table:table-cell>
          <table:table-cell/>
          <table:table-cell office:value-type="float" office:value="5953482" calcext:value-type="float">
            <text:p>5953482</text:p>
          </table:table-cell>
          <table:table-cell/>
          <table:table-cell office:value-type="float" office:value="6095781" calcext:value-type="float">
            <text:p>6095781</text:p>
          </table:table-cell>
          <table:table-cell/>
          <table:table-cell office:value-type="float" office:value="6312715" calcext:value-type="float">
            <text:p>6312715</text:p>
          </table:table-cell>
          <table:table-cell/>
          <table:table-cell office:value-type="float" office:value="6102386" calcext:value-type="float">
            <text:p>6102386</text:p>
          </table:table-cell>
          <table:table-cell/>
          <table:table-cell office:value-type="float" office:value="5612817" calcext:value-type="float">
            <text:p>5612817</text:p>
          </table:table-cell>
          <table:table-cell/>
          <table:table-cell office:value-type="float" office:value="5216017" calcext:value-type="float">
            <text:p>5216017</text:p>
          </table:table-cell>
          <table:table-cell/>
          <table:table-cell office:value-type="float" office:value="4925583" calcext:value-type="float">
            <text:p>49255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90579" calcext:value-type="float">
            <text:p>5190579</text:p>
          </table:table-cell>
          <table:table-cell/>
          <table:table-cell office:value-type="float" office:value="5639984" calcext:value-type="float">
            <text:p>5639984</text:p>
          </table:table-cell>
          <table:table-cell/>
          <table:table-cell office:value-type="float" office:value="5794729" calcext:value-type="float">
            <text:p>5794729</text:p>
          </table:table-cell>
          <table:table-cell/>
          <table:table-cell office:value-type="float" office:value="6019499" calcext:value-type="float">
            <text:p>6019499</text:p>
          </table:table-cell>
          <table:table-cell/>
          <table:table-cell office:value-type="float" office:value="6064874" calcext:value-type="float">
            <text:p>6064874</text:p>
          </table:table-cell>
          <table:table-cell/>
          <table:table-cell office:value-type="float" office:value="6035088" calcext:value-type="float">
            <text:p>6035088</text:p>
          </table:table-cell>
          <table:table-cell/>
          <table:table-cell office:value-type="float" office:value="6003725" calcext:value-type="float">
            <text:p>6003725</text:p>
          </table:table-cell>
          <table:table-cell/>
          <table:table-cell office:value-type="float" office:value="5086087" calcext:value-type="float">
            <text:p>5086087</text:p>
          </table:table-cell>
          <table:table-cell/>
          <table:table-cell office:value-type="float" office:value="4938541" calcext:value-type="float">
            <text:p>49385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04237" calcext:value-type="float">
            <text:p>5104237</text:p>
          </table:table-cell>
          <table:table-cell/>
          <table:table-cell office:value-type="float" office:value="5071965" calcext:value-type="float">
            <text:p>5071965</text:p>
          </table:table-cell>
          <table:table-cell/>
          <table:table-cell office:value-type="float" office:value="4805883" calcext:value-type="float">
            <text:p>4805883</text:p>
          </table:table-cell>
          <table:table-cell/>
          <table:table-cell office:value-type="float" office:value="6043858" calcext:value-type="float">
            <text:p>6043858</text:p>
          </table:table-cell>
          <table:table-cell/>
          <table:table-cell office:value-type="float" office:value="6050621" calcext:value-type="float">
            <text:p>6050621</text:p>
          </table:table-cell>
          <table:table-cell/>
          <table:table-cell office:value-type="float" office:value="6035627" calcext:value-type="float">
            <text:p>6035627</text:p>
          </table:table-cell>
          <table:table-cell/>
          <table:table-cell office:value-type="float" office:value="6058350" calcext:value-type="float">
            <text:p>6058350</text:p>
          </table:table-cell>
          <table:table-cell/>
          <table:table-cell office:value-type="float" office:value="5353394" calcext:value-type="float">
            <text:p>5353394</text:p>
          </table:table-cell>
          <table:table-cell/>
          <table:table-cell office:value-type="float" office:value="4993271" calcext:value-type="float">
            <text:p>49932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55662" calcext:value-type="float">
            <text:p>5555662</text:p>
          </table:table-cell>
          <table:table-cell/>
          <table:table-cell office:value-type="float" office:value="5853006" calcext:value-type="float">
            <text:p>5853006</text:p>
          </table:table-cell>
          <table:table-cell/>
          <table:table-cell office:value-type="float" office:value="6161428" calcext:value-type="float">
            <text:p>6161428</text:p>
          </table:table-cell>
          <table:table-cell/>
          <table:table-cell office:value-type="float" office:value="6361364" calcext:value-type="float">
            <text:p>6361364</text:p>
          </table:table-cell>
          <table:table-cell/>
          <table:table-cell office:value-type="float" office:value="6414800" calcext:value-type="float">
            <text:p>6414800</text:p>
          </table:table-cell>
          <table:table-cell/>
          <table:table-cell office:value-type="float" office:value="6418151" calcext:value-type="float">
            <text:p>6418151</text:p>
          </table:table-cell>
          <table:table-cell/>
          <table:table-cell office:value-type="float" office:value="6213114" calcext:value-type="float">
            <text:p>6213114</text:p>
          </table:table-cell>
          <table:table-cell/>
          <table:table-cell office:value-type="float" office:value="5515705" calcext:value-type="float">
            <text:p>5515705</text:p>
          </table:table-cell>
          <table:table-cell/>
          <table:table-cell office:value-type="float" office:value="5127034" calcext:value-type="float">
            <text:p>51270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98903" calcext:value-type="float">
            <text:p>5498903</text:p>
          </table:table-cell>
          <table:table-cell/>
          <table:table-cell office:value-type="float" office:value="6166663" calcext:value-type="float">
            <text:p>6166663</text:p>
          </table:table-cell>
          <table:table-cell/>
          <table:table-cell office:value-type="float" office:value="6389443" calcext:value-type="float">
            <text:p>6389443</text:p>
          </table:table-cell>
          <table:table-cell/>
          <table:table-cell office:value-type="float" office:value="6568362" calcext:value-type="float">
            <text:p>6568362</text:p>
          </table:table-cell>
          <table:table-cell/>
          <table:table-cell office:value-type="float" office:value="6903628" calcext:value-type="float">
            <text:p>6903628</text:p>
          </table:table-cell>
          <table:table-cell/>
          <table:table-cell office:value-type="float" office:value="6568921" calcext:value-type="float">
            <text:p>6568921</text:p>
          </table:table-cell>
          <table:table-cell/>
          <table:table-cell office:value-type="float" office:value="5033903" calcext:value-type="float">
            <text:p>5033903</text:p>
          </table:table-cell>
          <table:table-cell/>
          <table:table-cell office:value-type="float" office:value="5262752" calcext:value-type="float">
            <text:p>5262752</text:p>
          </table:table-cell>
          <table:table-cell/>
          <table:table-cell office:value-type="float" office:value="4895634" calcext:value-type="float">
            <text:p>48956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27937" calcext:value-type="float">
            <text:p>5727937</text:p>
          </table:table-cell>
          <table:table-cell/>
          <table:table-cell office:value-type="float" office:value="4598377" calcext:value-type="float">
            <text:p>4598377</text:p>
          </table:table-cell>
          <table:table-cell/>
          <table:table-cell office:value-type="float" office:value="5664224" calcext:value-type="float">
            <text:p>5664224</text:p>
          </table:table-cell>
          <table:table-cell/>
          <table:table-cell office:value-type="float" office:value="6397532" calcext:value-type="float">
            <text:p>6397532</text:p>
          </table:table-cell>
          <table:table-cell/>
          <table:table-cell office:value-type="float" office:value="6777561" calcext:value-type="float">
            <text:p>6777561</text:p>
          </table:table-cell>
          <table:table-cell/>
          <table:table-cell office:value-type="float" office:value="6782854" calcext:value-type="float">
            <text:p>6782854</text:p>
          </table:table-cell>
          <table:table-cell/>
          <table:table-cell office:value-type="float" office:value="6638852" calcext:value-type="float">
            <text:p>6638852</text:p>
          </table:table-cell>
          <table:table-cell/>
          <table:table-cell office:value-type="float" office:value="5945397" calcext:value-type="float">
            <text:p>5945397</text:p>
          </table:table-cell>
          <table:table-cell/>
          <table:table-cell office:value-type="float" office:value="5322486" calcext:value-type="float">
            <text:p>53224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91549" calcext:value-type="float">
            <text:p>5991549</text:p>
          </table:table-cell>
          <table:table-cell/>
          <table:table-cell office:value-type="float" office:value="6393390" calcext:value-type="float">
            <text:p>6393390</text:p>
          </table:table-cell>
          <table:table-cell/>
          <table:table-cell office:value-type="float" office:value="6721415" calcext:value-type="float">
            <text:p>6721415</text:p>
          </table:table-cell>
          <table:table-cell/>
          <table:table-cell office:value-type="float" office:value="6974448" calcext:value-type="float">
            <text:p>6974448</text:p>
          </table:table-cell>
          <table:table-cell/>
          <table:table-cell office:value-type="float" office:value="7034577" calcext:value-type="float">
            <text:p>7034577</text:p>
          </table:table-cell>
          <table:table-cell/>
          <table:table-cell office:value-type="float" office:value="6885418" calcext:value-type="float">
            <text:p>6885418</text:p>
          </table:table-cell>
          <table:table-cell/>
          <table:table-cell office:value-type="float" office:value="6895583" calcext:value-type="float">
            <text:p>6895583</text:p>
          </table:table-cell>
          <table:table-cell/>
          <table:table-cell office:value-type="float" office:value="6225365" calcext:value-type="float">
            <text:p>6225365</text:p>
          </table:table-cell>
          <table:table-cell/>
          <table:table-cell office:value-type="float" office:value="5590878" calcext:value-type="float">
            <text:p>55908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60328" calcext:value-type="float">
            <text:p>6060328</text:p>
          </table:table-cell>
          <table:table-cell/>
          <table:table-cell office:value-type="float" office:value="6536524" calcext:value-type="float">
            <text:p>6536524</text:p>
          </table:table-cell>
          <table:table-cell/>
          <table:table-cell office:value-type="float" office:value="6225141" calcext:value-type="float">
            <text:p>6225141</text:p>
          </table:table-cell>
          <table:table-cell/>
          <table:table-cell office:value-type="float" office:value="6255377" calcext:value-type="float">
            <text:p>6255377</text:p>
          </table:table-cell>
          <table:table-cell/>
          <table:table-cell office:value-type="float" office:value="6301536" calcext:value-type="float">
            <text:p>6301536</text:p>
          </table:table-cell>
          <table:table-cell/>
          <table:table-cell office:value-type="float" office:value="6411054" calcext:value-type="float">
            <text:p>6411054</text:p>
          </table:table-cell>
          <table:table-cell/>
          <table:table-cell office:value-type="float" office:value="6432243" calcext:value-type="float">
            <text:p>6432243</text:p>
          </table:table-cell>
          <table:table-cell/>
          <table:table-cell office:value-type="float" office:value="5181780" calcext:value-type="float">
            <text:p>5181780</text:p>
          </table:table-cell>
          <table:table-cell/>
          <table:table-cell office:value-type="float" office:value="4511397" calcext:value-type="float">
            <text:p>451139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450548" calcext:value-type="float">
            <text:p>1450548</text:p>
          </table:table-cell>
          <table:table-cell/>
          <table:table-cell office:value-type="float" office:value="2444442" calcext:value-type="float">
            <text:p>2444442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6285708" calcext:value-type="float">
            <text:p>628570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526010" calcext:value-type="float">
            <text:p>1526010</text:p>
          </table:table-cell>
          <table:table-cell/>
          <table:table-cell office:value-type="float" office:value="2721646" calcext:value-type="float">
            <text:p>2721646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6439018" calcext:value-type="float">
            <text:p>6439018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10153836" calcext:value-type="float">
            <text:p>1015383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85584" calcext:value-type="float">
            <text:p>1585584</text:p>
          </table:table-cell>
          <table:table-cell/>
          <table:table-cell office:value-type="float" office:value="2854051" calcext:value-type="float">
            <text:p>2854051</text:p>
          </table:table-cell>
          <table:table-cell/>
          <table:table-cell office:value-type="float" office:value="4124996" calcext:value-type="float">
            <text:p>4124996</text:p>
          </table:table-cell>
          <table:table-cell/>
          <table:table-cell office:value-type="float" office:value="6947361" calcext:value-type="float">
            <text:p>6947361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10775499" calcext:value-type="float">
            <text:p>10775499</text:p>
          </table:table-cell>
          <table:table-cell/>
          <table:table-cell office:value-type="float" office:value="11999988" calcext:value-type="float">
            <text:p>1199998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60579" calcext:value-type="float">
            <text:p>1460579</text:p>
          </table:table-cell>
          <table:table-cell/>
          <table:table-cell office:value-type="float" office:value="2594592" calcext:value-type="float">
            <text:p>2594592</text:p>
          </table:table-cell>
          <table:table-cell/>
          <table:table-cell office:value-type="float" office:value="4310199" calcext:value-type="float">
            <text:p>4310199</text:p>
          </table:table-cell>
          <table:table-cell/>
          <table:table-cell office:value-type="float" office:value="7183666" calcext:value-type="float">
            <text:p>7183666</text:p>
          </table:table-cell>
          <table:table-cell/>
          <table:table-cell office:value-type="float" office:value="9688063" calcext:value-type="float">
            <text:p>9688063</text:p>
          </table:table-cell>
          <table:table-cell/>
          <table:table-cell office:value-type="float" office:value="11733321" calcext:value-type="float">
            <text:p>11733321</text:p>
          </table:table-cell>
          <table:table-cell/>
          <table:table-cell office:value-type="float" office:value="13538448" calcext:value-type="float">
            <text:p>13538448</text:p>
          </table:table-cell>
          <table:table-cell/>
          <table:table-cell office:value-type="float" office:value="14873225" calcext:value-type="float">
            <text:p>1487322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20307" calcext:value-type="float">
            <text:p>1420307</text:p>
          </table:table-cell>
          <table:table-cell/>
          <table:table-cell office:value-type="float" office:value="2846358" calcext:value-type="float">
            <text:p>2846358</text:p>
          </table:table-cell>
          <table:table-cell/>
          <table:table-cell office:value-type="float" office:value="4821913" calcext:value-type="float">
            <text:p>4821913</text:p>
          </table:table-cell>
          <table:table-cell/>
          <table:table-cell office:value-type="float" office:value="7851293" calcext:value-type="float">
            <text:p>7851293</text:p>
          </table:table-cell>
          <table:table-cell/>
          <table:table-cell office:value-type="float" office:value="11174592" calcext:value-type="float">
            <text:p>11174592</text:p>
          </table:table-cell>
          <table:table-cell/>
          <table:table-cell office:value-type="float" office:value="13803908" calcext:value-type="float">
            <text:p>13803908</text:p>
          </table:table-cell>
          <table:table-cell/>
          <table:table-cell office:value-type="float" office:value="16122121" calcext:value-type="float">
            <text:p>16122121</text:p>
          </table:table-cell>
          <table:table-cell/>
          <table:table-cell office:value-type="float" office:value="18051264" calcext:value-type="float">
            <text:p>18051264</text:p>
          </table:table-cell>
          <table:table-cell/>
          <table:table-cell office:value-type="float" office:value="19027008" calcext:value-type="float">
            <text:p>1902700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452543" calcext:value-type="float">
            <text:p>1452543</text:p>
          </table:table-cell>
          <table:table-cell/>
          <table:table-cell office:value-type="float" office:value="2564660" calcext:value-type="float">
            <text:p>2564660</text:p>
          </table:table-cell>
          <table:table-cell/>
          <table:table-cell office:value-type="float" office:value="4646860" calcext:value-type="float">
            <text:p>4646860</text:p>
          </table:table-cell>
          <table:table-cell/>
          <table:table-cell office:value-type="float" office:value="7516006" calcext:value-type="float">
            <text:p>7516006</text:p>
          </table:table-cell>
          <table:table-cell/>
          <table:table-cell office:value-type="float" office:value="10748081" calcext:value-type="float">
            <text:p>10748081</text:p>
          </table:table-cell>
          <table:table-cell/>
          <table:table-cell office:value-type="float" office:value="13241366" calcext:value-type="float">
            <text:p>13241366</text:p>
          </table:table-cell>
          <table:table-cell/>
          <table:table-cell office:value-type="float" office:value="15702587" calcext:value-type="float">
            <text:p>15702587</text:p>
          </table:table-cell>
          <table:table-cell/>
          <table:table-cell office:value-type="float" office:value="16895983" calcext:value-type="float">
            <text:p>16895983</text:p>
          </table:table-cell>
          <table:table-cell/>
          <table:table-cell office:value-type="float" office:value="18690247" calcext:value-type="float">
            <text:p>18690247</text:p>
          </table:table-cell>
          <table:table-cell/>
          <table:table-cell office:value-type="float" office:value="20114266" calcext:value-type="float">
            <text:p>2011426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11372" calcext:value-type="float">
            <text:p>1011372</text:p>
          </table:table-cell>
          <table:table-cell/>
          <table:table-cell office:value-type="float" office:value="1719868" calcext:value-type="float">
            <text:p>1719868</text:p>
          </table:table-cell>
          <table:table-cell/>
          <table:table-cell office:value-type="float" office:value="2837753" calcext:value-type="float">
            <text:p>2837753</text:p>
          </table:table-cell>
          <table:table-cell/>
          <table:table-cell office:value-type="float" office:value="4556629" calcext:value-type="float">
            <text:p>4556629</text:p>
          </table:table-cell>
          <table:table-cell/>
          <table:table-cell office:value-type="float" office:value="4735421" calcext:value-type="float">
            <text:p>4735421</text:p>
          </table:table-cell>
          <table:table-cell/>
          <table:table-cell office:value-type="float" office:value="6688829" calcext:value-type="float">
            <text:p>6688829</text:p>
          </table:table-cell>
          <table:table-cell/>
          <table:table-cell office:value-type="float" office:value="8745333" calcext:value-type="float">
            <text:p>8745333</text:p>
          </table:table-cell>
          <table:table-cell/>
          <table:table-cell office:value-type="float" office:value="7743347" calcext:value-type="float">
            <text:p>7743347</text:p>
          </table:table-cell>
          <table:table-cell/>
          <table:table-cell office:value-type="float" office:value="8958633" calcext:value-type="float">
            <text:p>8958633</text:p>
          </table:table-cell>
          <table:table-cell/>
          <table:table-cell office:value-type="float" office:value="7947311" calcext:value-type="float">
            <text:p>7947311</text:p>
          </table:table-cell>
          <table:table-cell/>
          <table:table-cell office:value-type="float" office:value="7183666" calcext:value-type="float">
            <text:p>718366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99679" calcext:value-type="float">
            <text:p>899679</text:p>
          </table:table-cell>
          <table:table-cell/>
          <table:table-cell office:value-type="float" office:value="1522160" calcext:value-type="float">
            <text:p>1522160</text:p>
          </table:table-cell>
          <table:table-cell/>
          <table:table-cell office:value-type="float" office:value="2521412" calcext:value-type="float">
            <text:p>2521412</text:p>
          </table:table-cell>
          <table:table-cell/>
          <table:table-cell office:value-type="float" office:value="3854010" calcext:value-type="float">
            <text:p>3854010</text:p>
          </table:table-cell>
          <table:table-cell/>
          <table:table-cell office:value-type="float" office:value="5265186" calcext:value-type="float">
            <text:p>5265186</text:p>
          </table:table-cell>
          <table:table-cell/>
          <table:table-cell office:value-type="float" office:value="6521028" calcext:value-type="float">
            <text:p>6521028</text:p>
          </table:table-cell>
          <table:table-cell/>
          <table:table-cell office:value-type="float" office:value="6832181" calcext:value-type="float">
            <text:p>6832181</text:p>
          </table:table-cell>
          <table:table-cell/>
          <table:table-cell office:value-type="float" office:value="6993370" calcext:value-type="float">
            <text:p>6993370</text:p>
          </table:table-cell>
          <table:table-cell/>
          <table:table-cell office:value-type="float" office:value="7462890" calcext:value-type="float">
            <text:p>7462890</text:p>
          </table:table-cell>
          <table:table-cell/>
          <table:table-cell office:value-type="float" office:value="7607376" calcext:value-type="float">
            <text:p>7607376</text:p>
          </table:table-cell>
          <table:table-cell/>
          <table:table-cell office:value-type="float" office:value="6230082" calcext:value-type="float">
            <text:p>6230082</text:p>
          </table:table-cell>
          <table:table-cell/>
          <table:table-cell office:value-type="float" office:value="5955581" calcext:value-type="float">
            <text:p>595558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36932" calcext:value-type="float">
            <text:p>836932</text:p>
          </table:table-cell>
          <table:table-cell/>
          <table:table-cell office:value-type="float" office:value="1476276" calcext:value-type="float">
            <text:p>1476276</text:p>
          </table:table-cell>
          <table:table-cell/>
          <table:table-cell office:value-type="float" office:value="2485251" calcext:value-type="float">
            <text:p>2485251</text:p>
          </table:table-cell>
          <table:table-cell/>
          <table:table-cell office:value-type="float" office:value="3393108" calcext:value-type="float">
            <text:p>3393108</text:p>
          </table:table-cell>
          <table:table-cell/>
          <table:table-cell office:value-type="float" office:value="4539490" calcext:value-type="float">
            <text:p>4539490</text:p>
          </table:table-cell>
          <table:table-cell/>
          <table:table-cell office:value-type="float" office:value="4981861" calcext:value-type="float">
            <text:p>4981861</text:p>
          </table:table-cell>
          <table:table-cell/>
          <table:table-cell office:value-type="float" office:value="6183342" calcext:value-type="float">
            <text:p>6183342</text:p>
          </table:table-cell>
          <table:table-cell/>
          <table:table-cell office:value-type="float" office:value="6679574" calcext:value-type="float">
            <text:p>6679574</text:p>
          </table:table-cell>
          <table:table-cell/>
          <table:table-cell office:value-type="float" office:value="6844635" calcext:value-type="float">
            <text:p>6844635</text:p>
          </table:table-cell>
          <table:table-cell/>
          <table:table-cell office:value-type="float" office:value="6655892" calcext:value-type="float">
            <text:p>6655892</text:p>
          </table:table-cell>
          <table:table-cell/>
          <table:table-cell office:value-type="float" office:value="6063514" calcext:value-type="float">
            <text:p>6063514</text:p>
          </table:table-cell>
          <table:table-cell/>
          <table:table-cell office:value-type="float" office:value="5321569" calcext:value-type="float">
            <text:p>5321569</text:p>
          </table:table-cell>
          <table:table-cell/>
          <table:table-cell office:value-type="float" office:value="5164598" calcext:value-type="float">
            <text:p>51645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27451" calcext:value-type="float">
            <text:p>4627451</text:p>
          </table:table-cell>
          <table:table-cell/>
          <table:table-cell office:value-type="float" office:value="5441978" calcext:value-type="float">
            <text:p>5441978</text:p>
          </table:table-cell>
          <table:table-cell/>
          <table:table-cell office:value-type="float" office:value="6114533" calcext:value-type="float">
            <text:p>6114533</text:p>
          </table:table-cell>
          <table:table-cell/>
          <table:table-cell office:value-type="float" office:value="6400599" calcext:value-type="float">
            <text:p>6400599</text:p>
          </table:table-cell>
          <table:table-cell/>
          <table:table-cell office:value-type="float" office:value="6677594" calcext:value-type="float">
            <text:p>6677594</text:p>
          </table:table-cell>
          <table:table-cell/>
          <table:table-cell office:value-type="float" office:value="6090288" calcext:value-type="float">
            <text:p>6090288</text:p>
          </table:table-cell>
          <table:table-cell/>
          <table:table-cell office:value-type="float" office:value="5823189" calcext:value-type="float">
            <text:p>5823189</text:p>
          </table:table-cell>
          <table:table-cell/>
          <table:table-cell office:value-type="float" office:value="5288257" calcext:value-type="float">
            <text:p>5288257</text:p>
          </table:table-cell>
          <table:table-cell/>
          <table:table-cell office:value-type="float" office:value="4830529" calcext:value-type="float">
            <text:p>48305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56937" calcext:value-type="float">
            <text:p>4556937</text:p>
          </table:table-cell>
          <table:table-cell/>
          <table:table-cell office:value-type="float" office:value="5275255" calcext:value-type="float">
            <text:p>5275255</text:p>
          </table:table-cell>
          <table:table-cell/>
          <table:table-cell office:value-type="float" office:value="5868443" calcext:value-type="float">
            <text:p>5868443</text:p>
          </table:table-cell>
          <table:table-cell/>
          <table:table-cell office:value-type="float" office:value="5911303" calcext:value-type="float">
            <text:p>5911303</text:p>
          </table:table-cell>
          <table:table-cell/>
          <table:table-cell office:value-type="float" office:value="6318913" calcext:value-type="float">
            <text:p>6318913</text:p>
          </table:table-cell>
          <table:table-cell/>
          <table:table-cell office:value-type="float" office:value="6225204" calcext:value-type="float">
            <text:p>6225204</text:p>
          </table:table-cell>
          <table:table-cell/>
          <table:table-cell office:value-type="float" office:value="5999727" calcext:value-type="float">
            <text:p>5999727</text:p>
          </table:table-cell>
          <table:table-cell/>
          <table:table-cell office:value-type="float" office:value="5782087" calcext:value-type="float">
            <text:p>5782087</text:p>
          </table:table-cell>
          <table:table-cell/>
          <table:table-cell office:value-type="float" office:value="5078825" calcext:value-type="float">
            <text:p>50788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62661" calcext:value-type="float">
            <text:p>4162661</text:p>
          </table:table-cell>
          <table:table-cell/>
          <table:table-cell office:value-type="float" office:value="4511686" calcext:value-type="float">
            <text:p>4511686</text:p>
          </table:table-cell>
          <table:table-cell/>
          <table:table-cell office:value-type="float" office:value="4882614" calcext:value-type="float">
            <text:p>4882614</text:p>
          </table:table-cell>
          <table:table-cell/>
          <table:table-cell office:value-type="float" office:value="6353664" calcext:value-type="float">
            <text:p>6353664</text:p>
          </table:table-cell>
          <table:table-cell/>
          <table:table-cell office:value-type="float" office:value="6377798" calcext:value-type="float">
            <text:p>6377798</text:p>
          </table:table-cell>
          <table:table-cell/>
          <table:table-cell office:value-type="float" office:value="6211330" calcext:value-type="float">
            <text:p>6211330</text:p>
          </table:table-cell>
          <table:table-cell/>
          <table:table-cell office:value-type="float" office:value="6045885" calcext:value-type="float">
            <text:p>6045885</text:p>
          </table:table-cell>
          <table:table-cell/>
          <table:table-cell office:value-type="float" office:value="5446364" calcext:value-type="float">
            <text:p>5446364</text:p>
          </table:table-cell>
          <table:table-cell/>
          <table:table-cell office:value-type="float" office:value="5000383" calcext:value-type="float">
            <text:p>50003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2340" calcext:value-type="float">
            <text:p>4802340</text:p>
          </table:table-cell>
          <table:table-cell/>
          <table:table-cell office:value-type="float" office:value="5410231" calcext:value-type="float">
            <text:p>5410231</text:p>
          </table:table-cell>
          <table:table-cell/>
          <table:table-cell office:value-type="float" office:value="6117231" calcext:value-type="float">
            <text:p>6117231</text:p>
          </table:table-cell>
          <table:table-cell/>
          <table:table-cell office:value-type="float" office:value="6278919" calcext:value-type="float">
            <text:p>6278919</text:p>
          </table:table-cell>
          <table:table-cell/>
          <table:table-cell office:value-type="float" office:value="6425397" calcext:value-type="float">
            <text:p>6425397</text:p>
          </table:table-cell>
          <table:table-cell/>
          <table:table-cell office:value-type="float" office:value="6356055" calcext:value-type="float">
            <text:p>6356055</text:p>
          </table:table-cell>
          <table:table-cell/>
          <table:table-cell office:value-type="float" office:value="6180444" calcext:value-type="float">
            <text:p>6180444</text:p>
          </table:table-cell>
          <table:table-cell/>
          <table:table-cell office:value-type="float" office:value="5713471" calcext:value-type="float">
            <text:p>5713471</text:p>
          </table:table-cell>
          <table:table-cell/>
          <table:table-cell office:value-type="float" office:value="5177605" calcext:value-type="float">
            <text:p>51776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27857" calcext:value-type="float">
            <text:p>4527857</text:p>
          </table:table-cell>
          <table:table-cell/>
          <table:table-cell office:value-type="float" office:value="5727179" calcext:value-type="float">
            <text:p>5727179</text:p>
          </table:table-cell>
          <table:table-cell/>
          <table:table-cell office:value-type="float" office:value="6173317" calcext:value-type="float">
            <text:p>6173317</text:p>
          </table:table-cell>
          <table:table-cell/>
          <table:table-cell office:value-type="float" office:value="6672979" calcext:value-type="float">
            <text:p>6672979</text:p>
          </table:table-cell>
          <table:table-cell/>
          <table:table-cell office:value-type="float" office:value="6840089" calcext:value-type="float">
            <text:p>6840089</text:p>
          </table:table-cell>
          <table:table-cell/>
          <table:table-cell office:value-type="float" office:value="6543085" calcext:value-type="float">
            <text:p>6543085</text:p>
          </table:table-cell>
          <table:table-cell/>
          <table:table-cell office:value-type="float" office:value="5238303" calcext:value-type="float">
            <text:p>5238303</text:p>
          </table:table-cell>
          <table:table-cell/>
          <table:table-cell office:value-type="float" office:value="5685652" calcext:value-type="float">
            <text:p>5685652</text:p>
          </table:table-cell>
          <table:table-cell/>
          <table:table-cell office:value-type="float" office:value="4917586" calcext:value-type="float">
            <text:p>49175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37438" calcext:value-type="float">
            <text:p>4337438</text:p>
          </table:table-cell>
          <table:table-cell/>
          <table:table-cell office:value-type="float" office:value="4923374" calcext:value-type="float">
            <text:p>4923374</text:p>
          </table:table-cell>
          <table:table-cell/>
          <table:table-cell office:value-type="float" office:value="5199801" calcext:value-type="float">
            <text:p>5199801</text:p>
          </table:table-cell>
          <table:table-cell/>
          <table:table-cell office:value-type="float" office:value="6251856" calcext:value-type="float">
            <text:p>6251856</text:p>
          </table:table-cell>
          <table:table-cell/>
          <table:table-cell office:value-type="float" office:value="6550278" calcext:value-type="float">
            <text:p>6550278</text:p>
          </table:table-cell>
          <table:table-cell/>
          <table:table-cell office:value-type="float" office:value="6650121" calcext:value-type="float">
            <text:p>6650121</text:p>
          </table:table-cell>
          <table:table-cell/>
          <table:table-cell office:value-type="float" office:value="6785109" calcext:value-type="float">
            <text:p>6785109</text:p>
          </table:table-cell>
          <table:table-cell/>
          <table:table-cell office:value-type="float" office:value="5935313" calcext:value-type="float">
            <text:p>5935313</text:p>
          </table:table-cell>
          <table:table-cell/>
          <table:table-cell office:value-type="float" office:value="5352507" calcext:value-type="float">
            <text:p>53525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08364" calcext:value-type="float">
            <text:p>4708364</text:p>
          </table:table-cell>
          <table:table-cell/>
          <table:table-cell office:value-type="float" office:value="5576534" calcext:value-type="float">
            <text:p>5576534</text:p>
          </table:table-cell>
          <table:table-cell/>
          <table:table-cell office:value-type="float" office:value="6267937" calcext:value-type="float">
            <text:p>6267937</text:p>
          </table:table-cell>
          <table:table-cell/>
          <table:table-cell office:value-type="float" office:value="6475960" calcext:value-type="float">
            <text:p>6475960</text:p>
          </table:table-cell>
          <table:table-cell/>
          <table:table-cell office:value-type="float" office:value="6558960" calcext:value-type="float">
            <text:p>6558960</text:p>
          </table:table-cell>
          <table:table-cell/>
          <table:table-cell office:value-type="float" office:value="6354589" calcext:value-type="float">
            <text:p>6354589</text:p>
          </table:table-cell>
          <table:table-cell/>
          <table:table-cell office:value-type="float" office:value="6604306" calcext:value-type="float">
            <text:p>6604306</text:p>
          </table:table-cell>
          <table:table-cell/>
          <table:table-cell office:value-type="float" office:value="6129540" calcext:value-type="float">
            <text:p>6129540</text:p>
          </table:table-cell>
          <table:table-cell/>
          <table:table-cell office:value-type="float" office:value="5608108" calcext:value-type="float">
            <text:p>56081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35325" calcext:value-type="float">
            <text:p>4735325</text:p>
          </table:table-cell>
          <table:table-cell/>
          <table:table-cell office:value-type="float" office:value="5632064" calcext:value-type="float">
            <text:p>5632064</text:p>
          </table:table-cell>
          <table:table-cell/>
          <table:table-cell office:value-type="float" office:value="5715373" calcext:value-type="float">
            <text:p>5715373</text:p>
          </table:table-cell>
          <table:table-cell/>
          <table:table-cell office:value-type="float" office:value="5815188" calcext:value-type="float">
            <text:p>5815188</text:p>
          </table:table-cell>
          <table:table-cell/>
          <table:table-cell office:value-type="float" office:value="6079195" calcext:value-type="float">
            <text:p>6079195</text:p>
          </table:table-cell>
          <table:table-cell/>
          <table:table-cell office:value-type="float" office:value="5937554" calcext:value-type="float">
            <text:p>5937554</text:p>
          </table:table-cell>
          <table:table-cell/>
          <table:table-cell office:value-type="float" office:value="5315778" calcext:value-type="float">
            <text:p>5315778</text:p>
          </table:table-cell>
          <table:table-cell/>
          <table:table-cell office:value-type="float" office:value="5293467" calcext:value-type="float">
            <text:p>5293467</text:p>
          </table:table-cell>
          <table:table-cell/>
          <table:table-cell office:value-type="float" office:value="4599705" calcext:value-type="float">
            <text:p>459970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37429" calcext:value-type="float">
            <text:p>737429</text:p>
          </table:table-cell>
          <table:table-cell/>
          <table:table-cell office:value-type="float" office:value="1168140" calcext:value-type="float">
            <text:p>1168140</text:p>
          </table:table-cell>
          <table:table-cell/>
          <table:table-cell office:value-type="float" office:value="1609754" calcext:value-type="float">
            <text:p>1609754</text:p>
          </table:table-cell>
          <table:table-cell/>
          <table:table-cell office:value-type="float" office:value="2163932" calcext:value-type="float">
            <text:p>2163932</text:p>
          </table:table-cell>
          <table:table-cell/>
          <table:table-cell office:value-type="float" office:value="1404253" calcext:value-type="float">
            <text:p>140425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09815" calcext:value-type="float">
            <text:p>809815</text:p>
          </table:table-cell>
          <table:table-cell/>
          <table:table-cell office:value-type="float" office:value="1396824" calcext:value-type="float">
            <text:p>1396824</text:p>
          </table:table-cell>
          <table:table-cell/>
          <table:table-cell office:value-type="float" office:value="2129030" calcext:value-type="float">
            <text:p>2129030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4327864" calcext:value-type="float">
            <text:p>432786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54368" calcext:value-type="float">
            <text:p>854368</text:p>
          </table:table-cell>
          <table:table-cell/>
          <table:table-cell office:value-type="float" office:value="1530433" calcext:value-type="float">
            <text:p>1530433</text:p>
          </table:table-cell>
          <table:table-cell/>
          <table:table-cell office:value-type="float" office:value="2526313" calcext:value-type="float">
            <text:p>2526313</text:p>
          </table:table-cell>
          <table:table-cell/>
          <table:table-cell office:value-type="float" office:value="3519996" calcext:value-type="float">
            <text:p>3519996</text:p>
          </table:table-cell>
          <table:table-cell/>
          <table:table-cell office:value-type="float" office:value="4551719" calcext:value-type="float">
            <text:p>4551719</text:p>
          </table:table-cell>
          <table:table-cell/>
          <table:table-cell office:value-type="float" office:value="5227717" calcext:value-type="float">
            <text:p>5227717</text:p>
          </table:table-cell>
          <table:table-cell/>
          <table:table-cell office:value-type="float" office:value="5557889" calcext:value-type="float">
            <text:p>555788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03652" calcext:value-type="float">
            <text:p>803652</text:p>
          </table:table-cell>
          <table:table-cell/>
          <table:table-cell office:value-type="float" office:value="1391302" calcext:value-type="float">
            <text:p>1391302</text:p>
          </table:table-cell>
          <table:table-cell/>
          <table:table-cell office:value-type="float" office:value="2362413" calcext:value-type="float">
            <text:p>2362413</text:p>
          </table:table-cell>
          <table:table-cell/>
          <table:table-cell office:value-type="float" office:value="3955052" calcext:value-type="float">
            <text:p>3955052</text:p>
          </table:table-cell>
          <table:table-cell/>
          <table:table-cell office:value-type="float" office:value="5279994" calcext:value-type="float">
            <text:p>5279994</text:p>
          </table:table-cell>
          <table:table-cell/>
          <table:table-cell office:value-type="float" office:value="6518512" calcext:value-type="float">
            <text:p>6518512</text:p>
          </table:table-cell>
          <table:table-cell/>
          <table:table-cell office:value-type="float" office:value="6139528" calcext:value-type="float">
            <text:p>6139528</text:p>
          </table:table-cell>
          <table:table-cell/>
          <table:table-cell office:value-type="float" office:value="7764698" calcext:value-type="float">
            <text:p>776469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96079" calcext:value-type="float">
            <text:p>796079</text:p>
          </table:table-cell>
          <table:table-cell/>
          <table:table-cell office:value-type="float" office:value="1565602" calcext:value-type="float">
            <text:p>1565602</text:p>
          </table:table-cell>
          <table:table-cell/>
          <table:table-cell office:value-type="float" office:value="2683606" calcext:value-type="float">
            <text:p>2683606</text:p>
          </table:table-cell>
          <table:table-cell/>
          <table:table-cell office:value-type="float" office:value="4275299" calcext:value-type="float">
            <text:p>4275299</text:p>
          </table:table-cell>
          <table:table-cell/>
          <table:table-cell office:value-type="float" office:value="6380658" calcext:value-type="float">
            <text:p>6380658</text:p>
          </table:table-cell>
          <table:table-cell/>
          <table:table-cell office:value-type="float" office:value="7358877" calcext:value-type="float">
            <text:p>7358877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10057133" calcext:value-type="float">
            <text:p>10057133</text:p>
          </table:table-cell>
          <table:table-cell/>
          <table:table-cell office:value-type="float" office:value="10302429" calcext:value-type="float">
            <text:p>1030242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08575" calcext:value-type="float">
            <text:p>808575</text:p>
          </table:table-cell>
          <table:table-cell/>
          <table:table-cell office:value-type="float" office:value="1476405" calcext:value-type="float">
            <text:p>1476405</text:p>
          </table:table-cell>
          <table:table-cell/>
          <table:table-cell office:value-type="float" office:value="2692158" calcext:value-type="float">
            <text:p>2692158</text:p>
          </table:table-cell>
          <table:table-cell/>
          <table:table-cell office:value-type="float" office:value="4377197" calcext:value-type="float">
            <text:p>4377197</text:p>
          </table:table-cell>
          <table:table-cell/>
          <table:table-cell office:value-type="float" office:value="6651962" calcext:value-type="float">
            <text:p>6651962</text:p>
          </table:table-cell>
          <table:table-cell/>
          <table:table-cell office:value-type="float" office:value="8655729" calcext:value-type="float">
            <text:p>8655729</text:p>
          </table:table-cell>
          <table:table-cell/>
          <table:table-cell office:value-type="float" office:value="10327618" calcext:value-type="float">
            <text:p>10327618</text:p>
          </table:table-cell>
          <table:table-cell/>
          <table:table-cell office:value-type="float" office:value="11174592" calcext:value-type="float">
            <text:p>11174592</text:p>
          </table:table-cell>
          <table:table-cell/>
          <table:table-cell office:value-type="float" office:value="12103140" calcext:value-type="float">
            <text:p>12103140</text:p>
          </table:table-cell>
          <table:table-cell/>
          <table:table-cell office:value-type="float" office:value="12314856" calcext:value-type="float">
            <text:p>1231485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39757" calcext:value-type="float">
            <text:p>639757</text:p>
          </table:table-cell>
          <table:table-cell/>
          <table:table-cell office:value-type="float" office:value="1146890" calcext:value-type="float">
            <text:p>1146890</text:p>
          </table:table-cell>
          <table:table-cell/>
          <table:table-cell office:value-type="float" office:value="1840521" calcext:value-type="float">
            <text:p>1840521</text:p>
          </table:table-cell>
          <table:table-cell/>
          <table:table-cell office:value-type="float" office:value="3078714" calcext:value-type="float">
            <text:p>3078714</text:p>
          </table:table-cell>
          <table:table-cell/>
          <table:table-cell office:value-type="float" office:value="3682646" calcext:value-type="float">
            <text:p>3682646</text:p>
          </table:table-cell>
          <table:table-cell/>
          <table:table-cell office:value-type="float" office:value="5043577" calcext:value-type="float">
            <text:p>5043577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5866660" calcext:value-type="float">
            <text:p>5866660</text:p>
          </table:table-cell>
          <table:table-cell/>
          <table:table-cell office:value-type="float" office:value="6230082" calcext:value-type="float">
            <text:p>6230082</text:p>
          </table:table-cell>
          <table:table-cell/>
          <table:table-cell office:value-type="float" office:value="6025671" calcext:value-type="float">
            <text:p>6025671</text:p>
          </table:table-cell>
          <table:table-cell/>
          <table:table-cell office:value-type="float" office:value="5439788" calcext:value-type="float">
            <text:p>543978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08754" calcext:value-type="float">
            <text:p>608754</text:p>
          </table:table-cell>
          <table:table-cell/>
          <table:table-cell office:value-type="float" office:value="1058579" calcext:value-type="float">
            <text:p>1058579</text:p>
          </table:table-cell>
          <table:table-cell/>
          <table:table-cell office:value-type="float" office:value="1775161" calcext:value-type="float">
            <text:p>1775161</text:p>
          </table:table-cell>
          <table:table-cell/>
          <table:table-cell office:value-type="float" office:value="2673415" calcext:value-type="float">
            <text:p>2673415</text:p>
          </table:table-cell>
          <table:table-cell/>
          <table:table-cell office:value-type="float" office:value="3725685" calcext:value-type="float">
            <text:p>3725685</text:p>
          </table:table-cell>
          <table:table-cell/>
          <table:table-cell office:value-type="float" office:value="4663533" calcext:value-type="float">
            <text:p>4663533</text:p>
          </table:table-cell>
          <table:table-cell/>
          <table:table-cell office:value-type="float" office:value="5119995" calcext:value-type="float">
            <text:p>5119995</text:p>
          </table:table-cell>
          <table:table-cell/>
          <table:table-cell office:value-type="float" office:value="5483928" calcext:value-type="float">
            <text:p>5483928</text:p>
          </table:table-cell>
          <table:table-cell/>
          <table:table-cell office:value-type="float" office:value="5609556" calcext:value-type="float">
            <text:p>5609556</text:p>
          </table:table-cell>
          <table:table-cell/>
          <table:table-cell office:value-type="float" office:value="5434539" calcext:value-type="float">
            <text:p>5434539</text:p>
          </table:table-cell>
          <table:table-cell/>
          <table:table-cell office:value-type="float" office:value="4884644" calcext:value-type="float">
            <text:p>4884644</text:p>
          </table:table-cell>
          <table:table-cell/>
          <table:table-cell office:value-type="float" office:value="4770181" calcext:value-type="float">
            <text:p>477018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70059" calcext:value-type="float">
            <text:p>570059</text:p>
          </table:table-cell>
          <table:table-cell/>
          <table:table-cell office:value-type="float" office:value="1019580" calcext:value-type="float">
            <text:p>1019580</text:p>
          </table:table-cell>
          <table:table-cell/>
          <table:table-cell office:value-type="float" office:value="1729816" calcext:value-type="float">
            <text:p>1729816</text:p>
          </table:table-cell>
          <table:table-cell/>
          <table:table-cell office:value-type="float" office:value="2460639" calcext:value-type="float">
            <text:p>2460639</text:p>
          </table:table-cell>
          <table:table-cell/>
          <table:table-cell office:value-type="float" office:value="3335172" calcext:value-type="float">
            <text:p>3335172</text:p>
          </table:table-cell>
          <table:table-cell/>
          <table:table-cell office:value-type="float" office:value="3649634" calcext:value-type="float">
            <text:p>3649634</text:p>
          </table:table-cell>
          <table:table-cell/>
          <table:table-cell office:value-type="float" office:value="4553559" calcext:value-type="float">
            <text:p>4553559</text:p>
          </table:table-cell>
          <table:table-cell/>
          <table:table-cell office:value-type="float" office:value="4877593" calcext:value-type="float">
            <text:p>4877593</text:p>
          </table:table-cell>
          <table:table-cell/>
          <table:table-cell office:value-type="float" office:value="5094522" calcext:value-type="float">
            <text:p>5094522</text:p>
          </table:table-cell>
          <table:table-cell/>
          <table:table-cell office:value-type="float" office:value="5021094" calcext:value-type="float">
            <text:p>5021094</text:p>
          </table:table-cell>
          <table:table-cell/>
          <table:table-cell office:value-type="float" office:value="4657748" calcext:value-type="float">
            <text:p>4657748</text:p>
          </table:table-cell>
          <table:table-cell/>
          <table:table-cell office:value-type="float" office:value="4283971" calcext:value-type="float">
            <text:p>4283971</text:p>
          </table:table-cell>
          <table:table-cell/>
          <table:table-cell office:value-type="float" office:value="4064465" calcext:value-type="float">
            <text:p>40644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15538" calcext:value-type="float">
            <text:p>3315538</text:p>
          </table:table-cell>
          <table:table-cell/>
          <table:table-cell office:value-type="float" office:value="4080416" calcext:value-type="float">
            <text:p>4080416</text:p>
          </table:table-cell>
          <table:table-cell/>
          <table:table-cell office:value-type="float" office:value="4652618" calcext:value-type="float">
            <text:p>4652618</text:p>
          </table:table-cell>
          <table:table-cell/>
          <table:table-cell office:value-type="float" office:value="4795227" calcext:value-type="float">
            <text:p>4795227</text:p>
          </table:table-cell>
          <table:table-cell/>
          <table:table-cell office:value-type="float" office:value="5013644" calcext:value-type="float">
            <text:p>5013644</text:p>
          </table:table-cell>
          <table:table-cell/>
          <table:table-cell office:value-type="float" office:value="4755747" calcext:value-type="float">
            <text:p>4755747</text:p>
          </table:table-cell>
          <table:table-cell/>
          <table:table-cell office:value-type="float" office:value="4427088" calcext:value-type="float">
            <text:p>4427088</text:p>
          </table:table-cell>
          <table:table-cell/>
          <table:table-cell office:value-type="float" office:value="4155686" calcext:value-type="float">
            <text:p>4155686</text:p>
          </table:table-cell>
          <table:table-cell/>
          <table:table-cell office:value-type="float" office:value="3950890" calcext:value-type="float">
            <text:p>39508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25347" calcext:value-type="float">
            <text:p>3225347</text:p>
          </table:table-cell>
          <table:table-cell/>
          <table:table-cell office:value-type="float" office:value="3882572" calcext:value-type="float">
            <text:p>3882572</text:p>
          </table:table-cell>
          <table:table-cell/>
          <table:table-cell office:value-type="float" office:value="4419850" calcext:value-type="float">
            <text:p>4419850</text:p>
          </table:table-cell>
          <table:table-cell/>
          <table:table-cell office:value-type="float" office:value="4691374" calcext:value-type="float">
            <text:p>4691374</text:p>
          </table:table-cell>
          <table:table-cell/>
          <table:table-cell office:value-type="float" office:value="4833465" calcext:value-type="float">
            <text:p>4833465</text:p>
          </table:table-cell>
          <table:table-cell/>
          <table:table-cell office:value-type="float" office:value="4675471" calcext:value-type="float">
            <text:p>4675471</text:p>
          </table:table-cell>
          <table:table-cell/>
          <table:table-cell office:value-type="float" office:value="4639363" calcext:value-type="float">
            <text:p>4639363</text:p>
          </table:table-cell>
          <table:table-cell/>
          <table:table-cell office:value-type="float" office:value="4324818" calcext:value-type="float">
            <text:p>4324818</text:p>
          </table:table-cell>
          <table:table-cell/>
          <table:table-cell office:value-type="float" office:value="4126129" calcext:value-type="float">
            <text:p>41261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1771" calcext:value-type="float">
            <text:p>2961771</text:p>
          </table:table-cell>
          <table:table-cell/>
          <table:table-cell office:value-type="float" office:value="3235112" calcext:value-type="float">
            <text:p>3235112</text:p>
          </table:table-cell>
          <table:table-cell/>
          <table:table-cell office:value-type="float" office:value="3830963" calcext:value-type="float">
            <text:p>3830963</text:p>
          </table:table-cell>
          <table:table-cell/>
          <table:table-cell office:value-type="float" office:value="4679355" calcext:value-type="float">
            <text:p>4679355</text:p>
          </table:table-cell>
          <table:table-cell/>
          <table:table-cell office:value-type="float" office:value="4646301" calcext:value-type="float">
            <text:p>4646301</text:p>
          </table:table-cell>
          <table:table-cell/>
          <table:table-cell office:value-type="float" office:value="4708697" calcext:value-type="float">
            <text:p>4708697</text:p>
          </table:table-cell>
          <table:table-cell/>
          <table:table-cell office:value-type="float" office:value="4646700" calcext:value-type="float">
            <text:p>4646700</text:p>
          </table:table-cell>
          <table:table-cell/>
          <table:table-cell office:value-type="float" office:value="4244755" calcext:value-type="float">
            <text:p>4244755</text:p>
          </table:table-cell>
          <table:table-cell/>
          <table:table-cell office:value-type="float" office:value="4012106" calcext:value-type="float">
            <text:p>40121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64798" calcext:value-type="float">
            <text:p>3464798</text:p>
          </table:table-cell>
          <table:table-cell/>
          <table:table-cell office:value-type="float" office:value="4152718" calcext:value-type="float">
            <text:p>4152718</text:p>
          </table:table-cell>
          <table:table-cell/>
          <table:table-cell office:value-type="float" office:value="4772581" calcext:value-type="float">
            <text:p>4772581</text:p>
          </table:table-cell>
          <table:table-cell/>
          <table:table-cell office:value-type="float" office:value="4971326" calcext:value-type="float">
            <text:p>4971326</text:p>
          </table:table-cell>
          <table:table-cell/>
          <table:table-cell office:value-type="float" office:value="5016110" calcext:value-type="float">
            <text:p>5016110</text:p>
          </table:table-cell>
          <table:table-cell/>
          <table:table-cell office:value-type="float" office:value="4997887" calcext:value-type="float">
            <text:p>4997887</text:p>
          </table:table-cell>
          <table:table-cell/>
          <table:table-cell office:value-type="float" office:value="4845290" calcext:value-type="float">
            <text:p>4845290</text:p>
          </table:table-cell>
          <table:table-cell/>
          <table:table-cell office:value-type="float" office:value="4526038" calcext:value-type="float">
            <text:p>4526038</text:p>
          </table:table-cell>
          <table:table-cell/>
          <table:table-cell office:value-type="float" office:value="4134269" calcext:value-type="float">
            <text:p>41342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05100" calcext:value-type="float">
            <text:p>3305100</text:p>
          </table:table-cell>
          <table:table-cell/>
          <table:table-cell office:value-type="float" office:value="4236772" calcext:value-type="float">
            <text:p>4236772</text:p>
          </table:table-cell>
          <table:table-cell/>
          <table:table-cell office:value-type="float" office:value="4798930" calcext:value-type="float">
            <text:p>4798930</text:p>
          </table:table-cell>
          <table:table-cell/>
          <table:table-cell office:value-type="float" office:value="5045812" calcext:value-type="float">
            <text:p>5045812</text:p>
          </table:table-cell>
          <table:table-cell/>
          <table:table-cell office:value-type="float" office:value="5193545" calcext:value-type="float">
            <text:p>5193545</text:p>
          </table:table-cell>
          <table:table-cell/>
          <table:table-cell office:value-type="float" office:value="4998234" calcext:value-type="float">
            <text:p>4998234</text:p>
          </table:table-cell>
          <table:table-cell/>
          <table:table-cell office:value-type="float" office:value="3445149" calcext:value-type="float">
            <text:p>3445149</text:p>
          </table:table-cell>
          <table:table-cell/>
          <table:table-cell office:value-type="float" office:value="4394577" calcext:value-type="float">
            <text:p>4394577</text:p>
          </table:table-cell>
          <table:table-cell/>
          <table:table-cell office:value-type="float" office:value="3996448" calcext:value-type="float">
            <text:p>39964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5963" calcext:value-type="float">
            <text:p>3185963</text:p>
          </table:table-cell>
          <table:table-cell/>
          <table:table-cell office:value-type="float" office:value="3800693" calcext:value-type="float">
            <text:p>3800693</text:p>
          </table:table-cell>
          <table:table-cell/>
          <table:table-cell office:value-type="float" office:value="3783604" calcext:value-type="float">
            <text:p>3783604</text:p>
          </table:table-cell>
          <table:table-cell/>
          <table:table-cell office:value-type="float" office:value="4864942" calcext:value-type="float">
            <text:p>4864942</text:p>
          </table:table-cell>
          <table:table-cell/>
          <table:table-cell office:value-type="float" office:value="5160002" calcext:value-type="float">
            <text:p>5160002</text:p>
          </table:table-cell>
          <table:table-cell/>
          <table:table-cell office:value-type="float" office:value="5246741" calcext:value-type="float">
            <text:p>5246741</text:p>
          </table:table-cell>
          <table:table-cell/>
          <table:table-cell office:value-type="float" office:value="5122772" calcext:value-type="float">
            <text:p>5122772</text:p>
          </table:table-cell>
          <table:table-cell/>
          <table:table-cell office:value-type="float" office:value="4696416" calcext:value-type="float">
            <text:p>4696416</text:p>
          </table:table-cell>
          <table:table-cell/>
          <table:table-cell office:value-type="float" office:value="4301592" calcext:value-type="float">
            <text:p>43015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74329" calcext:value-type="float">
            <text:p>2674329</text:p>
          </table:table-cell>
          <table:table-cell/>
          <table:table-cell office:value-type="float" office:value="1765201" calcext:value-type="float">
            <text:p>1765201</text:p>
          </table:table-cell>
          <table:table-cell/>
          <table:table-cell office:value-type="float" office:value="1771433" calcext:value-type="float">
            <text:p>1771433</text:p>
          </table:table-cell>
          <table:table-cell/>
          <table:table-cell office:value-type="float" office:value="1751907" calcext:value-type="float">
            <text:p>1751907</text:p>
          </table:table-cell>
          <table:table-cell/>
          <table:table-cell office:value-type="float" office:value="1776577" calcext:value-type="float">
            <text:p>1776577</text:p>
          </table:table-cell>
          <table:table-cell/>
          <table:table-cell office:value-type="float" office:value="1790918" calcext:value-type="float">
            <text:p>1790918</text:p>
          </table:table-cell>
          <table:table-cell/>
          <table:table-cell office:value-type="float" office:value="1829013" calcext:value-type="float">
            <text:p>1829013</text:p>
          </table:table-cell>
          <table:table-cell/>
          <table:table-cell office:value-type="float" office:value="1829523" calcext:value-type="float">
            <text:p>1829523</text:p>
          </table:table-cell>
          <table:table-cell/>
          <table:table-cell office:value-type="float" office:value="1946570" calcext:value-type="float">
            <text:p>19465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3685" calcext:value-type="float">
            <text:p>1283685</text:p>
          </table:table-cell>
          <table:table-cell/>
          <table:table-cell office:value-type="float" office:value="1019702" calcext:value-type="float">
            <text:p>1019702</text:p>
          </table:table-cell>
          <table:table-cell/>
          <table:table-cell office:value-type="float" office:value="1065323" calcext:value-type="float">
            <text:p>1065323</text:p>
          </table:table-cell>
          <table:table-cell/>
          <table:table-cell office:value-type="float" office:value="587424" calcext:value-type="float">
            <text:p>587424</text:p>
          </table:table-cell>
          <table:table-cell/>
          <table:table-cell office:value-type="float" office:value="1139853" calcext:value-type="float">
            <text:p>1139853</text:p>
          </table:table-cell>
          <table:table-cell/>
          <table:table-cell office:value-type="float" office:value="1311680" calcext:value-type="float">
            <text:p>1311680</text:p>
          </table:table-cell>
          <table:table-cell/>
          <table:table-cell office:value-type="float" office:value="745087" calcext:value-type="float">
            <text:p>745087</text:p>
          </table:table-cell>
          <table:table-cell/>
          <table:table-cell office:value-type="float" office:value="410190" calcext:value-type="float">
            <text:p>410190</text:p>
          </table:table-cell>
          <table:table-cell/>
          <table:table-cell office:value-type="float" office:value="567034" calcext:value-type="float">
            <text:p>56703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17390" calcext:value-type="float">
            <text:p>717390</text:p>
          </table:table-cell>
          <table:table-cell/>
          <table:table-cell office:value-type="float" office:value="936169" calcext:value-type="float">
            <text:p>936169</text:p>
          </table:table-cell>
          <table:table-cell/>
          <table:table-cell office:value-type="float" office:value="956520" calcext:value-type="float">
            <text:p>956520</text:p>
          </table:table-cell>
          <table:table-cell/>
          <table:table-cell office:value-type="float" office:value="1233643" calcext:value-type="float">
            <text:p>1233643</text:p>
          </table:table-cell>
          <table:table-cell/>
          <table:table-cell office:value-type="float" office:value="1199998" calcext:value-type="float">
            <text:p>119999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46235" calcext:value-type="float">
            <text:p>946235</text:p>
          </table:table-cell>
          <table:table-cell/>
          <table:table-cell office:value-type="float" office:value="1367874" calcext:value-type="float">
            <text:p>1367874</text:p>
          </table:table-cell>
          <table:table-cell/>
          <table:table-cell office:value-type="float" office:value="1771810" calcext:value-type="float">
            <text:p>1771810</text:p>
          </table:table-cell>
          <table:table-cell/>
          <table:table-cell office:value-type="float" office:value="1999998" calcext:value-type="float">
            <text:p>1999998</text:p>
          </table:table-cell>
          <table:table-cell/>
          <table:table-cell office:value-type="float" office:value="2218485" calcext:value-type="float">
            <text:p>2218485</text:p>
          </table:table-cell>
          <table:table-cell/>
          <table:table-cell office:value-type="float" office:value="2378376" calcext:value-type="float">
            <text:p>237837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090908" calcext:value-type="float">
            <text:p>1090908</text:p>
          </table:table-cell>
          <table:table-cell/>
          <table:table-cell office:value-type="float" office:value="1765884" calcext:value-type="float">
            <text:p>1765884</text:p>
          </table:table-cell>
          <table:table-cell/>
          <table:table-cell office:value-type="float" office:value="2502367" calcext:value-type="float">
            <text:p>2502367</text:p>
          </table:table-cell>
          <table:table-cell/>
          <table:table-cell office:value-type="float" office:value="2749997" calcext:value-type="float">
            <text:p>2749997</text:p>
          </table:table-cell>
          <table:table-cell/>
          <table:table-cell office:value-type="float" office:value="3384612" calcext:value-type="float">
            <text:p>3384612</text:p>
          </table:table-cell>
          <table:table-cell/>
          <table:table-cell office:value-type="float" office:value="3384612" calcext:value-type="float">
            <text:p>3384612</text:p>
          </table:table-cell>
          <table:table-cell/>
          <table:table-cell office:value-type="float" office:value="3199996" calcext:value-type="float">
            <text:p>319999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48786" calcext:value-type="float">
            <text:p>948786</text:p>
          </table:table-cell>
          <table:table-cell/>
          <table:table-cell office:value-type="float" office:value="1830154" calcext:value-type="float">
            <text:p>1830154</text:p>
          </table:table-cell>
          <table:table-cell/>
          <table:table-cell office:value-type="float" office:value="2771650" calcext:value-type="float">
            <text:p>2771650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4591299" calcext:value-type="float">
            <text:p>4591299</text:p>
          </table:table-cell>
          <table:table-cell/>
          <table:table-cell office:value-type="float" office:value="5176465" calcext:value-type="float">
            <text:p>5176465</text:p>
          </table:table-cell>
          <table:table-cell/>
          <table:table-cell office:value-type="float" office:value="5528790" calcext:value-type="float">
            <text:p>5528790</text:p>
          </table:table-cell>
          <table:table-cell/>
          <table:table-cell office:value-type="float" office:value="5617015" calcext:value-type="float">
            <text:p>561701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141003" calcext:value-type="float">
            <text:p>1141003</text:p>
          </table:table-cell>
          <table:table-cell/>
          <table:table-cell office:value-type="float" office:value="2137649" calcext:value-type="float">
            <text:p>2137649</text:p>
          </table:table-cell>
          <table:table-cell/>
          <table:table-cell office:value-type="float" office:value="3331227" calcext:value-type="float">
            <text:p>3331227</text:p>
          </table:table-cell>
          <table:table-cell/>
          <table:table-cell office:value-type="float" office:value="4844031" calcext:value-type="float">
            <text:p>4844031</text:p>
          </table:table-cell>
          <table:table-cell/>
          <table:table-cell office:value-type="float" office:value="6193542" calcext:value-type="float">
            <text:p>6193542</text:p>
          </table:table-cell>
          <table:table-cell/>
          <table:table-cell office:value-type="float" office:value="6879472" calcext:value-type="float">
            <text:p>6879472</text:p>
          </table:table-cell>
          <table:table-cell/>
          <table:table-cell office:value-type="float" office:value="7822214" calcext:value-type="float">
            <text:p>7822214</text:p>
          </table:table-cell>
          <table:table-cell/>
          <table:table-cell office:value-type="float" office:value="7939841" calcext:value-type="float">
            <text:p>7939841</text:p>
          </table:table-cell>
          <table:table-cell/>
          <table:table-cell office:value-type="float" office:value="7822214" calcext:value-type="float">
            <text:p>782221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191536" calcext:value-type="float">
            <text:p>1191536</text:p>
          </table:table-cell>
          <table:table-cell/>
          <table:table-cell office:value-type="float" office:value="2055472" calcext:value-type="float">
            <text:p>2055472</text:p>
          </table:table-cell>
          <table:table-cell/>
          <table:table-cell office:value-type="float" office:value="3537685" calcext:value-type="float">
            <text:p>3537685</text:p>
          </table:table-cell>
          <table:table-cell/>
          <table:table-cell office:value-type="float" office:value="5333328" calcext:value-type="float">
            <text:p>5333328</text:p>
          </table:table-cell>
          <table:table-cell/>
          <table:table-cell office:value-type="float" office:value="7039993" calcext:value-type="float">
            <text:p>7039993</text:p>
          </table:table-cell>
          <table:table-cell/>
          <table:table-cell office:value-type="float" office:value="8201933" calcext:value-type="float">
            <text:p>8201933</text:p>
          </table:table-cell>
          <table:table-cell/>
          <table:table-cell office:value-type="float" office:value="8930223" calcext:value-type="float">
            <text:p>8930223</text:p>
          </table:table-cell>
          <table:table-cell/>
          <table:table-cell office:value-type="float" office:value="10033244" calcext:value-type="float">
            <text:p>10033244</text:p>
          </table:table-cell>
          <table:table-cell/>
          <table:table-cell office:value-type="float" office:value="10227592" calcext:value-type="float">
            <text:p>10227592</text:p>
          </table:table-cell>
          <table:table-cell/>
          <table:table-cell office:value-type="float" office:value="9263148" calcext:value-type="float">
            <text:p>926314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78650" calcext:value-type="float">
            <text:p>1078650</text:p>
          </table:table-cell>
          <table:table-cell/>
          <table:table-cell office:value-type="float" office:value="1850600" calcext:value-type="float">
            <text:p>1850600</text:p>
          </table:table-cell>
          <table:table-cell/>
          <table:table-cell office:value-type="float" office:value="2981994" calcext:value-type="float">
            <text:p>2981994</text:p>
          </table:table-cell>
          <table:table-cell/>
          <table:table-cell office:value-type="float" office:value="4458043" calcext:value-type="float">
            <text:p>4458043</text:p>
          </table:table-cell>
          <table:table-cell/>
          <table:table-cell office:value-type="float" office:value="5987237" calcext:value-type="float">
            <text:p>5987237</text:p>
          </table:table-cell>
          <table:table-cell/>
          <table:table-cell office:value-type="float" office:value="5924257" calcext:value-type="float">
            <text:p>5924257</text:p>
          </table:table-cell>
          <table:table-cell/>
          <table:table-cell office:value-type="float" office:value="6012805" calcext:value-type="float">
            <text:p>6012805</text:p>
          </table:table-cell>
          <table:table-cell/>
          <table:table-cell office:value-type="float" office:value="7563108" calcext:value-type="float">
            <text:p>7563108</text:p>
          </table:table-cell>
          <table:table-cell/>
          <table:table-cell office:value-type="float" office:value="7245275" calcext:value-type="float">
            <text:p>7245275</text:p>
          </table:table-cell>
          <table:table-cell/>
          <table:table-cell office:value-type="float" office:value="5528790" calcext:value-type="float">
            <text:p>5528790</text:p>
          </table:table-cell>
          <table:table-cell/>
          <table:table-cell office:value-type="float" office:value="5429300" calcext:value-type="float">
            <text:p>542930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064380" calcext:value-type="float">
            <text:p>1064380</text:p>
          </table:table-cell>
          <table:table-cell/>
          <table:table-cell office:value-type="float" office:value="1893107" calcext:value-type="float">
            <text:p>1893107</text:p>
          </table:table-cell>
          <table:table-cell/>
          <table:table-cell office:value-type="float" office:value="3008008" calcext:value-type="float">
            <text:p>3008008</text:p>
          </table:table-cell>
          <table:table-cell/>
          <table:table-cell office:value-type="float" office:value="4356880" calcext:value-type="float">
            <text:p>4356880</text:p>
          </table:table-cell>
          <table:table-cell/>
          <table:table-cell office:value-type="float" office:value="5624495" calcext:value-type="float">
            <text:p>5624495</text:p>
          </table:table-cell>
          <table:table-cell/>
          <table:table-cell office:value-type="float" office:value="5683142" calcext:value-type="float">
            <text:p>5683142</text:p>
          </table:table-cell>
          <table:table-cell/>
          <table:table-cell office:value-type="float" office:value="5633872" calcext:value-type="float">
            <text:p>5633872</text:p>
          </table:table-cell>
          <table:table-cell/>
          <table:table-cell office:value-type="float" office:value="6981811" calcext:value-type="float">
            <text:p>6981811</text:p>
          </table:table-cell>
          <table:table-cell/>
          <table:table-cell office:value-type="float" office:value="6342336" calcext:value-type="float">
            <text:p>6342336</text:p>
          </table:table-cell>
          <table:table-cell/>
          <table:table-cell office:value-type="float" office:value="6777370" calcext:value-type="float">
            <text:p>6777370</text:p>
          </table:table-cell>
          <table:table-cell/>
          <table:table-cell office:value-type="float" office:value="4253772" calcext:value-type="float">
            <text:p>4253772</text:p>
          </table:table-cell>
          <table:table-cell/>
          <table:table-cell office:value-type="float" office:value="5113796" calcext:value-type="float">
            <text:p>511379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052709" calcext:value-type="float">
            <text:p>1052709</text:p>
          </table:table-cell>
          <table:table-cell/>
          <table:table-cell office:value-type="float" office:value="1872649" calcext:value-type="float">
            <text:p>1872649</text:p>
          </table:table-cell>
          <table:table-cell/>
          <table:table-cell office:value-type="float" office:value="3107021" calcext:value-type="float">
            <text:p>3107021</text:p>
          </table:table-cell>
          <table:table-cell/>
          <table:table-cell office:value-type="float" office:value="3990548" calcext:value-type="float">
            <text:p>3990548</text:p>
          </table:table-cell>
          <table:table-cell/>
          <table:table-cell office:value-type="float" office:value="5205972" calcext:value-type="float">
            <text:p>5205972</text:p>
          </table:table-cell>
          <table:table-cell/>
          <table:table-cell office:value-type="float" office:value="5123099" calcext:value-type="float">
            <text:p>5123099</text:p>
          </table:table-cell>
          <table:table-cell/>
          <table:table-cell office:value-type="float" office:value="5782335" calcext:value-type="float">
            <text:p>5782335</text:p>
          </table:table-cell>
          <table:table-cell/>
          <table:table-cell office:value-type="float" office:value="6233530" calcext:value-type="float">
            <text:p>6233530</text:p>
          </table:table-cell>
          <table:table-cell/>
          <table:table-cell office:value-type="float" office:value="6551370" calcext:value-type="float">
            <text:p>6551370</text:p>
          </table:table-cell>
          <table:table-cell/>
          <table:table-cell office:value-type="float" office:value="5456477" calcext:value-type="float">
            <text:p>5456477</text:p>
          </table:table-cell>
          <table:table-cell/>
          <table:table-cell office:value-type="float" office:value="4806823" calcext:value-type="float">
            <text:p>4806823</text:p>
          </table:table-cell>
          <table:table-cell/>
          <table:table-cell office:value-type="float" office:value="4472203" calcext:value-type="float">
            <text:p>4472203</text:p>
          </table:table-cell>
          <table:table-cell/>
          <table:table-cell office:value-type="float" office:value="4625235" calcext:value-type="float">
            <text:p>46252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41029" calcext:value-type="float">
            <text:p>5541029</text:p>
          </table:table-cell>
          <table:table-cell/>
          <table:table-cell office:value-type="float" office:value="6192974" calcext:value-type="float">
            <text:p>6192974</text:p>
          </table:table-cell>
          <table:table-cell/>
          <table:table-cell office:value-type="float" office:value="6430440" calcext:value-type="float">
            <text:p>6430440</text:p>
          </table:table-cell>
          <table:table-cell/>
          <table:table-cell office:value-type="float" office:value="6742212" calcext:value-type="float">
            <text:p>6742212</text:p>
          </table:table-cell>
          <table:table-cell/>
          <table:table-cell office:value-type="float" office:value="6612909" calcext:value-type="float">
            <text:p>6612909</text:p>
          </table:table-cell>
          <table:table-cell/>
          <table:table-cell office:value-type="float" office:value="5509859" calcext:value-type="float">
            <text:p>5509859</text:p>
          </table:table-cell>
          <table:table-cell/>
          <table:table-cell office:value-type="float" office:value="5009928" calcext:value-type="float">
            <text:p>5009928</text:p>
          </table:table-cell>
          <table:table-cell/>
          <table:table-cell office:value-type="float" office:value="4648138" calcext:value-type="float">
            <text:p>4648138</text:p>
          </table:table-cell>
          <table:table-cell/>
          <table:table-cell office:value-type="float" office:value="4569878" calcext:value-type="float">
            <text:p>45698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29414" calcext:value-type="float">
            <text:p>5629414</text:p>
          </table:table-cell>
          <table:table-cell/>
          <table:table-cell office:value-type="float" office:value="6244473" calcext:value-type="float">
            <text:p>6244473</text:p>
          </table:table-cell>
          <table:table-cell/>
          <table:table-cell office:value-type="float" office:value="6641829" calcext:value-type="float">
            <text:p>6641829</text:p>
          </table:table-cell>
          <table:table-cell/>
          <table:table-cell office:value-type="float" office:value="7079817" calcext:value-type="float">
            <text:p>7079817</text:p>
          </table:table-cell>
          <table:table-cell/>
          <table:table-cell office:value-type="float" office:value="7298086" calcext:value-type="float">
            <text:p>7298086</text:p>
          </table:table-cell>
          <table:table-cell/>
          <table:table-cell office:value-type="float" office:value="5979291" calcext:value-type="float">
            <text:p>5979291</text:p>
          </table:table-cell>
          <table:table-cell/>
          <table:table-cell office:value-type="float" office:value="5681948" calcext:value-type="float">
            <text:p>5681948</text:p>
          </table:table-cell>
          <table:table-cell/>
          <table:table-cell office:value-type="float" office:value="5204569" calcext:value-type="float">
            <text:p>5204569</text:p>
          </table:table-cell>
          <table:table-cell/>
          <table:table-cell office:value-type="float" office:value="4948666" calcext:value-type="float">
            <text:p>49486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34434" calcext:value-type="float">
            <text:p>3734434</text:p>
          </table:table-cell>
          <table:table-cell/>
          <table:table-cell office:value-type="float" office:value="6224774" calcext:value-type="float">
            <text:p>6224774</text:p>
          </table:table-cell>
          <table:table-cell/>
          <table:table-cell office:value-type="float" office:value="5865642" calcext:value-type="float">
            <text:p>5865642</text:p>
          </table:table-cell>
          <table:table-cell/>
          <table:table-cell office:value-type="float" office:value="6848971" calcext:value-type="float">
            <text:p>6848971</text:p>
          </table:table-cell>
          <table:table-cell/>
          <table:table-cell office:value-type="float" office:value="6930263" calcext:value-type="float">
            <text:p>6930263</text:p>
          </table:table-cell>
          <table:table-cell/>
          <table:table-cell office:value-type="float" office:value="6020706" calcext:value-type="float">
            <text:p>6020706</text:p>
          </table:table-cell>
          <table:table-cell/>
          <table:table-cell office:value-type="float" office:value="6002125" calcext:value-type="float">
            <text:p>6002125</text:p>
          </table:table-cell>
          <table:table-cell/>
          <table:table-cell office:value-type="float" office:value="5018484" calcext:value-type="float">
            <text:p>5018484</text:p>
          </table:table-cell>
          <table:table-cell/>
          <table:table-cell office:value-type="float" office:value="4584370" calcext:value-type="float">
            <text:p>4584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35570" calcext:value-type="float">
            <text:p>5835570</text:p>
          </table:table-cell>
          <table:table-cell/>
          <table:table-cell office:value-type="float" office:value="6543995" calcext:value-type="float">
            <text:p>6543995</text:p>
          </table:table-cell>
          <table:table-cell/>
          <table:table-cell office:value-type="float" office:value="7176800" calcext:value-type="float">
            <text:p>7176800</text:p>
          </table:table-cell>
          <table:table-cell/>
          <table:table-cell office:value-type="float" office:value="7275695" calcext:value-type="float">
            <text:p>7275695</text:p>
          </table:table-cell>
          <table:table-cell/>
          <table:table-cell office:value-type="float" office:value="7399464" calcext:value-type="float">
            <text:p>7399464</text:p>
          </table:table-cell>
          <table:table-cell/>
          <table:table-cell office:value-type="float" office:value="6330084" calcext:value-type="float">
            <text:p>6330084</text:p>
          </table:table-cell>
          <table:table-cell/>
          <table:table-cell office:value-type="float" office:value="4478463" calcext:value-type="float">
            <text:p>4478463</text:p>
          </table:table-cell>
          <table:table-cell/>
          <table:table-cell office:value-type="float" office:value="5485931" calcext:value-type="float">
            <text:p>5485931</text:p>
          </table:table-cell>
          <table:table-cell/>
          <table:table-cell office:value-type="float" office:value="5024781" calcext:value-type="float">
            <text:p>50247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80315" calcext:value-type="float">
            <text:p>5880315</text:p>
          </table:table-cell>
          <table:table-cell/>
          <table:table-cell office:value-type="float" office:value="6823989" calcext:value-type="float">
            <text:p>6823989</text:p>
          </table:table-cell>
          <table:table-cell/>
          <table:table-cell office:value-type="float" office:value="7058420" calcext:value-type="float">
            <text:p>7058420</text:p>
          </table:table-cell>
          <table:table-cell/>
          <table:table-cell office:value-type="float" office:value="7096217" calcext:value-type="float">
            <text:p>7096217</text:p>
          </table:table-cell>
          <table:table-cell/>
          <table:table-cell office:value-type="float" office:value="6313710" calcext:value-type="float">
            <text:p>6313710</text:p>
          </table:table-cell>
          <table:table-cell/>
          <table:table-cell office:value-type="float" office:value="6264696" calcext:value-type="float">
            <text:p>6264696</text:p>
          </table:table-cell>
          <table:table-cell/>
          <table:table-cell office:value-type="float" office:value="5648469" calcext:value-type="float">
            <text:p>5648469</text:p>
          </table:table-cell>
          <table:table-cell/>
          <table:table-cell office:value-type="float" office:value="5396488" calcext:value-type="float">
            <text:p>5396488</text:p>
          </table:table-cell>
          <table:table-cell/>
          <table:table-cell office:value-type="float" office:value="4536043" calcext:value-type="float">
            <text:p>45360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11140" calcext:value-type="float">
            <text:p>5211140</text:p>
          </table:table-cell>
          <table:table-cell/>
          <table:table-cell office:value-type="float" office:value="6477201" calcext:value-type="float">
            <text:p>6477201</text:p>
          </table:table-cell>
          <table:table-cell/>
          <table:table-cell office:value-type="float" office:value="5193907" calcext:value-type="float">
            <text:p>5193907</text:p>
          </table:table-cell>
          <table:table-cell/>
          <table:table-cell office:value-type="float" office:value="7030198" calcext:value-type="float">
            <text:p>7030198</text:p>
          </table:table-cell>
          <table:table-cell/>
          <table:table-cell office:value-type="float" office:value="7857083" calcext:value-type="float">
            <text:p>7857083</text:p>
          </table:table-cell>
          <table:table-cell/>
          <table:table-cell office:value-type="float" office:value="6122807" calcext:value-type="float">
            <text:p>6122807</text:p>
          </table:table-cell>
          <table:table-cell/>
          <table:table-cell office:value-type="float" office:value="5875969" calcext:value-type="float">
            <text:p>5875969</text:p>
          </table:table-cell>
          <table:table-cell/>
          <table:table-cell office:value-type="float" office:value="6058469" calcext:value-type="float">
            <text:p>6058469</text:p>
          </table:table-cell>
          <table:table-cell/>
          <table:table-cell office:value-type="float" office:value="5309667" calcext:value-type="float">
            <text:p>53096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98923" calcext:value-type="float">
            <text:p>6398923</text:p>
          </table:table-cell>
          <table:table-cell/>
          <table:table-cell office:value-type="float" office:value="7289575" calcext:value-type="float">
            <text:p>7289575</text:p>
          </table:table-cell>
          <table:table-cell/>
          <table:table-cell office:value-type="float" office:value="7831122" calcext:value-type="float">
            <text:p>7831122</text:p>
          </table:table-cell>
          <table:table-cell/>
          <table:table-cell office:value-type="float" office:value="8155416" calcext:value-type="float">
            <text:p>8155416</text:p>
          </table:table-cell>
          <table:table-cell/>
          <table:table-cell office:value-type="float" office:value="8422084" calcext:value-type="float">
            <text:p>8422084</text:p>
          </table:table-cell>
          <table:table-cell/>
          <table:table-cell office:value-type="float" office:value="6404419" calcext:value-type="float">
            <text:p>6404419</text:p>
          </table:table-cell>
          <table:table-cell/>
          <table:table-cell office:value-type="float" office:value="5824569" calcext:value-type="float">
            <text:p>5824569</text:p>
          </table:table-cell>
          <table:table-cell/>
          <table:table-cell office:value-type="float" office:value="5395700" calcext:value-type="float">
            <text:p>5395700</text:p>
          </table:table-cell>
          <table:table-cell/>
          <table:table-cell office:value-type="float" office:value="5565376" calcext:value-type="float">
            <text:p>55653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98528" calcext:value-type="float">
            <text:p>6498528</text:p>
          </table:table-cell>
          <table:table-cell/>
          <table:table-cell office:value-type="float" office:value="6911399" calcext:value-type="float">
            <text:p>6911399</text:p>
          </table:table-cell>
          <table:table-cell/>
          <table:table-cell office:value-type="float" office:value="7203256" calcext:value-type="float">
            <text:p>7203256</text:p>
          </table:table-cell>
          <table:table-cell/>
          <table:table-cell office:value-type="float" office:value="7687049" calcext:value-type="float">
            <text:p>7687049</text:p>
          </table:table-cell>
          <table:table-cell/>
          <table:table-cell office:value-type="float" office:value="7819966" calcext:value-type="float">
            <text:p>7819966</text:p>
          </table:table-cell>
          <table:table-cell/>
          <table:table-cell office:value-type="float" office:value="6201165" calcext:value-type="float">
            <text:p>6201165</text:p>
          </table:table-cell>
          <table:table-cell/>
          <table:table-cell office:value-type="float" office:value="5292612" calcext:value-type="float">
            <text:p>5292612</text:p>
          </table:table-cell>
          <table:table-cell/>
          <table:table-cell office:value-type="float" office:value="4565214" calcext:value-type="float">
            <text:p>4565214</text:p>
          </table:table-cell>
          <table:table-cell/>
          <table:table-cell office:value-type="float" office:value="4599842" calcext:value-type="float">
            <text:p>459984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40983" calcext:value-type="float">
            <text:p>540983</text:p>
          </table:table-cell>
          <table:table-cell/>
          <table:table-cell office:value-type="float" office:value="725274" calcext:value-type="float">
            <text:p>725274</text:p>
          </table:table-cell>
          <table:table-cell/>
          <table:table-cell office:value-type="float" office:value="1031249" calcext:value-type="float">
            <text:p>1031249</text:p>
          </table:table-cell>
          <table:table-cell/>
          <table:table-cell office:value-type="float" office:value="1346937" calcext:value-type="float">
            <text:p>1346937</text:p>
          </table:table-cell>
          <table:table-cell/>
          <table:table-cell office:value-type="float" office:value="2639997" calcext:value-type="float">
            <text:p>263999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92912" calcext:value-type="float">
            <text:p>692912</text:p>
          </table:table-cell>
          <table:table-cell/>
          <table:table-cell office:value-type="float" office:value="1019304" calcext:value-type="float">
            <text:p>1019304</text:p>
          </table:table-cell>
          <table:table-cell/>
          <table:table-cell office:value-type="float" office:value="1382197" calcext:value-type="float">
            <text:p>1382197</text:p>
          </table:table-cell>
          <table:table-cell/>
          <table:table-cell office:value-type="float" office:value="2111997" calcext:value-type="float">
            <text:p>2111997</text:p>
          </table:table-cell>
          <table:table-cell/>
          <table:table-cell office:value-type="float" office:value="2422015" calcext:value-type="float">
            <text:p>2422015</text:p>
          </table:table-cell>
          <table:table-cell/>
          <table:table-cell office:value-type="float" office:value="2563104" calcext:value-type="float">
            <text:p>256310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58619" calcext:value-type="float">
            <text:p>758619</text:p>
          </table:table-cell>
          <table:table-cell/>
          <table:table-cell office:value-type="float" office:value="1310172" calcext:value-type="float">
            <text:p>1310172</text:p>
          </table:table-cell>
          <table:table-cell/>
          <table:table-cell office:value-type="float" office:value="1955553" calcext:value-type="float">
            <text:p>1955553</text:p>
          </table:table-cell>
          <table:table-cell/>
          <table:table-cell office:value-type="float" office:value="2467287" calcext:value-type="float">
            <text:p>2467287</text:p>
          </table:table-cell>
          <table:table-cell/>
          <table:table-cell office:value-type="float" office:value="5126208" calcext:value-type="float">
            <text:p>5126208</text:p>
          </table:table-cell>
          <table:table-cell/>
          <table:table-cell office:value-type="float" office:value="5227717" calcext:value-type="float">
            <text:p>5227717</text:p>
          </table:table-cell>
          <table:table-cell/>
          <table:table-cell office:value-type="float" office:value="4934574" calcext:value-type="float">
            <text:p>493457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38760" calcext:value-type="float">
            <text:p>838760</text:p>
          </table:table-cell>
          <table:table-cell/>
          <table:table-cell office:value-type="float" office:value="1485230" calcext:value-type="float">
            <text:p>1485230</text:p>
          </table:table-cell>
          <table:table-cell/>
          <table:table-cell office:value-type="float" office:value="2514283" calcext:value-type="float">
            <text:p>2514283</text:p>
          </table:table-cell>
          <table:table-cell/>
          <table:table-cell office:value-type="float" office:value="4327864" calcext:value-type="float">
            <text:p>4327864</text:p>
          </table:table-cell>
          <table:table-cell/>
          <table:table-cell office:value-type="float" office:value="5999994" calcext:value-type="float">
            <text:p>5999994</text:p>
          </table:table-cell>
          <table:table-cell/>
          <table:table-cell office:value-type="float" office:value="7333326" calcext:value-type="float">
            <text:p>7333326</text:p>
          </table:table-cell>
          <table:table-cell/>
          <table:table-cell office:value-type="float" office:value="7542849" calcext:value-type="float">
            <text:p>7542849</text:p>
          </table:table-cell>
          <table:table-cell/>
          <table:table-cell office:value-type="float" office:value="7039993" calcext:value-type="float">
            <text:p>703999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33464" calcext:value-type="float">
            <text:p>833464</text:p>
          </table:table-cell>
          <table:table-cell/>
          <table:table-cell office:value-type="float" office:value="1635939" calcext:value-type="float">
            <text:p>1635939</text:p>
          </table:table-cell>
          <table:table-cell/>
          <table:table-cell office:value-type="float" office:value="2842527" calcext:value-type="float">
            <text:p>2842527</text:p>
          </table:table-cell>
          <table:table-cell/>
          <table:table-cell office:value-type="float" office:value="4778275" calcext:value-type="float">
            <text:p>4778275</text:p>
          </table:table-cell>
          <table:table-cell/>
          <table:table-cell office:value-type="float" office:value="7489354" calcext:value-type="float">
            <text:p>7489354</text:p>
          </table:table-cell>
          <table:table-cell/>
          <table:table-cell office:value-type="float" office:value="9513504" calcext:value-type="float">
            <text:p>9513504</text:p>
          </table:table-cell>
          <table:table-cell/>
          <table:table-cell office:value-type="float" office:value="8949143" calcext:value-type="float">
            <text:p>8949143</text:p>
          </table:table-cell>
          <table:table-cell/>
          <table:table-cell office:value-type="float" office:value="10720801" calcext:value-type="float">
            <text:p>10720801</text:p>
          </table:table-cell>
          <table:table-cell/>
          <table:table-cell office:value-type="float" office:value="9025632" calcext:value-type="float">
            <text:p>902563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53849" calcext:value-type="float">
            <text:p>853849</text:p>
          </table:table-cell>
          <table:table-cell/>
          <table:table-cell office:value-type="float" office:value="1531543" calcext:value-type="float">
            <text:p>1531543</text:p>
          </table:table-cell>
          <table:table-cell/>
          <table:table-cell office:value-type="float" office:value="2869562" calcext:value-type="float">
            <text:p>2869562</text:p>
          </table:table-cell>
          <table:table-cell/>
          <table:table-cell office:value-type="float" office:value="5113796" calcext:value-type="float">
            <text:p>5113796</text:p>
          </table:table-cell>
          <table:table-cell/>
          <table:table-cell office:value-type="float" office:value="8061060" calcext:value-type="float">
            <text:p>8061060</text:p>
          </table:table-cell>
          <table:table-cell/>
          <table:table-cell office:value-type="float" office:value="10666656" calcext:value-type="float">
            <text:p>10666656</text:p>
          </table:table-cell>
          <table:table-cell/>
          <table:table-cell office:value-type="float" office:value="12314856" calcext:value-type="float">
            <text:p>12314856</text:p>
          </table:table-cell>
          <table:table-cell/>
          <table:table-cell office:value-type="float" office:value="13283005" calcext:value-type="float">
            <text:p>13283005</text:p>
          </table:table-cell>
          <table:table-cell/>
          <table:table-cell office:value-type="float" office:value="13367075" calcext:value-type="float">
            <text:p>13367075</text:p>
          </table:table-cell>
          <table:table-cell/>
          <table:table-cell office:value-type="float" office:value="11324385" calcext:value-type="float">
            <text:p>113243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49898" calcext:value-type="float">
            <text:p>849898</text:p>
          </table:table-cell>
          <table:table-cell/>
          <table:table-cell office:value-type="float" office:value="1526285" calcext:value-type="float">
            <text:p>1526285</text:p>
          </table:table-cell>
          <table:table-cell/>
          <table:table-cell office:value-type="float" office:value="2835848" calcext:value-type="float">
            <text:p>2835848</text:p>
          </table:table-cell>
          <table:table-cell/>
          <table:table-cell office:value-type="float" office:value="5141808" calcext:value-type="float">
            <text:p>5141808</text:p>
          </table:table-cell>
          <table:table-cell/>
          <table:table-cell office:value-type="float" office:value="8414334" calcext:value-type="float">
            <text:p>8414334</text:p>
          </table:table-cell>
          <table:table-cell/>
          <table:table-cell office:value-type="float" office:value="11263989" calcext:value-type="float">
            <text:p>11263989</text:p>
          </table:table-cell>
          <table:table-cell/>
          <table:table-cell office:value-type="float" office:value="14009936" calcext:value-type="float">
            <text:p>14009936</text:p>
          </table:table-cell>
          <table:table-cell/>
          <table:table-cell office:value-type="float" office:value="15615511" calcext:value-type="float">
            <text:p>15615511</text:p>
          </table:table-cell>
          <table:table-cell/>
          <table:table-cell office:value-type="float" office:value="16499984" calcext:value-type="float">
            <text:p>16499984</text:p>
          </table:table-cell>
          <table:table-cell/>
          <table:table-cell office:value-type="float" office:value="10957187" calcext:value-type="float">
            <text:p>10957187</text:p>
          </table:table-cell>
          <table:table-cell/>
          <table:table-cell office:value-type="float" office:value="5273403" calcext:value-type="float">
            <text:p>527340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51869" calcext:value-type="float">
            <text:p>851869</text:p>
          </table:table-cell>
          <table:table-cell/>
          <table:table-cell office:value-type="float" office:value="1560541" calcext:value-type="float">
            <text:p>1560541</text:p>
          </table:table-cell>
          <table:table-cell/>
          <table:table-cell office:value-type="float" office:value="2965248" calcext:value-type="float">
            <text:p>2965248</text:p>
          </table:table-cell>
          <table:table-cell/>
          <table:table-cell office:value-type="float" office:value="5480370" calcext:value-type="float">
            <text:p>5480370</text:p>
          </table:table-cell>
          <table:table-cell/>
          <table:table-cell office:value-type="float" office:value="8598464" calcext:value-type="float">
            <text:p>8598464</text:p>
          </table:table-cell>
          <table:table-cell/>
          <table:table-cell office:value-type="float" office:value="12172898" calcext:value-type="float">
            <text:p>12172898</text:p>
          </table:table-cell>
          <table:table-cell/>
          <table:table-cell office:value-type="float" office:value="14795081" calcext:value-type="float">
            <text:p>14795081</text:p>
          </table:table-cell>
          <table:table-cell/>
          <table:table-cell office:value-type="float" office:value="16761888" calcext:value-type="float">
            <text:p>16761888</text:p>
          </table:table-cell>
          <table:table-cell/>
          <table:table-cell office:value-type="float" office:value="17879347" calcext:value-type="float">
            <text:p>17879347</text:p>
          </table:table-cell>
          <table:table-cell/>
          <table:table-cell office:value-type="float" office:value="14952197" calcext:value-type="float">
            <text:p>14952197</text:p>
          </table:table-cell>
          <table:table-cell/>
          <table:table-cell office:value-type="float" office:value="5594696" calcext:value-type="float">
            <text:p>5594696</text:p>
          </table:table-cell>
          <table:table-cell/>
          <table:table-cell office:value-type="float" office:value="4767489" calcext:value-type="float">
            <text:p>476748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31966" calcext:value-type="float">
            <text:p>831966</text:p>
          </table:table-cell>
          <table:table-cell/>
          <table:table-cell office:value-type="float" office:value="1577294" calcext:value-type="float">
            <text:p>1577294</text:p>
          </table:table-cell>
          <table:table-cell/>
          <table:table-cell office:value-type="float" office:value="3020916" calcext:value-type="float">
            <text:p>3020916</text:p>
          </table:table-cell>
          <table:table-cell/>
          <table:table-cell office:value-type="float" office:value="4999551" calcext:value-type="float">
            <text:p>4999551</text:p>
          </table:table-cell>
          <table:table-cell/>
          <table:table-cell office:value-type="float" office:value="8325195" calcext:value-type="float">
            <text:p>8325195</text:p>
          </table:table-cell>
          <table:table-cell/>
          <table:table-cell office:value-type="float" office:value="7176038" calcext:value-type="float">
            <text:p>7176038</text:p>
          </table:table-cell>
          <table:table-cell/>
          <table:table-cell office:value-type="float" office:value="14306506" calcext:value-type="float">
            <text:p>14306506</text:p>
          </table:table-cell>
          <table:table-cell/>
          <table:table-cell office:value-type="float" office:value="16532273" calcext:value-type="float">
            <text:p>16532273</text:p>
          </table:table-cell>
          <table:table-cell/>
          <table:table-cell office:value-type="float" office:value="18506006" calcext:value-type="float">
            <text:p>18506006</text:p>
          </table:table-cell>
          <table:table-cell/>
          <table:table-cell office:value-type="float" office:value="16770207" calcext:value-type="float">
            <text:p>16770207</text:p>
          </table:table-cell>
          <table:table-cell/>
          <table:table-cell office:value-type="float" office:value="5701361" calcext:value-type="float">
            <text:p>5701361</text:p>
          </table:table-cell>
          <table:table-cell/>
          <table:table-cell office:value-type="float" office:value="4634750" calcext:value-type="float">
            <text:p>4634750</text:p>
          </table:table-cell>
          <table:table-cell/>
          <table:table-cell office:value-type="float" office:value="4113447" calcext:value-type="float">
            <text:p>41134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42538" calcext:value-type="float">
            <text:p>9042538</text:p>
          </table:table-cell>
          <table:table-cell/>
          <table:table-cell office:value-type="float" office:value="12625431" calcext:value-type="float">
            <text:p>12625431</text:p>
          </table:table-cell>
          <table:table-cell/>
          <table:table-cell office:value-type="float" office:value="15816507" calcext:value-type="float">
            <text:p>15816507</text:p>
          </table:table-cell>
          <table:table-cell/>
          <table:table-cell office:value-type="float" office:value="18216693" calcext:value-type="float">
            <text:p>18216693</text:p>
          </table:table-cell>
          <table:table-cell/>
          <table:table-cell office:value-type="float" office:value="20301572" calcext:value-type="float">
            <text:p>20301572</text:p>
          </table:table-cell>
          <table:table-cell/>
          <table:table-cell office:value-type="float" office:value="17118524" calcext:value-type="float">
            <text:p>17118524</text:p>
          </table:table-cell>
          <table:table-cell/>
          <table:table-cell office:value-type="float" office:value="5820681" calcext:value-type="float">
            <text:p>5820681</text:p>
          </table:table-cell>
          <table:table-cell/>
          <table:table-cell office:value-type="float" office:value="4742732" calcext:value-type="float">
            <text:p>4742732</text:p>
          </table:table-cell>
          <table:table-cell/>
          <table:table-cell office:value-type="float" office:value="4130542" calcext:value-type="float">
            <text:p>41305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45322" calcext:value-type="float">
            <text:p>9145322</text:p>
          </table:table-cell>
          <table:table-cell/>
          <table:table-cell office:value-type="float" office:value="12713305" calcext:value-type="float">
            <text:p>12713305</text:p>
          </table:table-cell>
          <table:table-cell/>
          <table:table-cell office:value-type="float" office:value="15922708" calcext:value-type="float">
            <text:p>15922708</text:p>
          </table:table-cell>
          <table:table-cell/>
          <table:table-cell office:value-type="float" office:value="18716126" calcext:value-type="float">
            <text:p>18716126</text:p>
          </table:table-cell>
          <table:table-cell/>
          <table:table-cell office:value-type="float" office:value="21333312" calcext:value-type="float">
            <text:p>21333312</text:p>
          </table:table-cell>
          <table:table-cell/>
          <table:table-cell office:value-type="float" office:value="20791858" calcext:value-type="float">
            <text:p>20791858</text:p>
          </table:table-cell>
          <table:table-cell/>
          <table:table-cell office:value-type="float" office:value="6058622" calcext:value-type="float">
            <text:p>6058622</text:p>
          </table:table-cell>
          <table:table-cell/>
          <table:table-cell office:value-type="float" office:value="5135167" calcext:value-type="float">
            <text:p>5135167</text:p>
          </table:table-cell>
          <table:table-cell/>
          <table:table-cell office:value-type="float" office:value="2675743" calcext:value-type="float">
            <text:p>26757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80644" calcext:value-type="float">
            <text:p>9980644</text:p>
          </table:table-cell>
          <table:table-cell/>
          <table:table-cell office:value-type="float" office:value="8413810" calcext:value-type="float">
            <text:p>8413810</text:p>
          </table:table-cell>
          <table:table-cell/>
          <table:table-cell office:value-type="float" office:value="13524901" calcext:value-type="float">
            <text:p>13524901</text:p>
          </table:table-cell>
          <table:table-cell/>
          <table:table-cell office:value-type="float" office:value="19304180" calcext:value-type="float">
            <text:p>19304180</text:p>
          </table:table-cell>
          <table:table-cell/>
          <table:table-cell office:value-type="float" office:value="20595439" calcext:value-type="float">
            <text:p>20595439</text:p>
          </table:table-cell>
          <table:table-cell/>
          <table:table-cell office:value-type="float" office:value="21817104" calcext:value-type="float">
            <text:p>21817104</text:p>
          </table:table-cell>
          <table:table-cell/>
          <table:table-cell office:value-type="float" office:value="6646891" calcext:value-type="float">
            <text:p>6646891</text:p>
          </table:table-cell>
          <table:table-cell/>
          <table:table-cell office:value-type="float" office:value="5186794" calcext:value-type="float">
            <text:p>5186794</text:p>
          </table:table-cell>
          <table:table-cell/>
          <table:table-cell office:value-type="float" office:value="4609776" calcext:value-type="float">
            <text:p>4609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05454" calcext:value-type="float">
            <text:p>9705454</text:p>
          </table:table-cell>
          <table:table-cell/>
          <table:table-cell office:value-type="float" office:value="13330493" calcext:value-type="float">
            <text:p>13330493</text:p>
          </table:table-cell>
          <table:table-cell/>
          <table:table-cell office:value-type="float" office:value="16821862" calcext:value-type="float">
            <text:p>16821862</text:p>
          </table:table-cell>
          <table:table-cell/>
          <table:table-cell office:value-type="float" office:value="20250626" calcext:value-type="float">
            <text:p>20250626</text:p>
          </table:table-cell>
          <table:table-cell/>
          <table:table-cell office:value-type="float" office:value="23143201" calcext:value-type="float">
            <text:p>23143201</text:p>
          </table:table-cell>
          <table:table-cell/>
          <table:table-cell office:value-type="float" office:value="22632654" calcext:value-type="float">
            <text:p>22632654</text:p>
          </table:table-cell>
          <table:table-cell/>
          <table:table-cell office:value-type="float" office:value="6684529" calcext:value-type="float">
            <text:p>6684529</text:p>
          </table:table-cell>
          <table:table-cell/>
          <table:table-cell office:value-type="float" office:value="5414891" calcext:value-type="float">
            <text:p>5414891</text:p>
          </table:table-cell>
          <table:table-cell/>
          <table:table-cell office:value-type="float" office:value="4682273" calcext:value-type="float">
            <text:p>46822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07981" calcext:value-type="float">
            <text:p>9707981</text:p>
          </table:table-cell>
          <table:table-cell/>
          <table:table-cell office:value-type="float" office:value="13639886" calcext:value-type="float">
            <text:p>13639886</text:p>
          </table:table-cell>
          <table:table-cell/>
          <table:table-cell office:value-type="float" office:value="16863047" calcext:value-type="float">
            <text:p>16863047</text:p>
          </table:table-cell>
          <table:table-cell/>
          <table:table-cell office:value-type="float" office:value="21140624" calcext:value-type="float">
            <text:p>21140624</text:p>
          </table:table-cell>
          <table:table-cell/>
          <table:table-cell office:value-type="float" office:value="20471837" calcext:value-type="float">
            <text:p>20471837</text:p>
          </table:table-cell>
          <table:table-cell/>
          <table:table-cell office:value-type="float" office:value="22669663" calcext:value-type="float">
            <text:p>22669663</text:p>
          </table:table-cell>
          <table:table-cell/>
          <table:table-cell office:value-type="float" office:value="5475736" calcext:value-type="float">
            <text:p>5475736</text:p>
          </table:table-cell>
          <table:table-cell/>
          <table:table-cell office:value-type="float" office:value="5208530" calcext:value-type="float">
            <text:p>5208530</text:p>
          </table:table-cell>
          <table:table-cell/>
          <table:table-cell office:value-type="float" office:value="4067370" calcext:value-type="float">
            <text:p>40673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40544" calcext:value-type="float">
            <text:p>9840544</text:p>
          </table:table-cell>
          <table:table-cell/>
          <table:table-cell office:value-type="float" office:value="12695022" calcext:value-type="float">
            <text:p>12695022</text:p>
          </table:table-cell>
          <table:table-cell/>
          <table:table-cell office:value-type="float" office:value="10788938" calcext:value-type="float">
            <text:p>10788938</text:p>
          </table:table-cell>
          <table:table-cell/>
          <table:table-cell office:value-type="float" office:value="20660367" calcext:value-type="float">
            <text:p>20660367</text:p>
          </table:table-cell>
          <table:table-cell/>
          <table:table-cell office:value-type="float" office:value="23365484" calcext:value-type="float">
            <text:p>23365484</text:p>
          </table:table-cell>
          <table:table-cell/>
          <table:table-cell office:value-type="float" office:value="23132804" calcext:value-type="float">
            <text:p>23132804</text:p>
          </table:table-cell>
          <table:table-cell/>
          <table:table-cell office:value-type="float" office:value="5152883" calcext:value-type="float">
            <text:p>5152883</text:p>
          </table:table-cell>
          <table:table-cell/>
          <table:table-cell office:value-type="float" office:value="5641426" calcext:value-type="float">
            <text:p>5641426</text:p>
          </table:table-cell>
          <table:table-cell/>
          <table:table-cell office:value-type="float" office:value="4726335" calcext:value-type="float">
            <text:p>47263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30174" calcext:value-type="float">
            <text:p>10130174</text:p>
          </table:table-cell>
          <table:table-cell/>
          <table:table-cell office:value-type="float" office:value="13699200" calcext:value-type="float">
            <text:p>13699200</text:p>
          </table:table-cell>
          <table:table-cell/>
          <table:table-cell office:value-type="float" office:value="17257239" calcext:value-type="float">
            <text:p>17257239</text:p>
          </table:table-cell>
          <table:table-cell/>
          <table:table-cell office:value-type="float" office:value="21209248" calcext:value-type="float">
            <text:p>21209248</text:p>
          </table:table-cell>
          <table:table-cell/>
          <table:table-cell office:value-type="float" office:value="20197105" calcext:value-type="float">
            <text:p>20197105</text:p>
          </table:table-cell>
          <table:table-cell/>
          <table:table-cell office:value-type="float" office:value="23646507" calcext:value-type="float">
            <text:p>23646507</text:p>
          </table:table-cell>
          <table:table-cell/>
          <table:table-cell office:value-type="float" office:value="6394477" calcext:value-type="float">
            <text:p>6394477</text:p>
          </table:table-cell>
          <table:table-cell/>
          <table:table-cell office:value-type="float" office:value="4512764" calcext:value-type="float">
            <text:p>4512764</text:p>
          </table:table-cell>
          <table:table-cell/>
          <table:table-cell office:value-type="float" office:value="4845822" calcext:value-type="float">
            <text:p>48458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82187" calcext:value-type="float">
            <text:p>9982187</text:p>
          </table:table-cell>
          <table:table-cell/>
          <table:table-cell office:value-type="float" office:value="13760826" calcext:value-type="float">
            <text:p>13760826</text:p>
          </table:table-cell>
          <table:table-cell/>
          <table:table-cell office:value-type="float" office:value="15461423" calcext:value-type="float">
            <text:p>15461423</text:p>
          </table:table-cell>
          <table:table-cell/>
          <table:table-cell office:value-type="float" office:value="18662305" calcext:value-type="float">
            <text:p>18662305</text:p>
          </table:table-cell>
          <table:table-cell/>
          <table:table-cell office:value-type="float" office:value="19564426" calcext:value-type="float">
            <text:p>19564426</text:p>
          </table:table-cell>
          <table:table-cell/>
          <table:table-cell office:value-type="float" office:value="22600310" calcext:value-type="float">
            <text:p>22600310</text:p>
          </table:table-cell>
          <table:table-cell/>
          <table:table-cell office:value-type="float" office:value="5094108" calcext:value-type="float">
            <text:p>5094108</text:p>
          </table:table-cell>
          <table:table-cell/>
          <table:table-cell office:value-type="float" office:value="4120100" calcext:value-type="float">
            <text:p>4120100</text:p>
          </table:table-cell>
          <table:table-cell/>
          <table:table-cell office:value-type="float" office:value="4088533" calcext:value-type="float">
            <text:p>408853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450548" calcext:value-type="float">
            <text:p>1450548</text:p>
          </table:table-cell>
          <table:table-cell/>
          <table:table-cell office:value-type="float" office:value="2399997" calcext:value-type="float">
            <text:p>2399997</text:p>
          </table:table-cell>
          <table:table-cell/>
          <table:table-cell office:value-type="float" office:value="3473680" calcext:value-type="float">
            <text:p>3473680</text:p>
          </table:table-cell>
          <table:table-cell/>
          <table:table-cell office:value-type="float" office:value="4714281" calcext:value-type="float">
            <text:p>4714281</text:p>
          </table:table-cell>
          <table:table-cell/>
          <table:table-cell office:value-type="float" office:value="4888884" calcext:value-type="float">
            <text:p>488888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483144" calcext:value-type="float">
            <text:p>1483144</text:p>
          </table:table-cell>
          <table:table-cell/>
          <table:table-cell office:value-type="float" office:value="2721646" calcext:value-type="float">
            <text:p>2721646</text:p>
          </table:table-cell>
          <table:table-cell/>
          <table:table-cell office:value-type="float" office:value="4327864" calcext:value-type="float">
            <text:p>4327864</text:p>
          </table:table-cell>
          <table:table-cell/>
          <table:table-cell office:value-type="float" office:value="5866660" calcext:value-type="float">
            <text:p>5866660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530433" calcext:value-type="float">
            <text:p>1530433</text:p>
          </table:table-cell>
          <table:table-cell/>
          <table:table-cell office:value-type="float" office:value="2693874" calcext:value-type="float">
            <text:p>2693874</text:p>
          </table:table-cell>
          <table:table-cell/>
          <table:table-cell office:value-type="float" office:value="4799995" calcext:value-type="float">
            <text:p>4799995</text:p>
          </table:table-cell>
          <table:table-cell/>
          <table:table-cell office:value-type="float" office:value="6769224" calcext:value-type="float">
            <text:p>6769224</text:p>
          </table:table-cell>
          <table:table-cell/>
          <table:table-cell office:value-type="float" office:value="9103439" calcext:value-type="float">
            <text:p>9103439</text:p>
          </table:table-cell>
          <table:table-cell/>
          <table:table-cell office:value-type="float" office:value="9263148" calcext:value-type="float">
            <text:p>9263148</text:p>
          </table:table-cell>
          <table:table-cell/>
          <table:table-cell office:value-type="float" office:value="8655729" calcext:value-type="float">
            <text:p>865572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73210" calcext:value-type="float">
            <text:p>1373210</text:p>
          </table:table-cell>
          <table:table-cell/>
          <table:table-cell office:value-type="float" office:value="2438796" calcext:value-type="float">
            <text:p>2438796</text:p>
          </table:table-cell>
          <table:table-cell/>
          <table:table-cell office:value-type="float" office:value="3984901" calcext:value-type="float">
            <text:p>3984901</text:p>
          </table:table-cell>
          <table:table-cell/>
          <table:table-cell office:value-type="float" office:value="7333326" calcext:value-type="float">
            <text:p>7333326</text:p>
          </table:table-cell>
          <table:table-cell/>
          <table:table-cell office:value-type="float" office:value="9869149" calcext:value-type="float">
            <text:p>9869149</text:p>
          </table:table-cell>
          <table:table-cell/>
          <table:table-cell office:value-type="float" office:value="11604384" calcext:value-type="float">
            <text:p>11604384</text:p>
          </table:table-cell>
          <table:table-cell/>
          <table:table-cell office:value-type="float" office:value="11999988" calcext:value-type="float">
            <text:p>11999988</text:p>
          </table:table-cell>
          <table:table-cell/>
          <table:table-cell office:value-type="float" office:value="10252417" calcext:value-type="float">
            <text:p>1025241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84916" calcext:value-type="float">
            <text:p>1384916</text:p>
          </table:table-cell>
          <table:table-cell/>
          <table:table-cell office:value-type="float" office:value="2659947" calcext:value-type="float">
            <text:p>2659947</text:p>
          </table:table-cell>
          <table:table-cell/>
          <table:table-cell office:value-type="float" office:value="4363632" calcext:value-type="float">
            <text:p>4363632</text:p>
          </table:table-cell>
          <table:table-cell/>
          <table:table-cell office:value-type="float" office:value="6579432" calcext:value-type="float">
            <text:p>6579432</text:p>
          </table:table-cell>
          <table:table-cell/>
          <table:table-cell office:value-type="float" office:value="12068559" calcext:value-type="float">
            <text:p>12068559</text:p>
          </table:table-cell>
          <table:table-cell/>
          <table:table-cell office:value-type="float" office:value="14565503" calcext:value-type="float">
            <text:p>14565503</text:p>
          </table:table-cell>
          <table:table-cell/>
          <table:table-cell office:value-type="float" office:value="15879683" calcext:value-type="float">
            <text:p>15879683</text:p>
          </table:table-cell>
          <table:table-cell/>
          <table:table-cell office:value-type="float" office:value="15194229" calcext:value-type="float">
            <text:p>15194229</text:p>
          </table:table-cell>
          <table:table-cell/>
          <table:table-cell office:value-type="float" office:value="12722879" calcext:value-type="float">
            <text:p>1272287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396824" calcext:value-type="float">
            <text:p>1396824</text:p>
          </table:table-cell>
          <table:table-cell/>
          <table:table-cell office:value-type="float" office:value="2509801" calcext:value-type="float">
            <text:p>2509801</text:p>
          </table:table-cell>
          <table:table-cell/>
          <table:table-cell office:value-type="float" office:value="4240959" calcext:value-type="float">
            <text:p>4240959</text:p>
          </table:table-cell>
          <table:table-cell/>
          <table:table-cell office:value-type="float" office:value="6812896" calcext:value-type="float">
            <text:p>6812896</text:p>
          </table:table-cell>
          <table:table-cell/>
          <table:table-cell office:value-type="float" office:value="8892622" calcext:value-type="float">
            <text:p>8892622</text:p>
          </table:table-cell>
          <table:table-cell/>
          <table:table-cell office:value-type="float" office:value="15529396" calcext:value-type="float">
            <text:p>15529396</text:p>
          </table:table-cell>
          <table:table-cell/>
          <table:table-cell office:value-type="float" office:value="17032241" calcext:value-type="float">
            <text:p>17032241</text:p>
          </table:table-cell>
          <table:table-cell/>
          <table:table-cell office:value-type="float" office:value="18285696" calcext:value-type="float">
            <text:p>18285696</text:p>
          </table:table-cell>
          <table:table-cell/>
          <table:table-cell office:value-type="float" office:value="17311458" calcext:value-type="float">
            <text:p>17311458</text:p>
          </table:table-cell>
          <table:table-cell/>
          <table:table-cell office:value-type="float" office:value="10971417" calcext:value-type="float">
            <text:p>1097141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58247" calcext:value-type="float">
            <text:p>1058247</text:p>
          </table:table-cell>
          <table:table-cell/>
          <table:table-cell office:value-type="float" office:value="1612212" calcext:value-type="float">
            <text:p>1612212</text:p>
          </table:table-cell>
          <table:table-cell/>
          <table:table-cell office:value-type="float" office:value="2415782" calcext:value-type="float">
            <text:p>2415782</text:p>
          </table:table-cell>
          <table:table-cell/>
          <table:table-cell office:value-type="float" office:value="3669848" calcext:value-type="float">
            <text:p>3669848</text:p>
          </table:table-cell>
          <table:table-cell/>
          <table:table-cell office:value-type="float" office:value="4719548" calcext:value-type="float">
            <text:p>4719548</text:p>
          </table:table-cell>
          <table:table-cell/>
          <table:table-cell office:value-type="float" office:value="5870737" calcext:value-type="float">
            <text:p>5870737</text:p>
          </table:table-cell>
          <table:table-cell/>
          <table:table-cell office:value-type="float" office:value="18167724" calcext:value-type="float">
            <text:p>18167724</text:p>
          </table:table-cell>
          <table:table-cell/>
          <table:table-cell office:value-type="float" office:value="19646492" calcext:value-type="float">
            <text:p>19646492</text:p>
          </table:table-cell>
          <table:table-cell/>
          <table:table-cell office:value-type="float" office:value="19420670" calcext:value-type="float">
            <text:p>19420670</text:p>
          </table:table-cell>
          <table:table-cell/>
          <table:table-cell office:value-type="float" office:value="1444348" calcext:value-type="float">
            <text:p>1444348</text:p>
          </table:table-cell>
          <table:table-cell/>
          <table:table-cell office:value-type="float" office:value="5778380" calcext:value-type="float">
            <text:p>577838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013617" calcext:value-type="float">
            <text:p>1013617</text:p>
          </table:table-cell>
          <table:table-cell/>
          <table:table-cell office:value-type="float" office:value="1571280" calcext:value-type="float">
            <text:p>1571280</text:p>
          </table:table-cell>
          <table:table-cell/>
          <table:table-cell office:value-type="float" office:value="2203440" calcext:value-type="float">
            <text:p>2203440</text:p>
          </table:table-cell>
          <table:table-cell/>
          <table:table-cell office:value-type="float" office:value="3334514" calcext:value-type="float">
            <text:p>3334514</text:p>
          </table:table-cell>
          <table:table-cell/>
          <table:table-cell office:value-type="float" office:value="4855167" calcext:value-type="float">
            <text:p>4855167</text:p>
          </table:table-cell>
          <table:table-cell/>
          <table:table-cell office:value-type="float" office:value="5398077" calcext:value-type="float">
            <text:p>5398077</text:p>
          </table:table-cell>
          <table:table-cell/>
          <table:table-cell office:value-type="float" office:value="6086449" calcext:value-type="float">
            <text:p>6086449</text:p>
          </table:table-cell>
          <table:table-cell/>
          <table:table-cell office:value-type="float" office:value="20833518" calcext:value-type="float">
            <text:p>20833518</text:p>
          </table:table-cell>
          <table:table-cell/>
          <table:table-cell office:value-type="float" office:value="20962758" calcext:value-type="float">
            <text:p>20962758</text:p>
          </table:table-cell>
          <table:table-cell/>
          <table:table-cell office:value-type="float" office:value="18690247" calcext:value-type="float">
            <text:p>18690247</text:p>
          </table:table-cell>
          <table:table-cell/>
          <table:table-cell office:value-type="float" office:value="5820180" calcext:value-type="float">
            <text:p>5820180</text:p>
          </table:table-cell>
          <table:table-cell/>
          <table:table-cell office:value-type="float" office:value="5230954" calcext:value-type="float">
            <text:p>523095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966230" calcext:value-type="float">
            <text:p>966230</text:p>
          </table:table-cell>
          <table:table-cell/>
          <table:table-cell office:value-type="float" office:value="1542096" calcext:value-type="float">
            <text:p>1542096</text:p>
          </table:table-cell>
          <table:table-cell/>
          <table:table-cell office:value-type="float" office:value="2184072" calcext:value-type="float">
            <text:p>2184072</text:p>
          </table:table-cell>
          <table:table-cell/>
          <table:table-cell office:value-type="float" office:value="2835848" calcext:value-type="float">
            <text:p>2835848</text:p>
          </table:table-cell>
          <table:table-cell/>
          <table:table-cell office:value-type="float" office:value="4275840" calcext:value-type="float">
            <text:p>4275840</text:p>
          </table:table-cell>
          <table:table-cell/>
          <table:table-cell office:value-type="float" office:value="3593361" calcext:value-type="float">
            <text:p>3593361</text:p>
          </table:table-cell>
          <table:table-cell/>
          <table:table-cell office:value-type="float" office:value="5021094" calcext:value-type="float">
            <text:p>5021094</text:p>
          </table:table-cell>
          <table:table-cell/>
          <table:table-cell office:value-type="float" office:value="5901496" calcext:value-type="float">
            <text:p>5901496</text:p>
          </table:table-cell>
          <table:table-cell/>
          <table:table-cell office:value-type="float" office:value="22319661" calcext:value-type="float">
            <text:p>22319661</text:p>
          </table:table-cell>
          <table:table-cell/>
          <table:table-cell office:value-type="float" office:value="19738298" calcext:value-type="float">
            <text:p>19738298</text:p>
          </table:table-cell>
          <table:table-cell/>
          <table:table-cell office:value-type="float" office:value="6508468" calcext:value-type="float">
            <text:p>6508468</text:p>
          </table:table-cell>
          <table:table-cell/>
          <table:table-cell office:value-type="float" office:value="4564015" calcext:value-type="float">
            <text:p>4564015</text:p>
          </table:table-cell>
          <table:table-cell/>
          <table:table-cell office:value-type="float" office:value="4720867" calcext:value-type="float">
            <text:p>47208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03242" calcext:value-type="float">
            <text:p>4203242</text:p>
          </table:table-cell>
          <table:table-cell/>
          <table:table-cell office:value-type="float" office:value="4735421" calcext:value-type="float">
            <text:p>4735421</text:p>
          </table:table-cell>
          <table:table-cell/>
          <table:table-cell office:value-type="float" office:value="5015877" calcext:value-type="float">
            <text:p>5015877</text:p>
          </table:table-cell>
          <table:table-cell/>
          <table:table-cell office:value-type="float" office:value="5220045" calcext:value-type="float">
            <text:p>5220045</text:p>
          </table:table-cell>
          <table:table-cell/>
          <table:table-cell office:value-type="float" office:value="6786216" calcext:value-type="float">
            <text:p>6786216</text:p>
          </table:table-cell>
          <table:table-cell/>
          <table:table-cell office:value-type="float" office:value="19005605" calcext:value-type="float">
            <text:p>19005605</text:p>
          </table:table-cell>
          <table:table-cell/>
          <table:table-cell office:value-type="float" office:value="6772615" calcext:value-type="float">
            <text:p>6772615</text:p>
          </table:table-cell>
          <table:table-cell/>
          <table:table-cell office:value-type="float" office:value="5043200" calcext:value-type="float">
            <text:p>5043200</text:p>
          </table:table-cell>
          <table:table-cell/>
          <table:table-cell office:value-type="float" office:value="4754075" calcext:value-type="float">
            <text:p>47540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48466" calcext:value-type="float">
            <text:p>3948466</text:p>
          </table:table-cell>
          <table:table-cell/>
          <table:table-cell office:value-type="float" office:value="4488539" calcext:value-type="float">
            <text:p>4488539</text:p>
          </table:table-cell>
          <table:table-cell/>
          <table:table-cell office:value-type="float" office:value="4822601" calcext:value-type="float">
            <text:p>4822601</text:p>
          </table:table-cell>
          <table:table-cell/>
          <table:table-cell office:value-type="float" office:value="4801529" calcext:value-type="float">
            <text:p>4801529</text:p>
          </table:table-cell>
          <table:table-cell/>
          <table:table-cell office:value-type="float" office:value="6283954" calcext:value-type="float">
            <text:p>6283954</text:p>
          </table:table-cell>
          <table:table-cell/>
          <table:table-cell office:value-type="float" office:value="6435033" calcext:value-type="float">
            <text:p>6435033</text:p>
          </table:table-cell>
          <table:table-cell/>
          <table:table-cell office:value-type="float" office:value="7413364" calcext:value-type="float">
            <text:p>7413364</text:p>
          </table:table-cell>
          <table:table-cell/>
          <table:table-cell office:value-type="float" office:value="6163605" calcext:value-type="float">
            <text:p>6163605</text:p>
          </table:table-cell>
          <table:table-cell/>
          <table:table-cell office:value-type="float" office:value="5434321" calcext:value-type="float">
            <text:p>54343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75322" calcext:value-type="float">
            <text:p>3775322</text:p>
          </table:table-cell>
          <table:table-cell/>
          <table:table-cell office:value-type="float" office:value="3228660" calcext:value-type="float">
            <text:p>3228660</text:p>
          </table:table-cell>
          <table:table-cell/>
          <table:table-cell office:value-type="float" office:value="3979036" calcext:value-type="float">
            <text:p>3979036</text:p>
          </table:table-cell>
          <table:table-cell/>
          <table:table-cell office:value-type="float" office:value="4870475" calcext:value-type="float">
            <text:p>4870475</text:p>
          </table:table-cell>
          <table:table-cell/>
          <table:table-cell office:value-type="float" office:value="6022450" calcext:value-type="float">
            <text:p>6022450</text:p>
          </table:table-cell>
          <table:table-cell/>
          <table:table-cell office:value-type="float" office:value="5520886" calcext:value-type="float">
            <text:p>5520886</text:p>
          </table:table-cell>
          <table:table-cell/>
          <table:table-cell office:value-type="float" office:value="4298275" calcext:value-type="float">
            <text:p>4298275</text:p>
          </table:table-cell>
          <table:table-cell/>
          <table:table-cell office:value-type="float" office:value="6036570" calcext:value-type="float">
            <text:p>6036570</text:p>
          </table:table-cell>
          <table:table-cell/>
          <table:table-cell office:value-type="float" office:value="4397776" calcext:value-type="float">
            <text:p>4397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19433" calcext:value-type="float">
            <text:p>4119433</text:p>
          </table:table-cell>
          <table:table-cell/>
          <table:table-cell office:value-type="float" office:value="4487905" calcext:value-type="float">
            <text:p>4487905</text:p>
          </table:table-cell>
          <table:table-cell/>
          <table:table-cell office:value-type="float" office:value="4665707" calcext:value-type="float">
            <text:p>4665707</text:p>
          </table:table-cell>
          <table:table-cell/>
          <table:table-cell office:value-type="float" office:value="4638289" calcext:value-type="float">
            <text:p>4638289</text:p>
          </table:table-cell>
          <table:table-cell/>
          <table:table-cell office:value-type="float" office:value="6038997" calcext:value-type="float">
            <text:p>6038997</text:p>
          </table:table-cell>
          <table:table-cell/>
          <table:table-cell office:value-type="float" office:value="6678584" calcext:value-type="float">
            <text:p>6678584</text:p>
          </table:table-cell>
          <table:table-cell/>
          <table:table-cell office:value-type="float" office:value="6443468" calcext:value-type="float">
            <text:p>6443468</text:p>
          </table:table-cell>
          <table:table-cell/>
          <table:table-cell office:value-type="float" office:value="5658163" calcext:value-type="float">
            <text:p>5658163</text:p>
          </table:table-cell>
          <table:table-cell/>
          <table:table-cell office:value-type="float" office:value="5372972" calcext:value-type="float">
            <text:p>53729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49018" calcext:value-type="float">
            <text:p>4049018</text:p>
          </table:table-cell>
          <table:table-cell/>
          <table:table-cell office:value-type="float" office:value="4574053" calcext:value-type="float">
            <text:p>4574053</text:p>
          </table:table-cell>
          <table:table-cell/>
          <table:table-cell office:value-type="float" office:value="5031819" calcext:value-type="float">
            <text:p>5031819</text:p>
          </table:table-cell>
          <table:table-cell/>
          <table:table-cell office:value-type="float" office:value="5056548" calcext:value-type="float">
            <text:p>5056548</text:p>
          </table:table-cell>
          <table:table-cell/>
          <table:table-cell office:value-type="float" office:value="6023993" calcext:value-type="float">
            <text:p>6023993</text:p>
          </table:table-cell>
          <table:table-cell/>
          <table:table-cell office:value-type="float" office:value="6779622" calcext:value-type="float">
            <text:p>6779622</text:p>
          </table:table-cell>
          <table:table-cell/>
          <table:table-cell office:value-type="float" office:value="5905299" calcext:value-type="float">
            <text:p>5905299</text:p>
          </table:table-cell>
          <table:table-cell/>
          <table:table-cell office:value-type="float" office:value="5802752" calcext:value-type="float">
            <text:p>5802752</text:p>
          </table:table-cell>
          <table:table-cell/>
          <table:table-cell office:value-type="float" office:value="4712740" calcext:value-type="float">
            <text:p>47127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43282" calcext:value-type="float">
            <text:p>4143282</text:p>
          </table:table-cell>
          <table:table-cell/>
          <table:table-cell office:value-type="float" office:value="4403695" calcext:value-type="float">
            <text:p>4403695</text:p>
          </table:table-cell>
          <table:table-cell/>
          <table:table-cell office:value-type="float" office:value="2850158" calcext:value-type="float">
            <text:p>2850158</text:p>
          </table:table-cell>
          <table:table-cell/>
          <table:table-cell office:value-type="float" office:value="4971051" calcext:value-type="float">
            <text:p>4971051</text:p>
          </table:table-cell>
          <table:table-cell/>
          <table:table-cell office:value-type="float" office:value="6108678" calcext:value-type="float">
            <text:p>6108678</text:p>
          </table:table-cell>
          <table:table-cell/>
          <table:table-cell office:value-type="float" office:value="6623440" calcext:value-type="float">
            <text:p>6623440</text:p>
          </table:table-cell>
          <table:table-cell/>
          <table:table-cell office:value-type="float" office:value="6680668" calcext:value-type="float">
            <text:p>6680668</text:p>
          </table:table-cell>
          <table:table-cell/>
          <table:table-cell office:value-type="float" office:value="6220441" calcext:value-type="float">
            <text:p>6220441</text:p>
          </table:table-cell>
          <table:table-cell/>
          <table:table-cell office:value-type="float" office:value="5390220" calcext:value-type="float">
            <text:p>53902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05797" calcext:value-type="float">
            <text:p>4305797</text:p>
          </table:table-cell>
          <table:table-cell/>
          <table:table-cell office:value-type="float" office:value="4746281" calcext:value-type="float">
            <text:p>4746281</text:p>
          </table:table-cell>
          <table:table-cell/>
          <table:table-cell office:value-type="float" office:value="5199232" calcext:value-type="float">
            <text:p>5199232</text:p>
          </table:table-cell>
          <table:table-cell/>
          <table:table-cell office:value-type="float" office:value="5201927" calcext:value-type="float">
            <text:p>5201927</text:p>
          </table:table-cell>
          <table:table-cell/>
          <table:table-cell office:value-type="float" office:value="6313655" calcext:value-type="float">
            <text:p>6313655</text:p>
          </table:table-cell>
          <table:table-cell/>
          <table:table-cell office:value-type="float" office:value="7032587" calcext:value-type="float">
            <text:p>7032587</text:p>
          </table:table-cell>
          <table:table-cell/>
          <table:table-cell office:value-type="float" office:value="6980177" calcext:value-type="float">
            <text:p>6980177</text:p>
          </table:table-cell>
          <table:table-cell/>
          <table:table-cell office:value-type="float" office:value="6053323" calcext:value-type="float">
            <text:p>6053323</text:p>
          </table:table-cell>
          <table:table-cell/>
          <table:table-cell office:value-type="float" office:value="5561476" calcext:value-type="float">
            <text:p>55614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97265" calcext:value-type="float">
            <text:p>4297265</text:p>
          </table:table-cell>
          <table:table-cell/>
          <table:table-cell office:value-type="float" office:value="4750936" calcext:value-type="float">
            <text:p>4750936</text:p>
          </table:table-cell>
          <table:table-cell/>
          <table:table-cell office:value-type="float" office:value="4778700" calcext:value-type="float">
            <text:p>4778700</text:p>
          </table:table-cell>
          <table:table-cell/>
          <table:table-cell office:value-type="float" office:value="4877640" calcext:value-type="float">
            <text:p>4877640</text:p>
          </table:table-cell>
          <table:table-cell/>
          <table:table-cell office:value-type="float" office:value="5772916" calcext:value-type="float">
            <text:p>5772916</text:p>
          </table:table-cell>
          <table:table-cell/>
          <table:table-cell office:value-type="float" office:value="6687997" calcext:value-type="float">
            <text:p>6687997</text:p>
          </table:table-cell>
          <table:table-cell/>
          <table:table-cell office:value-type="float" office:value="5851454" calcext:value-type="float">
            <text:p>5851454</text:p>
          </table:table-cell>
          <table:table-cell/>
          <table:table-cell office:value-type="float" office:value="4929327" calcext:value-type="float">
            <text:p>4929327</text:p>
          </table:table-cell>
          <table:table-cell/>
          <table:table-cell office:value-type="float" office:value="4856917" calcext:value-type="float">
            <text:p>485691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05881" calcext:value-type="float">
            <text:p>705881</text:p>
          </table:table-cell>
          <table:table-cell/>
          <table:table-cell office:value-type="float" office:value="1090908" calcext:value-type="float">
            <text:p>1090908</text:p>
          </table:table-cell>
          <table:table-cell/>
          <table:table-cell office:value-type="float" office:value="1199998" calcext:value-type="float">
            <text:p>1199998</text:p>
          </table:table-cell>
          <table:table-cell/>
          <table:table-cell office:value-type="float" office:value="1450548" calcext:value-type="float">
            <text:p>1450548</text:p>
          </table:table-cell>
          <table:table-cell/>
          <table:table-cell office:value-type="float" office:value="2693874" calcext:value-type="float">
            <text:p>269387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007632" calcext:value-type="float">
            <text:p>1007632</text:p>
          </table:table-cell>
          <table:table-cell/>
          <table:table-cell office:value-type="float" office:value="1346937" calcext:value-type="float">
            <text:p>1346937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2146339" calcext:value-type="float">
            <text:p>2146339</text:p>
          </table:table-cell>
          <table:table-cell/>
          <table:table-cell office:value-type="float" office:value="2490563" calcext:value-type="float">
            <text:p>2490563</text:p>
          </table:table-cell>
          <table:table-cell/>
          <table:table-cell office:value-type="float" office:value="2639997" calcext:value-type="float">
            <text:p>263999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54155" calcext:value-type="float">
            <text:p>1254155</text:p>
          </table:table-cell>
          <table:table-cell/>
          <table:table-cell office:value-type="float" office:value="1879001" calcext:value-type="float">
            <text:p>1879001</text:p>
          </table:table-cell>
          <table:table-cell/>
          <table:table-cell office:value-type="float" office:value="2378376" calcext:value-type="float">
            <text:p>2378376</text:p>
          </table:table-cell>
          <table:table-cell/>
          <table:table-cell office:value-type="float" office:value="3969920" calcext:value-type="float">
            <text:p>3969920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4844031" calcext:value-type="float">
            <text:p>4844031</text:p>
          </table:table-cell>
          <table:table-cell/>
          <table:table-cell office:value-type="float" office:value="5557889" calcext:value-type="float">
            <text:p>555788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04272" calcext:value-type="float">
            <text:p>1504272</text:p>
          </table:table-cell>
          <table:table-cell/>
          <table:table-cell office:value-type="float" office:value="2433177" calcext:value-type="float">
            <text:p>2433177</text:p>
          </table:table-cell>
          <table:table-cell/>
          <table:table-cell office:value-type="float" office:value="3666663" calcext:value-type="float">
            <text:p>3666663</text:p>
          </table:table-cell>
          <table:table-cell/>
          <table:table-cell office:value-type="float" office:value="4821913" calcext:value-type="float">
            <text:p>4821913</text:p>
          </table:table-cell>
          <table:table-cell/>
          <table:table-cell office:value-type="float" office:value="5739124" calcext:value-type="float">
            <text:p>5739124</text:p>
          </table:table-cell>
          <table:table-cell/>
          <table:table-cell office:value-type="float" office:value="6175432" calcext:value-type="float">
            <text:p>6175432</text:p>
          </table:table-cell>
          <table:table-cell/>
          <table:table-cell office:value-type="float" office:value="6518512" calcext:value-type="float">
            <text:p>6518512</text:p>
          </table:table-cell>
          <table:table-cell/>
          <table:table-cell office:value-type="float" office:value="7542849" calcext:value-type="float">
            <text:p>754284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81064" calcext:value-type="float">
            <text:p>1481064</text:p>
          </table:table-cell>
          <table:table-cell/>
          <table:table-cell office:value-type="float" office:value="2680200" calcext:value-type="float">
            <text:p>2680200</text:p>
          </table:table-cell>
          <table:table-cell/>
          <table:table-cell office:value-type="float" office:value="3940294" calcext:value-type="float">
            <text:p>3940294</text:p>
          </table:table-cell>
          <table:table-cell/>
          <table:table-cell office:value-type="float" office:value="5415379" calcext:value-type="float">
            <text:p>5415379</text:p>
          </table:table-cell>
          <table:table-cell/>
          <table:table-cell office:value-type="float" office:value="6620683" calcext:value-type="float">
            <text:p>6620683</text:p>
          </table:table-cell>
          <table:table-cell/>
          <table:table-cell office:value-type="float" office:value="7436612" calcext:value-type="float">
            <text:p>7436612</text:p>
          </table:table-cell>
          <table:table-cell/>
          <table:table-cell office:value-type="float" office:value="7736256" calcext:value-type="float">
            <text:p>7736256</text:p>
          </table:table-cell>
          <table:table-cell/>
          <table:table-cell office:value-type="float" office:value="8380944" calcext:value-type="float">
            <text:p>8380944</text:p>
          </table:table-cell>
          <table:table-cell/>
          <table:table-cell office:value-type="float" office:value="9345123" calcext:value-type="float">
            <text:p>934512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41041" calcext:value-type="float">
            <text:p>1541041</text:p>
          </table:table-cell>
          <table:table-cell/>
          <table:table-cell office:value-type="float" office:value="2594592" calcext:value-type="float">
            <text:p>2594592</text:p>
          </table:table-cell>
          <table:table-cell/>
          <table:table-cell office:value-type="float" office:value="4198803" calcext:value-type="float">
            <text:p>4198803</text:p>
          </table:table-cell>
          <table:table-cell/>
          <table:table-cell office:value-type="float" office:value="6184474" calcext:value-type="float">
            <text:p>6184474</text:p>
          </table:table-cell>
          <table:table-cell/>
          <table:table-cell office:value-type="float" office:value="7764698" calcext:value-type="float">
            <text:p>7764698</text:p>
          </table:table-cell>
          <table:table-cell/>
          <table:table-cell office:value-type="float" office:value="5677413" calcext:value-type="float">
            <text:p>5677413</text:p>
          </table:table-cell>
          <table:table-cell/>
          <table:table-cell office:value-type="float" office:value="9324494" calcext:value-type="float">
            <text:p>9324494</text:p>
          </table:table-cell>
          <table:table-cell/>
          <table:table-cell office:value-type="float" office:value="8431129" calcext:value-type="float">
            <text:p>8431129</text:p>
          </table:table-cell>
          <table:table-cell/>
          <table:table-cell office:value-type="float" office:value="10403930" calcext:value-type="float">
            <text:p>10403930</text:p>
          </table:table-cell>
          <table:table-cell/>
          <table:table-cell office:value-type="float" office:value="11174592" calcext:value-type="float">
            <text:p>1117459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24759" calcext:value-type="float">
            <text:p>1324759</text:p>
          </table:table-cell>
          <table:table-cell/>
          <table:table-cell office:value-type="float" office:value="2049488" calcext:value-type="float">
            <text:p>2049488</text:p>
          </table:table-cell>
          <table:table-cell/>
          <table:table-cell office:value-type="float" office:value="3020376" calcext:value-type="float">
            <text:p>3020376</text:p>
          </table:table-cell>
          <table:table-cell/>
          <table:table-cell office:value-type="float" office:value="3947659" calcext:value-type="float">
            <text:p>3947659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5507165" calcext:value-type="float">
            <text:p>5507165</text:p>
          </table:table-cell>
          <table:table-cell/>
          <table:table-cell office:value-type="float" office:value="6017088" calcext:value-type="float">
            <text:p>6017088</text:p>
          </table:table-cell>
          <table:table-cell/>
          <table:table-cell office:value-type="float" office:value="6351873" calcext:value-type="float">
            <text:p>6351873</text:p>
          </table:table-cell>
          <table:table-cell/>
          <table:table-cell office:value-type="float" office:value="7631428" calcext:value-type="float">
            <text:p>7631428</text:p>
          </table:table-cell>
          <table:table-cell/>
          <table:table-cell office:value-type="float" office:value="6620683" calcext:value-type="float">
            <text:p>6620683</text:p>
          </table:table-cell>
          <table:table-cell/>
          <table:table-cell office:value-type="float" office:value="5224484" calcext:value-type="float">
            <text:p>522448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66755" calcext:value-type="float">
            <text:p>1266755</text:p>
          </table:table-cell>
          <table:table-cell/>
          <table:table-cell office:value-type="float" office:value="2028085" calcext:value-type="float">
            <text:p>2028085</text:p>
          </table:table-cell>
          <table:table-cell/>
          <table:table-cell office:value-type="float" office:value="2848277" calcext:value-type="float">
            <text:p>2848277</text:p>
          </table:table-cell>
          <table:table-cell/>
          <table:table-cell office:value-type="float" office:value="3779016" calcext:value-type="float">
            <text:p>3779016</text:p>
          </table:table-cell>
          <table:table-cell/>
          <table:table-cell office:value-type="float" office:value="4605065" calcext:value-type="float">
            <text:p>4605065</text:p>
          </table:table-cell>
          <table:table-cell/>
          <table:table-cell office:value-type="float" office:value="5127764" calcext:value-type="float">
            <text:p>5127764</text:p>
          </table:table-cell>
          <table:table-cell/>
          <table:table-cell office:value-type="float" office:value="5319894" calcext:value-type="float">
            <text:p>5319894</text:p>
          </table:table-cell>
          <table:table-cell/>
          <table:table-cell office:value-type="float" office:value="7144179" calcext:value-type="float">
            <text:p>7144179</text:p>
          </table:table-cell>
          <table:table-cell/>
          <table:table-cell office:value-type="float" office:value="7189780" calcext:value-type="float">
            <text:p>7189780</text:p>
          </table:table-cell>
          <table:table-cell/>
          <table:table-cell office:value-type="float" office:value="6168668" calcext:value-type="float">
            <text:p>6168668</text:p>
          </table:table-cell>
          <table:table-cell/>
          <table:table-cell office:value-type="float" office:value="4982596" calcext:value-type="float">
            <text:p>4982596</text:p>
          </table:table-cell>
          <table:table-cell/>
          <table:table-cell office:value-type="float" office:value="4530969" calcext:value-type="float">
            <text:p>453096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47580" calcext:value-type="float">
            <text:p>1247580</text:p>
          </table:table-cell>
          <table:table-cell/>
          <table:table-cell office:value-type="float" office:value="1968884" calcext:value-type="float">
            <text:p>1968884</text:p>
          </table:table-cell>
          <table:table-cell/>
          <table:table-cell office:value-type="float" office:value="2779859" calcext:value-type="float">
            <text:p>2779859</text:p>
          </table:table-cell>
          <table:table-cell/>
          <table:table-cell office:value-type="float" office:value="3322057" calcext:value-type="float">
            <text:p>3322057</text:p>
          </table:table-cell>
          <table:table-cell/>
          <table:table-cell office:value-type="float" office:value="4451583" calcext:value-type="float">
            <text:p>4451583</text:p>
          </table:table-cell>
          <table:table-cell/>
          <table:table-cell office:value-type="float" office:value="3216138" calcext:value-type="float">
            <text:p>3216138</text:p>
          </table:table-cell>
          <table:table-cell/>
          <table:table-cell office:value-type="float" office:value="4818475" calcext:value-type="float">
            <text:p>4818475</text:p>
          </table:table-cell>
          <table:table-cell/>
          <table:table-cell office:value-type="float" office:value="5201164" calcext:value-type="float">
            <text:p>5201164</text:p>
          </table:table-cell>
          <table:table-cell/>
          <table:table-cell office:value-type="float" office:value="5980879" calcext:value-type="float">
            <text:p>5980879</text:p>
          </table:table-cell>
          <table:table-cell/>
          <table:table-cell office:value-type="float" office:value="5872778" calcext:value-type="float">
            <text:p>5872778</text:p>
          </table:table-cell>
          <table:table-cell/>
          <table:table-cell office:value-type="float" office:value="4956287" calcext:value-type="float">
            <text:p>4956287</text:p>
          </table:table-cell>
          <table:table-cell/>
          <table:table-cell office:value-type="float" office:value="4382306" calcext:value-type="float">
            <text:p>4382306</text:p>
          </table:table-cell>
          <table:table-cell/>
          <table:table-cell office:value-type="float" office:value="4172362" calcext:value-type="float">
            <text:p>41723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40929" calcext:value-type="float">
            <text:p>4340929</text:p>
          </table:table-cell>
          <table:table-cell/>
          <table:table-cell office:value-type="float" office:value="4747729" calcext:value-type="float">
            <text:p>4747729</text:p>
          </table:table-cell>
          <table:table-cell/>
          <table:table-cell office:value-type="float" office:value="5007701" calcext:value-type="float">
            <text:p>5007701</text:p>
          </table:table-cell>
          <table:table-cell/>
          <table:table-cell office:value-type="float" office:value="4996963" calcext:value-type="float">
            <text:p>4996963</text:p>
          </table:table-cell>
          <table:table-cell/>
          <table:table-cell office:value-type="float" office:value="5061329" calcext:value-type="float">
            <text:p>5061329</text:p>
          </table:table-cell>
          <table:table-cell/>
          <table:table-cell office:value-type="float" office:value="5552866" calcext:value-type="float">
            <text:p>5552866</text:p>
          </table:table-cell>
          <table:table-cell/>
          <table:table-cell office:value-type="float" office:value="4826389" calcext:value-type="float">
            <text:p>4826389</text:p>
          </table:table-cell>
          <table:table-cell/>
          <table:table-cell office:value-type="float" office:value="4214776" calcext:value-type="float">
            <text:p>4214776</text:p>
          </table:table-cell>
          <table:table-cell/>
          <table:table-cell office:value-type="float" office:value="4064710" calcext:value-type="float">
            <text:p>40647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91771" calcext:value-type="float">
            <text:p>4191771</text:p>
          </table:table-cell>
          <table:table-cell/>
          <table:table-cell office:value-type="float" office:value="4551106" calcext:value-type="float">
            <text:p>4551106</text:p>
          </table:table-cell>
          <table:table-cell/>
          <table:table-cell office:value-type="float" office:value="4877065" calcext:value-type="float">
            <text:p>4877065</text:p>
          </table:table-cell>
          <table:table-cell/>
          <table:table-cell office:value-type="float" office:value="4992718" calcext:value-type="float">
            <text:p>4992718</text:p>
          </table:table-cell>
          <table:table-cell/>
          <table:table-cell office:value-type="float" office:value="5065312" calcext:value-type="float">
            <text:p>5065312</text:p>
          </table:table-cell>
          <table:table-cell/>
          <table:table-cell office:value-type="float" office:value="4868984" calcext:value-type="float">
            <text:p>4868984</text:p>
          </table:table-cell>
          <table:table-cell/>
          <table:table-cell office:value-type="float" office:value="5030437" calcext:value-type="float">
            <text:p>5030437</text:p>
          </table:table-cell>
          <table:table-cell/>
          <table:table-cell office:value-type="float" office:value="4444995" calcext:value-type="float">
            <text:p>4444995</text:p>
          </table:table-cell>
          <table:table-cell/>
          <table:table-cell office:value-type="float" office:value="4330776" calcext:value-type="float">
            <text:p>43307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22254" calcext:value-type="float">
            <text:p>4022254</text:p>
          </table:table-cell>
          <table:table-cell/>
          <table:table-cell office:value-type="float" office:value="3597329" calcext:value-type="float">
            <text:p>3597329</text:p>
          </table:table-cell>
          <table:table-cell/>
          <table:table-cell office:value-type="float" office:value="4140094" calcext:value-type="float">
            <text:p>4140094</text:p>
          </table:table-cell>
          <table:table-cell/>
          <table:table-cell office:value-type="float" office:value="5158488" calcext:value-type="float">
            <text:p>5158488</text:p>
          </table:table-cell>
          <table:table-cell/>
          <table:table-cell office:value-type="float" office:value="5195267" calcext:value-type="float">
            <text:p>5195267</text:p>
          </table:table-cell>
          <table:table-cell/>
          <table:table-cell office:value-type="float" office:value="4902626" calcext:value-type="float">
            <text:p>4902626</text:p>
          </table:table-cell>
          <table:table-cell/>
          <table:table-cell office:value-type="float" office:value="4831219" calcext:value-type="float">
            <text:p>4831219</text:p>
          </table:table-cell>
          <table:table-cell/>
          <table:table-cell office:value-type="float" office:value="3046826" calcext:value-type="float">
            <text:p>3046826</text:p>
          </table:table-cell>
          <table:table-cell/>
          <table:table-cell office:value-type="float" office:value="4251965" calcext:value-type="float">
            <text:p>42519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50182" calcext:value-type="float">
            <text:p>3550182</text:p>
          </table:table-cell>
          <table:table-cell/>
          <table:table-cell office:value-type="float" office:value="4936376" calcext:value-type="float">
            <text:p>4936376</text:p>
          </table:table-cell>
          <table:table-cell/>
          <table:table-cell office:value-type="float" office:value="5254134" calcext:value-type="float">
            <text:p>5254134</text:p>
          </table:table-cell>
          <table:table-cell/>
          <table:table-cell office:value-type="float" office:value="5377889" calcext:value-type="float">
            <text:p>5377889</text:p>
          </table:table-cell>
          <table:table-cell/>
          <table:table-cell office:value-type="float" office:value="5396730" calcext:value-type="float">
            <text:p>5396730</text:p>
          </table:table-cell>
          <table:table-cell/>
          <table:table-cell office:value-type="float" office:value="5216168" calcext:value-type="float">
            <text:p>5216168</text:p>
          </table:table-cell>
          <table:table-cell/>
          <table:table-cell office:value-type="float" office:value="4921548" calcext:value-type="float">
            <text:p>4921548</text:p>
          </table:table-cell>
          <table:table-cell/>
          <table:table-cell office:value-type="float" office:value="3764911" calcext:value-type="float">
            <text:p>3764911</text:p>
          </table:table-cell>
          <table:table-cell/>
          <table:table-cell office:value-type="float" office:value="4328211" calcext:value-type="float">
            <text:p>43282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06127" calcext:value-type="float">
            <text:p>4406127</text:p>
          </table:table-cell>
          <table:table-cell/>
          <table:table-cell office:value-type="float" office:value="4988204" calcext:value-type="float">
            <text:p>4988204</text:p>
          </table:table-cell>
          <table:table-cell/>
          <table:table-cell office:value-type="float" office:value="5338989" calcext:value-type="float">
            <text:p>5338989</text:p>
          </table:table-cell>
          <table:table-cell/>
          <table:table-cell office:value-type="float" office:value="5515086" calcext:value-type="float">
            <text:p>5515086</text:p>
          </table:table-cell>
          <table:table-cell/>
          <table:table-cell office:value-type="float" office:value="5129734" calcext:value-type="float">
            <text:p>5129734</text:p>
          </table:table-cell>
          <table:table-cell/>
          <table:table-cell office:value-type="float" office:value="5079708" calcext:value-type="float">
            <text:p>5079708</text:p>
          </table:table-cell>
          <table:table-cell/>
          <table:table-cell office:value-type="float" office:value="4541644" calcext:value-type="float">
            <text:p>4541644</text:p>
          </table:table-cell>
          <table:table-cell/>
          <table:table-cell office:value-type="float" office:value="4307401" calcext:value-type="float">
            <text:p>4307401</text:p>
          </table:table-cell>
          <table:table-cell/>
          <table:table-cell office:value-type="float" office:value="4032905" calcext:value-type="float">
            <text:p>40329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33632" calcext:value-type="float">
            <text:p>4433632</text:p>
          </table:table-cell>
          <table:table-cell/>
          <table:table-cell office:value-type="float" office:value="4474164" calcext:value-type="float">
            <text:p>4474164</text:p>
          </table:table-cell>
          <table:table-cell/>
          <table:table-cell office:value-type="float" office:value="2385982" calcext:value-type="float">
            <text:p>2385982</text:p>
          </table:table-cell>
          <table:table-cell/>
          <table:table-cell office:value-type="float" office:value="4929884" calcext:value-type="float">
            <text:p>4929884</text:p>
          </table:table-cell>
          <table:table-cell/>
          <table:table-cell office:value-type="float" office:value="5544097" calcext:value-type="float">
            <text:p>5544097</text:p>
          </table:table-cell>
          <table:table-cell/>
          <table:table-cell office:value-type="float" office:value="5507109" calcext:value-type="float">
            <text:p>5507109</text:p>
          </table:table-cell>
          <table:table-cell/>
          <table:table-cell office:value-type="float" office:value="4693593" calcext:value-type="float">
            <text:p>4693593</text:p>
          </table:table-cell>
          <table:table-cell/>
          <table:table-cell office:value-type="float" office:value="4793771" calcext:value-type="float">
            <text:p>4793771</text:p>
          </table:table-cell>
          <table:table-cell/>
          <table:table-cell office:value-type="float" office:value="4198998" calcext:value-type="float">
            <text:p>419899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77855" calcext:value-type="float">
            <text:p>3077855</text:p>
          </table:table-cell>
          <table:table-cell/>
          <table:table-cell office:value-type="float" office:value="1734427" calcext:value-type="float">
            <text:p>1734427</text:p>
          </table:table-cell>
          <table:table-cell/>
          <table:table-cell office:value-type="float" office:value="1751025" calcext:value-type="float">
            <text:p>1751025</text:p>
          </table:table-cell>
          <table:table-cell/>
          <table:table-cell office:value-type="float" office:value="1719545" calcext:value-type="float">
            <text:p>1719545</text:p>
          </table:table-cell>
          <table:table-cell/>
          <table:table-cell office:value-type="float" office:value="2028935" calcext:value-type="float">
            <text:p>2028935</text:p>
          </table:table-cell>
          <table:table-cell/>
          <table:table-cell office:value-type="float" office:value="4060623" calcext:value-type="float">
            <text:p>4060623</text:p>
          </table:table-cell>
          <table:table-cell/>
          <table:table-cell office:value-type="float" office:value="3487078" calcext:value-type="float">
            <text:p>3487078</text:p>
          </table:table-cell>
          <table:table-cell/>
          <table:table-cell office:value-type="float" office:value="2319474" calcext:value-type="float">
            <text:p>2319474</text:p>
          </table:table-cell>
          <table:table-cell/>
          <table:table-cell office:value-type="float" office:value="3084351" calcext:value-type="float">
            <text:p>30843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2707" calcext:value-type="float">
            <text:p>1542707</text:p>
          </table:table-cell>
          <table:table-cell/>
          <table:table-cell office:value-type="float" office:value="1573486" calcext:value-type="float">
            <text:p>1573486</text:p>
          </table:table-cell>
          <table:table-cell/>
          <table:table-cell office:value-type="float" office:value="464802" calcext:value-type="float">
            <text:p>464802</text:p>
          </table:table-cell>
          <table:table-cell/>
          <table:table-cell office:value-type="float" office:value="1461888" calcext:value-type="float">
            <text:p>1461888</text:p>
          </table:table-cell>
          <table:table-cell/>
          <table:table-cell office:value-type="float" office:value="507884" calcext:value-type="float">
            <text:p>507884</text:p>
          </table:table-cell>
          <table:table-cell/>
          <table:table-cell office:value-type="float" office:value="568097" calcext:value-type="float">
            <text:p>568097</text:p>
          </table:table-cell>
          <table:table-cell/>
          <table:table-cell office:value-type="float" office:value="1139911" calcext:value-type="float">
            <text:p>1139911</text:p>
          </table:table-cell>
          <table:table-cell/>
          <table:table-cell office:value-type="float" office:value="714934" calcext:value-type="float">
            <text:p>714934</text:p>
          </table:table-cell>
          <table:table-cell/>
          <table:table-cell office:value-type="float" office:value="1177373" calcext:value-type="float">
            <text:p>117737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099998" calcext:value-type="float">
            <text:p>1099998</text:p>
          </table:table-cell>
          <table:table-cell/>
          <table:table-cell office:value-type="float" office:value="1090908" calcext:value-type="float">
            <text:p>1090908</text:p>
          </table:table-cell>
          <table:table-cell/>
          <table:table-cell office:value-type="float" office:value="1222221" calcext:value-type="float">
            <text:p>1222221</text:p>
          </table:table-cell>
          <table:table-cell/>
          <table:table-cell office:value-type="float" office:value="1419353" calcext:value-type="float">
            <text:p>1419353</text:p>
          </table:table-cell>
          <table:table-cell/>
          <table:table-cell office:value-type="float" office:value="2639997" calcext:value-type="float">
            <text:p>263999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007632" calcext:value-type="float">
            <text:p>1007632</text:p>
          </table:table-cell>
          <table:table-cell/>
          <table:table-cell office:value-type="float" office:value="1353844" calcext:value-type="float">
            <text:p>1353844</text:p>
          </table:table-cell>
          <table:table-cell/>
          <table:table-cell office:value-type="float" office:value="1984960" calcext:value-type="float">
            <text:p>1984960</text:p>
          </table:table-cell>
          <table:table-cell/>
          <table:table-cell office:value-type="float" office:value="2078738" calcext:value-type="float">
            <text:p>2078738</text:p>
          </table:table-cell>
          <table:table-cell/>
          <table:table-cell office:value-type="float" office:value="3567564" calcext:value-type="float">
            <text:p>3567564</text:p>
          </table:table-cell>
          <table:table-cell/>
          <table:table-cell office:value-type="float" office:value="3826083" calcext:value-type="float">
            <text:p>382608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230768" calcext:value-type="float">
            <text:p>1230768</text:p>
          </table:table-cell>
          <table:table-cell/>
          <table:table-cell office:value-type="float" office:value="1765884" calcext:value-type="float">
            <text:p>1765884</text:p>
          </table:table-cell>
          <table:table-cell/>
          <table:table-cell office:value-type="float" office:value="2367710" calcext:value-type="float">
            <text:p>2367710</text:p>
          </table:table-cell>
          <table:table-cell/>
          <table:table-cell office:value-type="float" office:value="3911107" calcext:value-type="float">
            <text:p>3911107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4756752" calcext:value-type="float">
            <text:p>4756752</text:p>
          </table:table-cell>
          <table:table-cell/>
          <table:table-cell office:value-type="float" office:value="4981127" calcext:value-type="float">
            <text:p>498112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485230" calcext:value-type="float">
            <text:p>1485230</text:p>
          </table:table-cell>
          <table:table-cell/>
          <table:table-cell office:value-type="float" office:value="2410956" calcext:value-type="float">
            <text:p>2410956</text:p>
          </table:table-cell>
          <table:table-cell/>
          <table:table-cell office:value-type="float" office:value="3485145" calcext:value-type="float">
            <text:p>3485145</text:p>
          </table:table-cell>
          <table:table-cell/>
          <table:table-cell office:value-type="float" office:value="4934574" calcext:value-type="float">
            <text:p>4934574</text:p>
          </table:table-cell>
          <table:table-cell/>
          <table:table-cell office:value-type="float" office:value="5770486" calcext:value-type="float">
            <text:p>5770486</text:p>
          </table:table-cell>
          <table:table-cell/>
          <table:table-cell office:value-type="float" office:value="6399993" calcext:value-type="float">
            <text:p>6399993</text:p>
          </table:table-cell>
          <table:table-cell/>
          <table:table-cell office:value-type="float" office:value="6683537" calcext:value-type="float">
            <text:p>6683537</text:p>
          </table:table-cell>
          <table:table-cell/>
          <table:table-cell office:value-type="float" office:value="5227717" calcext:value-type="float">
            <text:p>522771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489420" calcext:value-type="float">
            <text:p>1489420</text:p>
          </table:table-cell>
          <table:table-cell/>
          <table:table-cell office:value-type="float" office:value="2541513" calcext:value-type="float">
            <text:p>2541513</text:p>
          </table:table-cell>
          <table:table-cell/>
          <table:table-cell office:value-type="float" office:value="3854010" calcext:value-type="float">
            <text:p>3854010</text:p>
          </table:table-cell>
          <table:table-cell/>
          <table:table-cell office:value-type="float" office:value="5064743" calcext:value-type="float">
            <text:p>5064743</text:p>
          </table:table-cell>
          <table:table-cell/>
          <table:table-cell office:value-type="float" office:value="6769224" calcext:value-type="float">
            <text:p>6769224</text:p>
          </table:table-cell>
          <table:table-cell/>
          <table:table-cell office:value-type="float" office:value="7489354" calcext:value-type="float">
            <text:p>7489354</text:p>
          </table:table-cell>
          <table:table-cell/>
          <table:table-cell office:value-type="float" office:value="7910104" calcext:value-type="float">
            <text:p>7910104</text:p>
          </table:table-cell>
          <table:table-cell/>
          <table:table-cell office:value-type="float" office:value="7880589" calcext:value-type="float">
            <text:p>7880589</text:p>
          </table:table-cell>
          <table:table-cell/>
          <table:table-cell office:value-type="float" office:value="7542849" calcext:value-type="float">
            <text:p>75428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08031" calcext:value-type="float">
            <text:p>1508031</text:p>
          </table:table-cell>
          <table:table-cell/>
          <table:table-cell office:value-type="float" office:value="2569340" calcext:value-type="float">
            <text:p>2569340</text:p>
          </table:table-cell>
          <table:table-cell/>
          <table:table-cell office:value-type="float" office:value="4061534" calcext:value-type="float">
            <text:p>4061534</text:p>
          </table:table-cell>
          <table:table-cell/>
          <table:table-cell office:value-type="float" office:value="5360400" calcext:value-type="float">
            <text:p>5360400</text:p>
          </table:table-cell>
          <table:table-cell/>
          <table:table-cell office:value-type="float" office:value="6970290" calcext:value-type="float">
            <text:p>6970290</text:p>
          </table:table-cell>
          <table:table-cell/>
          <table:table-cell office:value-type="float" office:value="6981811" calcext:value-type="float">
            <text:p>6981811</text:p>
          </table:table-cell>
          <table:table-cell/>
          <table:table-cell office:value-type="float" office:value="8076474" calcext:value-type="float">
            <text:p>8076474</text:p>
          </table:table-cell>
          <table:table-cell/>
          <table:table-cell office:value-type="float" office:value="8602842" calcext:value-type="float">
            <text:p>8602842</text:p>
          </table:table-cell>
          <table:table-cell/>
          <table:table-cell office:value-type="float" office:value="8447991" calcext:value-type="float">
            <text:p>8447991</text:p>
          </table:table-cell>
          <table:table-cell/>
          <table:table-cell office:value-type="float" office:value="8673502" calcext:value-type="float">
            <text:p>867350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09563" calcext:value-type="float">
            <text:p>1309563</text:p>
          </table:table-cell>
          <table:table-cell/>
          <table:table-cell office:value-type="float" office:value="1984494" calcext:value-type="float">
            <text:p>1984494</text:p>
          </table:table-cell>
          <table:table-cell/>
          <table:table-cell office:value-type="float" office:value="2918131" calcext:value-type="float">
            <text:p>2918131</text:p>
          </table:table-cell>
          <table:table-cell/>
          <table:table-cell office:value-type="float" office:value="3729797" calcext:value-type="float">
            <text:p>3729797</text:p>
          </table:table-cell>
          <table:table-cell/>
          <table:table-cell office:value-type="float" office:value="4813670" calcext:value-type="float">
            <text:p>4813670</text:p>
          </table:table-cell>
          <table:table-cell/>
          <table:table-cell office:value-type="float" office:value="4998811" calcext:value-type="float">
            <text:p>4998811</text:p>
          </table:table-cell>
          <table:table-cell/>
          <table:table-cell office:value-type="float" office:value="5101444" calcext:value-type="float">
            <text:p>5101444</text:p>
          </table:table-cell>
          <table:table-cell/>
          <table:table-cell office:value-type="float" office:value="4923072" calcext:value-type="float">
            <text:p>4923072</text:p>
          </table:table-cell>
          <table:table-cell/>
          <table:table-cell office:value-type="float" office:value="5587296" calcext:value-type="float">
            <text:p>5587296</text:p>
          </table:table-cell>
          <table:table-cell/>
          <table:table-cell office:value-type="float" office:value="5116893" calcext:value-type="float">
            <text:p>5116893</text:p>
          </table:table-cell>
          <table:table-cell/>
          <table:table-cell office:value-type="float" office:value="4703781" calcext:value-type="float">
            <text:p>470378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90557" calcext:value-type="float">
            <text:p>1290557</text:p>
          </table:table-cell>
          <table:table-cell/>
          <table:table-cell office:value-type="float" office:value="1954874" calcext:value-type="float">
            <text:p>1954874</text:p>
          </table:table-cell>
          <table:table-cell/>
          <table:table-cell office:value-type="float" office:value="2788116" calcext:value-type="float">
            <text:p>2788116</text:p>
          </table:table-cell>
          <table:table-cell/>
          <table:table-cell office:value-type="float" office:value="3566058" calcext:value-type="float">
            <text:p>3566058</text:p>
          </table:table-cell>
          <table:table-cell/>
          <table:table-cell office:value-type="float" office:value="4456867" calcext:value-type="float">
            <text:p>4456867</text:p>
          </table:table-cell>
          <table:table-cell/>
          <table:table-cell office:value-type="float" office:value="4367015" calcext:value-type="float">
            <text:p>4367015</text:p>
          </table:table-cell>
          <table:table-cell/>
          <table:table-cell office:value-type="float" office:value="5095290" calcext:value-type="float">
            <text:p>5095290</text:p>
          </table:table-cell>
          <table:table-cell/>
          <table:table-cell office:value-type="float" office:value="5036060" calcext:value-type="float">
            <text:p>5036060</text:p>
          </table:table-cell>
          <table:table-cell/>
          <table:table-cell office:value-type="float" office:value="4539490" calcext:value-type="float">
            <text:p>4539490</text:p>
          </table:table-cell>
          <table:table-cell/>
          <table:table-cell office:value-type="float" office:value="4473387" calcext:value-type="float">
            <text:p>4473387</text:p>
          </table:table-cell>
          <table:table-cell/>
          <table:table-cell office:value-type="float" office:value="3754663" calcext:value-type="float">
            <text:p>3754663</text:p>
          </table:table-cell>
          <table:table-cell/>
          <table:table-cell office:value-type="float" office:value="3828684" calcext:value-type="float">
            <text:p>382868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61082" calcext:value-type="float">
            <text:p>1261082</text:p>
          </table:table-cell>
          <table:table-cell/>
          <table:table-cell office:value-type="float" office:value="1954196" calcext:value-type="float">
            <text:p>1954196</text:p>
          </table:table-cell>
          <table:table-cell/>
          <table:table-cell office:value-type="float" office:value="2691514" calcext:value-type="float">
            <text:p>2691514</text:p>
          </table:table-cell>
          <table:table-cell/>
          <table:table-cell office:value-type="float" office:value="3163449" calcext:value-type="float">
            <text:p>3163449</text:p>
          </table:table-cell>
          <table:table-cell/>
          <table:table-cell office:value-type="float" office:value="3739704" calcext:value-type="float">
            <text:p>3739704</text:p>
          </table:table-cell>
          <table:table-cell/>
          <table:table-cell office:value-type="float" office:value="2978577" calcext:value-type="float">
            <text:p>2978577</text:p>
          </table:table-cell>
          <table:table-cell/>
          <table:table-cell office:value-type="float" office:value="4162597" calcext:value-type="float">
            <text:p>4162597</text:p>
          </table:table-cell>
          <table:table-cell/>
          <table:table-cell office:value-type="float" office:value="4537052" calcext:value-type="float">
            <text:p>4537052</text:p>
          </table:table-cell>
          <table:table-cell/>
          <table:table-cell office:value-type="float" office:value="4421874" calcext:value-type="float">
            <text:p>4421874</text:p>
          </table:table-cell>
          <table:table-cell/>
          <table:table-cell office:value-type="float" office:value="4456867" calcext:value-type="float">
            <text:p>4456867</text:p>
          </table:table-cell>
          <table:table-cell/>
          <table:table-cell office:value-type="float" office:value="4108445" calcext:value-type="float">
            <text:p>4108445</text:p>
          </table:table-cell>
          <table:table-cell/>
          <table:table-cell office:value-type="float" office:value="3860174" calcext:value-type="float">
            <text:p>3860174</text:p>
          </table:table-cell>
          <table:table-cell/>
          <table:table-cell office:value-type="float" office:value="3850497" calcext:value-type="float">
            <text:p>38504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68522" calcext:value-type="float">
            <text:p>3968522</text:p>
          </table:table-cell>
          <table:table-cell/>
          <table:table-cell office:value-type="float" office:value="4335638" calcext:value-type="float">
            <text:p>4335638</text:p>
          </table:table-cell>
          <table:table-cell/>
          <table:table-cell office:value-type="float" office:value="4386573" calcext:value-type="float">
            <text:p>4386573</text:p>
          </table:table-cell>
          <table:table-cell/>
          <table:table-cell office:value-type="float" office:value="4555401" calcext:value-type="float">
            <text:p>4555401</text:p>
          </table:table-cell>
          <table:table-cell/>
          <table:table-cell office:value-type="float" office:value="4574518" calcext:value-type="float">
            <text:p>4574518</text:p>
          </table:table-cell>
          <table:table-cell/>
          <table:table-cell office:value-type="float" office:value="4389707" calcext:value-type="float">
            <text:p>4389707</text:p>
          </table:table-cell>
          <table:table-cell/>
          <table:table-cell office:value-type="float" office:value="4222148" calcext:value-type="float">
            <text:p>4222148</text:p>
          </table:table-cell>
          <table:table-cell/>
          <table:table-cell office:value-type="float" office:value="3911786" calcext:value-type="float">
            <text:p>3911786</text:p>
          </table:table-cell>
          <table:table-cell/>
          <table:table-cell office:value-type="float" office:value="3836508" calcext:value-type="float">
            <text:p>38365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63867" calcext:value-type="float">
            <text:p>3963867</text:p>
          </table:table-cell>
          <table:table-cell/>
          <table:table-cell office:value-type="float" office:value="4245488" calcext:value-type="float">
            <text:p>4245488</text:p>
          </table:table-cell>
          <table:table-cell/>
          <table:table-cell office:value-type="float" office:value="4444264" calcext:value-type="float">
            <text:p>4444264</text:p>
          </table:table-cell>
          <table:table-cell/>
          <table:table-cell office:value-type="float" office:value="4595827" calcext:value-type="float">
            <text:p>4595827</text:p>
          </table:table-cell>
          <table:table-cell/>
          <table:table-cell office:value-type="float" office:value="4713623" calcext:value-type="float">
            <text:p>4713623</text:p>
          </table:table-cell>
          <table:table-cell/>
          <table:table-cell office:value-type="float" office:value="4586003" calcext:value-type="float">
            <text:p>4586003</text:p>
          </table:table-cell>
          <table:table-cell/>
          <table:table-cell office:value-type="float" office:value="4379750" calcext:value-type="float">
            <text:p>4379750</text:p>
          </table:table-cell>
          <table:table-cell/>
          <table:table-cell office:value-type="float" office:value="4213856" calcext:value-type="float">
            <text:p>4213856</text:p>
          </table:table-cell>
          <table:table-cell/>
          <table:table-cell office:value-type="float" office:value="2130271" calcext:value-type="float">
            <text:p>21302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75700" calcext:value-type="float">
            <text:p>3975700</text:p>
          </table:table-cell>
          <table:table-cell/>
          <table:table-cell office:value-type="float" office:value="3698821" calcext:value-type="float">
            <text:p>3698821</text:p>
          </table:table-cell>
          <table:table-cell/>
          <table:table-cell office:value-type="float" office:value="3802243" calcext:value-type="float">
            <text:p>3802243</text:p>
          </table:table-cell>
          <table:table-cell/>
          <table:table-cell office:value-type="float" office:value="4682922" calcext:value-type="float">
            <text:p>4682922</text:p>
          </table:table-cell>
          <table:table-cell/>
          <table:table-cell office:value-type="float" office:value="2896433" calcext:value-type="float">
            <text:p>2896433</text:p>
          </table:table-cell>
          <table:table-cell/>
          <table:table-cell office:value-type="float" office:value="4814184" calcext:value-type="float">
            <text:p>4814184</text:p>
          </table:table-cell>
          <table:table-cell/>
          <table:table-cell office:value-type="float" office:value="4498098" calcext:value-type="float">
            <text:p>4498098</text:p>
          </table:table-cell>
          <table:table-cell/>
          <table:table-cell office:value-type="float" office:value="4063549" calcext:value-type="float">
            <text:p>4063549</text:p>
          </table:table-cell>
          <table:table-cell/>
          <table:table-cell office:value-type="float" office:value="4006932" calcext:value-type="float">
            <text:p>400693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30152" calcext:value-type="float">
            <text:p>4330152</text:p>
          </table:table-cell>
          <table:table-cell/>
          <table:table-cell office:value-type="float" office:value="3903624" calcext:value-type="float">
            <text:p>3903624</text:p>
          </table:table-cell>
          <table:table-cell/>
          <table:table-cell office:value-type="float" office:value="4848723" calcext:value-type="float">
            <text:p>4848723</text:p>
          </table:table-cell>
          <table:table-cell/>
          <table:table-cell office:value-type="float" office:value="4980484" calcext:value-type="float">
            <text:p>4980484</text:p>
          </table:table-cell>
          <table:table-cell/>
          <table:table-cell office:value-type="float" office:value="4979154" calcext:value-type="float">
            <text:p>4979154</text:p>
          </table:table-cell>
          <table:table-cell/>
          <table:table-cell office:value-type="float" office:value="4964205" calcext:value-type="float">
            <text:p>4964205</text:p>
          </table:table-cell>
          <table:table-cell/>
          <table:table-cell office:value-type="float" office:value="4700959" calcext:value-type="float">
            <text:p>4700959</text:p>
          </table:table-cell>
          <table:table-cell/>
          <table:table-cell office:value-type="float" office:value="4302927" calcext:value-type="float">
            <text:p>4302927</text:p>
          </table:table-cell>
          <table:table-cell/>
          <table:table-cell office:value-type="float" office:value="4115231" calcext:value-type="float">
            <text:p>411523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89715" calcext:value-type="float">
            <text:p>4289715</text:p>
          </table:table-cell>
          <table:table-cell/>
          <table:table-cell office:value-type="float" office:value="4580079" calcext:value-type="float">
            <text:p>4580079</text:p>
          </table:table-cell>
          <table:table-cell/>
          <table:table-cell office:value-type="float" office:value="5119922" calcext:value-type="float">
            <text:p>5119922</text:p>
          </table:table-cell>
          <table:table-cell/>
          <table:table-cell office:value-type="float" office:value="4488259" calcext:value-type="float">
            <text:p>4488259</text:p>
          </table:table-cell>
          <table:table-cell/>
          <table:table-cell office:value-type="float" office:value="5040051" calcext:value-type="float">
            <text:p>5040051</text:p>
          </table:table-cell>
          <table:table-cell/>
          <table:table-cell office:value-type="float" office:value="4970023" calcext:value-type="float">
            <text:p>4970023</text:p>
          </table:table-cell>
          <table:table-cell/>
          <table:table-cell office:value-type="float" office:value="4104625" calcext:value-type="float">
            <text:p>4104625</text:p>
          </table:table-cell>
          <table:table-cell/>
          <table:table-cell office:value-type="float" office:value="4386484" calcext:value-type="float">
            <text:p>4386484</text:p>
          </table:table-cell>
          <table:table-cell/>
          <table:table-cell office:value-type="float" office:value="4102476" calcext:value-type="float">
            <text:p>41024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91493" calcext:value-type="float">
            <text:p>4091493</text:p>
          </table:table-cell>
          <table:table-cell/>
          <table:table-cell office:value-type="float" office:value="4495275" calcext:value-type="float">
            <text:p>4495275</text:p>
          </table:table-cell>
          <table:table-cell/>
          <table:table-cell office:value-type="float" office:value="4653729" calcext:value-type="float">
            <text:p>4653729</text:p>
          </table:table-cell>
          <table:table-cell/>
          <table:table-cell office:value-type="float" office:value="5193021" calcext:value-type="float">
            <text:p>5193021</text:p>
          </table:table-cell>
          <table:table-cell/>
          <table:table-cell office:value-type="float" office:value="5367558" calcext:value-type="float">
            <text:p>5367558</text:p>
          </table:table-cell>
          <table:table-cell/>
          <table:table-cell office:value-type="float" office:value="5354362" calcext:value-type="float">
            <text:p>5354362</text:p>
          </table:table-cell>
          <table:table-cell/>
          <table:table-cell office:value-type="float" office:value="5235589" calcext:value-type="float">
            <text:p>5235589</text:p>
          </table:table-cell>
          <table:table-cell/>
          <table:table-cell office:value-type="float" office:value="4636300" calcext:value-type="float">
            <text:p>4636300</text:p>
          </table:table-cell>
          <table:table-cell/>
          <table:table-cell office:value-type="float" office:value="4294357" calcext:value-type="float">
            <text:p>42943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94938" calcext:value-type="float">
            <text:p>3194938</text:p>
          </table:table-cell>
          <table:table-cell/>
          <table:table-cell office:value-type="float" office:value="4604859" calcext:value-type="float">
            <text:p>4604859</text:p>
          </table:table-cell>
          <table:table-cell/>
          <table:table-cell office:value-type="float" office:value="1933859" calcext:value-type="float">
            <text:p>1933859</text:p>
          </table:table-cell>
          <table:table-cell/>
          <table:table-cell office:value-type="float" office:value="2154054" calcext:value-type="float">
            <text:p>2154054</text:p>
          </table:table-cell>
          <table:table-cell/>
          <table:table-cell office:value-type="float" office:value="1986191" calcext:value-type="float">
            <text:p>1986191</text:p>
          </table:table-cell>
          <table:table-cell/>
          <table:table-cell office:value-type="float" office:value="1746626" calcext:value-type="float">
            <text:p>1746626</text:p>
          </table:table-cell>
          <table:table-cell/>
          <table:table-cell office:value-type="float" office:value="3366341" calcext:value-type="float">
            <text:p>3366341</text:p>
          </table:table-cell>
          <table:table-cell/>
          <table:table-cell office:value-type="float" office:value="3170893" calcext:value-type="float">
            <text:p>3170893</text:p>
          </table:table-cell>
          <table:table-cell/>
          <table:table-cell office:value-type="float" office:value="3243903" calcext:value-type="float">
            <text:p>32439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9259" calcext:value-type="float">
            <text:p>1529259</text:p>
          </table:table-cell>
          <table:table-cell/>
          <table:table-cell office:value-type="float" office:value="1568137" calcext:value-type="float">
            <text:p>1568137</text:p>
          </table:table-cell>
          <table:table-cell/>
          <table:table-cell office:value-type="float" office:value="580614" calcext:value-type="float">
            <text:p>580614</text:p>
          </table:table-cell>
          <table:table-cell/>
          <table:table-cell office:value-type="float" office:value="982846" calcext:value-type="float">
            <text:p>982846</text:p>
          </table:table-cell>
          <table:table-cell/>
          <table:table-cell office:value-type="float" office:value="580888" calcext:value-type="float">
            <text:p>580888</text:p>
          </table:table-cell>
          <table:table-cell/>
          <table:table-cell office:value-type="float" office:value="580573" calcext:value-type="float">
            <text:p>580573</text:p>
          </table:table-cell>
          <table:table-cell/>
          <table:table-cell office:value-type="float" office:value="1001481" calcext:value-type="float">
            <text:p>1001481</text:p>
          </table:table-cell>
          <table:table-cell/>
          <table:table-cell office:value-type="float" office:value="1004078" calcext:value-type="float">
            <text:p>1004078</text:p>
          </table:table-cell>
          <table:table-cell/>
          <table:table-cell office:value-type="float" office:value="1160098" calcext:value-type="float">
            <text:p>116009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94116" calcext:value-type="float">
            <text:p>1294116</text:p>
          </table:table-cell>
          <table:table-cell/>
          <table:table-cell office:value-type="float" office:value="2275859" calcext:value-type="float">
            <text:p>2275859</text:p>
          </table:table-cell>
          <table:table-cell/>
          <table:table-cell office:value-type="float" office:value="2999997" calcext:value-type="float">
            <text:p>2999997</text:p>
          </table:table-cell>
          <table:table-cell/>
          <table:table-cell office:value-type="float" office:value="3473680" calcext:value-type="float">
            <text:p>3473680</text:p>
          </table:table-cell>
          <table:table-cell/>
          <table:table-cell office:value-type="float" office:value="2869562" calcext:value-type="float">
            <text:p>286956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609754" calcext:value-type="float">
            <text:p>1609754</text:p>
          </table:table-cell>
          <table:table-cell/>
          <table:table-cell office:value-type="float" office:value="2588232" calcext:value-type="float">
            <text:p>2588232</text:p>
          </table:table-cell>
          <table:table-cell/>
          <table:table-cell office:value-type="float" office:value="3069764" calcext:value-type="float">
            <text:p>3069764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4981127" calcext:value-type="float">
            <text:p>4981127</text:p>
          </table:table-cell>
          <table:table-cell/>
          <table:table-cell office:value-type="float" office:value="4714281" calcext:value-type="float">
            <text:p>471428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34673" calcext:value-type="float">
            <text:p>1634673</text:p>
          </table:table-cell>
          <table:table-cell/>
          <table:table-cell office:value-type="float" office:value="2735748" calcext:value-type="float">
            <text:p>2735748</text:p>
          </table:table-cell>
          <table:table-cell/>
          <table:table-cell office:value-type="float" office:value="4124995" calcext:value-type="float">
            <text:p>4124995</text:p>
          </table:table-cell>
          <table:table-cell/>
          <table:table-cell office:value-type="float" office:value="4756752" calcext:value-type="float">
            <text:p>4756752</text:p>
          </table:table-cell>
          <table:table-cell/>
          <table:table-cell office:value-type="float" office:value="5387749" calcext:value-type="float">
            <text:p>5387749</text:p>
          </table:table-cell>
          <table:table-cell/>
          <table:table-cell office:value-type="float" office:value="5126208" calcext:value-type="float">
            <text:p>5126208</text:p>
          </table:table-cell>
          <table:table-cell/>
          <table:table-cell office:value-type="float" office:value="2444442" calcext:value-type="float">
            <text:p>244444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34882" calcext:value-type="float">
            <text:p>1534882</text:p>
          </table:table-cell>
          <table:table-cell/>
          <table:table-cell office:value-type="float" office:value="2575607" calcext:value-type="float">
            <text:p>2575607</text:p>
          </table:table-cell>
          <table:table-cell/>
          <table:table-cell office:value-type="float" office:value="3679438" calcext:value-type="float">
            <text:p>3679438</text:p>
          </table:table-cell>
          <table:table-cell/>
          <table:table-cell office:value-type="float" office:value="5151214" calcext:value-type="float">
            <text:p>5151214</text:p>
          </table:table-cell>
          <table:table-cell/>
          <table:table-cell office:value-type="float" office:value="6068959" calcext:value-type="float">
            <text:p>6068959</text:p>
          </table:table-cell>
          <table:table-cell/>
          <table:table-cell office:value-type="float" office:value="6248514" calcext:value-type="float">
            <text:p>6248514</text:p>
          </table:table-cell>
          <table:table-cell/>
          <table:table-cell office:value-type="float" office:value="3839996" calcext:value-type="float">
            <text:p>3839996</text:p>
          </table:table-cell>
          <table:table-cell/>
          <table:table-cell office:value-type="float" office:value="2544575" calcext:value-type="float">
            <text:p>254457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33767" calcext:value-type="float">
            <text:p>1533767</text:p>
          </table:table-cell>
          <table:table-cell/>
          <table:table-cell office:value-type="float" office:value="2760781" calcext:value-type="float">
            <text:p>2760781</text:p>
          </table:table-cell>
          <table:table-cell/>
          <table:table-cell office:value-type="float" office:value="4100966" calcext:value-type="float">
            <text:p>4100966</text:p>
          </table:table-cell>
          <table:table-cell/>
          <table:table-cell office:value-type="float" office:value="5528790" calcext:value-type="float">
            <text:p>5528790</text:p>
          </table:table-cell>
          <table:table-cell/>
          <table:table-cell office:value-type="float" office:value="6993370" calcext:value-type="float">
            <text:p>6993370</text:p>
          </table:table-cell>
          <table:table-cell/>
          <table:table-cell office:value-type="float" office:value="7410519" calcext:value-type="float">
            <text:p>7410519</text:p>
          </table:table-cell>
          <table:table-cell/>
          <table:table-cell office:value-type="float" office:value="5189184" calcext:value-type="float">
            <text:p>5189184</text:p>
          </table:table-cell>
          <table:table-cell/>
          <table:table-cell office:value-type="float" office:value="3977397" calcext:value-type="float">
            <text:p>3977397</text:p>
          </table:table-cell>
          <table:table-cell/>
          <table:table-cell office:value-type="float" office:value="2447274" calcext:value-type="float">
            <text:p>244727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60397" calcext:value-type="float">
            <text:p>1560397</text:p>
          </table:table-cell>
          <table:table-cell/>
          <table:table-cell office:value-type="float" office:value="2692158" calcext:value-type="float">
            <text:p>2692158</text:p>
          </table:table-cell>
          <table:table-cell/>
          <table:table-cell office:value-type="float" office:value="4065443" calcext:value-type="float">
            <text:p>4065443</text:p>
          </table:table-cell>
          <table:table-cell/>
          <table:table-cell office:value-type="float" office:value="5639513" calcext:value-type="float">
            <text:p>5639513</text:p>
          </table:table-cell>
          <table:table-cell/>
          <table:table-cell office:value-type="float" office:value="7257724" calcext:value-type="float">
            <text:p>7257724</text:p>
          </table:table-cell>
          <table:table-cell/>
          <table:table-cell office:value-type="float" office:value="8464921" calcext:value-type="float">
            <text:p>8464921</text:p>
          </table:table-cell>
          <table:table-cell/>
          <table:table-cell office:value-type="float" office:value="6332827" calcext:value-type="float">
            <text:p>6332827</text:p>
          </table:table-cell>
          <table:table-cell/>
          <table:table-cell office:value-type="float" office:value="5353606" calcext:value-type="float">
            <text:p>5353606</text:p>
          </table:table-cell>
          <table:table-cell/>
          <table:table-cell office:value-type="float" office:value="3774795" calcext:value-type="float">
            <text:p>3774795</text:p>
          </table:table-cell>
          <table:table-cell/>
          <table:table-cell office:value-type="float" office:value="2838706" calcext:value-type="float">
            <text:p>283870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25591" calcext:value-type="float">
            <text:p>1325591</text:p>
          </table:table-cell>
          <table:table-cell/>
          <table:table-cell office:value-type="float" office:value="2081811" calcext:value-type="float">
            <text:p>2081811</text:p>
          </table:table-cell>
          <table:table-cell/>
          <table:table-cell office:value-type="float" office:value="3079836" calcext:value-type="float">
            <text:p>3079836</text:p>
          </table:table-cell>
          <table:table-cell/>
          <table:table-cell office:value-type="float" office:value="4159523" calcext:value-type="float">
            <text:p>4159523</text:p>
          </table:table-cell>
          <table:table-cell/>
          <table:table-cell office:value-type="float" office:value="5016622" calcext:value-type="float">
            <text:p>5016622</text:p>
          </table:table-cell>
          <table:table-cell/>
          <table:table-cell office:value-type="float" office:value="5240689" calcext:value-type="float">
            <text:p>5240689</text:p>
          </table:table-cell>
          <table:table-cell/>
          <table:table-cell office:value-type="float" office:value="4954833" calcext:value-type="float">
            <text:p>4954833</text:p>
          </table:table-cell>
          <table:table-cell/>
          <table:table-cell office:value-type="float" office:value="4474571" calcext:value-type="float">
            <text:p>4474571</text:p>
          </table:table-cell>
          <table:table-cell/>
          <table:table-cell office:value-type="float" office:value="4221884" calcext:value-type="float">
            <text:p>4221884</text:p>
          </table:table-cell>
          <table:table-cell/>
          <table:table-cell office:value-type="float" office:value="3192740" calcext:value-type="float">
            <text:p>3192740</text:p>
          </table:table-cell>
          <table:table-cell/>
          <table:table-cell office:value-type="float" office:value="2215576" calcext:value-type="float">
            <text:p>221557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92433" calcext:value-type="float">
            <text:p>1292433</text:p>
          </table:table-cell>
          <table:table-cell/>
          <table:table-cell office:value-type="float" office:value="2089277" calcext:value-type="float">
            <text:p>2089277</text:p>
          </table:table-cell>
          <table:table-cell/>
          <table:table-cell office:value-type="float" office:value="2925711" calcext:value-type="float">
            <text:p>2925711</text:p>
          </table:table-cell>
          <table:table-cell/>
          <table:table-cell office:value-type="float" office:value="3955978" calcext:value-type="float">
            <text:p>3955978</text:p>
          </table:table-cell>
          <table:table-cell/>
          <table:table-cell office:value-type="float" office:value="4484072" calcext:value-type="float">
            <text:p>4484072</text:p>
          </table:table-cell>
          <table:table-cell/>
          <table:table-cell office:value-type="float" office:value="4841256" calcext:value-type="float">
            <text:p>4841256</text:p>
          </table:table-cell>
          <table:table-cell/>
          <table:table-cell office:value-type="float" office:value="4834330" calcext:value-type="float">
            <text:p>4834330</text:p>
          </table:table-cell>
          <table:table-cell/>
          <table:table-cell office:value-type="float" office:value="4425349" calcext:value-type="float">
            <text:p>4425349</text:p>
          </table:table-cell>
          <table:table-cell/>
          <table:table-cell office:value-type="float" office:value="4117958" calcext:value-type="float">
            <text:p>4117958</text:p>
          </table:table-cell>
          <table:table-cell/>
          <table:table-cell office:value-type="float" office:value="3759675" calcext:value-type="float">
            <text:p>3759675</text:p>
          </table:table-cell>
          <table:table-cell/>
          <table:table-cell office:value-type="float" office:value="2333377" calcext:value-type="float">
            <text:p>2333377</text:p>
          </table:table-cell>
          <table:table-cell/>
          <table:table-cell office:value-type="float" office:value="2143072" calcext:value-type="float">
            <text:p>21430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56347" calcext:value-type="float">
            <text:p>1256347</text:p>
          </table:table-cell>
          <table:table-cell/>
          <table:table-cell office:value-type="float" office:value="2072363" calcext:value-type="float">
            <text:p>2072363</text:p>
          </table:table-cell>
          <table:table-cell/>
          <table:table-cell office:value-type="float" office:value="2940989" calcext:value-type="float">
            <text:p>2940989</text:p>
          </table:table-cell>
          <table:table-cell/>
          <table:table-cell office:value-type="float" office:value="3581934" calcext:value-type="float">
            <text:p>3581934</text:p>
          </table:table-cell>
          <table:table-cell/>
          <table:table-cell office:value-type="float" office:value="4010915" calcext:value-type="float">
            <text:p>4010915</text:p>
          </table:table-cell>
          <table:table-cell/>
          <table:table-cell office:value-type="float" office:value="3635108" calcext:value-type="float">
            <text:p>3635108</text:p>
          </table:table-cell>
          <table:table-cell/>
          <table:table-cell office:value-type="float" office:value="4194112" calcext:value-type="float">
            <text:p>4194112</text:p>
          </table:table-cell>
          <table:table-cell/>
          <table:table-cell office:value-type="float" office:value="4267740" calcext:value-type="float">
            <text:p>4267740</text:p>
          </table:table-cell>
          <table:table-cell/>
          <table:table-cell office:value-type="float" office:value="4200368" calcext:value-type="float">
            <text:p>4200368</text:p>
          </table:table-cell>
          <table:table-cell/>
          <table:table-cell office:value-type="float" office:value="3820891" calcext:value-type="float">
            <text:p>3820891</text:p>
          </table:table-cell>
          <table:table-cell/>
          <table:table-cell office:value-type="float" office:value="2553227" calcext:value-type="float">
            <text:p>2553227</text:p>
          </table:table-cell>
          <table:table-cell/>
          <table:table-cell office:value-type="float" office:value="2391335" calcext:value-type="float">
            <text:p>2391335</text:p>
          </table:table-cell>
          <table:table-cell/>
          <table:table-cell office:value-type="float" office:value="2031011" calcext:value-type="float">
            <text:p>20310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82342" calcext:value-type="float">
            <text:p>4282342</text:p>
          </table:table-cell>
          <table:table-cell/>
          <table:table-cell office:value-type="float" office:value="4692351" calcext:value-type="float">
            <text:p>4692351</text:p>
          </table:table-cell>
          <table:table-cell/>
          <table:table-cell office:value-type="float" office:value="4409756" calcext:value-type="float">
            <text:p>4409756</text:p>
          </table:table-cell>
          <table:table-cell/>
          <table:table-cell office:value-type="float" office:value="4468359" calcext:value-type="float">
            <text:p>4468359</text:p>
          </table:table-cell>
          <table:table-cell/>
          <table:table-cell office:value-type="float" office:value="4277193" calcext:value-type="float">
            <text:p>4277193</text:p>
          </table:table-cell>
          <table:table-cell/>
          <table:table-cell office:value-type="float" office:value="4198542" calcext:value-type="float">
            <text:p>4198542</text:p>
          </table:table-cell>
          <table:table-cell/>
          <table:table-cell office:value-type="float" office:value="3057958" calcext:value-type="float">
            <text:p>3057958</text:p>
          </table:table-cell>
          <table:table-cell/>
          <table:table-cell office:value-type="float" office:value="2718690" calcext:value-type="float">
            <text:p>2718690</text:p>
          </table:table-cell>
          <table:table-cell/>
          <table:table-cell office:value-type="float" office:value="2386691" calcext:value-type="float">
            <text:p>2386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66061" calcext:value-type="float">
            <text:p>4166061</text:p>
          </table:table-cell>
          <table:table-cell/>
          <table:table-cell office:value-type="float" office:value="4537357" calcext:value-type="float">
            <text:p>4537357</text:p>
          </table:table-cell>
          <table:table-cell/>
          <table:table-cell office:value-type="float" office:value="4717901" calcext:value-type="float">
            <text:p>4717901</text:p>
          </table:table-cell>
          <table:table-cell/>
          <table:table-cell office:value-type="float" office:value="4719878" calcext:value-type="float">
            <text:p>4719878</text:p>
          </table:table-cell>
          <table:table-cell/>
          <table:table-cell office:value-type="float" office:value="4729456" calcext:value-type="float">
            <text:p>4729456</text:p>
          </table:table-cell>
          <table:table-cell/>
          <table:table-cell office:value-type="float" office:value="4465554" calcext:value-type="float">
            <text:p>4465554</text:p>
          </table:table-cell>
          <table:table-cell/>
          <table:table-cell office:value-type="float" office:value="3351712" calcext:value-type="float">
            <text:p>3351712</text:p>
          </table:table-cell>
          <table:table-cell/>
          <table:table-cell office:value-type="float" office:value="2858638" calcext:value-type="float">
            <text:p>2858638</text:p>
          </table:table-cell>
          <table:table-cell/>
          <table:table-cell office:value-type="float" office:value="1772135" calcext:value-type="float">
            <text:p>17721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57907" calcext:value-type="float">
            <text:p>3457907</text:p>
          </table:table-cell>
          <table:table-cell/>
          <table:table-cell office:value-type="float" office:value="3373083" calcext:value-type="float">
            <text:p>3373083</text:p>
          </table:table-cell>
          <table:table-cell/>
          <table:table-cell office:value-type="float" office:value="4165676" calcext:value-type="float">
            <text:p>4165676</text:p>
          </table:table-cell>
          <table:table-cell/>
          <table:table-cell office:value-type="float" office:value="3189764" calcext:value-type="float">
            <text:p>3189764</text:p>
          </table:table-cell>
          <table:table-cell/>
          <table:table-cell office:value-type="float" office:value="4575060" calcext:value-type="float">
            <text:p>4575060</text:p>
          </table:table-cell>
          <table:table-cell/>
          <table:table-cell office:value-type="float" office:value="4616546" calcext:value-type="float">
            <text:p>4616546</text:p>
          </table:table-cell>
          <table:table-cell/>
          <table:table-cell office:value-type="float" office:value="3653876" calcext:value-type="float">
            <text:p>3653876</text:p>
          </table:table-cell>
          <table:table-cell/>
          <table:table-cell office:value-type="float" office:value="3168492" calcext:value-type="float">
            <text:p>3168492</text:p>
          </table:table-cell>
          <table:table-cell/>
          <table:table-cell office:value-type="float" office:value="2864909" calcext:value-type="float">
            <text:p>286490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24193" calcext:value-type="float">
            <text:p>4824193</text:p>
          </table:table-cell>
          <table:table-cell/>
          <table:table-cell office:value-type="float" office:value="4289307" calcext:value-type="float">
            <text:p>4289307</text:p>
          </table:table-cell>
          <table:table-cell/>
          <table:table-cell office:value-type="float" office:value="4998904" calcext:value-type="float">
            <text:p>4998904</text:p>
          </table:table-cell>
          <table:table-cell/>
          <table:table-cell office:value-type="float" office:value="5126937" calcext:value-type="float">
            <text:p>5126937</text:p>
          </table:table-cell>
          <table:table-cell/>
          <table:table-cell office:value-type="float" office:value="4256183" calcext:value-type="float">
            <text:p>4256183</text:p>
          </table:table-cell>
          <table:table-cell/>
          <table:table-cell office:value-type="float" office:value="5090637" calcext:value-type="float">
            <text:p>5090637</text:p>
          </table:table-cell>
          <table:table-cell/>
          <table:table-cell office:value-type="float" office:value="3829986" calcext:value-type="float">
            <text:p>3829986</text:p>
          </table:table-cell>
          <table:table-cell/>
          <table:table-cell office:value-type="float" office:value="3309652" calcext:value-type="float">
            <text:p>3309652</text:p>
          </table:table-cell>
          <table:table-cell/>
          <table:table-cell office:value-type="float" office:value="3050900" calcext:value-type="float">
            <text:p>30509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08923" calcext:value-type="float">
            <text:p>4708923</text:p>
          </table:table-cell>
          <table:table-cell/>
          <table:table-cell office:value-type="float" office:value="4990552" calcext:value-type="float">
            <text:p>4990552</text:p>
          </table:table-cell>
          <table:table-cell/>
          <table:table-cell office:value-type="float" office:value="5186943" calcext:value-type="float">
            <text:p>5186943</text:p>
          </table:table-cell>
          <table:table-cell/>
          <table:table-cell office:value-type="float" office:value="5274226" calcext:value-type="float">
            <text:p>5274226</text:p>
          </table:table-cell>
          <table:table-cell/>
          <table:table-cell office:value-type="float" office:value="4648318" calcext:value-type="float">
            <text:p>4648318</text:p>
          </table:table-cell>
          <table:table-cell/>
          <table:table-cell office:value-type="float" office:value="4673248" calcext:value-type="float">
            <text:p>4673248</text:p>
          </table:table-cell>
          <table:table-cell/>
          <table:table-cell office:value-type="float" office:value="2653686" calcext:value-type="float">
            <text:p>2653686</text:p>
          </table:table-cell>
          <table:table-cell/>
          <table:table-cell office:value-type="float" office:value="3293313" calcext:value-type="float">
            <text:p>3293313</text:p>
          </table:table-cell>
          <table:table-cell/>
          <table:table-cell office:value-type="float" office:value="2959259" calcext:value-type="float">
            <text:p>29592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3349" calcext:value-type="float">
            <text:p>4673349</text:p>
          </table:table-cell>
          <table:table-cell/>
          <table:table-cell office:value-type="float" office:value="4628402" calcext:value-type="float">
            <text:p>4628402</text:p>
          </table:table-cell>
          <table:table-cell/>
          <table:table-cell office:value-type="float" office:value="5060263" calcext:value-type="float">
            <text:p>5060263</text:p>
          </table:table-cell>
          <table:table-cell/>
          <table:table-cell office:value-type="float" office:value="5359139" calcext:value-type="float">
            <text:p>5359139</text:p>
          </table:table-cell>
          <table:table-cell/>
          <table:table-cell office:value-type="float" office:value="5326418" calcext:value-type="float">
            <text:p>5326418</text:p>
          </table:table-cell>
          <table:table-cell/>
          <table:table-cell office:value-type="float" office:value="5156729" calcext:value-type="float">
            <text:p>5156729</text:p>
          </table:table-cell>
          <table:table-cell/>
          <table:table-cell office:value-type="float" office:value="4083397" calcext:value-type="float">
            <text:p>4083397</text:p>
          </table:table-cell>
          <table:table-cell/>
          <table:table-cell office:value-type="float" office:value="3456155" calcext:value-type="float">
            <text:p>3456155</text:p>
          </table:table-cell>
          <table:table-cell/>
          <table:table-cell office:value-type="float" office:value="3176440" calcext:value-type="float">
            <text:p>31764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62730" calcext:value-type="float">
            <text:p>5162730</text:p>
          </table:table-cell>
          <table:table-cell/>
          <table:table-cell office:value-type="float" office:value="5339483" calcext:value-type="float">
            <text:p>5339483</text:p>
          </table:table-cell>
          <table:table-cell/>
          <table:table-cell office:value-type="float" office:value="5357127" calcext:value-type="float">
            <text:p>5357127</text:p>
          </table:table-cell>
          <table:table-cell/>
          <table:table-cell office:value-type="float" office:value="5512583" calcext:value-type="float">
            <text:p>5512583</text:p>
          </table:table-cell>
          <table:table-cell/>
          <table:table-cell office:value-type="float" office:value="5681119" calcext:value-type="float">
            <text:p>5681119</text:p>
          </table:table-cell>
          <table:table-cell/>
          <table:table-cell office:value-type="float" office:value="5537780" calcext:value-type="float">
            <text:p>5537780</text:p>
          </table:table-cell>
          <table:table-cell/>
          <table:table-cell office:value-type="float" office:value="4195475" calcext:value-type="float">
            <text:p>4195475</text:p>
          </table:table-cell>
          <table:table-cell/>
          <table:table-cell office:value-type="float" office:value="3532605" calcext:value-type="float">
            <text:p>3532605</text:p>
          </table:table-cell>
          <table:table-cell/>
          <table:table-cell office:value-type="float" office:value="3215743" calcext:value-type="float">
            <text:p>32157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46560" calcext:value-type="float">
            <text:p>5046560</text:p>
          </table:table-cell>
          <table:table-cell/>
          <table:table-cell office:value-type="float" office:value="5467537" calcext:value-type="float">
            <text:p>5467537</text:p>
          </table:table-cell>
          <table:table-cell/>
          <table:table-cell office:value-type="float" office:value="5125759" calcext:value-type="float">
            <text:p>5125759</text:p>
          </table:table-cell>
          <table:table-cell/>
          <table:table-cell office:value-type="float" office:value="5072268" calcext:value-type="float">
            <text:p>5072268</text:p>
          </table:table-cell>
          <table:table-cell/>
          <table:table-cell office:value-type="float" office:value="5252278" calcext:value-type="float">
            <text:p>5252278</text:p>
          </table:table-cell>
          <table:table-cell/>
          <table:table-cell office:value-type="float" office:value="5173778" calcext:value-type="float">
            <text:p>5173778</text:p>
          </table:table-cell>
          <table:table-cell/>
          <table:table-cell office:value-type="float" office:value="3571017" calcext:value-type="float">
            <text:p>3571017</text:p>
          </table:table-cell>
          <table:table-cell/>
          <table:table-cell office:value-type="float" office:value="3132918" calcext:value-type="float">
            <text:p>3132918</text:p>
          </table:table-cell>
          <table:table-cell/>
          <table:table-cell office:value-type="float" office:value="2837140" calcext:value-type="float">
            <text:p>283714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609754" calcext:value-type="float">
            <text:p>1609754</text:p>
          </table:table-cell>
          <table:table-cell/>
          <table:table-cell office:value-type="float" office:value="2749997" calcext:value-type="float">
            <text:p>2749997</text:p>
          </table:table-cell>
          <table:table-cell/>
          <table:table-cell office:value-type="float" office:value="3771424" calcext:value-type="float">
            <text:p>3771424</text:p>
          </table:table-cell>
          <table:table-cell/>
          <table:table-cell office:value-type="float" office:value="5076918" calcext:value-type="float">
            <text:p>5076918</text:p>
          </table:table-cell>
          <table:table-cell/>
          <table:table-cell office:value-type="float" office:value="5999994" calcext:value-type="float">
            <text:p>599999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25488" calcext:value-type="float">
            <text:p>1725488</text:p>
          </table:table-cell>
          <table:table-cell/>
          <table:table-cell office:value-type="float" office:value="2933330" calcext:value-type="float">
            <text:p>2933330</text:p>
          </table:table-cell>
          <table:table-cell/>
          <table:table-cell office:value-type="float" office:value="3826083" calcext:value-type="float">
            <text:p>3826083</text:p>
          </table:table-cell>
          <table:table-cell/>
          <table:table-cell office:value-type="float" office:value="6139528" calcext:value-type="float">
            <text:p>6139528</text:p>
          </table:table-cell>
          <table:table-cell/>
          <table:table-cell office:value-type="float" office:value="7333326" calcext:value-type="float">
            <text:p>7333326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48342" calcext:value-type="float">
            <text:p>1748342</text:p>
          </table:table-cell>
          <table:table-cell/>
          <table:table-cell office:value-type="float" office:value="3034479" calcext:value-type="float">
            <text:p>3034479</text:p>
          </table:table-cell>
          <table:table-cell/>
          <table:table-cell office:value-type="float" office:value="4672561" calcext:value-type="float">
            <text:p>4672561</text:p>
          </table:table-cell>
          <table:table-cell/>
          <table:table-cell office:value-type="float" office:value="6068959" calcext:value-type="float">
            <text:p>6068959</text:p>
          </table:table-cell>
          <table:table-cell/>
          <table:table-cell office:value-type="float" office:value="7436612" calcext:value-type="float">
            <text:p>7436612</text:p>
          </table:table-cell>
          <table:table-cell/>
          <table:table-cell office:value-type="float" office:value="8249992" calcext:value-type="float">
            <text:p>8249992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587968" calcext:value-type="float">
            <text:p>1587968</text:p>
          </table:table-cell>
          <table:table-cell/>
          <table:table-cell office:value-type="float" office:value="2707689" calcext:value-type="float">
            <text:p>2707689</text:p>
          </table:table-cell>
          <table:table-cell/>
          <table:table-cell office:value-type="float" office:value="4015205" calcext:value-type="float">
            <text:p>4015205</text:p>
          </table:table-cell>
          <table:table-cell/>
          <table:table-cell office:value-type="float" office:value="5899435" calcext:value-type="float">
            <text:p>5899435</text:p>
          </table:table-cell>
          <table:table-cell/>
          <table:table-cell office:value-type="float" office:value="7282751" calcext:value-type="float">
            <text:p>7282751</text:p>
          </table:table-cell>
          <table:table-cell/>
          <table:table-cell office:value-type="float" office:value="7999992" calcext:value-type="float">
            <text:p>7999992</text:p>
          </table:table-cell>
          <table:table-cell/>
          <table:table-cell office:value-type="float" office:value="8380944" calcext:value-type="float">
            <text:p>8380944</text:p>
          </table:table-cell>
          <table:table-cell/>
          <table:table-cell office:value-type="float" office:value="8186038" calcext:value-type="float">
            <text:p>818603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573768" calcext:value-type="float">
            <text:p>1573768</text:p>
          </table:table-cell>
          <table:table-cell/>
          <table:table-cell office:value-type="float" office:value="2850199" calcext:value-type="float">
            <text:p>2850199</text:p>
          </table:table-cell>
          <table:table-cell/>
          <table:table-cell office:value-type="float" office:value="4381738" calcext:value-type="float">
            <text:p>4381738</text:p>
          </table:table-cell>
          <table:table-cell/>
          <table:table-cell office:value-type="float" office:value="6157428" calcext:value-type="float">
            <text:p>6157428</text:p>
          </table:table-cell>
          <table:table-cell/>
          <table:table-cell office:value-type="float" office:value="7793350" calcext:value-type="float">
            <text:p>7793350</text:p>
          </table:table-cell>
          <table:table-cell/>
          <table:table-cell office:value-type="float" office:value="8655729" calcext:value-type="float">
            <text:p>8655729</text:p>
          </table:table-cell>
          <table:table-cell/>
          <table:table-cell office:value-type="float" office:value="8727264" calcext:value-type="float">
            <text:p>8727264</text:p>
          </table:table-cell>
          <table:table-cell/>
          <table:table-cell office:value-type="float" office:value="9103439" calcext:value-type="float">
            <text:p>9103439</text:p>
          </table:table-cell>
          <table:table-cell/>
          <table:table-cell office:value-type="float" office:value="7999992" calcext:value-type="float">
            <text:p>799999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73182" calcext:value-type="float">
            <text:p>1573182</text:p>
          </table:table-cell>
          <table:table-cell/>
          <table:table-cell office:value-type="float" office:value="2760781" calcext:value-type="float">
            <text:p>2760781</text:p>
          </table:table-cell>
          <table:table-cell/>
          <table:table-cell office:value-type="float" office:value="4223995" calcext:value-type="float">
            <text:p>4223995</text:p>
          </table:table-cell>
          <table:table-cell/>
          <table:table-cell office:value-type="float" office:value="6008529" calcext:value-type="float">
            <text:p>6008529</text:p>
          </table:table-cell>
          <table:table-cell/>
          <table:table-cell office:value-type="float" office:value="7516006" calcext:value-type="float">
            <text:p>7516006</text:p>
          </table:table-cell>
          <table:table-cell/>
          <table:table-cell office:value-type="float" office:value="9025632" calcext:value-type="float">
            <text:p>9025632</text:p>
          </table:table-cell>
          <table:table-cell/>
          <table:table-cell office:value-type="float" office:value="8364348" calcext:value-type="float">
            <text:p>8364348</text:p>
          </table:table-cell>
          <table:table-cell/>
          <table:table-cell office:value-type="float" office:value="8818363" calcext:value-type="float">
            <text:p>8818363</text:p>
          </table:table-cell>
          <table:table-cell/>
          <table:table-cell office:value-type="float" office:value="8655729" calcext:value-type="float">
            <text:p>8655729</text:p>
          </table:table-cell>
          <table:table-cell/>
          <table:table-cell office:value-type="float" office:value="7397540" calcext:value-type="float">
            <text:p>739754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35228" calcext:value-type="float">
            <text:p>1335228</text:p>
          </table:table-cell>
          <table:table-cell/>
          <table:table-cell office:value-type="float" office:value="2103059" calcext:value-type="float">
            <text:p>2103059</text:p>
          </table:table-cell>
          <table:table-cell/>
          <table:table-cell office:value-type="float" office:value="3125413" calcext:value-type="float">
            <text:p>3125413</text:p>
          </table:table-cell>
          <table:table-cell/>
          <table:table-cell office:value-type="float" office:value="4213462" calcext:value-type="float">
            <text:p>4213462</text:p>
          </table:table-cell>
          <table:table-cell/>
          <table:table-cell office:value-type="float" office:value="5182817" calcext:value-type="float">
            <text:p>5182817</text:p>
          </table:table-cell>
          <table:table-cell/>
          <table:table-cell office:value-type="float" office:value="5475043" calcext:value-type="float">
            <text:p>5475043</text:p>
          </table:table-cell>
          <table:table-cell/>
          <table:table-cell office:value-type="float" office:value="5654612" calcext:value-type="float">
            <text:p>5654612</text:p>
          </table:table-cell>
          <table:table-cell/>
          <table:table-cell office:value-type="float" office:value="5471497" calcext:value-type="float">
            <text:p>5471497</text:p>
          </table:table-cell>
          <table:table-cell/>
          <table:table-cell office:value-type="float" office:value="5878908" calcext:value-type="float">
            <text:p>5878908</text:p>
          </table:table-cell>
          <table:table-cell/>
          <table:table-cell office:value-type="float" office:value="5471497" calcext:value-type="float">
            <text:p>5471497</text:p>
          </table:table-cell>
          <table:table-cell/>
          <table:table-cell office:value-type="float" office:value="4071321" calcext:value-type="float">
            <text:p>407132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314351" calcext:value-type="float">
            <text:p>1314351</text:p>
          </table:table-cell>
          <table:table-cell/>
          <table:table-cell office:value-type="float" office:value="2130372" calcext:value-type="float">
            <text:p>2130372</text:p>
          </table:table-cell>
          <table:table-cell/>
          <table:table-cell office:value-type="float" office:value="3030669" calcext:value-type="float">
            <text:p>3030669</text:p>
          </table:table-cell>
          <table:table-cell/>
          <table:table-cell office:value-type="float" office:value="4039202" calcext:value-type="float">
            <text:p>4039202</text:p>
          </table:table-cell>
          <table:table-cell/>
          <table:table-cell office:value-type="float" office:value="4697243" calcext:value-type="float">
            <text:p>4697243</text:p>
          </table:table-cell>
          <table:table-cell/>
          <table:table-cell office:value-type="float" office:value="4821913" calcext:value-type="float">
            <text:p>4821913</text:p>
          </table:table-cell>
          <table:table-cell/>
          <table:table-cell office:value-type="float" office:value="5298207" calcext:value-type="float">
            <text:p>5298207</text:p>
          </table:table-cell>
          <table:table-cell/>
          <table:table-cell office:value-type="float" office:value="5104526" calcext:value-type="float">
            <text:p>5104526</text:p>
          </table:table-cell>
          <table:table-cell/>
          <table:table-cell office:value-type="float" office:value="4654540" calcext:value-type="float">
            <text:p>4654540</text:p>
          </table:table-cell>
          <table:table-cell/>
          <table:table-cell office:value-type="float" office:value="5408445" calcext:value-type="float">
            <text:p>5408445</text:p>
          </table:table-cell>
          <table:table-cell/>
          <table:table-cell office:value-type="float" office:value="3631982" calcext:value-type="float">
            <text:p>3631982</text:p>
          </table:table-cell>
          <table:table-cell/>
          <table:table-cell office:value-type="float" office:value="3370433" calcext:value-type="float">
            <text:p>337043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75264" calcext:value-type="float">
            <text:p>1275264</text:p>
          </table:table-cell>
          <table:table-cell/>
          <table:table-cell office:value-type="float" office:value="2096796" calcext:value-type="float">
            <text:p>2096796</text:p>
          </table:table-cell>
          <table:table-cell/>
          <table:table-cell office:value-type="float" office:value="3021996" calcext:value-type="float">
            <text:p>3021996</text:p>
          </table:table-cell>
          <table:table-cell/>
          <table:table-cell office:value-type="float" office:value="3632763" calcext:value-type="float">
            <text:p>3632763</text:p>
          </table:table-cell>
          <table:table-cell/>
          <table:table-cell office:value-type="float" office:value="4491223" calcext:value-type="float">
            <text:p>4491223</text:p>
          </table:table-cell>
          <table:table-cell/>
          <table:table-cell office:value-type="float" office:value="4048881" calcext:value-type="float">
            <text:p>4048881</text:p>
          </table:table-cell>
          <table:table-cell/>
          <table:table-cell office:value-type="float" office:value="4787753" calcext:value-type="float">
            <text:p>4787753</text:p>
          </table:table-cell>
          <table:table-cell/>
          <table:table-cell office:value-type="float" office:value="4966485" calcext:value-type="float">
            <text:p>4966485</text:p>
          </table:table-cell>
          <table:table-cell/>
          <table:table-cell office:value-type="float" office:value="5192373" calcext:value-type="float">
            <text:p>5192373</text:p>
          </table:table-cell>
          <table:table-cell/>
          <table:table-cell office:value-type="float" office:value="4927379" calcext:value-type="float">
            <text:p>4927379</text:p>
          </table:table-cell>
          <table:table-cell/>
          <table:table-cell office:value-type="float" office:value="3630031" calcext:value-type="float">
            <text:p>3630031</text:p>
          </table:table-cell>
          <table:table-cell/>
          <table:table-cell office:value-type="float" office:value="3247354" calcext:value-type="float">
            <text:p>3247354</text:p>
          </table:table-cell>
          <table:table-cell/>
          <table:table-cell office:value-type="float" office:value="3102172" calcext:value-type="float">
            <text:p>31021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20537" calcext:value-type="float">
            <text:p>4720537</text:p>
          </table:table-cell>
          <table:table-cell/>
          <table:table-cell office:value-type="float" office:value="5030812" calcext:value-type="float">
            <text:p>5030812</text:p>
          </table:table-cell>
          <table:table-cell/>
          <table:table-cell office:value-type="float" office:value="5003622" calcext:value-type="float">
            <text:p>5003622</text:p>
          </table:table-cell>
          <table:table-cell/>
          <table:table-cell office:value-type="float" office:value="5140244" calcext:value-type="float">
            <text:p>5140244</text:p>
          </table:table-cell>
          <table:table-cell/>
          <table:table-cell office:value-type="float" office:value="4889237" calcext:value-type="float">
            <text:p>4889237</text:p>
          </table:table-cell>
          <table:table-cell/>
          <table:table-cell office:value-type="float" office:value="4811614" calcext:value-type="float">
            <text:p>4811614</text:p>
          </table:table-cell>
          <table:table-cell/>
          <table:table-cell office:value-type="float" office:value="3768060" calcext:value-type="float">
            <text:p>3768060</text:p>
          </table:table-cell>
          <table:table-cell/>
          <table:table-cell office:value-type="float" office:value="3252511" calcext:value-type="float">
            <text:p>3252511</text:p>
          </table:table-cell>
          <table:table-cell/>
          <table:table-cell office:value-type="float" office:value="3059896" calcext:value-type="float">
            <text:p>30598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3744" calcext:value-type="float">
            <text:p>4573744</text:p>
          </table:table-cell>
          <table:table-cell/>
          <table:table-cell office:value-type="float" office:value="4857785" calcext:value-type="float">
            <text:p>4857785</text:p>
          </table:table-cell>
          <table:table-cell/>
          <table:table-cell office:value-type="float" office:value="4909660" calcext:value-type="float">
            <text:p>4909660</text:p>
          </table:table-cell>
          <table:table-cell/>
          <table:table-cell office:value-type="float" office:value="5017180" calcext:value-type="float">
            <text:p>5017180</text:p>
          </table:table-cell>
          <table:table-cell/>
          <table:table-cell office:value-type="float" office:value="5102407" calcext:value-type="float">
            <text:p>5102407</text:p>
          </table:table-cell>
          <table:table-cell/>
          <table:table-cell office:value-type="float" office:value="4896322" calcext:value-type="float">
            <text:p>4896322</text:p>
          </table:table-cell>
          <table:table-cell/>
          <table:table-cell office:value-type="float" office:value="3759048" calcext:value-type="float">
            <text:p>3759048</text:p>
          </table:table-cell>
          <table:table-cell/>
          <table:table-cell office:value-type="float" office:value="3408080" calcext:value-type="float">
            <text:p>3408080</text:p>
          </table:table-cell>
          <table:table-cell/>
          <table:table-cell office:value-type="float" office:value="2997469" calcext:value-type="float">
            <text:p>29974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24492" calcext:value-type="float">
            <text:p>4124492</text:p>
          </table:table-cell>
          <table:table-cell/>
          <table:table-cell office:value-type="float" office:value="3359084" calcext:value-type="float">
            <text:p>3359084</text:p>
          </table:table-cell>
          <table:table-cell/>
          <table:table-cell office:value-type="float" office:value="4269425" calcext:value-type="float">
            <text:p>4269425</text:p>
          </table:table-cell>
          <table:table-cell/>
          <table:table-cell office:value-type="float" office:value="5099134" calcext:value-type="float">
            <text:p>5099134</text:p>
          </table:table-cell>
          <table:table-cell/>
          <table:table-cell office:value-type="float" office:value="5022307" calcext:value-type="float">
            <text:p>5022307</text:p>
          </table:table-cell>
          <table:table-cell/>
          <table:table-cell office:value-type="float" office:value="4956923" calcext:value-type="float">
            <text:p>4956923</text:p>
          </table:table-cell>
          <table:table-cell/>
          <table:table-cell office:value-type="float" office:value="3863594" calcext:value-type="float">
            <text:p>3863594</text:p>
          </table:table-cell>
          <table:table-cell/>
          <table:table-cell office:value-type="float" office:value="3313506" calcext:value-type="float">
            <text:p>3313506</text:p>
          </table:table-cell>
          <table:table-cell/>
          <table:table-cell office:value-type="float" office:value="3065204" calcext:value-type="float">
            <text:p>30652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16761" calcext:value-type="float">
            <text:p>5016761</text:p>
          </table:table-cell>
          <table:table-cell/>
          <table:table-cell office:value-type="float" office:value="5049606" calcext:value-type="float">
            <text:p>5049606</text:p>
          </table:table-cell>
          <table:table-cell/>
          <table:table-cell office:value-type="float" office:value="5145185" calcext:value-type="float">
            <text:p>5145185</text:p>
          </table:table-cell>
          <table:table-cell/>
          <table:table-cell office:value-type="float" office:value="5230094" calcext:value-type="float">
            <text:p>5230094</text:p>
          </table:table-cell>
          <table:table-cell/>
          <table:table-cell office:value-type="float" office:value="5288671" calcext:value-type="float">
            <text:p>5288671</text:p>
          </table:table-cell>
          <table:table-cell/>
          <table:table-cell office:value-type="float" office:value="5248626" calcext:value-type="float">
            <text:p>5248626</text:p>
          </table:table-cell>
          <table:table-cell/>
          <table:table-cell office:value-type="float" office:value="3994706" calcext:value-type="float">
            <text:p>3994706</text:p>
          </table:table-cell>
          <table:table-cell/>
          <table:table-cell office:value-type="float" office:value="3389874" calcext:value-type="float">
            <text:p>3389874</text:p>
          </table:table-cell>
          <table:table-cell/>
          <table:table-cell office:value-type="float" office:value="3099362" calcext:value-type="float">
            <text:p>30993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06865" calcext:value-type="float">
            <text:p>4806865</text:p>
          </table:table-cell>
          <table:table-cell/>
          <table:table-cell office:value-type="float" office:value="5136484" calcext:value-type="float">
            <text:p>5136484</text:p>
          </table:table-cell>
          <table:table-cell/>
          <table:table-cell office:value-type="float" office:value="5415514" calcext:value-type="float">
            <text:p>5415514</text:p>
          </table:table-cell>
          <table:table-cell/>
          <table:table-cell office:value-type="float" office:value="5543727" calcext:value-type="float">
            <text:p>5543727</text:p>
          </table:table-cell>
          <table:table-cell/>
          <table:table-cell office:value-type="float" office:value="5281077" calcext:value-type="float">
            <text:p>5281077</text:p>
          </table:table-cell>
          <table:table-cell/>
          <table:table-cell office:value-type="float" office:value="4510801" calcext:value-type="float">
            <text:p>4510801</text:p>
          </table:table-cell>
          <table:table-cell/>
          <table:table-cell office:value-type="float" office:value="2566955" calcext:value-type="float">
            <text:p>2566955</text:p>
          </table:table-cell>
          <table:table-cell/>
          <table:table-cell office:value-type="float" office:value="3328089" calcext:value-type="float">
            <text:p>3328089</text:p>
          </table:table-cell>
          <table:table-cell/>
          <table:table-cell office:value-type="float" office:value="3052838" calcext:value-type="float">
            <text:p>30528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64992" calcext:value-type="float">
            <text:p>4664992</text:p>
          </table:table-cell>
          <table:table-cell/>
          <table:table-cell office:value-type="float" office:value="4599707" calcext:value-type="float">
            <text:p>4599707</text:p>
          </table:table-cell>
          <table:table-cell/>
          <table:table-cell office:value-type="float" office:value="5304679" calcext:value-type="float">
            <text:p>5304679</text:p>
          </table:table-cell>
          <table:table-cell/>
          <table:table-cell office:value-type="float" office:value="5419966" calcext:value-type="float">
            <text:p>5419966</text:p>
          </table:table-cell>
          <table:table-cell/>
          <table:table-cell office:value-type="float" office:value="5635516" calcext:value-type="float">
            <text:p>5635516</text:p>
          </table:table-cell>
          <table:table-cell/>
          <table:table-cell office:value-type="float" office:value="5542662" calcext:value-type="float">
            <text:p>5542662</text:p>
          </table:table-cell>
          <table:table-cell/>
          <table:table-cell office:value-type="float" office:value="4155303" calcext:value-type="float">
            <text:p>4155303</text:p>
          </table:table-cell>
          <table:table-cell/>
          <table:table-cell office:value-type="float" office:value="3498416" calcext:value-type="float">
            <text:p>3498416</text:p>
          </table:table-cell>
          <table:table-cell/>
          <table:table-cell office:value-type="float" office:value="3249945" calcext:value-type="float">
            <text:p>32499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22548" calcext:value-type="float">
            <text:p>5222548</text:p>
          </table:table-cell>
          <table:table-cell/>
          <table:table-cell office:value-type="float" office:value="5455775" calcext:value-type="float">
            <text:p>5455775</text:p>
          </table:table-cell>
          <table:table-cell/>
          <table:table-cell office:value-type="float" office:value="5516577" calcext:value-type="float">
            <text:p>5516577</text:p>
          </table:table-cell>
          <table:table-cell/>
          <table:table-cell office:value-type="float" office:value="5599556" calcext:value-type="float">
            <text:p>5599556</text:p>
          </table:table-cell>
          <table:table-cell/>
          <table:table-cell office:value-type="float" office:value="5757566" calcext:value-type="float">
            <text:p>5757566</text:p>
          </table:table-cell>
          <table:table-cell/>
          <table:table-cell office:value-type="float" office:value="5584216" calcext:value-type="float">
            <text:p>5584216</text:p>
          </table:table-cell>
          <table:table-cell/>
          <table:table-cell office:value-type="float" office:value="4201335" calcext:value-type="float">
            <text:p>4201335</text:p>
          </table:table-cell>
          <table:table-cell/>
          <table:table-cell office:value-type="float" office:value="3560776" calcext:value-type="float">
            <text:p>3560776</text:p>
          </table:table-cell>
          <table:table-cell/>
          <table:table-cell office:value-type="float" office:value="3298896" calcext:value-type="float">
            <text:p>32988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33015" calcext:value-type="float">
            <text:p>5133015</text:p>
          </table:table-cell>
          <table:table-cell/>
          <table:table-cell office:value-type="float" office:value="5516714" calcext:value-type="float">
            <text:p>5516714</text:p>
          </table:table-cell>
          <table:table-cell/>
          <table:table-cell office:value-type="float" office:value="5025726" calcext:value-type="float">
            <text:p>5025726</text:p>
          </table:table-cell>
          <table:table-cell/>
          <table:table-cell office:value-type="float" office:value="5166911" calcext:value-type="float">
            <text:p>5166911</text:p>
          </table:table-cell>
          <table:table-cell/>
          <table:table-cell office:value-type="float" office:value="5072589" calcext:value-type="float">
            <text:p>5072589</text:p>
          </table:table-cell>
          <table:table-cell/>
          <table:table-cell office:value-type="float" office:value="5175685" calcext:value-type="float">
            <text:p>5175685</text:p>
          </table:table-cell>
          <table:table-cell/>
          <table:table-cell office:value-type="float" office:value="3680686" calcext:value-type="float">
            <text:p>3680686</text:p>
          </table:table-cell>
          <table:table-cell/>
          <table:table-cell office:value-type="float" office:value="3181535" calcext:value-type="float">
            <text:p>3181535</text:p>
          </table:table-cell>
          <table:table-cell/>
          <table:table-cell office:value-type="float" office:value="2824705" calcext:value-type="float">
            <text:p>2824705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51:27.473111936</dc:date>
    <meta:editing-duration>PT4M21S</meta:editing-duration>
    <meta:editing-cycles>3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bar" chart:style-name="ch1">
        <chart:title svg:x="4.03cm" svg:y="0.316cm" chart:style-name="ch2">
          <text:p>WINDOWS64 Write Report (baremetal)</text:p>
        </chart:title>
        <chart:legend chart:legend-position="end" svg:x="14.298cm" svg:y="1.216cm" style:legend-expansion="high" chart:style-name="ch3"/>
        <chart:plot-area chart:style-name="ch4" table:cell-range-address="WINDOWS64_INDIRECT_baremetal.C187:WINDOWS64_INDIRECT_baremetal.P204" chart:data-source-has-labels="both" svg:x="1.33cm" svg:y="1.275cm" svg:width="9.621cm" svg:height="6.57cm" dr3d:transform="matrix (0.937250944888388 0.0665847169776786 0.342238428249701 -0.0831741513981233 0.995954489730075 0.0340105119883354 -0.338589318858445 -0.0603417753427016 0.938997413896048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1.335cm" svg:width="7.18cm" svg:height="5.0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104cm" svg:y="8.025cm" chart:style-name="ch6">
              <text:p>File Size (KB)</text:p>
            </chart:title>
            <chart:categories table:cell-range-address="WINDOWS64_INDIRECT_baremetal.C188:WINDOWS64_INDIRECT_baremetal.C204"/>
            <chart:grid chart:style-name="ch7" chart:class="major"/>
          </chart:axis>
          <chart:axis chart:dimension="y" chart:name="primary-y" chart:style-name="ch8">
            <chart:title svg:x="0.451cm" svg:y="5.742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27cm" svg:y="7.285cm" chart:style-name="ch6">
              <text:p>Transfer Size (KB)</text:p>
            </chart:title>
            <chart:grid chart:style-name="ch7" chart:class="major"/>
          </chart:axis>
          <chart:series chart:style-name="ch11" chart:values-cell-range-address="WINDOWS64_INDIRECT_baremetal.D188:WINDOWS64_INDIRECT_baremetal.D204" chart:label-cell-address="WINDOWS64_INDIRECT_baremetal.D187:WINDOWS64_INDIRECT_baremetal.D187" chart:class="chart:bar">
            <chart:data-point chart:repeated="17"/>
          </chart:series>
          <chart:series chart:style-name="ch12" chart:values-cell-range-address="WINDOWS64_INDIRECT_baremetal.E188:WINDOWS64_INDIRECT_baremetal.E204" chart:label-cell-address="WINDOWS64_INDIRECT_baremetal.E187:WINDOWS64_INDIRECT_baremetal.E187" chart:class="chart:bar">
            <chart:data-point chart:repeated="17"/>
          </chart:series>
          <chart:series chart:style-name="ch13" chart:values-cell-range-address="WINDOWS64_INDIRECT_baremetal.F188:WINDOWS64_INDIRECT_baremetal.F204" chart:label-cell-address="WINDOWS64_INDIRECT_baremetal.F187:WINDOWS64_INDIRECT_baremetal.F187" chart:class="chart:bar">
            <chart:data-point chart:repeated="17"/>
          </chart:series>
          <chart:series chart:style-name="ch14" chart:values-cell-range-address="WINDOWS64_INDIRECT_baremetal.G188:WINDOWS64_INDIRECT_baremetal.G204" chart:label-cell-address="WINDOWS64_INDIRECT_baremetal.G187:WINDOWS64_INDIRECT_baremetal.G187" chart:class="chart:bar">
            <chart:data-point chart:repeated="17"/>
          </chart:series>
          <chart:series chart:style-name="ch15" chart:values-cell-range-address="WINDOWS64_INDIRECT_baremetal.H188:WINDOWS64_INDIRECT_baremetal.H204" chart:label-cell-address="WINDOWS64_INDIRECT_baremetal.H187:WINDOWS64_INDIRECT_baremetal.H187" chart:class="chart:bar">
            <chart:data-point chart:repeated="17"/>
          </chart:series>
          <chart:series chart:style-name="ch16" chart:values-cell-range-address="WINDOWS64_INDIRECT_baremetal.I188:WINDOWS64_INDIRECT_baremetal.I204" chart:label-cell-address="WINDOWS64_INDIRECT_baremetal.I187:WINDOWS64_INDIRECT_baremetal.I187" chart:class="chart:bar">
            <chart:data-point chart:repeated="17"/>
          </chart:series>
          <chart:series chart:style-name="ch17" chart:values-cell-range-address="WINDOWS64_INDIRECT_baremetal.J188:WINDOWS64_INDIRECT_baremetal.J204" chart:label-cell-address="WINDOWS64_INDIRECT_baremetal.J187:WINDOWS64_INDIRECT_baremetal.J187" chart:class="chart:bar">
            <chart:data-point chart:repeated="17"/>
          </chart:series>
          <chart:series chart:style-name="ch18" chart:values-cell-range-address="WINDOWS64_INDIRECT_baremetal.K188:WINDOWS64_INDIRECT_baremetal.K204" chart:label-cell-address="WINDOWS64_INDIRECT_baremetal.K187:WINDOWS64_INDIRECT_baremetal.K187" chart:class="chart:bar">
            <chart:data-point chart:repeated="17"/>
          </chart:series>
          <chart:series chart:style-name="ch19" chart:values-cell-range-address="WINDOWS64_INDIRECT_baremetal.L188:WINDOWS64_INDIRECT_baremetal.L204" chart:label-cell-address="WINDOWS64_INDIRECT_baremetal.L187:WINDOWS64_INDIRECT_baremetal.L187" chart:class="chart:bar">
            <chart:data-point chart:repeated="17"/>
          </chart:series>
          <chart:series chart:style-name="ch20" chart:values-cell-range-address="WINDOWS64_INDIRECT_baremetal.M188:WINDOWS64_INDIRECT_baremetal.M204" chart:label-cell-address="WINDOWS64_INDIRECT_baremetal.M187:WINDOWS64_INDIRECT_baremetal.M187" chart:class="chart:bar">
            <chart:data-point chart:repeated="17"/>
          </chart:series>
          <chart:series chart:style-name="ch21" chart:values-cell-range-address="WINDOWS64_INDIRECT_baremetal.N188:WINDOWS64_INDIRECT_baremetal.N204" chart:label-cell-address="WINDOWS64_INDIRECT_baremetal.N187:WINDOWS64_INDIRECT_baremetal.N187" chart:class="chart:bar">
            <chart:data-point chart:repeated="17"/>
          </chart:series>
          <chart:series chart:style-name="ch22" chart:values-cell-range-address="WINDOWS64_INDIRECT_baremetal.O188:WINDOWS64_INDIRECT_baremetal.O204" chart:label-cell-address="WINDOWS64_INDIRECT_baremetal.O187:WINDOWS64_INDIRECT_baremetal.O187" chart:class="chart:bar">
            <chart:data-point chart:repeated="17"/>
          </chart:series>
          <chart:series chart:style-name="ch11" chart:values-cell-range-address="WINDOWS64_INDIRECT_baremetal.P188:WINDOWS64_INDIRECT_baremetal.P204" chart:label-cell-address="WINDOWS64_INDIRECT_baremetal.P187:WINDOWS64_INDIRECT_baremetal.P18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baremetal.D187:WINDOWS64_INDIRECT_baremetal.D187</svg:desc>
                </draw:g>
              </table:table-cell>
              <table:table-cell office:value-type="string">
                <text:p>8</text:p>
                <draw:g>
                  <svg:desc>WINDOWS64_INDIRECT_baremetal.E187:WINDOWS64_INDIRECT_baremetal.E187</svg:desc>
                </draw:g>
              </table:table-cell>
              <table:table-cell office:value-type="string">
                <text:p>16</text:p>
                <draw:g>
                  <svg:desc>WINDOWS64_INDIRECT_baremetal.F187:WINDOWS64_INDIRECT_baremetal.F187</svg:desc>
                </draw:g>
              </table:table-cell>
              <table:table-cell office:value-type="string">
                <text:p>32</text:p>
                <draw:g>
                  <svg:desc>WINDOWS64_INDIRECT_baremetal.G187:WINDOWS64_INDIRECT_baremetal.G187</svg:desc>
                </draw:g>
              </table:table-cell>
              <table:table-cell office:value-type="string">
                <text:p>64</text:p>
                <draw:g>
                  <svg:desc>WINDOWS64_INDIRECT_baremetal.H187:WINDOWS64_INDIRECT_baremetal.H187</svg:desc>
                </draw:g>
              </table:table-cell>
              <table:table-cell office:value-type="string">
                <text:p>128</text:p>
                <draw:g>
                  <svg:desc>WINDOWS64_INDIRECT_baremetal.I187:WINDOWS64_INDIRECT_baremetal.I187</svg:desc>
                </draw:g>
              </table:table-cell>
              <table:table-cell office:value-type="string">
                <text:p>256</text:p>
                <draw:g>
                  <svg:desc>WINDOWS64_INDIRECT_baremetal.J187:WINDOWS64_INDIRECT_baremetal.J187</svg:desc>
                </draw:g>
              </table:table-cell>
              <table:table-cell office:value-type="string">
                <text:p>512</text:p>
                <draw:g>
                  <svg:desc>WINDOWS64_INDIRECT_baremetal.K187:WINDOWS64_INDIRECT_baremetal.K187</svg:desc>
                </draw:g>
              </table:table-cell>
              <table:table-cell office:value-type="string">
                <text:p>1024</text:p>
                <draw:g>
                  <svg:desc>WINDOWS64_INDIRECT_baremetal.L187:WINDOWS64_INDIRECT_baremetal.L187</svg:desc>
                </draw:g>
              </table:table-cell>
              <table:table-cell office:value-type="string">
                <text:p>2048</text:p>
                <draw:g>
                  <svg:desc>WINDOWS64_INDIRECT_baremetal.M187:WINDOWS64_INDIRECT_baremetal.M187</svg:desc>
                </draw:g>
              </table:table-cell>
              <table:table-cell office:value-type="string">
                <text:p>4096</text:p>
                <draw:g>
                  <svg:desc>WINDOWS64_INDIRECT_baremetal.N187:WINDOWS64_INDIRECT_baremetal.N187</svg:desc>
                </draw:g>
              </table:table-cell>
              <table:table-cell office:value-type="string">
                <text:p>8192</text:p>
                <draw:g>
                  <svg:desc>WINDOWS64_INDIRECT_baremetal.O187:WINDOWS64_INDIRECT_baremetal.O187</svg:desc>
                </draw:g>
              </table:table-cell>
              <table:table-cell office:value-type="string">
                <text:p>16384</text:p>
                <draw:g>
                  <svg:desc>WINDOWS64_INDIRECT_baremetal.P187:WINDOWS64_INDIRECT_baremetal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baremetal.C188:WINDOWS64_INDIRECT_baremetal.C204</svg:desc>
                </draw:g>
              </table:table-cell>
              <table:table-cell office:value-type="float" office:value="321950">
                <text:p>321950</text:p>
                <draw:g>
                  <svg:desc>WINDOWS64_INDIRECT_baremetal.D188:WINDOWS64_INDIRECT_baremetal.D204</svg:desc>
                </draw:g>
              </table:table-cell>
              <table:table-cell office:value-type="float" office:value="383720">
                <text:p>383720</text:p>
                <draw:g>
                  <svg:desc>WINDOWS64_INDIRECT_baremetal.E188:WINDOWS64_INDIRECT_baremetal.E204</svg:desc>
                </draw:g>
              </table:table-cell>
              <table:table-cell office:value-type="float" office:value="509652">
                <text:p>509652</text:p>
                <draw:g>
                  <svg:desc>WINDOWS64_INDIRECT_baremetal.F188:WINDOWS64_INDIRECT_baremetal.F204</svg:desc>
                </draw:g>
              </table:table-cell>
              <table:table-cell office:value-type="float" office:value="554621">
                <text:p>554621</text:p>
                <draw:g>
                  <svg:desc>WINDOWS64_INDIRECT_baremetal.G188:WINDOWS64_INDIRECT_baremetal.G204</svg:desc>
                </draw:g>
              </table:table-cell>
              <table:table-cell office:value-type="float" office:value="1015383">
                <text:p>1015383</text:p>
                <draw:g>
                  <svg:desc>WINDOWS64_INDIRECT_baremetal.H188:WINDOWS64_INDIRECT_baremetal.H204</svg:desc>
                </draw:g>
              </table:table-cell>
              <table:table-cell office:value-type="float" office:value="NaN">
                <text:p>NaN</text:p>
                <draw:g>
                  <svg:desc>WINDOWS64_INDIRECT_baremetal.I188:WINDOWS64_INDIRECT_baremetal.I204</svg:desc>
                </draw:g>
              </table:table-cell>
              <table:table-cell office:value-type="float" office:value="NaN">
                <text:p>NaN</text:p>
                <draw:g>
                  <svg:desc>WINDOWS64_INDIRECT_baremetal.J188:WINDOWS64_INDIRECT_baremetal.J204</svg:desc>
                </draw:g>
              </table:table-cell>
              <table:table-cell office:value-type="float" office:value="NaN">
                <text:p>NaN</text:p>
                <draw:g>
                  <svg:desc>WINDOWS64_INDIRECT_baremetal.K188:WINDOWS64_INDIRECT_baremetal.K204</svg:desc>
                </draw:g>
              </table:table-cell>
              <table:table-cell office:value-type="float" office:value="NaN">
                <text:p>NaN</text:p>
                <draw:g>
                  <svg:desc>WINDOWS64_INDIRECT_baremetal.L188:WINDOWS64_INDIRECT_baremetal.L204</svg:desc>
                </draw:g>
              </table:table-cell>
              <table:table-cell office:value-type="float" office:value="NaN">
                <text:p>NaN</text:p>
                <draw:g>
                  <svg:desc>WINDOWS64_INDIRECT_baremetal.M188:WINDOWS64_INDIRECT_baremetal.M204</svg:desc>
                </draw:g>
              </table:table-cell>
              <table:table-cell office:value-type="float" office:value="NaN">
                <text:p>NaN</text:p>
                <draw:g>
                  <svg:desc>WINDOWS64_INDIRECT_baremetal.N188:WINDOWS64_INDIRECT_baremetal.N204</svg:desc>
                </draw:g>
              </table:table-cell>
              <table:table-cell office:value-type="float" office:value="NaN">
                <text:p>NaN</text:p>
                <draw:g>
                  <svg:desc>WINDOWS64_INDIRECT_baremetal.O188:WINDOWS64_INDIRECT_baremetal.O204</svg:desc>
                </draw:g>
              </table:table-cell>
              <table:table-cell office:value-type="float" office:value="NaN">
                <text:p>NaN</text:p>
                <draw:g>
                  <svg:desc>WINDOWS64_INDIRECT_baremetal.P188:WINDOWS64_INDIRECT_baremetal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8888">
                <text:p>488888</text:p>
              </table:table-cell>
              <table:table-cell office:value-type="float" office:value="510637">
                <text:p>510637</text:p>
              </table:table-cell>
              <table:table-cell office:value-type="float" office:value="671755">
                <text:p>671755</text:p>
              </table:table-cell>
              <table:table-cell office:value-type="float" office:value="859934">
                <text:p>859934</text:p>
              </table:table-cell>
              <table:table-cell office:value-type="float" office:value="1015383">
                <text:p>1015383</text:p>
              </table:table-cell>
              <table:table-cell office:value-type="float" office:value="1434781">
                <text:p>143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9337">
                <text:p>699337</text:p>
              </table:table-cell>
              <table:table-cell office:value-type="float" office:value="953067">
                <text:p>953067</text:p>
              </table:table-cell>
              <table:table-cell office:value-type="float" office:value="1118642">
                <text:p>1118642</text:p>
              </table:table-cell>
              <table:table-cell office:value-type="float" office:value="1316706">
                <text:p>1316706</text:p>
              </table:table-cell>
              <table:table-cell office:value-type="float" office:value="1962823">
                <text:p>1962823</text:p>
              </table:table-cell>
              <table:table-cell office:value-type="float" office:value="1919998">
                <text:p>1919998</text:p>
              </table:table-cell>
              <table:table-cell office:value-type="float" office:value="2399997">
                <text:p>23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13493">
                <text:p>913493</text:p>
              </table:table-cell>
              <table:table-cell office:value-type="float" office:value="1328300">
                <text:p>1328300</text:p>
              </table:table-cell>
              <table:table-cell office:value-type="float" office:value="1499998">
                <text:p>1499998</text:p>
              </table:table-cell>
              <table:table-cell office:value-type="float" office:value="2116230">
                <text:p>2116230</text:p>
              </table:table-cell>
              <table:table-cell office:value-type="float" office:value="2389137">
                <text:p>2389137</text:p>
              </table:table-cell>
              <table:table-cell office:value-type="float" office:value="2633413">
                <text:p>2633413</text:p>
              </table:table-cell>
              <table:table-cell office:value-type="float" office:value="2999997">
                <text:p>2999997</text:p>
              </table:table-cell>
              <table:table-cell office:value-type="float" office:value="3142854">
                <text:p>3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34512">
                <text:p>934512</text:p>
              </table:table-cell>
              <table:table-cell office:value-type="float" office:value="1488370">
                <text:p>1488370</text:p>
              </table:table-cell>
              <table:table-cell office:value-type="float" office:value="2070586">
                <text:p>2070586</text:p>
              </table:table-cell>
              <table:table-cell office:value-type="float" office:value="2666664">
                <text:p>2666664</text:p>
              </table:table-cell>
              <table:table-cell office:value-type="float" office:value="2999997">
                <text:p>2999997</text:p>
              </table:table-cell>
              <table:table-cell office:value-type="float" office:value="3234300">
                <text:p>3234300</text:p>
              </table:table-cell>
              <table:table-cell office:value-type="float" office:value="3567564">
                <text:p>3567564</text:p>
              </table:table-cell>
              <table:table-cell office:value-type="float" office:value="3784942">
                <text:p>3784942</text:p>
              </table:table-cell>
              <table:table-cell office:value-type="float" office:value="3812270">
                <text:p>3812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23277">
                <text:p>923277</text:p>
              </table:table-cell>
              <table:table-cell office:value-type="float" office:value="1534882">
                <text:p>1534882</text:p>
              </table:table-cell>
              <table:table-cell office:value-type="float" office:value="2221986">
                <text:p>2221986</text:p>
              </table:table-cell>
              <table:table-cell office:value-type="float" office:value="2931294">
                <text:p>2931294</text:p>
              </table:table-cell>
              <table:table-cell office:value-type="float" office:value="3456625">
                <text:p>3456625</text:p>
              </table:table-cell>
              <table:table-cell office:value-type="float" office:value="3669848">
                <text:p>3669848</text:p>
              </table:table-cell>
              <table:table-cell office:value-type="float" office:value="3889498">
                <text:p>3889498</text:p>
              </table:table-cell>
              <table:table-cell office:value-type="float" office:value="4104952">
                <text:p>4104952</text:p>
              </table:table-cell>
              <table:table-cell office:value-type="float" office:value="4249492">
                <text:p>4249492</text:p>
              </table:table-cell>
              <table:table-cell office:value-type="float" office:value="3911107">
                <text:p>391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970587">
                <text:p>970587</text:p>
              </table:table-cell>
              <table:table-cell office:value-type="float" office:value="1588266">
                <text:p>1588266</text:p>
              </table:table-cell>
              <table:table-cell office:value-type="float" office:value="2299398">
                <text:p>2299398</text:p>
              </table:table-cell>
              <table:table-cell office:value-type="float" office:value="3100180">
                <text:p>3100180</text:p>
              </table:table-cell>
              <table:table-cell office:value-type="float" office:value="3679438">
                <text:p>3679438</text:p>
              </table:table-cell>
              <table:table-cell office:value-type="float" office:value="4034380">
                <text:p>4034380</text:p>
              </table:table-cell>
              <table:table-cell office:value-type="float" office:value="4338978">
                <text:p>4338978</text:p>
              </table:table-cell>
              <table:table-cell office:value-type="float" office:value="4379466">
                <text:p>4379466</text:p>
              </table:table-cell>
              <table:table-cell office:value-type="float" office:value="4418405">
                <text:p>4418405</text:p>
              </table:table-cell>
              <table:table-cell office:value-type="float" office:value="4264508">
                <text:p>4264508</text:p>
              </table:table-cell>
              <table:table-cell office:value-type="float" office:value="4007586">
                <text:p>400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971256">
                <text:p>971256</text:p>
              </table:table-cell>
              <table:table-cell office:value-type="float" office:value="1641342">
                <text:p>1641342</text:p>
              </table:table-cell>
              <table:table-cell office:value-type="float" office:value="2418895">
                <text:p>2418895</text:p>
              </table:table-cell>
              <table:table-cell office:value-type="float" office:value="3282685">
                <text:p>3282685</text:p>
              </table:table-cell>
              <table:table-cell office:value-type="float" office:value="3738876">
                <text:p>3738876</text:p>
              </table:table-cell>
              <table:table-cell office:value-type="float" office:value="4243089">
                <text:p>4243089</text:p>
              </table:table-cell>
              <table:table-cell office:value-type="float" office:value="4506797">
                <text:p>4506797</text:p>
              </table:table-cell>
              <table:table-cell office:value-type="float" office:value="4517642">
                <text:p>4517642</text:p>
              </table:table-cell>
              <table:table-cell office:value-type="float" office:value="4607576">
                <text:p>4607576</text:p>
              </table:table-cell>
              <table:table-cell office:value-type="float" office:value="4564015">
                <text:p>4564015</text:p>
              </table:table-cell>
              <table:table-cell office:value-type="float" office:value="4175972">
                <text:p>4175972</text:p>
              </table:table-cell>
              <table:table-cell office:value-type="float" office:value="4112946">
                <text:p>411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979023">
                <text:p>979023</text:p>
              </table:table-cell>
              <table:table-cell office:value-type="float" office:value="1595842">
                <text:p>1595842</text:p>
              </table:table-cell>
              <table:table-cell office:value-type="float" office:value="2437213">
                <text:p>2437213</text:p>
              </table:table-cell>
              <table:table-cell office:value-type="float" office:value="2608008">
                <text:p>2608008</text:p>
              </table:table-cell>
              <table:table-cell office:value-type="float" office:value="3572089">
                <text:p>3572089</text:p>
              </table:table-cell>
              <table:table-cell office:value-type="float" office:value="4053738">
                <text:p>4053738</text:p>
              </table:table-cell>
              <table:table-cell office:value-type="float" office:value="4322328">
                <text:p>4322328</text:p>
              </table:table-cell>
              <table:table-cell office:value-type="float" office:value="4606948">
                <text:p>4606948</text:p>
              </table:table-cell>
              <table:table-cell office:value-type="float" office:value="4881116">
                <text:p>4881116</text:p>
              </table:table-cell>
              <table:table-cell office:value-type="float" office:value="4740071">
                <text:p>4740071</text:p>
              </table:table-cell>
              <table:table-cell office:value-type="float" office:value="4432896">
                <text:p>4432896</text:p>
              </table:table-cell>
              <table:table-cell office:value-type="float" office:value="4145744">
                <text:p>4145744</text:p>
              </table:table-cell>
              <table:table-cell office:value-type="float" office:value="4136103">
                <text:p>413610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99373">
                <text:p>3899373</text:p>
              </table:table-cell>
              <table:table-cell office:value-type="float" office:value="4425928">
                <text:p>4425928</text:p>
              </table:table-cell>
              <table:table-cell office:value-type="float" office:value="4485560">
                <text:p>4485560</text:p>
              </table:table-cell>
              <table:table-cell office:value-type="float" office:value="4741401">
                <text:p>4741401</text:p>
              </table:table-cell>
              <table:table-cell office:value-type="float" office:value="4834330">
                <text:p>4834330</text:p>
              </table:table-cell>
              <table:table-cell office:value-type="float" office:value="4836405">
                <text:p>4836405</text:p>
              </table:table-cell>
              <table:table-cell office:value-type="float" office:value="4443680">
                <text:p>4443680</text:p>
              </table:table-cell>
              <table:table-cell office:value-type="float" office:value="4161572">
                <text:p>4161572</text:p>
              </table:table-cell>
              <table:table-cell office:value-type="float" office:value="4113196">
                <text:p>4113196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09410">
                <text:p>3909410</text:p>
              </table:table-cell>
              <table:table-cell office:value-type="float" office:value="4263567">
                <text:p>4263567</text:p>
              </table:table-cell>
              <table:table-cell office:value-type="float" office:value="4537661">
                <text:p>4537661</text:p>
              </table:table-cell>
              <table:table-cell office:value-type="float" office:value="4718889">
                <text:p>4718889</text:p>
              </table:table-cell>
              <table:table-cell office:value-type="float" office:value="4847158">
                <text:p>4847158</text:p>
              </table:table-cell>
              <table:table-cell office:value-type="float" office:value="4712308">
                <text:p>4712308</text:p>
              </table:table-cell>
              <table:table-cell office:value-type="float" office:value="4480653">
                <text:p>4480653</text:p>
              </table:table-cell>
              <table:table-cell office:value-type="float" office:value="4098852">
                <text:p>4098852</text:p>
              </table:table-cell>
              <table:table-cell office:value-type="float" office:value="4233786">
                <text:p>4233786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18510">
                <text:p>3718510</text:p>
              </table:table-cell>
              <table:table-cell office:value-type="float" office:value="3986488">
                <text:p>3986488</text:p>
              </table:table-cell>
              <table:table-cell office:value-type="float" office:value="3251963">
                <text:p>3251963</text:p>
              </table:table-cell>
              <table:table-cell office:value-type="float" office:value="4465406">
                <text:p>4465406</text:p>
              </table:table-cell>
              <table:table-cell office:value-type="float" office:value="3232559">
                <text:p>3232559</text:p>
              </table:table-cell>
              <table:table-cell office:value-type="float" office:value="5058961">
                <text:p>5058961</text:p>
              </table:table-cell>
              <table:table-cell office:value-type="float" office:value="4750733">
                <text:p>4750733</text:p>
              </table:table-cell>
              <table:table-cell office:value-type="float" office:value="4330013">
                <text:p>4330013</text:p>
              </table:table-cell>
              <table:table-cell office:value-type="float" office:value="4049852">
                <text:p>404985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09488">
                <text:p>4009488</text:p>
              </table:table-cell>
              <table:table-cell office:value-type="float" office:value="4406773">
                <text:p>4406773</text:p>
              </table:table-cell>
              <table:table-cell office:value-type="float" office:value="4818217">
                <text:p>4818217</text:p>
              </table:table-cell>
              <table:table-cell office:value-type="float" office:value="4904094">
                <text:p>4904094</text:p>
              </table:table-cell>
              <table:table-cell office:value-type="float" office:value="4872406">
                <text:p>4872406</text:p>
              </table:table-cell>
              <table:table-cell office:value-type="float" office:value="4960015">
                <text:p>4960015</text:p>
              </table:table-cell>
              <table:table-cell office:value-type="float" office:value="3792801">
                <text:p>3792801</text:p>
              </table:table-cell>
              <table:table-cell office:value-type="float" office:value="4261752">
                <text:p>4261752</text:p>
              </table:table-cell>
              <table:table-cell office:value-type="float" office:value="4062266">
                <text:p>4062266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61428">
                <text:p>4161428</text:p>
              </table:table-cell>
              <table:table-cell office:value-type="float" office:value="4245638">
                <text:p>4245638</text:p>
              </table:table-cell>
              <table:table-cell office:value-type="float" office:value="4821741">
                <text:p>4821741</text:p>
              </table:table-cell>
              <table:table-cell office:value-type="float" office:value="5067757">
                <text:p>5067757</text:p>
              </table:table-cell>
              <table:table-cell office:value-type="float" office:value="5126135">
                <text:p>5126135</text:p>
              </table:table-cell>
              <table:table-cell office:value-type="float" office:value="4595143">
                <text:p>4595143</text:p>
              </table:table-cell>
              <table:table-cell office:value-type="float" office:value="4677351">
                <text:p>4677351</text:p>
              </table:table-cell>
              <table:table-cell office:value-type="float" office:value="3937898">
                <text:p>3937898</text:p>
              </table:table-cell>
              <table:table-cell office:value-type="float" office:value="4090449">
                <text:p>409044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42420">
                <text:p>3942420</text:p>
              </table:table-cell>
              <table:table-cell office:value-type="float" office:value="4348637">
                <text:p>4348637</text:p>
              </table:table-cell>
              <table:table-cell office:value-type="float" office:value="4097897">
                <text:p>4097897</text:p>
              </table:table-cell>
              <table:table-cell office:value-type="float" office:value="3199301">
                <text:p>3199301</text:p>
              </table:table-cell>
              <table:table-cell office:value-type="float" office:value="4794206">
                <text:p>4794206</text:p>
              </table:table-cell>
              <table:table-cell office:value-type="float" office:value="5203605">
                <text:p>5203605</text:p>
              </table:table-cell>
              <table:table-cell office:value-type="float" office:value="5124143">
                <text:p>5124143</text:p>
              </table:table-cell>
              <table:table-cell office:value-type="float" office:value="4675491">
                <text:p>4675491</text:p>
              </table:table-cell>
              <table:table-cell office:value-type="float" office:value="4314155">
                <text:p>4314155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9935">
                <text:p>2799935</text:p>
              </table:table-cell>
              <table:table-cell office:value-type="float" office:value="1766742">
                <text:p>1766742</text:p>
              </table:table-cell>
              <table:table-cell office:value-type="float" office:value="1734692">
                <text:p>1734692</text:p>
              </table:table-cell>
              <table:table-cell office:value-type="float" office:value="1741174">
                <text:p>1741174</text:p>
              </table:table-cell>
              <table:table-cell office:value-type="float" office:value="1849366">
                <text:p>1849366</text:p>
              </table:table-cell>
              <table:table-cell office:value-type="float" office:value="1842572">
                <text:p>1842572</text:p>
              </table:table-cell>
              <table:table-cell office:value-type="float" office:value="1798873">
                <text:p>1798873</text:p>
              </table:table-cell>
              <table:table-cell office:value-type="float" office:value="3413351">
                <text:p>3413351</text:p>
              </table:table-cell>
              <table:table-cell office:value-type="float" office:value="3123025">
                <text:p>3123025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6438">
                <text:p>1536438</text:p>
              </table:table-cell>
              <table:table-cell office:value-type="float" office:value="1385348">
                <text:p>1385348</text:p>
              </table:table-cell>
              <table:table-cell office:value-type="float" office:value="869505">
                <text:p>869505</text:p>
              </table:table-cell>
              <table:table-cell office:value-type="float" office:value="1330022">
                <text:p>1330022</text:p>
              </table:table-cell>
              <table:table-cell office:value-type="float" office:value="507935">
                <text:p>507935</text:p>
              </table:table-cell>
              <table:table-cell office:value-type="float" office:value="985947">
                <text:p>985947</text:p>
              </table:table-cell>
              <table:table-cell office:value-type="float" office:value="1267079">
                <text:p>1267079</text:p>
              </table:table-cell>
              <table:table-cell office:value-type="float" office:value="824878">
                <text:p>824878</text:p>
              </table:table-cell>
              <table:table-cell office:value-type="float" office:value="648149">
                <text:p>648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title svg:x="4.03cm" svg:y="0.316cm" chart:style-name="ch2">
          <text:p>WINDOWS64 Read Report (baremetal)</text:p>
        </chart:title>
        <chart:legend chart:legend-position="end" svg:x="14.297cm" svg:y="1.216cm" style:legend-expansion="high" chart:style-name="ch3"/>
        <chart:plot-area chart:style-name="ch4" table:cell-range-address="WINDOWS64_INDIRECT_baremetal.C227:WINDOWS64_INDIRECT_baremetal.P244" chart:data-source-has-labels="both" svg:x="1.33cm" svg:y="1.275cm" svg:width="9.62cm" svg:height="6.57cm" dr3d:transform="matrix (0.937250944888388 0.0665847169776786 0.342238428249701 -0.112996763712024 0.986623529868536 0.117497837002894 -0.329836925914053 -0.148796793563411 0.932237693149561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1.311cm" svg:width="6.968cm" svg:height="5.05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104cm" svg:y="8.025cm" chart:style-name="ch6">
              <text:p>File Size (KB)</text:p>
            </chart:title>
            <chart:categories table:cell-range-address="WINDOWS64_INDIRECT_baremetal.C228:WINDOWS64_INDIRECT_baremetal.C244"/>
            <chart:grid chart:style-name="ch7" chart:class="major"/>
          </chart:axis>
          <chart:axis chart:dimension="y" chart:name="primary-y" chart:style-name="ch8">
            <chart:title svg:x="0.451cm" svg:y="5.742cm" chart:style-name="ch9">
              <text:p>Speed (KB/sec)</text:p>
            </chart:title>
            <chart:grid chart:style-name="ch7" chart:class="major"/>
          </chart:axis>
          <chart:axis chart:dimension="z" chart:name="primary-z" chart:style-name="ch10">
            <chart:title svg:x="11.269cm" svg:y="7.285cm" chart:style-name="ch6">
              <text:p>Transfer Size (KB)</text:p>
            </chart:title>
            <chart:grid chart:style-name="ch7" chart:class="major"/>
          </chart:axis>
          <chart:series chart:style-name="ch11" chart:values-cell-range-address="WINDOWS64_INDIRECT_baremetal.D228:WINDOWS64_INDIRECT_baremetal.D244" chart:label-cell-address="WINDOWS64_INDIRECT_baremetal.D227:WINDOWS64_INDIRECT_baremetal.D227" chart:class="chart:bar">
            <chart:data-point chart:repeated="17"/>
          </chart:series>
          <chart:series chart:style-name="ch12" chart:values-cell-range-address="WINDOWS64_INDIRECT_baremetal.E228:WINDOWS64_INDIRECT_baremetal.E244" chart:label-cell-address="WINDOWS64_INDIRECT_baremetal.E227:WINDOWS64_INDIRECT_baremetal.E227" chart:class="chart:bar">
            <chart:data-point chart:repeated="17"/>
          </chart:series>
          <chart:series chart:style-name="ch13" chart:values-cell-range-address="WINDOWS64_INDIRECT_baremetal.F228:WINDOWS64_INDIRECT_baremetal.F244" chart:label-cell-address="WINDOWS64_INDIRECT_baremetal.F227:WINDOWS64_INDIRECT_baremetal.F227" chart:class="chart:bar">
            <chart:data-point chart:repeated="17"/>
          </chart:series>
          <chart:series chart:style-name="ch14" chart:values-cell-range-address="WINDOWS64_INDIRECT_baremetal.G228:WINDOWS64_INDIRECT_baremetal.G244" chart:label-cell-address="WINDOWS64_INDIRECT_baremetal.G227:WINDOWS64_INDIRECT_baremetal.G227" chart:class="chart:bar">
            <chart:data-point chart:repeated="17"/>
          </chart:series>
          <chart:series chart:style-name="ch15" chart:values-cell-range-address="WINDOWS64_INDIRECT_baremetal.H228:WINDOWS64_INDIRECT_baremetal.H244" chart:label-cell-address="WINDOWS64_INDIRECT_baremetal.H227:WINDOWS64_INDIRECT_baremetal.H227" chart:class="chart:bar">
            <chart:data-point chart:repeated="17"/>
          </chart:series>
          <chart:series chart:style-name="ch16" chart:values-cell-range-address="WINDOWS64_INDIRECT_baremetal.I228:WINDOWS64_INDIRECT_baremetal.I244" chart:label-cell-address="WINDOWS64_INDIRECT_baremetal.I227:WINDOWS64_INDIRECT_baremetal.I227" chart:class="chart:bar">
            <chart:data-point chart:repeated="17"/>
          </chart:series>
          <chart:series chart:style-name="ch17" chart:values-cell-range-address="WINDOWS64_INDIRECT_baremetal.J228:WINDOWS64_INDIRECT_baremetal.J244" chart:label-cell-address="WINDOWS64_INDIRECT_baremetal.J227:WINDOWS64_INDIRECT_baremetal.J227" chart:class="chart:bar">
            <chart:data-point chart:repeated="17"/>
          </chart:series>
          <chart:series chart:style-name="ch18" chart:values-cell-range-address="WINDOWS64_INDIRECT_baremetal.K228:WINDOWS64_INDIRECT_baremetal.K244" chart:label-cell-address="WINDOWS64_INDIRECT_baremetal.K227:WINDOWS64_INDIRECT_baremetal.K227" chart:class="chart:bar">
            <chart:data-point chart:repeated="17"/>
          </chart:series>
          <chart:series chart:style-name="ch19" chart:values-cell-range-address="WINDOWS64_INDIRECT_baremetal.L228:WINDOWS64_INDIRECT_baremetal.L244" chart:label-cell-address="WINDOWS64_INDIRECT_baremetal.L227:WINDOWS64_INDIRECT_baremetal.L227" chart:class="chart:bar">
            <chart:data-point chart:repeated="17"/>
          </chart:series>
          <chart:series chart:style-name="ch20" chart:values-cell-range-address="WINDOWS64_INDIRECT_baremetal.M228:WINDOWS64_INDIRECT_baremetal.M244" chart:label-cell-address="WINDOWS64_INDIRECT_baremetal.M227:WINDOWS64_INDIRECT_baremetal.M227" chart:class="chart:bar">
            <chart:data-point chart:repeated="17"/>
          </chart:series>
          <chart:series chart:style-name="ch21" chart:values-cell-range-address="WINDOWS64_INDIRECT_baremetal.N228:WINDOWS64_INDIRECT_baremetal.N244" chart:label-cell-address="WINDOWS64_INDIRECT_baremetal.N227:WINDOWS64_INDIRECT_baremetal.N227" chart:class="chart:bar">
            <chart:data-point chart:repeated="17"/>
          </chart:series>
          <chart:series chart:style-name="ch22" chart:values-cell-range-address="WINDOWS64_INDIRECT_baremetal.O228:WINDOWS64_INDIRECT_baremetal.O244" chart:label-cell-address="WINDOWS64_INDIRECT_baremetal.O227:WINDOWS64_INDIRECT_baremetal.O227" chart:class="chart:bar">
            <chart:data-point chart:repeated="17"/>
          </chart:series>
          <chart:series chart:style-name="ch11" chart:values-cell-range-address="WINDOWS64_INDIRECT_baremetal.P228:WINDOWS64_INDIRECT_baremetal.P244" chart:label-cell-address="WINDOWS64_INDIRECT_baremetal.P227:WINDOWS64_INDIRECT_baremetal.P227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baremetal.D227:WINDOWS64_INDIRECT_baremetal.D227</svg:desc>
                </draw:g>
              </table:table-cell>
              <table:table-cell office:value-type="string">
                <text:p>8</text:p>
                <draw:g>
                  <svg:desc>WINDOWS64_INDIRECT_baremetal.E227:WINDOWS64_INDIRECT_baremetal.E227</svg:desc>
                </draw:g>
              </table:table-cell>
              <table:table-cell office:value-type="string">
                <text:p>16</text:p>
                <draw:g>
                  <svg:desc>WINDOWS64_INDIRECT_baremetal.F227:WINDOWS64_INDIRECT_baremetal.F227</svg:desc>
                </draw:g>
              </table:table-cell>
              <table:table-cell office:value-type="string">
                <text:p>32</text:p>
                <draw:g>
                  <svg:desc>WINDOWS64_INDIRECT_baremetal.G227:WINDOWS64_INDIRECT_baremetal.G227</svg:desc>
                </draw:g>
              </table:table-cell>
              <table:table-cell office:value-type="string">
                <text:p>64</text:p>
                <draw:g>
                  <svg:desc>WINDOWS64_INDIRECT_baremetal.H227:WINDOWS64_INDIRECT_baremetal.H227</svg:desc>
                </draw:g>
              </table:table-cell>
              <table:table-cell office:value-type="string">
                <text:p>128</text:p>
                <draw:g>
                  <svg:desc>WINDOWS64_INDIRECT_baremetal.I227:WINDOWS64_INDIRECT_baremetal.I227</svg:desc>
                </draw:g>
              </table:table-cell>
              <table:table-cell office:value-type="string">
                <text:p>256</text:p>
                <draw:g>
                  <svg:desc>WINDOWS64_INDIRECT_baremetal.J227:WINDOWS64_INDIRECT_baremetal.J227</svg:desc>
                </draw:g>
              </table:table-cell>
              <table:table-cell office:value-type="string">
                <text:p>512</text:p>
                <draw:g>
                  <svg:desc>WINDOWS64_INDIRECT_baremetal.K227:WINDOWS64_INDIRECT_baremetal.K227</svg:desc>
                </draw:g>
              </table:table-cell>
              <table:table-cell office:value-type="string">
                <text:p>1024</text:p>
                <draw:g>
                  <svg:desc>WINDOWS64_INDIRECT_baremetal.L227:WINDOWS64_INDIRECT_baremetal.L227</svg:desc>
                </draw:g>
              </table:table-cell>
              <table:table-cell office:value-type="string">
                <text:p>2048</text:p>
                <draw:g>
                  <svg:desc>WINDOWS64_INDIRECT_baremetal.M227:WINDOWS64_INDIRECT_baremetal.M227</svg:desc>
                </draw:g>
              </table:table-cell>
              <table:table-cell office:value-type="string">
                <text:p>4096</text:p>
                <draw:g>
                  <svg:desc>WINDOWS64_INDIRECT_baremetal.N227:WINDOWS64_INDIRECT_baremetal.N227</svg:desc>
                </draw:g>
              </table:table-cell>
              <table:table-cell office:value-type="string">
                <text:p>8192</text:p>
                <draw:g>
                  <svg:desc>WINDOWS64_INDIRECT_baremetal.O227:WINDOWS64_INDIRECT_baremetal.O227</svg:desc>
                </draw:g>
              </table:table-cell>
              <table:table-cell office:value-type="string">
                <text:p>16384</text:p>
                <draw:g>
                  <svg:desc>WINDOWS64_INDIRECT_baremetal.P227:WINDOWS64_INDIRECT_baremetal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baremetal.C228:WINDOWS64_INDIRECT_baremetal.C244</svg:desc>
                </draw:g>
              </table:table-cell>
              <table:table-cell office:value-type="float" office:value="1450548">
                <text:p>1450548</text:p>
                <draw:g>
                  <svg:desc>WINDOWS64_INDIRECT_baremetal.D228:WINDOWS64_INDIRECT_baremetal.D244</svg:desc>
                </draw:g>
              </table:table-cell>
              <table:table-cell office:value-type="float" office:value="3142854">
                <text:p>3142854</text:p>
                <draw:g>
                  <svg:desc>WINDOWS64_INDIRECT_baremetal.E228:WINDOWS64_INDIRECT_baremetal.E244</svg:desc>
                </draw:g>
              </table:table-cell>
              <table:table-cell office:value-type="float" office:value="4888884">
                <text:p>4888884</text:p>
                <draw:g>
                  <svg:desc>WINDOWS64_INDIRECT_baremetal.F228:WINDOWS64_INDIRECT_baremetal.F244</svg:desc>
                </draw:g>
              </table:table-cell>
              <table:table-cell office:value-type="float" office:value="7333326">
                <text:p>7333326</text:p>
                <draw:g>
                  <svg:desc>WINDOWS64_INDIRECT_baremetal.G228:WINDOWS64_INDIRECT_baremetal.G244</svg:desc>
                </draw:g>
              </table:table-cell>
              <table:table-cell office:value-type="float" office:value="10153836">
                <text:p>10153836</text:p>
                <draw:g>
                  <svg:desc>WINDOWS64_INDIRECT_baremetal.H228:WINDOWS64_INDIRECT_baremetal.H244</svg:desc>
                </draw:g>
              </table:table-cell>
              <table:table-cell office:value-type="float" office:value="NaN">
                <text:p>NaN</text:p>
                <draw:g>
                  <svg:desc>WINDOWS64_INDIRECT_baremetal.I228:WINDOWS64_INDIRECT_baremetal.I244</svg:desc>
                </draw:g>
              </table:table-cell>
              <table:table-cell office:value-type="float" office:value="NaN">
                <text:p>NaN</text:p>
                <draw:g>
                  <svg:desc>WINDOWS64_INDIRECT_baremetal.J228:WINDOWS64_INDIRECT_baremetal.J244</svg:desc>
                </draw:g>
              </table:table-cell>
              <table:table-cell office:value-type="float" office:value="NaN">
                <text:p>NaN</text:p>
                <draw:g>
                  <svg:desc>WINDOWS64_INDIRECT_baremetal.K228:WINDOWS64_INDIRECT_baremetal.K244</svg:desc>
                </draw:g>
              </table:table-cell>
              <table:table-cell office:value-type="float" office:value="NaN">
                <text:p>NaN</text:p>
                <draw:g>
                  <svg:desc>WINDOWS64_INDIRECT_baremetal.L228:WINDOWS64_INDIRECT_baremetal.L244</svg:desc>
                </draw:g>
              </table:table-cell>
              <table:table-cell office:value-type="float" office:value="NaN">
                <text:p>NaN</text:p>
                <draw:g>
                  <svg:desc>WINDOWS64_INDIRECT_baremetal.M228:WINDOWS64_INDIRECT_baremetal.M244</svg:desc>
                </draw:g>
              </table:table-cell>
              <table:table-cell office:value-type="float" office:value="NaN">
                <text:p>NaN</text:p>
                <draw:g>
                  <svg:desc>WINDOWS64_INDIRECT_baremetal.N228:WINDOWS64_INDIRECT_baremetal.N244</svg:desc>
                </draw:g>
              </table:table-cell>
              <table:table-cell office:value-type="float" office:value="NaN">
                <text:p>NaN</text:p>
                <draw:g>
                  <svg:desc>WINDOWS64_INDIRECT_baremetal.O228:WINDOWS64_INDIRECT_baremetal.O244</svg:desc>
                </draw:g>
              </table:table-cell>
              <table:table-cell office:value-type="float" office:value="NaN">
                <text:p>NaN</text:p>
                <draw:g>
                  <svg:desc>WINDOWS64_INDIRECT_baremetal.P228:WINDOWS64_INDIRECT_baremetal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5712">
                <text:p>1885712</text:p>
              </table:table-cell>
              <table:table-cell office:value-type="float" office:value="3219509">
                <text:p>3219509</text:p>
              </table:table-cell>
              <table:table-cell office:value-type="float" office:value="4888884">
                <text:p>4888884</text:p>
              </table:table-cell>
              <table:table-cell office:value-type="float" office:value="7333326">
                <text:p>7333326</text:p>
              </table:table-cell>
              <table:table-cell office:value-type="float" office:value="8516120">
                <text:p>8516120</text:p>
              </table:table-cell>
              <table:table-cell office:value-type="float" office:value="14666652">
                <text:p>1466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65722">
                <text:p>1865722</text:p>
              </table:table-cell>
              <table:table-cell office:value-type="float" office:value="3279499">
                <text:p>3279499</text:p>
              </table:table-cell>
              <table:table-cell office:value-type="float" office:value="5126208">
                <text:p>5126208</text:p>
              </table:table-cell>
              <table:table-cell office:value-type="float" office:value="6769224">
                <text:p>6769224</text:p>
              </table:table-cell>
              <table:table-cell office:value-type="float" office:value="8655729">
                <text:p>8655729</text:p>
              </table:table-cell>
              <table:table-cell office:value-type="float" office:value="8949143">
                <text:p>8949143</text:p>
              </table:table-cell>
              <table:table-cell office:value-type="float" office:value="15085699">
                <text:p>15085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17071">
                <text:p>1717071</text:p>
              </table:table-cell>
              <table:table-cell office:value-type="float" office:value="2983047">
                <text:p>2983047</text:p>
              </table:table-cell>
              <table:table-cell office:value-type="float" office:value="4756752">
                <text:p>4756752</text:p>
              </table:table-cell>
              <table:table-cell office:value-type="float" office:value="6812896">
                <text:p>6812896</text:p>
              </table:table-cell>
              <table:table-cell office:value-type="float" office:value="8655729">
                <text:p>8655729</text:p>
              </table:table-cell>
              <table:table-cell office:value-type="float" office:value="10252417">
                <text:p>10252417</text:p>
              </table:table-cell>
              <table:table-cell office:value-type="float" office:value="12571416">
                <text:p>12571416</text:p>
              </table:table-cell>
              <table:table-cell office:value-type="float" office:value="16499984">
                <text:p>1649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80189">
                <text:p>1680189</text:p>
              </table:table-cell>
              <table:table-cell office:value-type="float" office:value="3152235">
                <text:p>3152235</text:p>
              </table:table-cell>
              <table:table-cell office:value-type="float" office:value="5016622">
                <text:p>5016622</text:p>
              </table:table-cell>
              <table:table-cell office:value-type="float" office:value="7087241">
                <text:p>7087241</text:p>
              </table:table-cell>
              <table:table-cell office:value-type="float" office:value="9263148">
                <text:p>9263148</text:p>
              </table:table-cell>
              <table:table-cell office:value-type="float" office:value="10886587">
                <text:p>10886587</text:p>
              </table:table-cell>
              <table:table-cell office:value-type="float" office:value="12279057">
                <text:p>12279057</text:p>
              </table:table-cell>
              <table:table-cell office:value-type="float" office:value="14465739">
                <text:p>14465739</text:p>
              </table:table-cell>
              <table:table-cell office:value-type="float" office:value="18365199">
                <text:p>18365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737554">
                <text:p>1737554</text:p>
              </table:table-cell>
              <table:table-cell office:value-type="float" office:value="3004264">
                <text:p>3004264</text:p>
              </table:table-cell>
              <table:table-cell office:value-type="float" office:value="4894549">
                <text:p>4894549</text:p>
              </table:table-cell>
              <table:table-cell office:value-type="float" office:value="7384608">
                <text:p>7384608</text:p>
              </table:table-cell>
              <table:table-cell office:value-type="float" office:value="9578222">
                <text:p>9578222</text:p>
              </table:table-cell>
              <table:table-cell office:value-type="float" office:value="10639788">
                <text:p>10639788</text:p>
              </table:table-cell>
              <table:table-cell office:value-type="float" office:value="13158865">
                <text:p>13158865</text:p>
              </table:table-cell>
              <table:table-cell office:value-type="float" office:value="13324908">
                <text:p>13324908</text:p>
              </table:table-cell>
              <table:table-cell office:value-type="float" office:value="16499984">
                <text:p>16499984</text:p>
              </table:table-cell>
              <table:table-cell office:value-type="float" office:value="17311458">
                <text:p>1731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455045">
                <text:p>1455045</text:p>
              </table:table-cell>
              <table:table-cell office:value-type="float" office:value="2345361">
                <text:p>2345361</text:p>
              </table:table-cell>
              <table:table-cell office:value-type="float" office:value="3459456">
                <text:p>3459456</text:p>
              </table:table-cell>
              <table:table-cell office:value-type="float" office:value="4880411">
                <text:p>4880411</text:p>
              </table:table-cell>
              <table:table-cell office:value-type="float" office:value="6126172">
                <text:p>6126172</text:p>
              </table:table-cell>
              <table:table-cell office:value-type="float" office:value="5936747">
                <text:p>5936747</text:p>
              </table:table-cell>
              <table:table-cell office:value-type="float" office:value="7111104">
                <text:p>7111104</text:p>
              </table:table-cell>
              <table:table-cell office:value-type="float" office:value="7430071">
                <text:p>7430071</text:p>
              </table:table-cell>
              <table:table-cell office:value-type="float" office:value="8217890">
                <text:p>8217890</text:p>
              </table:table-cell>
              <table:table-cell office:value-type="float" office:value="8045706">
                <text:p>8045706</text:p>
              </table:table-cell>
              <table:table-cell office:value-type="float" office:value="6636285">
                <text:p>663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401923">
                <text:p>1401923</text:p>
              </table:table-cell>
              <table:table-cell office:value-type="float" office:value="2287568">
                <text:p>2287568</text:p>
              </table:table-cell>
              <table:table-cell office:value-type="float" office:value="3252354">
                <text:p>3252354</text:p>
              </table:table-cell>
              <table:table-cell office:value-type="float" office:value="4396560">
                <text:p>4396560</text:p>
              </table:table-cell>
              <table:table-cell office:value-type="float" office:value="5496416">
                <text:p>5496416</text:p>
              </table:table-cell>
              <table:table-cell office:value-type="float" office:value="5802192">
                <text:p>5802192</text:p>
              </table:table-cell>
              <table:table-cell office:value-type="float" office:value="5844338">
                <text:p>5844338</text:p>
              </table:table-cell>
              <table:table-cell office:value-type="float" office:value="6267056">
                <text:p>6267056</text:p>
              </table:table-cell>
              <table:table-cell office:value-type="float" office:value="6246204">
                <text:p>6246204</text:p>
              </table:table-cell>
              <table:table-cell office:value-type="float" office:value="6801925">
                <text:p>6801925</text:p>
              </table:table-cell>
              <table:table-cell office:value-type="float" office:value="5459122">
                <text:p>5459122</text:p>
              </table:table-cell>
              <table:table-cell office:value-type="float" office:value="5585449">
                <text:p>5585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395094">
                <text:p>1395094</text:p>
              </table:table-cell>
              <table:table-cell office:value-type="float" office:value="2236989">
                <text:p>2236989</text:p>
              </table:table-cell>
              <table:table-cell office:value-type="float" office:value="3349387">
                <text:p>3349387</text:p>
              </table:table-cell>
              <table:table-cell office:value-type="float" office:value="4037754">
                <text:p>4037754</text:p>
              </table:table-cell>
              <table:table-cell office:value-type="float" office:value="4535225">
                <text:p>4535225</text:p>
              </table:table-cell>
              <table:table-cell office:value-type="float" office:value="4198803">
                <text:p>4198803</text:p>
              </table:table-cell>
              <table:table-cell office:value-type="float" office:value="5432792">
                <text:p>5432792</text:p>
              </table:table-cell>
              <table:table-cell office:value-type="float" office:value="5742050">
                <text:p>5742050</text:p>
              </table:table-cell>
              <table:table-cell office:value-type="float" office:value="5962937">
                <text:p>5962937</text:p>
              </table:table-cell>
              <table:table-cell office:value-type="float" office:value="5867679">
                <text:p>5867679</text:p>
              </table:table-cell>
              <table:table-cell office:value-type="float" office:value="5679322">
                <text:p>5679322</text:p>
              </table:table-cell>
              <table:table-cell office:value-type="float" office:value="5228526">
                <text:p>5228526</text:p>
              </table:table-cell>
              <table:table-cell office:value-type="float" office:value="4998811">
                <text:p>499881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09559">
                <text:p>4809559</text:p>
              </table:table-cell>
              <table:table-cell office:value-type="float" office:value="5277933">
                <text:p>5277933</text:p>
              </table:table-cell>
              <table:table-cell office:value-type="float" office:value="5365507">
                <text:p>5365507</text:p>
              </table:table-cell>
              <table:table-cell office:value-type="float" office:value="5641867">
                <text:p>5641867</text:p>
              </table:table-cell>
              <table:table-cell office:value-type="float" office:value="5707620">
                <text:p>5707620</text:p>
              </table:table-cell>
              <table:table-cell office:value-type="float" office:value="5663616">
                <text:p>5663616</text:p>
              </table:table-cell>
              <table:table-cell office:value-type="float" office:value="5395492">
                <text:p>5395492</text:p>
              </table:table-cell>
              <table:table-cell office:value-type="float" office:value="5033810">
                <text:p>5033810</text:p>
              </table:table-cell>
              <table:table-cell office:value-type="float" office:value="4871265">
                <text:p>487126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53562">
                <text:p>4953562</text:p>
              </table:table-cell>
              <table:table-cell office:value-type="float" office:value="5261702">
                <text:p>5261702</text:p>
              </table:table-cell>
              <table:table-cell office:value-type="float" office:value="5511207">
                <text:p>5511207</text:p>
              </table:table-cell>
              <table:table-cell office:value-type="float" office:value="5678367">
                <text:p>5678367</text:p>
              </table:table-cell>
              <table:table-cell office:value-type="float" office:value="5950075">
                <text:p>5950075</text:p>
              </table:table-cell>
              <table:table-cell office:value-type="float" office:value="5831731">
                <text:p>5831731</text:p>
              </table:table-cell>
              <table:table-cell office:value-type="float" office:value="5635751">
                <text:p>5635751</text:p>
              </table:table-cell>
              <table:table-cell office:value-type="float" office:value="2964207">
                <text:p>2964207</text:p>
              </table:table-cell>
              <table:table-cell office:value-type="float" office:value="4161700">
                <text:p>4161700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42918">
                <text:p>5042918</text:p>
              </table:table-cell>
              <table:table-cell office:value-type="float" office:value="5196965">
                <text:p>5196965</text:p>
              </table:table-cell>
              <table:table-cell office:value-type="float" office:value="4817273">
                <text:p>4817273</text:p>
              </table:table-cell>
              <table:table-cell office:value-type="float" office:value="5832989">
                <text:p>5832989</text:p>
              </table:table-cell>
              <table:table-cell office:value-type="float" office:value="5502345">
                <text:p>5502345</text:p>
              </table:table-cell>
              <table:table-cell office:value-type="float" office:value="5884027">
                <text:p>5884027</text:p>
              </table:table-cell>
              <table:table-cell office:value-type="float" office:value="5223374">
                <text:p>5223374</text:p>
              </table:table-cell>
              <table:table-cell office:value-type="float" office:value="5159965">
                <text:p>5159965</text:p>
              </table:table-cell>
              <table:table-cell office:value-type="float" office:value="4931514">
                <text:p>493151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73768">
                <text:p>5473768</text:p>
              </table:table-cell>
              <table:table-cell office:value-type="float" office:value="4574286">
                <text:p>4574286</text:p>
              </table:table-cell>
              <table:table-cell office:value-type="float" office:value="4892157">
                <text:p>4892157</text:p>
              </table:table-cell>
              <table:table-cell office:value-type="float" office:value="6009330">
                <text:p>6009330</text:p>
              </table:table-cell>
              <table:table-cell office:value-type="float" office:value="6264659">
                <text:p>6264659</text:p>
              </table:table-cell>
              <table:table-cell office:value-type="float" office:value="6282348">
                <text:p>6282348</text:p>
              </table:table-cell>
              <table:table-cell office:value-type="float" office:value="5314037">
                <text:p>5314037</text:p>
              </table:table-cell>
              <table:table-cell office:value-type="float" office:value="5455707">
                <text:p>5455707</text:p>
              </table:table-cell>
              <table:table-cell office:value-type="float" office:value="5085083">
                <text:p>50850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38913">
                <text:p>5438913</text:p>
              </table:table-cell>
              <table:table-cell office:value-type="float" office:value="6015782">
                <text:p>6015782</text:p>
              </table:table-cell>
              <table:table-cell office:value-type="float" office:value="6162516">
                <text:p>6162516</text:p>
              </table:table-cell>
              <table:table-cell office:value-type="float" office:value="6289400">
                <text:p>6289400</text:p>
              </table:table-cell>
              <table:table-cell office:value-type="float" office:value="6630588">
                <text:p>6630588</text:p>
              </table:table-cell>
              <table:table-cell office:value-type="float" office:value="6609514">
                <text:p>6609514</text:p>
              </table:table-cell>
              <table:table-cell office:value-type="float" office:value="4159491">
                <text:p>4159491</text:p>
              </table:table-cell>
              <table:table-cell office:value-type="float" office:value="5322250">
                <text:p>5322250</text:p>
              </table:table-cell>
              <table:table-cell office:value-type="float" office:value="4874361">
                <text:p>4874361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32055">
                <text:p>5432055</text:p>
              </table:table-cell>
              <table:table-cell office:value-type="float" office:value="5244527">
                <text:p>5244527</text:p>
              </table:table-cell>
              <table:table-cell office:value-type="float" office:value="5752390">
                <text:p>5752390</text:p>
              </table:table-cell>
              <table:table-cell office:value-type="float" office:value="6344624">
                <text:p>6344624</text:p>
              </table:table-cell>
              <table:table-cell office:value-type="float" office:value="6623177">
                <text:p>6623177</text:p>
              </table:table-cell>
              <table:table-cell office:value-type="float" office:value="6640972">
                <text:p>6640972</text:p>
              </table:table-cell>
              <table:table-cell office:value-type="float" office:value="6500877">
                <text:p>6500877</text:p>
              </table:table-cell>
              <table:table-cell office:value-type="float" office:value="5793705">
                <text:p>5793705</text:p>
              </table:table-cell>
              <table:table-cell office:value-type="float" office:value="5307973">
                <text:p>5307973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05710">
                <text:p>5905710</text:p>
              </table:table-cell>
              <table:table-cell office:value-type="float" office:value="6331353">
                <text:p>6331353</text:p>
              </table:table-cell>
              <table:table-cell office:value-type="float" office:value="6592609">
                <text:p>6592609</text:p>
              </table:table-cell>
              <table:table-cell office:value-type="float" office:value="6753718">
                <text:p>6753718</text:p>
              </table:table-cell>
              <table:table-cell office:value-type="float" office:value="6936988">
                <text:p>6936988</text:p>
              </table:table-cell>
              <table:table-cell office:value-type="float" office:value="6796613">
                <text:p>6796613</text:p>
              </table:table-cell>
              <table:table-cell office:value-type="float" office:value="6801594">
                <text:p>6801594</text:p>
              </table:table-cell>
              <table:table-cell office:value-type="float" office:value="6143199">
                <text:p>6143199</text:p>
              </table:table-cell>
              <table:table-cell office:value-type="float" office:value="5544602">
                <text:p>5544602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24534">
                <text:p>6024534</text:p>
              </table:table-cell>
              <table:table-cell office:value-type="float" office:value="6499968">
                <text:p>6499968</text:p>
              </table:table-cell>
              <table:table-cell office:value-type="float" office:value="6214418">
                <text:p>6214418</text:p>
              </table:table-cell>
              <table:table-cell office:value-type="float" office:value="6456641">
                <text:p>6456641</text:p>
              </table:table-cell>
              <table:table-cell office:value-type="float" office:value="6306328">
                <text:p>6306328</text:p>
              </table:table-cell>
              <table:table-cell office:value-type="float" office:value="6274247">
                <text:p>6274247</text:p>
              </table:table-cell>
              <table:table-cell office:value-type="float" office:value="6030321">
                <text:p>6030321</text:p>
              </table:table-cell>
              <table:table-cell office:value-type="float" office:value="4956778">
                <text:p>4956778</text:p>
              </table:table-cell>
              <table:table-cell office:value-type="float" office:value="4582772">
                <text:p>4582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